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P194" style:family="paragraph" style:parent-style-name="Standard">
      <style:paragraph-properties fo:break-before="auto" fo:line-height="115%" style:writing-mode="lr-tb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T202_15" style:family="text"/>
    <style:style style:name="T202_16" style:family="text"/>
    <style:style style:name="T202_17" style:family="text"/>
    <style:style style:name="T202_18" style:family="text"/>
    <style:style style:name="T202_19" style:family="text"/>
    <style:style style:name="T202_20" style:family="text"/>
    <style:style style:name="T202_21" style:family="text"/>
    <style:style style:name="T202_22" style:family="text"/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T232_16" style:family="text"/>
    <style:style style:name="T232_17" style:family="text"/>
    <style:style style:name="T232_18" style:family="text"/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/>
    <style:style style:name="P240" style:family="paragraph" style:parent-style-name="Standard">
      <style:paragraph-properties fo:break-before="auto" fo:line-height="115%" style:writing-mode="lr-tb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/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/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P315" style:family="paragraph" style:parent-style-name="Standard">
      <style:paragraph-properties fo:break-before="auto" fo:line-height="115%" style:writing-mode="lr-tb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P326" style:family="paragraph" style:parent-style-name="Standard">
      <style:paragraph-properties fo:break-before="auto" fo:line-height="115%" style:writing-mode="lr-tb"/>
    </style:style>
    <style:style style:name="T326_1" style:family="text"/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P339" style:family="paragraph" style:parent-style-name="Standard">
      <style:paragraph-properties fo:break-before="auto" fo:line-height="115%" style:writing-mode="lr-tb"/>
    </style:style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P341" style:family="paragraph" style:parent-style-name="Standard">
      <style:paragraph-properties fo:break-before="auto" fo:line-height="115%" style:writing-mode="lr-tb"/>
    </style:style>
    <style:style style:name="T341_1" style:family="text"/>
    <style:style style:name="P342" style:family="paragraph" style:parent-style-name="Standard">
      <style:paragraph-properties fo:break-before="auto" fo:line-height="115%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P343" style:family="paragraph" style:parent-style-name="Standard">
      <style:paragraph-properties fo:break-before="auto" fo:line-height="115%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break-before="auto" fo:line-height="115%" style:writing-mode="lr-tb"/>
    </style:style>
    <style:style style:name="T344_1" style:family="text"/>
    <style:style style:name="P345" style:family="paragraph" style:parent-style-name="Standard">
      <style:paragraph-properties fo:break-before="auto" fo:line-height="115%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P346" style:family="paragraph" style:parent-style-name="Standard">
      <style:paragraph-properties fo:break-before="auto" fo:line-height="115%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P347" style:family="paragraph" style:parent-style-name="Standard">
      <style:paragraph-properties fo:break-before="auto" fo:line-height="115%" style:writing-mode="lr-tb"/>
    </style:style>
    <style:style style:name="T347_1" style:family="text"/>
    <style:style style:name="P348" style:family="paragraph" style:parent-style-name="Standard">
      <style:paragraph-properties fo:break-before="auto" fo:line-height="115%" style:writing-mode="lr-tb"/>
    </style:style>
    <style:style style:name="T348_1" style:family="text"/>
    <style:style style:name="T348_2" style:family="text"/>
    <style:style style:name="T348_3" style:family="text"/>
    <style:style style:name="T348_4" style:family="text"/>
    <style:style style:name="T348_5" style:family="text"/>
    <style:style style:name="T348_6" style:family="text"/>
    <style:style style:name="T348_7" style:family="text"/>
    <style:style style:name="T348_8" style:family="text"/>
    <style:style style:name="T348_9" style:family="text"/>
    <style:style style:name="T348_10" style:family="text"/>
    <style:style style:name="T348_11" style:family="text"/>
    <style:style style:name="T348_12" style:family="text"/>
    <style:style style:name="T348_13" style:family="text"/>
    <style:style style:name="T348_14" style:family="text"/>
    <style:style style:name="T348_15" style:family="text"/>
    <style:style style:name="T348_16" style:family="text"/>
    <style:style style:name="T348_17" style:family="text"/>
    <style:style style:name="T348_18" style:family="text"/>
    <style:style style:name="T348_19" style:family="text"/>
    <style:style style:name="T348_20" style:family="text"/>
    <style:style style:name="T348_21" style:family="text"/>
    <style:style style:name="T348_22" style:family="text"/>
    <style:style style:name="T348_23" style:family="text"/>
    <style:style style:name="T348_24" style:family="text"/>
    <style:style style:name="T348_25" style:family="text"/>
    <style:style style:name="T348_26" style:family="text"/>
    <style:style style:name="P349" style:family="paragraph" style:parent-style-name="Standard">
      <style:paragraph-properties fo:break-before="auto" fo:line-height="115%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T349_15" style:family="text"/>
    <style:style style:name="T349_16" style:family="text"/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/>
    <style:style style:name="P351" style:family="paragraph" style:parent-style-name="Standard">
      <style:paragraph-properties fo:break-before="auto" fo:line-height="115%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P353" style:family="paragraph" style:parent-style-name="Standard">
      <style:paragraph-properties fo:break-before="auto" fo:line-height="115%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P355" style:family="paragraph" style:parent-style-name="Standard">
      <style:paragraph-properties fo:break-before="auto" fo:line-height="115%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P356" style:family="paragraph" style:parent-style-name="Standard">
      <style:paragraph-properties fo:break-before="auto" fo:line-height="115%" style:writing-mode="lr-tb"/>
    </style:style>
    <style:style style:name="T356_1" style:family="text"/>
    <style:style style:name="P357" style:family="paragraph" style:parent-style-name="Standard">
      <style:paragraph-properties fo:break-before="auto" fo:line-height="115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P358" style:family="paragraph" style:parent-style-name="Standard">
      <style:paragraph-properties fo:break-before="auto" fo:line-height="115%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P360" style:family="paragraph" style:parent-style-name="Standard">
      <style:paragraph-properties fo:break-before="auto" fo:line-height="115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P361" style:family="paragraph" style:parent-style-name="Standard">
      <style:paragraph-properties fo:break-before="auto" fo:line-height="115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P362" style:family="paragraph" style:parent-style-name="Standard">
      <style:paragraph-properties fo:break-before="auto" fo:line-height="115%" style:writing-mode="lr-tb"/>
    </style:style>
    <style:style style:name="T362_1" style:family="text"/>
    <style:style style:name="P363" style:family="paragraph" style:parent-style-name="Standard">
      <style:paragraph-properties fo:break-before="auto" fo:line-height="115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T363_5" style:family="text"/>
    <style:style style:name="T363_6" style:family="text"/>
    <style:style style:name="T363_7" style:family="text"/>
    <style:style style:name="T363_8" style:family="text"/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P365" style:family="paragraph" style:parent-style-name="Standard">
      <style:paragraph-properties fo:break-before="auto" fo:line-height="115%" style:writing-mode="lr-tb"/>
    </style:style>
    <style:style style:name="T365_1" style:family="text"/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P369" style:family="paragraph" style:parent-style-name="Standard">
      <style:paragraph-properties fo:break-before="auto" fo:line-height="115%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P370" style:family="paragraph" style:parent-style-name="Standard">
      <style:paragraph-properties fo:break-before="auto" fo:line-height="115%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P371" style:family="paragraph" style:parent-style-name="Standard">
      <style:paragraph-properties fo:break-before="auto" fo:line-height="115%" style:writing-mode="lr-tb"/>
    </style:style>
    <style:style style:name="T371_1" style:family="text"/>
    <style:style style:name="P372" style:family="paragraph" style:parent-style-name="Standard">
      <style:paragraph-properties fo:break-before="auto" fo:line-height="115%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P375" style:family="paragraph" style:parent-style-name="Standard">
      <style:paragraph-properties fo:break-before="auto" fo:line-height="115%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P376" style:family="paragraph" style:parent-style-name="Standard">
      <style:paragraph-properties fo:break-before="auto" fo:line-height="115%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P378" style:family="paragraph" style:parent-style-name="Standard">
      <style:paragraph-properties fo:break-before="auto" fo:line-height="115%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P380" style:family="paragraph" style:parent-style-name="Standard">
      <style:paragraph-properties fo:break-before="auto" fo:line-height="115%" style:writing-mode="lr-tb"/>
    </style:style>
    <style:style style:name="T380_1" style:family="text"/>
    <style:style style:name="P381" style:family="paragraph" style:parent-style-name="Standard">
      <style:paragraph-properties fo:break-before="auto" fo:line-height="115%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P383" style:family="paragraph" style:parent-style-name="Standard">
      <style:paragraph-properties fo:break-before="auto" fo:line-height="115%" style:writing-mode="lr-tb"/>
    </style:style>
    <style:style style:name="T383_1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P385" style:family="paragraph" style:parent-style-name="Standard">
      <style:paragraph-properties fo:break-before="auto" fo:line-height="115%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P386" style:family="paragraph" style:parent-style-name="Standard">
      <style:paragraph-properties fo:break-before="auto" fo:line-height="115%" style:writing-mode="lr-tb"/>
    </style:style>
    <style:style style:name="T386_1" style:family="text"/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P389" style:family="paragraph" style:parent-style-name="Standard">
      <style:paragraph-properties fo:break-before="auto" fo:line-height="115%" style:writing-mode="lr-tb"/>
    </style:style>
    <style:style style:name="T389_1" style:family="text"/>
    <style:style style:name="P390" style:family="paragraph" style:parent-style-name="Standard">
      <style:paragraph-properties fo:break-before="auto" fo:line-height="115%" style:writing-mode="lr-tb"/>
    </style:style>
    <style:style style:name="T390_1" style:family="text"/>
    <style:style style:name="T390_2" style:family="text"/>
    <style:style style:name="T390_3" style:family="text"/>
    <style:style style:name="T390_4" style:family="text"/>
    <style:style style:name="T390_5" style:family="text"/>
    <style:style style:name="T390_6" style:family="text"/>
    <style:style style:name="T390_7" style:family="text"/>
    <style:style style:name="T390_8" style:family="text"/>
    <style:style style:name="P391" style:family="paragraph" style:parent-style-name="Standard">
      <style:paragraph-properties fo:break-before="auto" fo:line-height="115%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P393" style:family="paragraph" style:parent-style-name="Standard">
      <style:paragraph-properties fo:break-before="auto" fo:line-height="115%" style:writing-mode="lr-tb"/>
    </style:style>
    <style:style style:name="T393_1" style:family="text"/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P396" style:family="paragraph" style:parent-style-name="Standard">
      <style:paragraph-properties fo:break-before="auto" fo:line-height="115%" style:writing-mode="lr-tb"/>
    </style:style>
    <style:style style:name="T396_1" style:family="text"/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/>
    <style:style style:name="T397_2" style:family="text"/>
    <style:style style:name="T397_3" style:family="text"/>
    <style:style style:name="T397_4" style:family="text"/>
    <style:style style:name="T397_5" style:family="text"/>
    <style:style style:name="T397_6" style:family="text"/>
    <style:style style:name="P398" style:family="paragraph" style:parent-style-name="Standard">
      <style:paragraph-properties fo:break-before="auto" fo:line-height="115%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P399" style:family="paragraph" style:parent-style-name="Standard">
      <style:paragraph-properties fo:break-before="auto" fo:line-height="115%" style:writing-mode="lr-tb"/>
    </style:style>
    <style:style style:name="T399_1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P401" style:family="paragraph" style:parent-style-name="Standard">
      <style:paragraph-properties fo:break-before="auto" fo:line-height="115%" style:writing-mode="lr-tb"/>
    </style:style>
    <style:style style:name="T401_1" style:family="text"/>
    <style:style style:name="P402" style:family="paragraph" style:parent-style-name="Standard">
      <style:paragraph-properties fo:break-before="auto" fo:line-height="115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P403" style:family="paragraph" style:parent-style-name="Standard">
      <style:paragraph-properties fo:break-before="auto" fo:line-height="115%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T403_8" style:family="text"/>
    <style:style style:name="T403_9" style:family="text"/>
    <style:style style:name="T403_10" style:family="text"/>
    <style:style style:name="T403_11" style:family="text"/>
    <style:style style:name="T403_12" style:family="text"/>
    <style:style style:name="T403_13" style:family="text"/>
    <style:style style:name="T403_14" style:family="text"/>
    <style:style style:name="T403_15" style:family="text"/>
    <style:style style:name="T403_16" style:family="text"/>
    <style:style style:name="P404" style:family="paragraph" style:parent-style-name="Standard">
      <style:paragraph-properties fo:break-before="auto" fo:line-height="115%" style:writing-mode="lr-tb"/>
    </style:style>
    <style:style style:name="T404_1" style:family="text"/>
    <style:style style:name="P405" style:family="paragraph" style:parent-style-name="Standard">
      <style:paragraph-properties fo:break-before="auto" fo:line-height="115%" style:writing-mode="lr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P407" style:family="paragraph" style:parent-style-name="Standard">
      <style:paragraph-properties fo:break-before="auto" fo:line-height="115%" style:writing-mode="lr-tb"/>
    </style:style>
    <style:style style:name="T407_1" style:family="text"/>
    <style:style style:name="T407_2" style:family="text"/>
    <style:style style:name="T407_3" style:family="text"/>
    <style:style style:name="T407_4" style:family="text"/>
    <style:style style:name="T407_5" style:family="text"/>
    <style:style style:name="T407_6" style:family="text"/>
    <style:style style:name="T407_7" style:family="text"/>
    <style:style style:name="T407_8" style:family="text"/>
    <style:style style:name="T407_9" style:family="text"/>
    <style:style style:name="T407_10" style:family="text"/>
    <style:style style:name="T407_11" style:family="text"/>
    <style:style style:name="T407_12" style:family="text"/>
    <style:style style:name="T407_13" style:family="text"/>
    <style:style style:name="T407_14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T408_6" style:family="text"/>
    <style:style style:name="T408_7" style:family="text"/>
    <style:style style:name="T408_8" style:family="text"/>
    <style:style style:name="T408_9" style:family="text"/>
    <style:style style:name="T408_10" style:family="text"/>
    <style:style style:name="T408_11" style:family="text"/>
    <style:style style:name="T408_12" style:family="text"/>
    <style:style style:name="T408_13" style:family="text"/>
    <style:style style:name="T408_14" style:family="text"/>
    <style:style style:name="T408_15" style:family="text"/>
    <style:style style:name="T408_16" style:family="text"/>
    <style:style style:name="P409" style:family="paragraph" style:parent-style-name="Standard">
      <style:paragraph-properties fo:break-before="auto" fo:line-height="115%" style:writing-mode="lr-tb"/>
    </style:style>
    <style:style style:name="T409_1" style:family="text"/>
    <style:style style:name="P410" style:family="paragraph" style:parent-style-name="Standard">
      <style:paragraph-properties fo:break-before="auto" fo:line-height="115%" style:writing-mode="lr-tb"/>
    </style:style>
    <style:style style:name="T410_1" style:family="text"/>
    <style:style style:name="T410_2" style:family="text"/>
    <style:style style:name="T410_3" style:family="text"/>
    <style:style style:name="T410_4" style:family="text"/>
    <style:style style:name="T410_5" style:family="text"/>
    <style:style style:name="T410_6" style:family="text"/>
    <style:style style:name="T410_7" style:family="text"/>
    <style:style style:name="T410_8" style:family="text"/>
    <style:style style:name="T410_9" style:family="text"/>
    <style:style style:name="T410_10" style:family="text"/>
    <style:style style:name="T410_11" style:family="text"/>
    <style:style style:name="T410_12" style:family="text"/>
    <style:style style:name="T410_13" style:family="text"/>
    <style:style style:name="T410_14" style:family="text"/>
    <style:style style:name="T410_15" style:family="text"/>
    <style:style style:name="P411" style:family="paragraph" style:parent-style-name="Standard">
      <style:paragraph-properties fo:break-before="auto" fo:line-height="115%" style:writing-mode="lr-tb"/>
    </style:style>
    <style:style style:name="T411_1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P413" style:family="paragraph" style:parent-style-name="Standard">
      <style:paragraph-properties fo:break-before="auto" fo:line-height="115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P416" style:family="paragraph" style:parent-style-name="Standard">
      <style:paragraph-properties fo:break-before="auto" fo:line-height="115%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P417" style:family="paragraph" style:parent-style-name="Standard">
      <style:paragraph-properties fo:break-before="auto" fo:line-height="115%" style:writing-mode="lr-tb"/>
    </style:style>
    <style:style style:name="T417_1" style:family="text"/>
    <style:style style:name="P418" style:family="paragraph" style:parent-style-name="Standard">
      <style:paragraph-properties fo:break-before="auto" fo:line-height="115%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P419" style:family="paragraph" style:parent-style-name="Standard">
      <style:paragraph-properties fo:break-before="auto" fo:line-height="115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P420" style:family="paragraph" style:parent-style-name="Standard">
      <style:paragraph-properties fo:break-before="auto" fo:line-height="115%" style:writing-mode="lr-tb"/>
    </style:style>
    <style:style style:name="T420_1" style:family="text"/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P422" style:family="paragraph" style:parent-style-name="Standard">
      <style:paragraph-properties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P423" style:family="paragraph" style:parent-style-name="Standard">
      <style:paragraph-properties fo:break-before="auto" fo:line-height="115%" style:writing-mode="lr-tb"/>
    </style:style>
    <style:style style:name="T423_1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Standard">
      <style:paragraph-properties fo:break-before="auto" fo:line-height="115%" style:writing-mode="lr-tb"/>
    </style:style>
    <style:style style:name="T426_1" style:family="text"/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P430" style:family="paragraph" style:parent-style-name="Standard">
      <style:paragraph-properties fo:break-before="auto" fo:line-height="115%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P431" style:family="paragraph" style:parent-style-name="Standard">
      <style:paragraph-properties fo:break-before="auto" fo:line-height="115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P432" style:family="paragraph" style:parent-style-name="Standard">
      <style:paragraph-properties fo:break-before="auto" fo:line-height="115%" style:writing-mode="lr-tb"/>
    </style:style>
    <style:style style:name="T432_1" style:family="text"/>
    <style:style style:name="P433" style:family="paragraph" style:parent-style-name="Standard">
      <style:paragraph-properties fo:break-before="auto" fo:line-height="115%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/>
    <style:style style:name="P435" style:family="paragraph" style:parent-style-name="Standard">
      <style:paragraph-properties fo:break-before="auto" fo:line-height="115%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P436" style:family="paragraph" style:parent-style-name="Standard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P438" style:family="paragraph" style:parent-style-name="Standard">
      <style:paragraph-properties fo:break-before="auto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P439" style:family="paragraph" style:parent-style-name="Standard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/>
    <style:style style:name="P441" style:family="paragraph" style:parent-style-name="Standard">
      <style:paragraph-properties fo:break-before="auto" fo:line-height="115%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P450" style:family="paragraph" style:parent-style-name="Standard">
      <style:paragraph-properties fo:break-before="auto" fo:line-height="115%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/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T452_13" style:family="text"/>
    <style:style style:name="T452_14" style:family="text"/>
    <style:style style:name="T452_15" style:family="text"/>
    <style:style style:name="T452_16" style:family="text"/>
    <style:style style:name="T452_17" style:family="text"/>
    <style:style style:name="T452_18" style:family="text"/>
    <style:style style:name="T452_19" style:family="text"/>
    <style:style style:name="T452_20" style:family="text"/>
    <style:style style:name="T452_21" style:family="text"/>
    <style:style style:name="T452_22" style:family="text"/>
    <style:style style:name="T452_23" style:family="text"/>
    <style:style style:name="T452_24" style:family="text"/>
    <style:style style:name="P453" style:family="paragraph" style:parent-style-name="Standard">
      <style:paragraph-properties fo:break-before="auto" fo:line-height="115%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P456" style:family="paragraph" style:parent-style-name="Standard">
      <style:paragraph-properties fo:break-before="auto" fo:line-height="115%" style:writing-mode="lr-tb"/>
    </style:style>
    <style:style style:name="T456_1" style:family="text"/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P459" style:family="paragraph" style:parent-style-name="Standard">
      <style:paragraph-properties fo:break-before="auto" fo:line-height="115%" style:writing-mode="lr-tb"/>
    </style:style>
    <style:style style:name="T459_1" style:family="text"/>
    <style:style style:name="P460" style:family="paragraph" style:parent-style-name="Standard">
      <style:paragraph-properties fo:break-before="auto" fo:line-height="115%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P461" style:family="paragraph" style:parent-style-name="Standard">
      <style:paragraph-properties fo:break-before="auto" fo:line-height="115%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/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P464" style:family="paragraph" style:parent-style-name="Standard">
      <style:paragraph-properties fo:break-before="auto" fo:line-height="115%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/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P467" style:family="paragraph" style:parent-style-name="Standard">
      <style:paragraph-properties fo:break-before="auto" fo:line-height="115%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P470" style:family="paragraph" style:parent-style-name="Standard">
      <style:paragraph-properties fo:break-before="auto" fo:line-height="115%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P471" style:family="paragraph" style:parent-style-name="Standard">
      <style:paragraph-properties fo:break-before="auto" fo:line-height="115%" style:writing-mode="lr-tb"/>
    </style:style>
    <style:style style:name="T471_1" style:family="text"/>
    <style:style style:name="P472" style:family="paragraph" style:parent-style-name="Standard">
      <style:paragraph-properties fo:break-before="auto" fo:line-height="115%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P473" style:family="paragraph" style:parent-style-name="Standard">
      <style:paragraph-properties fo:break-before="auto" fo:line-height="115%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P474" style:family="paragraph" style:parent-style-name="Standard">
      <style:paragraph-properties fo:break-before="auto" fo:line-height="115%" style:writing-mode="lr-tb"/>
    </style:style>
    <style:style style:name="T474_1" style:family="text"/>
    <style:style style:name="P475" style:family="paragraph" style:parent-style-name="Standard">
      <style:paragraph-properties fo:break-before="auto" fo:line-height="115%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P476" style:family="paragraph" style:parent-style-name="Standard">
      <style:paragraph-properties fo:break-before="auto" fo:line-height="115%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P477" style:family="paragraph" style:parent-style-name="Standard">
      <style:paragraph-properties fo:break-before="auto" fo:line-height="115%" style:writing-mode="lr-tb"/>
    </style:style>
    <style:style style:name="T477_1" style:family="text"/>
    <style:style style:name="P478" style:family="paragraph" style:parent-style-name="Standard">
      <style:paragraph-properties fo:break-before="auto" fo:line-height="115%" style:writing-mode="lr-tb"/>
    </style:style>
    <style:style style:name="P479" style:family="paragraph" style:parent-style-name="Standard">
      <style:paragraph-properties fo:break-before="auto" fo:line-height="115%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P480" style:family="paragraph" style:parent-style-name="Standard">
      <style:paragraph-properties fo:break-before="auto" fo:line-height="115%" style:writing-mode="lr-tb"/>
    </style:style>
    <style:style style:name="T480_1" style:family="text"/>
    <style:style style:name="P481" style:family="paragraph" style:parent-style-name="Standard">
      <style:paragraph-properties fo:break-before="auto" fo:line-height="115%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P482" style:family="paragraph" style:parent-style-name="Standard">
      <style:paragraph-properties fo:break-before="auto" fo:line-height="115%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T482_5" style:family="text"/>
    <style:style style:name="T482_6" style:family="text"/>
    <style:style style:name="T482_7" style:family="text"/>
    <style:style style:name="T482_8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T483_8" style:family="text"/>
    <style:style style:name="T483_9" style:family="text"/>
    <style:style style:name="T483_10" style:family="text"/>
    <style:style style:name="T483_11" style:family="text"/>
    <style:style style:name="T483_12" style:family="text"/>
    <style:style style:name="T483_13" style:family="text"/>
    <style:style style:name="T483_14" style:family="text"/>
    <style:style style:name="T483_15" style:family="text"/>
    <style:style style:name="T483_16" style:family="text"/>
    <style:style style:name="P484" style:family="paragraph" style:parent-style-name="Standard">
      <style:paragraph-properties fo:break-before="auto" fo:line-height="115%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P485" style:family="paragraph" style:parent-style-name="Standard">
      <style:paragraph-properties fo:break-before="auto" fo:line-height="115%" style:writing-mode="lr-tb"/>
    </style:style>
    <style:style style:name="T485_1" style:family="text"/>
    <style:style style:name="T485_2" style:family="text"/>
    <style:style style:name="T485_3" style:family="text"/>
    <style:style style:name="T485_4" style:family="text"/>
    <style:style style:name="T485_5" style:family="text"/>
    <style:style style:name="T485_6" style:family="text"/>
    <style:style style:name="T485_7" style:family="text"/>
    <style:style style:name="T485_8" style:family="text"/>
    <style:style style:name="P486" style:family="paragraph" style:parent-style-name="Standard">
      <style:paragraph-properties fo:break-before="auto" fo:line-height="115%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P487" style:family="paragraph" style:parent-style-name="Standard">
      <style:paragraph-properties fo:break-before="auto" fo:line-height="115%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T487_6" style:family="text"/>
    <style:style style:name="T487_7" style:family="text"/>
    <style:style style:name="T487_8" style:family="text"/>
    <style:style style:name="P488" style:family="paragraph" style:parent-style-name="Standard">
      <style:paragraph-properties fo:break-before="auto" fo:line-height="115%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P489" style:family="paragraph" style:parent-style-name="Standard">
      <style:paragraph-properties fo:break-before="auto" fo:line-height="115%" style:writing-mode="lr-tb"/>
    </style:style>
    <style:style style:name="T489_1" style:family="text"/>
    <style:style style:name="P490" style:family="paragraph" style:parent-style-name="Standard">
      <style:paragraph-properties fo:break-before="auto" fo:line-height="115%" style:writing-mode="lr-tb"/>
    </style:style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P492" style:family="paragraph" style:parent-style-name="Standard">
      <style:paragraph-properties fo:break-before="auto" fo:line-height="115%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P493" style:family="paragraph" style:parent-style-name="Standard">
      <style:paragraph-properties fo:break-before="auto" fo:line-height="115%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P494" style:family="paragraph" style:parent-style-name="Standard">
      <style:paragraph-properties fo:break-before="auto" fo:line-height="115%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P495" style:family="paragraph" style:parent-style-name="Standard">
      <style:paragraph-properties fo:break-before="auto" fo:line-height="115%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P496" style:family="paragraph" style:parent-style-name="Standard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P497" style:family="paragraph" style:parent-style-name="Standard">
      <style:paragraph-properties fo:break-before="auto" fo:line-height="115%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P498" style:family="paragraph" style:parent-style-name="Standard">
      <style:paragraph-properties fo:break-before="auto" fo:line-height="115%" style:writing-mode="lr-tb"/>
    </style:style>
    <style:style style:name="T498_1" style:family="text"/>
    <style:style style:name="P499" style:family="paragraph" style:parent-style-name="Standard">
      <style:paragraph-properties fo:break-before="auto" fo:line-height="115%" style:writing-mode="lr-tb"/>
    </style:style>
    <style:style style:name="P500" style:family="paragraph" style:parent-style-name="Standard">
      <style:paragraph-properties fo:break-before="auto" fo:line-height="115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P501" style:family="paragraph" style:parent-style-name="Standard">
      <style:paragraph-properties fo:break-before="auto" fo:line-height="115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P502" style:family="paragraph" style:parent-style-name="Standard">
      <style:paragraph-properties fo:break-before="auto" fo:line-height="115%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T502_13" style:family="text"/>
    <style:style style:name="T502_14" style:family="text"/>
    <style:style style:name="T502_15" style:family="text"/>
    <style:style style:name="T502_16" style:family="text"/>
    <style:style style:name="P503" style:family="paragraph" style:parent-style-name="Standard">
      <style:paragraph-properties fo:break-before="auto" fo:line-height="115%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T503_8" style:family="text"/>
    <style:style style:name="P504" style:family="paragraph" style:parent-style-name="Standard">
      <style:paragraph-properties fo:break-before="auto" fo:line-height="115%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P505" style:family="paragraph" style:parent-style-name="Standard">
      <style:paragraph-properties fo:break-before="auto" fo:line-height="115%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P506" style:family="paragraph" style:parent-style-name="Standard">
      <style:paragraph-properties fo:break-before="auto" fo:line-height="115%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P507" style:family="paragraph" style:parent-style-name="Standard">
      <style:paragraph-properties fo:break-before="auto" fo:line-height="115%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style:writing-mode="lr-tb"/>
    </style:style>
    <style:style style:name="P509" style:family="paragraph" style:parent-style-name="Standard">
      <style:paragraph-properties fo:break-before="auto" fo:line-height="115%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P510" style:family="paragraph" style:parent-style-name="Standard">
      <style:paragraph-properties fo:break-before="auto" fo:line-height="115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P511" style:family="paragraph" style:parent-style-name="Standard">
      <style:paragraph-properties fo:break-before="auto" fo:line-height="115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P512" style:family="paragraph" style:parent-style-name="Standard">
      <style:paragraph-properties fo:break-before="auto" fo:line-height="115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/>
    <style:style style:name="T512_6" style:family="text"/>
    <style:style style:name="T512_7" style:family="text"/>
    <style:style style:name="T512_8" style:family="text"/>
    <style:style style:name="P513" style:family="paragraph" style:parent-style-name="Standard">
      <style:paragraph-properties fo:break-before="auto" fo:line-height="115%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P514" style:family="paragraph" style:parent-style-name="Standard">
      <style:paragraph-properties fo:break-before="auto" fo:line-height="115%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/>
    <style:style style:name="P516" style:family="paragraph" style:parent-style-name="Standard">
      <style:paragraph-properties fo:break-before="auto" fo:line-height="115%" style:writing-mode="lr-tb"/>
    </style:style>
    <style:style style:name="P517" style:family="paragraph" style:parent-style-name="Standard">
      <style:paragraph-properties fo:break-before="auto" fo:line-height="115%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/>
    <style:style style:name="T518_2" style:family="text"/>
    <style:style style:name="T518_3" style:family="text"/>
    <style:style style:name="T518_4" style:family="text"/>
    <style:style style:name="T518_5" style:family="text"/>
    <style:style style:name="T518_6" style:family="text"/>
    <style:style style:name="T518_7" style:family="text"/>
    <style:style style:name="T518_8" style:family="text"/>
    <style:style style:name="P519" style:family="paragraph" style:parent-style-name="Standard">
      <style:paragraph-properties fo:break-before="auto" fo:line-height="115%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P520" style:family="paragraph" style:parent-style-name="Standard">
      <style:paragraph-properties fo:break-before="auto" fo:line-height="115%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/>
    <style:style style:name="T521_2" style:family="text"/>
    <style:style style:name="T521_3" style:family="text"/>
    <style:style style:name="T521_4" style:family="text"/>
    <style:style style:name="T521_5" style:family="text"/>
    <style:style style:name="T521_6" style:family="text"/>
    <style:style style:name="T521_7" style:family="text"/>
    <style:style style:name="T521_8" style:family="text"/>
    <style:style style:name="P522" style:family="paragraph" style:parent-style-name="Standard">
      <style:paragraph-properties fo:break-before="auto" fo:line-height="115%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P523" style:family="paragraph" style:parent-style-name="Standard">
      <style:paragraph-properties fo:break-before="auto" fo:line-height="115%" style:writing-mode="lr-tb"/>
    </style:style>
    <style:style style:name="T523_1" style:family="text"/>
    <style:style style:name="P524" style:family="paragraph" style:parent-style-name="Standard">
      <style:paragraph-properties fo:break-before="auto" fo:line-height="115%" style:writing-mode="lr-tb"/>
    </style:style>
    <style:style style:name="P525" style:family="paragraph" style:parent-style-name="Standard">
      <style:paragraph-properties fo:break-before="auto" fo:line-height="115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P526" style:family="paragraph" style:parent-style-name="Standard">
      <style:paragraph-properties fo:break-before="auto" fo:line-height="115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/>
    <style:style style:name="T526_6" style:family="text"/>
    <style:style style:name="T526_7" style:family="text"/>
    <style:style style:name="T526_8" style:family="text"/>
    <style:style style:name="P527" style:family="paragraph" style:parent-style-name="Standard">
      <style:paragraph-properties fo:break-before="auto" fo:line-height="115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P529" style:family="paragraph" style:parent-style-name="Standard">
      <style:paragraph-properties fo:break-before="auto" fo:line-height="115%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P530" style:family="paragraph" style:parent-style-name="Standard">
      <style:paragraph-properties fo:break-before="auto" fo:line-height="115%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P531" style:family="paragraph" style:parent-style-name="Standard">
      <style:paragraph-properties fo:break-before="auto" fo:line-height="115%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P532" style:family="paragraph" style:parent-style-name="Standard">
      <style:paragraph-properties fo:break-before="auto" fo:line-height="115%" style:writing-mode="lr-tb"/>
    </style:style>
    <style:style style:name="T532_1" style:family="text"/>
    <style:style style:name="P533" style:family="paragraph" style:parent-style-name="Standard">
      <style:paragraph-properties fo:break-before="auto" fo:line-height="115%" style:writing-mode="lr-tb"/>
    </style:style>
    <style:style style:name="P534" style:family="paragraph" style:parent-style-name="Standard">
      <style:paragraph-properties fo:break-before="auto" fo:line-height="115%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P535" style:family="paragraph" style:parent-style-name="Standard">
      <style:paragraph-properties fo:break-before="auto" fo:line-height="115%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P536" style:family="paragraph" style:parent-style-name="Standard">
      <style:paragraph-properties fo:break-before="auto" fo:line-height="115%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P537" style:family="paragraph" style:parent-style-name="Standard">
      <style:paragraph-properties fo:break-before="auto" fo:line-height="115%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P538" style:family="paragraph" style:parent-style-name="Standard">
      <style:paragraph-properties fo:break-before="auto" fo:line-height="115%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P539" style:family="paragraph" style:parent-style-name="Standard">
      <style:paragraph-properties fo:break-before="auto" fo:line-height="115%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P540" style:family="paragraph" style:parent-style-name="Standard">
      <style:paragraph-properties fo:break-before="auto" fo:line-height="115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P541" style:family="paragraph" style:parent-style-name="Standard">
      <style:paragraph-properties fo:break-before="auto" fo:line-height="115%" style:writing-mode="lr-tb"/>
    </style:style>
    <style:style style:name="T541_1" style:family="text"/>
    <style:style style:name="P542" style:family="paragraph" style:parent-style-name="Standard">
      <style:paragraph-properties fo:break-before="auto" fo:line-height="115%" style:writing-mode="lr-tb"/>
    </style:style>
    <style:style style:name="P543" style:family="paragraph" style:parent-style-name="Standard">
      <style:paragraph-properties fo:break-before="auto" fo:line-height="115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P544" style:family="paragraph" style:parent-style-name="Standard">
      <style:paragraph-properties fo:break-before="auto" fo:line-height="115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P545" style:family="paragraph" style:parent-style-name="Standard">
      <style:paragraph-properties fo:break-before="auto" fo:line-height="115%" style:writing-mode="lr-tb"/>
    </style:style>
    <style:style style:name="T545_1" style:family="text"/>
    <style:style style:name="T545_2" style:family="text"/>
    <style:style style:name="T545_3" style:family="text"/>
    <style:style style:name="T545_4" style:family="text"/>
    <style:style style:name="T545_5" style:family="text"/>
    <style:style style:name="T545_6" style:family="text"/>
    <style:style style:name="T545_7" style:family="text"/>
    <style:style style:name="T545_8" style:family="text"/>
    <style:style style:name="T545_9" style:family="text"/>
    <style:style style:name="T545_10" style:family="text"/>
    <style:style style:name="T545_11" style:family="text"/>
    <style:style style:name="T545_12" style:family="text"/>
    <style:style style:name="T545_13" style:family="text"/>
    <style:style style:name="T545_14" style:family="text"/>
    <style:style style:name="T545_15" style:family="text"/>
    <style:style style:name="T545_16" style:family="text"/>
    <style:style style:name="P546" style:family="paragraph" style:parent-style-name="Standard">
      <style:paragraph-properties fo:break-before="auto" fo:line-height="115%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P547" style:family="paragraph" style:parent-style-name="Standard">
      <style:paragraph-properties fo:break-before="auto" fo:line-height="115%" style:writing-mode="lr-tb"/>
    </style:style>
    <style:style style:name="T547_1" style:family="text"/>
    <style:style style:name="T547_2" style:family="text"/>
    <style:style style:name="T547_3" style:family="text"/>
    <style:style style:name="T547_4" style:family="text"/>
    <style:style style:name="T547_5" style:family="text"/>
    <style:style style:name="T547_6" style:family="text"/>
    <style:style style:name="T547_7" style:family="text"/>
    <style:style style:name="T547_8" style:family="text"/>
    <style:style style:name="P548" style:family="paragraph" style:parent-style-name="Standard">
      <style:paragraph-properties fo:break-before="auto" fo:line-height="115%" style:writing-mode="lr-tb"/>
    </style:style>
    <style:style style:name="T548_1" style:family="text"/>
    <style:style style:name="T548_2" style:family="text"/>
    <style:style style:name="T548_3" style:family="text"/>
    <style:style style:name="T548_4" style:family="text"/>
    <style:style style:name="T548_5" style:family="text"/>
    <style:style style:name="T548_6" style:family="text"/>
    <style:style style:name="T548_7" style:family="text"/>
    <style:style style:name="T548_8" style:family="text"/>
    <style:style style:name="P549" style:family="paragraph" style:parent-style-name="Standard">
      <style:paragraph-properties fo:break-before="auto" fo:line-height="115%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P550" style:family="paragraph" style:parent-style-name="Standard">
      <style:paragraph-properties fo:break-before="auto" fo:line-height="115%" style:writing-mode="lr-tb"/>
    </style:style>
    <style:style style:name="T550_1" style:family="text"/>
    <style:style style:name="P551" style:family="paragraph" style:parent-style-name="Standard">
      <style:paragraph-properties fo:break-before="auto" fo:line-height="115%" style:writing-mode="lr-tb"/>
    </style:style>
    <style:style style:name="P552" style:family="paragraph" style:parent-style-name="Standard">
      <style:paragraph-properties fo:break-before="auto" fo:line-height="115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/>
    <style:style style:name="T552_5" style:family="text"/>
    <style:style style:name="T552_6" style:family="text"/>
    <style:style style:name="T552_7" style:family="text"/>
    <style:style style:name="T552_8" style:family="text"/>
    <style:style style:name="T552_9" style:family="text"/>
    <style:style style:name="T552_10" style:family="text"/>
    <style:style style:name="T552_11" style:family="text"/>
    <style:style style:name="T552_12" style:family="text"/>
    <style:style style:name="P553" style:family="paragraph" style:parent-style-name="Standard">
      <style:paragraph-properties fo:break-before="auto" fo:line-height="115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/>
    <style:style style:name="T553_6" style:family="text"/>
    <style:style style:name="T553_7" style:family="text"/>
    <style:style style:name="T553_8" style:family="text"/>
    <style:style style:name="P554" style:family="paragraph" style:parent-style-name="Standard">
      <style:paragraph-properties fo:break-before="auto" fo:line-height="115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P555" style:family="paragraph" style:parent-style-name="Standard">
      <style:paragraph-properties fo:break-before="auto" fo:line-height="115%" style:writing-mode="lr-tb"/>
    </style:style>
    <style:style style:name="T555_1" style:family="text"/>
    <style:style style:name="T555_2" style:family="text"/>
    <style:style style:name="T555_3" style:family="text"/>
    <style:style style:name="T555_4" style:family="text"/>
    <style:style style:name="T555_5" style:family="text"/>
    <style:style style:name="T555_6" style:family="text"/>
    <style:style style:name="T555_7" style:family="text"/>
    <style:style style:name="T555_8" style:family="text"/>
    <style:style style:name="T555_9" style:family="text"/>
    <style:style style:name="T555_10" style:family="text"/>
    <style:style style:name="P556" style:family="paragraph" style:parent-style-name="Standard">
      <style:paragraph-properties fo:break-before="auto" fo:line-height="115%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P557" style:family="paragraph" style:parent-style-name="Standard">
      <style:paragraph-properties fo:break-before="auto" fo:line-height="115%" style:writing-mode="lr-tb"/>
    </style:style>
    <style:style style:name="T557_1" style:family="text"/>
    <style:style style:name="T557_2" style:family="text"/>
    <style:style style:name="T557_3" style:family="text"/>
    <style:style style:name="T557_4" style:family="text"/>
    <style:style style:name="T557_5" style:family="text"/>
    <style:style style:name="T557_6" style:family="text"/>
    <style:style style:name="T557_7" style:family="text"/>
    <style:style style:name="T557_8" style:family="text"/>
    <style:style style:name="T557_9" style:family="text"/>
    <style:style style:name="T557_10" style:family="text"/>
    <style:style style:name="T557_11" style:family="text"/>
    <style:style style:name="T557_12" style:family="text"/>
    <style:style style:name="T557_13" style:family="text"/>
    <style:style style:name="T557_14" style:family="text"/>
    <style:style style:name="T557_15" style:family="text"/>
    <style:style style:name="T557_16" style:family="text"/>
    <style:style style:name="P558" style:family="paragraph" style:parent-style-name="Standard">
      <style:paragraph-properties fo:break-before="auto" fo:line-height="115%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T558_19" style:family="text"/>
    <style:style style:name="P559" style:family="paragraph" style:parent-style-name="Standard">
      <style:paragraph-properties fo:break-before="auto" fo:line-height="115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T559_10" style:family="text"/>
    <style:style style:name="P560" style:family="paragraph" style:parent-style-name="Standard">
      <style:paragraph-properties fo:break-before="auto" fo:line-height="115%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/>
    <style:style style:name="T561_5" style:family="text"/>
    <style:style style:name="T561_6" style:family="text"/>
    <style:style style:name="T561_7" style:family="text"/>
    <style:style style:name="T561_8" style:family="text"/>
    <style:style style:name="T561_9" style:family="text"/>
    <style:style style:name="T561_10" style:family="text"/>
    <style:style style:name="T561_11" style:family="text"/>
    <style:style style:name="P562" style:family="paragraph" style:parent-style-name="Standard">
      <style:paragraph-properties fo:break-before="auto" fo:line-height="115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T562_12" style:family="text"/>
    <style:style style:name="T562_13" style:family="text"/>
    <style:style style:name="T562_14" style:family="text"/>
    <style:style style:name="T562_15" style:family="text"/>
    <style:style style:name="T562_16" style:family="text"/>
    <style:style style:name="T562_17" style:family="text"/>
    <style:style style:name="T562_18" style:family="text"/>
    <style:style style:name="P563" style:family="paragraph" style:parent-style-name="Standard">
      <style:paragraph-properties fo:break-before="auto" fo:line-height="115%" style:writing-mode="lr-tb"/>
    </style:style>
    <style:style style:name="T563_1" style:family="text"/>
    <style:style style:name="P564" style:family="paragraph" style:parent-style-name="Standard">
      <style:paragraph-properties fo:break-before="auto" fo:line-height="115%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P565" style:family="paragraph" style:parent-style-name="Standard">
      <style:paragraph-properties fo:break-before="auto" fo:line-height="115%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P566" style:family="paragraph" style:parent-style-name="Standard">
      <style:paragraph-properties fo:break-before="auto" fo:line-height="115%" style:writing-mode="lr-tb"/>
    </style:style>
    <style:style style:name="T566_1" style:family="text"/>
    <style:style style:name="T566_2" style:family="text"/>
    <style:style style:name="T566_3" style:family="text"/>
    <style:style style:name="T566_4" style:family="text"/>
    <style:style style:name="T566_5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/>
    <style:style style:name="P568" style:family="paragraph" style:parent-style-name="Standard">
      <style:paragraph-properties fo:break-before="auto" fo:line-height="115%" style:writing-mode="lr-tb"/>
    </style:style>
    <style:style style:name="P569" style:family="paragraph" style:parent-style-name="Standard">
      <style:paragraph-properties fo:break-before="auto" fo:line-height="115%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T569_12" style:family="text"/>
    <style:style style:name="T569_13" style:family="text"/>
    <style:style style:name="T569_14" style:family="text"/>
    <style:style style:name="T569_15" style:family="text"/>
    <style:style style:name="T569_16" style:family="text"/>
    <style:style style:name="T569_17" style:family="text"/>
    <style:style style:name="T569_18" style:family="text"/>
    <style:style style:name="P570" style:family="paragraph" style:parent-style-name="Standard">
      <style:paragraph-properties fo:break-before="auto" fo:line-height="115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P571" style:family="paragraph" style:parent-style-name="Standard">
      <style:paragraph-properties fo:break-before="auto" fo:line-height="115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/>
    <style:style style:name="T571_6" style:family="text"/>
    <style:style style:name="T571_7" style:family="text"/>
    <style:style style:name="T571_8" style:family="text"/>
    <style:style style:name="P572" style:family="paragraph" style:parent-style-name="Standard">
      <style:paragraph-properties fo:break-before="auto" fo:line-height="115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P573" style:family="paragraph" style:parent-style-name="Standard">
      <style:paragraph-properties fo:break-before="auto" fo:line-height="115%" style:writing-mode="lr-tb"/>
    </style:style>
    <style:style style:name="T573_1" style:family="text"/>
    <style:style style:name="T573_2" style:family="text"/>
    <style:style style:name="T573_3" style:family="text"/>
    <style:style style:name="T573_4" style:family="text"/>
    <style:style style:name="T573_5" style:family="text"/>
    <style:style style:name="T573_6" style:family="text"/>
    <style:style style:name="T573_7" style:family="text"/>
    <style:style style:name="T573_8" style:family="text"/>
    <style:style style:name="T573_9" style:family="text"/>
    <style:style style:name="T573_10" style:family="text"/>
    <style:style style:name="T573_11" style:family="text"/>
    <style:style style:name="T573_12" style:family="text"/>
    <style:style style:name="T573_13" style:family="text"/>
    <style:style style:name="T573_14" style:family="text"/>
    <style:style style:name="P574" style:family="paragraph" style:parent-style-name="Standard">
      <style:paragraph-properties fo:break-before="auto" fo:line-height="115%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P575" style:family="paragraph" style:parent-style-name="Standard">
      <style:paragraph-properties fo:break-before="auto" fo:line-height="115%" style:writing-mode="lr-tb"/>
    </style:style>
    <style:style style:name="T575_1" style:family="text"/>
    <style:style style:name="T575_2" style:family="text"/>
    <style:style style:name="T575_3" style:family="text"/>
    <style:style style:name="T575_4" style:family="text"/>
    <style:style style:name="T575_5" style:family="text"/>
    <style:style style:name="T575_6" style:family="text"/>
    <style:style style:name="T575_7" style:family="text"/>
    <style:style style:name="T575_8" style:family="text"/>
    <style:style style:name="P576" style:family="paragraph" style:parent-style-name="Standard">
      <style:paragraph-properties fo:break-before="auto" fo:line-height="115%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P577" style:family="paragraph" style:parent-style-name="Standard">
      <style:paragraph-properties fo:break-before="auto" fo:line-height="115%" style:writing-mode="lr-tb"/>
    </style:style>
    <style:style style:name="T577_1" style:family="text"/>
    <style:style style:name="T577_2" style:family="text"/>
    <style:style style:name="T577_3" style:family="text"/>
    <style:style style:name="T577_4" style:family="text"/>
    <style:style style:name="T577_5" style:family="text"/>
    <style:style style:name="T577_6" style:family="text"/>
    <style:style style:name="T577_7" style:family="text"/>
    <style:style style:name="T577_8" style:family="text"/>
    <style:style style:name="T577_9" style:family="text"/>
    <style:style style:name="P578" style:family="paragraph" style:parent-style-name="Standard">
      <style:paragraph-properties fo:break-before="auto" fo:line-height="115%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P579" style:family="paragraph" style:parent-style-name="Standard">
      <style:paragraph-properties fo:break-before="auto" fo:line-height="115%" style:writing-mode="lr-tb"/>
    </style:style>
    <style:style style:name="T579_1" style:family="text"/>
    <style:style style:name="T579_2" style:family="text"/>
    <style:style style:name="T579_3" style:family="text"/>
    <style:style style:name="T579_4" style:family="text"/>
    <style:style style:name="T579_5" style:family="text"/>
    <style:style style:name="T579_6" style:family="text"/>
    <style:style style:name="T579_7" style:family="text"/>
    <style:style style:name="T579_8" style:family="text"/>
    <style:style style:name="T579_9" style:family="text"/>
    <style:style style:name="T579_10" style:family="text"/>
    <style:style style:name="T579_11" style:family="text"/>
    <style:style style:name="T579_12" style:family="text"/>
    <style:style style:name="T579_13" style:family="text"/>
    <style:style style:name="T579_14" style:family="text"/>
    <style:style style:name="T579_15" style:family="text"/>
    <style:style style:name="T579_16" style:family="text"/>
    <style:style style:name="T579_17" style:family="text"/>
    <style:style style:name="T579_18" style:family="text"/>
    <style:style style:name="P580" style:family="paragraph" style:parent-style-name="Standard">
      <style:paragraph-properties fo:break-before="auto" fo:line-height="115%" style:writing-mode="lr-tb"/>
    </style:style>
    <style:style style:name="T580_1" style:family="text"/>
    <style:style style:name="P581" style:family="paragraph" style:parent-style-name="Standard">
      <style:paragraph-properties fo:break-before="auto" fo:line-height="115%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P582" style:family="paragraph" style:parent-style-name="Standard">
      <style:paragraph-properties fo:break-before="auto" fo:line-height="115%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P583" style:family="paragraph" style:parent-style-name="Standard">
      <style:paragraph-properties fo:break-before="auto" fo:line-height="115%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P584" style:family="paragraph" style:parent-style-name="Standard">
      <style:paragraph-properties fo:break-before="auto" fo:line-height="115%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P585" style:family="paragraph" style:parent-style-name="Standard">
      <style:paragraph-properties fo:break-before="auto" fo:line-height="115%" style:writing-mode="lr-tb"/>
    </style:style>
    <style:style style:name="T585_1" style:family="text"/>
    <style:style style:name="P586" style:family="paragraph" style:parent-style-name="Standard">
      <style:paragraph-properties fo:break-before="auto" fo:line-height="115%" style:writing-mode="lr-tb"/>
    </style:style>
    <style:style style:name="P587" style:family="paragraph" style:parent-style-name="Standard">
      <style:paragraph-properties fo:break-before="auto" fo:line-height="115%" style:writing-mode="lr-tb"/>
    </style:style>
    <style:style style:name="T587_1" style:family="text"/>
    <style:style style:name="T587_2" style:family="text"/>
    <style:style style:name="T587_3" style:family="text"/>
    <style:style style:name="P588" style:family="paragraph" style:parent-style-name="Standard">
      <style:paragraph-properties fo:break-before="auto" fo:line-height="115%" style:writing-mode="lr-tb"/>
    </style:style>
    <style:style style:name="T588_1" style:family="text"/>
    <style:style style:name="P589" style:family="paragraph" style:parent-style-name="Standard">
      <style:paragraph-properties fo:break-before="auto" fo:line-height="115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P590" style:family="paragraph" style:parent-style-name="Standard">
      <style:paragraph-properties fo:break-before="auto" fo:line-height="115%" style:writing-mode="lr-tb"/>
    </style:style>
    <style:style style:name="T590_1" style:family="text"/>
    <style:style style:name="P591" style:family="paragraph" style:parent-style-name="Standard">
      <style:paragraph-properties fo:break-before="auto" fo:line-height="115%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T591_19" style:family="text"/>
    <style:style style:name="T591_20" style:family="text"/>
    <style:style style:name="T591_21" style:family="text"/>
    <style:style style:name="P592" style:family="paragraph" style:parent-style-name="Standard">
      <style:paragraph-properties fo:break-before="auto" fo:line-height="115%" style:writing-mode="lr-tb"/>
    </style:style>
    <style:style style:name="T592_1" style:family="text"/>
    <style:style style:name="P593" style:family="paragraph" style:parent-style-name="Standard">
      <style:paragraph-properties fo:break-before="auto" fo:line-height="115%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T593_14" style:family="text"/>
    <style:style style:name="T593_15" style:family="text"/>
    <style:style style:name="T593_16" style:family="text"/>
    <style:style style:name="T593_17" style:family="text"/>
    <style:style style:name="T593_18" style:family="text"/>
    <style:style style:name="T593_19" style:family="text"/>
    <style:style style:name="T593_20" style:family="text"/>
    <style:style style:name="T593_21" style:family="text"/>
    <style:style style:name="T593_22" style:family="text"/>
    <style:style style:name="T593_23" style:family="text"/>
    <style:style style:name="T593_24" style:family="text"/>
    <style:style style:name="T593_25" style:family="text"/>
    <style:style style:name="T593_26" style:family="text"/>
    <style:style style:name="T593_27" style:family="text"/>
    <style:style style:name="T593_28" style:family="text"/>
    <style:style style:name="T593_29" style:family="text"/>
    <style:style style:name="P594" style:family="paragraph" style:parent-style-name="Standard">
      <style:paragraph-properties fo:break-before="auto" fo:line-height="115%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P595" style:family="paragraph" style:parent-style-name="Standard">
      <style:paragraph-properties fo:break-before="auto" fo:line-height="115%" style:writing-mode="lr-tb"/>
    </style:style>
    <style:style style:name="T595_1" style:family="text"/>
    <style:style style:name="P596" style:family="paragraph" style:parent-style-name="Standard">
      <style:paragraph-properties fo:break-before="auto" fo:line-height="115%" style:writing-mode="lr-tb"/>
    </style:style>
    <style:style style:name="P597" style:family="paragraph" style:parent-style-name="Standard">
      <style:paragraph-properties fo:break-before="auto" fo:line-height="115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T597_16" style:family="text"/>
    <style:style style:name="T597_17" style:family="text"/>
    <style:style style:name="T597_18" style:family="text"/>
    <style:style style:name="T597_19" style:family="text"/>
    <style:style style:name="T597_20" style:family="text"/>
    <style:style style:name="T597_21" style:family="text"/>
    <style:style style:name="T597_22" style:family="text"/>
    <style:style style:name="T597_23" style:family="text"/>
    <style:style style:name="T597_24" style:family="text"/>
    <style:style style:name="T597_25" style:family="text"/>
    <style:style style:name="T597_26" style:family="text"/>
    <style:style style:name="T597_27" style:family="text"/>
    <style:style style:name="T597_28" style:family="text"/>
    <style:style style:name="T597_29" style:family="text"/>
    <style:style style:name="P598" style:family="paragraph" style:parent-style-name="Standard">
      <style:paragraph-properties fo:break-before="auto" fo:line-height="115%" style:writing-mode="lr-tb"/>
    </style:style>
    <style:style style:name="T598_1" style:family="text"/>
    <style:style style:name="P599" style:family="paragraph" style:parent-style-name="Standard">
      <style:paragraph-properties fo:break-before="auto" fo:line-height="115%" style:writing-mode="lr-tb"/>
    </style:style>
    <style:style style:name="T599_1" style:family="text"/>
    <style:style style:name="T599_2" style:family="text"/>
    <style:style style:name="T599_3" style:family="text"/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T599_20" style:family="text"/>
    <style:style style:name="T599_21" style:family="text"/>
    <style:style style:name="T599_22" style:family="text"/>
    <style:style style:name="T599_23" style:family="text"/>
    <style:style style:name="T599_24" style:family="text"/>
    <style:style style:name="T599_25" style:family="text"/>
    <style:style style:name="T599_26" style:family="text"/>
    <style:style style:name="T599_27" style:family="text"/>
    <style:style style:name="T599_28" style:family="text"/>
    <style:style style:name="T599_29" style:family="text"/>
    <style:style style:name="T599_30" style:family="text"/>
    <style:style style:name="T599_31" style:family="text"/>
    <style:style style:name="T599_32" style:family="text"/>
    <style:style style:name="T599_33" style:family="text"/>
    <style:style style:name="T599_34" style:family="text"/>
    <style:style style:name="T599_35" style:family="text"/>
    <style:style style:name="P600" style:family="paragraph" style:parent-style-name="Standard">
      <style:paragraph-properties fo:break-before="auto" fo:line-height="115%" style:writing-mode="lr-tb"/>
    </style:style>
    <style:style style:name="T600_1" style:family="text"/>
    <style:style style:name="P601" style:family="paragraph" style:parent-style-name="Standard">
      <style:paragraph-properties fo:break-before="auto" fo:line-height="115%" style:writing-mode="lr-tb"/>
    </style:style>
    <style:style style:name="P602" style:family="paragraph" style:parent-style-name="Standard">
      <style:paragraph-properties fo:break-before="auto" fo:line-height="115%" style:writing-mode="lr-tb"/>
    </style:style>
    <style:style style:name="T602_1" style:family="text"/>
    <style:style style:name="T602_2" style:family="text"/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P603" style:family="paragraph" style:parent-style-name="Standard">
      <style:paragraph-properties fo:break-before="auto" fo:line-height="115%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P604" style:family="paragraph" style:parent-style-name="Standard">
      <style:paragraph-properties fo:break-before="auto" fo:line-height="115%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P605" style:family="paragraph" style:parent-style-name="Standard">
      <style:paragraph-properties fo:break-before="auto" fo:line-height="115%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P606" style:family="paragraph" style:parent-style-name="Standard">
      <style:paragraph-properties fo:break-before="auto" fo:line-height="115%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P607" style:family="paragraph" style:parent-style-name="Standard">
      <style:paragraph-properties fo:break-before="auto" fo:line-height="115%" style:writing-mode="lr-tb"/>
    </style:style>
    <style:style style:name="T607_1" style:family="text"/>
    <style:style style:name="T607_2" style:family="text"/>
    <style:style style:name="T607_3" style:family="text"/>
    <style:style style:name="P608" style:family="paragraph" style:parent-style-name="Standard">
      <style:paragraph-properties fo:break-before="auto" fo:line-height="115%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P609" style:family="paragraph" style:parent-style-name="Standard">
      <style:paragraph-properties fo:break-before="auto" fo:line-height="115%" style:writing-mode="lr-tb"/>
    </style:style>
    <style:style style:name="T609_1" style:family="text"/>
    <style:style style:name="T609_2" style:family="text"/>
    <style:style style:name="T609_3" style:family="text"/>
    <style:style style:name="P610" style:family="paragraph" style:parent-style-name="Standard">
      <style:paragraph-properties fo:break-before="auto" fo:line-height="115%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P611" style:family="paragraph" style:parent-style-name="Standard">
      <style:paragraph-properties fo:break-before="auto" fo:line-height="115%" style:writing-mode="lr-tb"/>
    </style:style>
    <style:style style:name="T611_1" style:family="text"/>
    <style:style style:name="P612" style:family="paragraph" style:parent-style-name="Standard">
      <style:paragraph-properties fo:break-before="auto" fo:line-height="115%" style:writing-mode="lr-tb"/>
    </style:style>
    <style:style style:name="P613" style:family="paragraph" style:parent-style-name="Standard">
      <style:paragraph-properties fo:break-before="auto" fo:line-height="115%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P614" style:family="paragraph" style:parent-style-name="Standard">
      <style:paragraph-properties fo:break-before="auto" fo:line-height="115%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P615" style:family="paragraph" style:parent-style-name="Standard">
      <style:paragraph-properties fo:break-before="auto" fo:line-height="115%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T615_18" style:family="text"/>
    <style:style style:name="T615_19" style:family="text"/>
    <style:style style:name="T615_20" style:family="text"/>
    <style:style style:name="T615_21" style:family="text"/>
    <style:style style:name="T615_22" style:family="text"/>
    <style:style style:name="P616" style:family="paragraph" style:parent-style-name="Standard">
      <style:paragraph-properties fo:break-before="auto" fo:line-height="115%" style:writing-mode="lr-tb"/>
    </style:style>
    <style:style style:name="T616_1" style:family="text"/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T616_24" style:family="text"/>
    <style:style style:name="T616_25" style:family="text"/>
    <style:style style:name="T616_26" style:family="text"/>
    <style:style style:name="T616_27" style:family="text"/>
    <style:style style:name="T616_28" style:family="text"/>
    <style:style style:name="T616_29" style:family="text"/>
    <style:style style:name="T616_30" style:family="text"/>
    <style:style style:name="T616_31" style:family="text"/>
    <style:style style:name="T616_32" style:family="text"/>
    <style:style style:name="T616_33" style:family="text"/>
    <style:style style:name="T616_34" style:family="text"/>
    <style:style style:name="T616_35" style:family="text"/>
    <style:style style:name="T616_36" style:family="text"/>
    <style:style style:name="T616_37" style:family="text"/>
    <style:style style:name="T616_38" style:family="text"/>
    <style:style style:name="T616_39" style:family="text"/>
    <style:style style:name="T616_40" style:family="text"/>
    <style:style style:name="T616_41" style:family="text"/>
    <style:style style:name="T616_42" style:family="text"/>
    <style:style style:name="T616_43" style:family="text"/>
    <style:style style:name="T616_44" style:family="text"/>
    <style:style style:name="T616_45" style:family="text"/>
    <style:style style:name="T616_46" style:family="text"/>
    <style:style style:name="P617" style:family="paragraph" style:parent-style-name="Standard">
      <style:paragraph-properties fo:break-before="auto" fo:line-height="115%" style:writing-mode="lr-tb"/>
    </style:style>
    <style:style style:name="T617_1" style:family="text"/>
    <style:style style:name="T617_2" style:family="text"/>
    <style:style style:name="T617_3" style:family="text"/>
    <style:style style:name="T617_4" style:family="text"/>
    <style:style style:name="T617_5" style:family="text"/>
    <style:style style:name="T617_6" style:family="text"/>
    <style:style style:name="P618" style:family="paragraph" style:parent-style-name="Standard">
      <style:paragraph-properties fo:break-before="auto" fo:line-height="115%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T618_7" style:family="text"/>
    <style:style style:name="T618_8" style:family="text"/>
    <style:style style:name="T618_9" style:family="text"/>
    <style:style style:name="T618_10" style:family="text"/>
    <style:style style:name="T618_11" style:family="text"/>
    <style:style style:name="T618_12" style:family="text"/>
    <style:style style:name="T618_13" style:family="text"/>
    <style:style style:name="T618_14" style:family="text"/>
    <style:style style:name="T618_15" style:family="text"/>
    <style:style style:name="T618_16" style:family="text"/>
    <style:style style:name="T618_17" style:family="text"/>
    <style:style style:name="T618_18" style:family="text"/>
    <style:style style:name="T618_19" style:family="text"/>
    <style:style style:name="T618_20" style:family="text"/>
    <style:style style:name="T618_21" style:family="text"/>
    <style:style style:name="T618_22" style:family="text"/>
    <style:style style:name="P619" style:family="paragraph" style:parent-style-name="Standard">
      <style:paragraph-properties fo:break-before="auto" fo:line-height="115%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T619_30" style:family="text"/>
    <style:style style:name="T619_31" style:family="text"/>
    <style:style style:name="T619_32" style:family="text"/>
    <style:style style:name="T619_33" style:family="text"/>
    <style:style style:name="T619_34" style:family="text"/>
    <style:style style:name="T619_35" style:family="text"/>
    <style:style style:name="T619_36" style:family="text"/>
    <style:style style:name="T619_37" style:family="text"/>
    <style:style style:name="T619_38" style:family="text"/>
    <style:style style:name="T619_39" style:family="text"/>
    <style:style style:name="T619_40" style:family="text"/>
    <style:style style:name="T619_41" style:family="text"/>
    <style:style style:name="T619_42" style:family="text"/>
    <style:style style:name="T619_43" style:family="text"/>
    <style:style style:name="T619_44" style:family="text"/>
    <style:style style:name="T619_45" style:family="text"/>
    <style:style style:name="T619_46" style:family="text"/>
    <style:style style:name="P620" style:family="paragraph" style:parent-style-name="Standard">
      <style:paragraph-properties fo:break-before="auto" fo:line-height="115%" style:writing-mode="lr-tb"/>
    </style:style>
    <style:style style:name="T620_1" style:family="text"/>
    <style:style style:name="T620_2" style:family="text"/>
    <style:style style:name="T620_3" style:family="text"/>
    <style:style style:name="T620_4" style:family="text"/>
    <style:style style:name="T620_5" style:family="text"/>
    <style:style style:name="T620_6" style:family="text"/>
    <style:style style:name="P621" style:family="paragraph" style:parent-style-name="Standard">
      <style:paragraph-properties fo:break-before="auto" fo:line-height="115%" style:writing-mode="lr-tb"/>
    </style:style>
    <style:style style:name="T621_1" style:family="text"/>
    <style:style style:name="T621_2" style:family="text"/>
    <style:style style:name="P622" style:family="paragraph" style:parent-style-name="Standard">
      <style:paragraph-properties fo:break-before="auto" fo:line-height="115%" style:writing-mode="lr-tb"/>
    </style:style>
    <style:style style:name="T622_1" style:family="text"/>
    <style:style style:name="P623" style:family="paragraph" style:parent-style-name="Standard">
      <style:paragraph-properties fo:break-before="auto" fo:line-height="115%" style:writing-mode="lr-tb"/>
    </style:style>
    <style:style style:name="T623_1" style:family="text"/>
    <style:style style:name="P624" style:family="paragraph" style:parent-style-name="Standard">
      <style:paragraph-properties fo:break-before="auto" fo:line-height="115%" style:writing-mode="lr-tb"/>
    </style:style>
    <style:style style:name="P625" style:family="paragraph" style:parent-style-name="Standard">
      <style:paragraph-properties fo:break-before="auto" fo:line-height="115%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T625_8" style:family="text"/>
    <style:style style:name="T625_9" style:family="text"/>
    <style:style style:name="T625_10" style:family="text"/>
    <style:style style:name="T625_11" style:family="text"/>
    <style:style style:name="P626" style:family="paragraph" style:parent-style-name="Standard">
      <style:paragraph-properties fo:break-before="auto" fo:line-height="115%" style:writing-mode="lr-tb"/>
    </style:style>
    <style:style style:name="T626_1" style:family="text"/>
    <style:style style:name="P627" style:family="paragraph" style:parent-style-name="Standard">
      <style:paragraph-properties fo:break-before="auto" fo:line-height="115%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T627_8" style:family="text"/>
    <style:style style:name="T627_9" style:family="text"/>
    <style:style style:name="T627_10" style:family="text"/>
    <style:style style:name="T627_11" style:family="text"/>
    <style:style style:name="T627_12" style:family="text"/>
    <style:style style:name="T627_13" style:family="text"/>
    <style:style style:name="T627_14" style:family="text"/>
    <style:style style:name="T627_15" style:family="text"/>
    <style:style style:name="T627_16" style:family="text"/>
    <style:style style:name="P628" style:family="paragraph" style:parent-style-name="Standard">
      <style:paragraph-properties fo:break-before="auto" fo:line-height="115%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P629" style:family="paragraph" style:parent-style-name="Standard">
      <style:paragraph-properties fo:break-before="auto" fo:line-height="115%" style:writing-mode="lr-tb"/>
    </style:style>
    <style:style style:name="T629_1" style:family="text"/>
    <style:style style:name="P630" style:family="paragraph" style:parent-style-name="Standard">
      <style:paragraph-properties fo:break-before="auto" fo:line-height="115%" style:writing-mode="lr-tb"/>
    </style:style>
    <style:style style:name="P631" style:family="paragraph" style:parent-style-name="Standard">
      <style:paragraph-properties fo:break-before="auto" fo:line-height="115%" style:writing-mode="lr-tb"/>
    </style:style>
    <style:style style:name="T631_1" style:family="text"/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P632" style:family="paragraph" style:parent-style-name="Standard">
      <style:paragraph-properties fo:break-before="auto" fo:line-height="115%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T632_20" style:family="text"/>
    <style:style style:name="T632_21" style:family="text"/>
    <style:style style:name="T632_22" style:family="text"/>
    <style:style style:name="T632_23" style:family="text"/>
    <style:style style:name="T632_24" style:family="text"/>
    <style:style style:name="T632_25" style:family="text"/>
    <style:style style:name="T632_26" style:family="text"/>
    <style:style style:name="T632_27" style:family="text"/>
    <style:style style:name="T632_28" style:family="text"/>
    <style:style style:name="T632_29" style:family="text"/>
    <style:style style:name="P633" style:family="paragraph" style:parent-style-name="Standard">
      <style:paragraph-properties fo:break-before="auto" fo:line-height="115%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P634" style:family="paragraph" style:parent-style-name="Standard">
      <style:paragraph-properties fo:break-before="auto" fo:line-height="115%" style:writing-mode="lr-tb"/>
    </style:style>
    <style:style style:name="T634_1" style:family="text"/>
    <style:style style:name="P635" style:family="paragraph" style:parent-style-name="Standard">
      <style:paragraph-properties fo:break-before="auto" fo:line-height="115%" style:writing-mode="lr-tb"/>
    </style:style>
    <style:style style:name="P636" style:family="paragraph" style:parent-style-name="Standard">
      <style:paragraph-properties fo:break-before="auto" fo:line-height="115%" style:writing-mode="lr-tb"/>
    </style:style>
    <style:style style:name="T636_1" style:family="text"/>
    <style:style style:name="T636_2" style:family="text"/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P637" style:family="paragraph" style:parent-style-name="Standard">
      <style:paragraph-properties fo:break-before="auto" fo:line-height="115%" style:writing-mode="lr-tb"/>
    </style:style>
    <style:style style:name="T637_1" style:family="text"/>
    <style:style style:name="P638" style:family="paragraph" style:parent-style-name="Standard">
      <style:paragraph-properties fo:break-before="auto" fo:line-height="115%" style:writing-mode="lr-tb"/>
    </style:style>
    <style:style style:name="T638_1" style:family="text"/>
    <style:style style:name="T638_2" style:family="text"/>
    <style:style style:name="T638_3" style:family="text"/>
    <style:style style:name="T638_4" style:family="text"/>
    <style:style style:name="T638_5" style:family="text"/>
    <style:style style:name="T638_6" style:family="text"/>
    <style:style style:name="T638_7" style:family="text"/>
    <style:style style:name="T638_8" style:family="text"/>
    <style:style style:name="T638_9" style:family="text"/>
    <style:style style:name="P639" style:family="paragraph" style:parent-style-name="Standard">
      <style:paragraph-properties fo:break-before="auto" fo:line-height="115%" style:writing-mode="lr-tb"/>
    </style:style>
    <style:style style:name="T639_1" style:family="text"/>
    <style:style style:name="P640" style:family="paragraph" style:parent-style-name="Standard">
      <style:paragraph-properties fo:break-before="auto" fo:line-height="115%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P641" style:family="paragraph" style:parent-style-name="Standard">
      <style:paragraph-properties fo:break-before="auto" fo:line-height="115%" style:writing-mode="lr-tb"/>
    </style:style>
    <style:style style:name="P642" style:family="paragraph" style:parent-style-name="Standard">
      <style:paragraph-properties fo:break-before="auto" fo:line-height="115%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T642_19" style:family="text"/>
    <style:style style:name="T642_20" style:family="text"/>
    <style:style style:name="T642_21" style:family="text"/>
    <style:style style:name="T642_22" style:family="text"/>
    <style:style style:name="T642_23" style:family="text"/>
    <style:style style:name="T642_24" style:family="text"/>
    <style:style style:name="T642_25" style:family="text"/>
    <style:style style:name="T642_26" style:family="text"/>
    <style:style style:name="T642_27" style:family="text"/>
    <style:style style:name="T642_28" style:family="text"/>
    <style:style style:name="T642_29" style:family="text"/>
    <style:style style:name="T642_30" style:family="text"/>
    <style:style style:name="T642_31" style:family="text"/>
    <style:style style:name="T642_32" style:family="text"/>
    <style:style style:name="T642_33" style:family="text"/>
    <style:style style:name="P643" style:family="paragraph" style:parent-style-name="Standard">
      <style:paragraph-properties fo:break-before="auto" fo:line-height="115%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P644" style:family="paragraph" style:parent-style-name="Standard">
      <style:paragraph-properties fo:break-before="auto" fo:line-height="115%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T644_8" style:family="text"/>
    <style:style style:name="T644_9" style:family="text"/>
    <style:style style:name="T644_10" style:family="text"/>
    <style:style style:name="T644_11" style:family="text"/>
    <style:style style:name="T644_12" style:family="text"/>
    <style:style style:name="T644_13" style:family="text"/>
    <style:style style:name="T644_14" style:family="text"/>
    <style:style style:name="T644_15" style:family="text"/>
    <style:style style:name="T644_16" style:family="text"/>
    <style:style style:name="T644_17" style:family="text"/>
    <style:style style:name="T644_18" style:family="text"/>
    <style:style style:name="T644_19" style:family="text"/>
    <style:style style:name="T644_20" style:family="text"/>
    <style:style style:name="T644_21" style:family="text"/>
    <style:style style:name="T644_22" style:family="text"/>
    <style:style style:name="T644_23" style:family="text"/>
    <style:style style:name="T644_24" style:family="text"/>
    <style:style style:name="T644_25" style:family="text"/>
    <style:style style:name="T644_26" style:family="text"/>
    <style:style style:name="T644_27" style:family="text"/>
    <style:style style:name="T644_28" style:family="text"/>
    <style:style style:name="T644_29" style:family="text"/>
    <style:style style:name="T644_30" style:family="text"/>
    <style:style style:name="T644_31" style:family="text"/>
    <style:style style:name="T644_32" style:family="text"/>
    <style:style style:name="T644_33" style:family="text"/>
    <style:style style:name="T644_34" style:family="text"/>
    <style:style style:name="T644_35" style:family="text"/>
    <style:style style:name="T644_36" style:family="text"/>
    <style:style style:name="T644_37" style:family="text"/>
    <style:style style:name="P645" style:family="paragraph" style:parent-style-name="Standard">
      <style:paragraph-properties fo:break-before="auto" fo:line-height="115%" style:writing-mode="lr-tb"/>
    </style:style>
    <style:style style:name="T645_1" style:family="text"/>
    <style:style style:name="P646" style:family="paragraph" style:parent-style-name="Standard">
      <style:paragraph-properties fo:break-before="auto" fo:line-height="115%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P647" style:family="paragraph" style:parent-style-name="Standard">
      <style:paragraph-properties fo:break-before="auto" fo:line-height="115%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P648" style:family="paragraph" style:parent-style-name="Standard">
      <style:paragraph-properties fo:break-before="auto" fo:line-height="115%" style:writing-mode="lr-tb"/>
    </style:style>
    <style:style style:name="P649" style:family="paragraph" style:parent-style-name="Standard">
      <style:paragraph-properties fo:break-before="auto" fo:line-height="115%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P650" style:family="paragraph" style:parent-style-name="Standard">
      <style:paragraph-properties fo:break-before="auto" fo:line-height="115%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T650_21" style:family="text"/>
    <style:style style:name="T650_22" style:family="text"/>
    <style:style style:name="T650_23" style:family="text"/>
    <style:style style:name="T650_24" style:family="text"/>
    <style:style style:name="P651" style:family="paragraph" style:parent-style-name="Standard">
      <style:paragraph-properties fo:break-before="auto" fo:line-height="115%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P652" style:family="paragraph" style:parent-style-name="Standard">
      <style:paragraph-properties fo:break-before="auto" fo:line-height="115%" style:writing-mode="lr-tb"/>
    </style:style>
    <style:style style:name="T652_1" style:family="text"/>
    <style:style style:name="P653" style:family="paragraph" style:parent-style-name="Standard">
      <style:paragraph-properties fo:break-before="auto" fo:line-height="115%" style:writing-mode="lr-tb"/>
    </style:style>
    <style:style style:name="P654" style:family="paragraph" style:parent-style-name="Standard">
      <style:paragraph-properties fo:break-before="auto" fo:line-height="115%" style:writing-mode="lr-tb"/>
    </style:style>
    <style:style style:name="T654_1" style:family="text"/>
    <style:style style:name="T654_2" style:family="text"/>
    <style:style style:name="T654_3" style:family="text"/>
    <style:style style:name="T654_4" style:family="text"/>
    <style:style style:name="T654_5" style:family="text"/>
    <style:style style:name="T654_6" style:family="text"/>
    <style:style style:name="T654_7" style:family="text"/>
    <style:style style:name="T654_8" style:family="text"/>
    <style:style style:name="T654_9" style:family="text"/>
    <style:style style:name="P655" style:family="paragraph" style:parent-style-name="Standard">
      <style:paragraph-properties fo:break-before="auto" fo:line-height="115%" style:writing-mode="lr-tb"/>
    </style:style>
    <style:style style:name="T655_1" style:family="text"/>
    <style:style style:name="T655_2" style:family="text"/>
    <style:style style:name="T655_3" style:family="text"/>
    <style:style style:name="T655_4" style:family="text"/>
    <style:style style:name="T655_5" style:family="text"/>
    <style:style style:name="P656" style:family="paragraph" style:parent-style-name="Standard">
      <style:paragraph-properties fo:break-before="auto" fo:line-height="115%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T656_6" style:family="text"/>
    <style:style style:name="T656_7" style:family="text"/>
    <style:style style:name="T656_8" style:family="text"/>
    <style:style style:name="T656_9" style:family="text"/>
    <style:style style:name="T656_10" style:family="text"/>
    <style:style style:name="T656_11" style:family="text"/>
    <style:style style:name="T656_12" style:family="text"/>
    <style:style style:name="T656_13" style:family="text"/>
    <style:style style:name="T656_14" style:family="text"/>
    <style:style style:name="T656_15" style:family="text"/>
    <style:style style:name="T656_16" style:family="text"/>
    <style:style style:name="T656_17" style:family="text"/>
    <style:style style:name="T656_18" style:family="text"/>
    <style:style style:name="T656_19" style:family="text"/>
    <style:style style:name="T656_20" style:family="text"/>
    <style:style style:name="T656_21" style:family="text"/>
    <style:style style:name="T656_22" style:family="text"/>
    <style:style style:name="T656_23" style:family="text"/>
    <style:style style:name="P657" style:family="paragraph" style:parent-style-name="Standard">
      <style:paragraph-properties fo:break-before="auto" fo:line-height="115%" style:writing-mode="lr-tb"/>
    </style:style>
    <style:style style:name="T657_1" style:family="text"/>
    <style:style style:name="T657_2" style:family="text"/>
    <style:style style:name="T657_3" style:family="text"/>
    <style:style style:name="T657_4" style:family="text"/>
    <style:style style:name="T657_5" style:family="text"/>
    <style:style style:name="T657_6" style:family="text"/>
    <style:style style:name="T657_7" style:family="text"/>
    <style:style style:name="T657_8" style:family="text"/>
    <style:style style:name="T657_9" style:family="text"/>
    <style:style style:name="T657_10" style:family="text"/>
    <style:style style:name="T657_11" style:family="text"/>
    <style:style style:name="T657_12" style:family="text"/>
    <style:style style:name="T657_13" style:family="text"/>
    <style:style style:name="T657_14" style:family="text"/>
    <style:style style:name="T657_15" style:family="text"/>
    <style:style style:name="T657_16" style:family="text"/>
    <style:style style:name="T657_17" style:family="text"/>
    <style:style style:name="T657_18" style:family="text"/>
    <style:style style:name="T657_19" style:family="text"/>
    <style:style style:name="T657_20" style:family="text"/>
    <style:style style:name="T657_21" style:family="text"/>
    <style:style style:name="T657_22" style:family="text"/>
    <style:style style:name="T657_23" style:family="text"/>
    <style:style style:name="T657_24" style:family="text"/>
    <style:style style:name="T657_25" style:family="text"/>
    <style:style style:name="T657_26" style:family="text"/>
    <style:style style:name="T657_27" style:family="text"/>
    <style:style style:name="T657_28" style:family="text"/>
    <style:style style:name="T657_29" style:family="text"/>
    <style:style style:name="T657_30" style:family="text"/>
    <style:style style:name="T657_31" style:family="text"/>
    <style:style style:name="T657_32" style:family="text"/>
    <style:style style:name="T657_33" style:family="text"/>
    <style:style style:name="T657_34" style:family="text"/>
    <style:style style:name="T657_35" style:family="text"/>
    <style:style style:name="T657_36" style:family="text"/>
    <style:style style:name="T657_37" style:family="text"/>
    <style:style style:name="T657_38" style:family="text"/>
    <style:style style:name="T657_39" style:family="text"/>
    <style:style style:name="T657_40" style:family="text"/>
    <style:style style:name="T657_41" style:family="text"/>
    <style:style style:name="T657_42" style:family="text"/>
    <style:style style:name="T657_43" style:family="text"/>
    <style:style style:name="T657_44" style:family="text"/>
    <style:style style:name="T657_45" style:family="text"/>
    <style:style style:name="T657_46" style:family="text"/>
    <style:style style:name="T657_47" style:family="text"/>
    <style:style style:name="T657_48" style:family="text"/>
    <style:style style:name="T657_49" style:family="text"/>
    <style:style style:name="T657_50" style:family="text"/>
    <style:style style:name="T657_51" style:family="text"/>
    <style:style style:name="P658" style:family="paragraph" style:parent-style-name="Standard">
      <style:paragraph-properties fo:break-before="auto" fo:line-height="115%" style:writing-mode="lr-tb"/>
    </style:style>
    <style:style style:name="T658_1" style:family="text"/>
    <style:style style:name="T658_2" style:family="text"/>
    <style:style style:name="T658_3" style:family="text"/>
    <style:style style:name="T658_4" style:family="text"/>
    <style:style style:name="T658_5" style:family="text"/>
    <style:style style:name="T658_6" style:family="text"/>
    <style:style style:name="P659" style:family="paragraph" style:parent-style-name="Standard">
      <style:paragraph-properties fo:break-before="auto" fo:line-height="115%" style:writing-mode="lr-tb"/>
    </style:style>
    <style:style style:name="T659_1" style:family="text"/>
    <style:style style:name="T659_2" style:family="text"/>
    <style:style style:name="T659_3" style:family="text"/>
    <style:style style:name="T659_4" style:family="text"/>
    <style:style style:name="T659_5" style:family="text"/>
    <style:style style:name="T659_6" style:family="text"/>
    <style:style style:name="T659_7" style:family="text"/>
    <style:style style:name="T659_8" style:family="text"/>
    <style:style style:name="T659_9" style:family="text"/>
    <style:style style:name="T659_10" style:family="text"/>
    <style:style style:name="T659_11" style:family="text"/>
    <style:style style:name="T659_12" style:family="text"/>
    <style:style style:name="T659_13" style:family="text"/>
    <style:style style:name="T659_14" style:family="text"/>
    <style:style style:name="T659_15" style:family="text"/>
    <style:style style:name="T659_16" style:family="text"/>
    <style:style style:name="T659_17" style:family="text"/>
    <style:style style:name="T659_18" style:family="text"/>
    <style:style style:name="T659_19" style:family="text"/>
    <style:style style:name="T659_20" style:family="text"/>
    <style:style style:name="T659_21" style:family="text"/>
    <style:style style:name="T659_22" style:family="text"/>
    <style:style style:name="T659_23" style:family="text"/>
    <style:style style:name="P660" style:family="paragraph" style:parent-style-name="Standard">
      <style:paragraph-properties fo:break-before="auto" fo:line-height="115%" style:writing-mode="lr-tb"/>
    </style:style>
    <style:style style:name="T660_1" style:family="text"/>
    <style:style style:name="T660_2" style:family="text"/>
    <style:style style:name="T660_3" style:family="text"/>
    <style:style style:name="T660_4" style:family="text"/>
    <style:style style:name="T660_5" style:family="text"/>
    <style:style style:name="T660_6" style:family="text"/>
    <style:style style:name="T660_7" style:family="text"/>
    <style:style style:name="T660_8" style:family="text"/>
    <style:style style:name="T660_9" style:family="text"/>
    <style:style style:name="T660_10" style:family="text"/>
    <style:style style:name="T660_11" style:family="text"/>
    <style:style style:name="T660_12" style:family="text"/>
    <style:style style:name="T660_13" style:family="text"/>
    <style:style style:name="T660_14" style:family="text"/>
    <style:style style:name="T660_15" style:family="text"/>
    <style:style style:name="T660_16" style:family="text"/>
    <style:style style:name="T660_17" style:family="text"/>
    <style:style style:name="T660_18" style:family="text"/>
    <style:style style:name="T660_19" style:family="text"/>
    <style:style style:name="T660_20" style:family="text"/>
    <style:style style:name="T660_21" style:family="text"/>
    <style:style style:name="T660_22" style:family="text"/>
    <style:style style:name="T660_23" style:family="text"/>
    <style:style style:name="T660_24" style:family="text"/>
    <style:style style:name="T660_25" style:family="text"/>
    <style:style style:name="T660_26" style:family="text"/>
    <style:style style:name="T660_27" style:family="text"/>
    <style:style style:name="T660_28" style:family="text"/>
    <style:style style:name="T660_29" style:family="text"/>
    <style:style style:name="T660_30" style:family="text"/>
    <style:style style:name="T660_31" style:family="text"/>
    <style:style style:name="T660_32" style:family="text"/>
    <style:style style:name="T660_33" style:family="text"/>
    <style:style style:name="T660_34" style:family="text"/>
    <style:style style:name="T660_35" style:family="text"/>
    <style:style style:name="T660_36" style:family="text"/>
    <style:style style:name="T660_37" style:family="text"/>
    <style:style style:name="T660_38" style:family="text"/>
    <style:style style:name="T660_39" style:family="text"/>
    <style:style style:name="T660_40" style:family="text"/>
    <style:style style:name="T660_41" style:family="text"/>
    <style:style style:name="T660_42" style:family="text"/>
    <style:style style:name="T660_43" style:family="text"/>
    <style:style style:name="T660_44" style:family="text"/>
    <style:style style:name="T660_45" style:family="text"/>
    <style:style style:name="T660_46" style:family="text"/>
    <style:style style:name="T660_47" style:family="text"/>
    <style:style style:name="T660_48" style:family="text"/>
    <style:style style:name="T660_49" style:family="text"/>
    <style:style style:name="T660_50" style:family="text"/>
    <style:style style:name="T660_51" style:family="text"/>
    <style:style style:name="P661" style:family="paragraph" style:parent-style-name="Standard">
      <style:paragraph-properties fo:break-before="auto" fo:line-height="115%" style:writing-mode="lr-tb"/>
    </style:style>
    <style:style style:name="T661_1" style:family="text"/>
    <style:style style:name="T661_2" style:family="text"/>
    <style:style style:name="T661_3" style:family="text"/>
    <style:style style:name="T661_4" style:family="text"/>
    <style:style style:name="T661_5" style:family="text"/>
    <style:style style:name="T661_6" style:family="text"/>
    <style:style style:name="P662" style:family="paragraph" style:parent-style-name="Standard">
      <style:paragraph-properties fo:break-before="auto" fo:line-height="115%" style:writing-mode="lr-tb"/>
    </style:style>
    <style:style style:name="T662_1" style:family="text"/>
    <style:style style:name="T662_2" style:family="text"/>
    <style:style style:name="P663" style:family="paragraph" style:parent-style-name="Standard">
      <style:paragraph-properties fo:break-before="auto" fo:line-height="115%" style:writing-mode="lr-tb"/>
    </style:style>
    <style:style style:name="T663_1" style:family="text"/>
    <style:style style:name="P664" style:family="paragraph" style:parent-style-name="Standard">
      <style:paragraph-properties fo:break-before="auto" fo:line-height="115%" style:writing-mode="lr-tb"/>
    </style:style>
    <style:style style:name="T664_1" style:family="text"/>
    <style:style style:name="P665" style:family="paragraph" style:parent-style-name="Standard">
      <style:paragraph-properties fo:break-before="auto" fo:line-height="115%" style:writing-mode="lr-tb"/>
    </style:style>
    <style:style style:name="P666" style:family="paragraph" style:parent-style-name="Standard">
      <style:paragraph-properties fo:break-before="auto" fo:line-height="115%" style:writing-mode="lr-tb"/>
    </style:style>
    <style:style style:name="T666_1" style:family="text"/>
    <style:style style:name="T666_2" style:family="text"/>
    <style:style style:name="T666_3" style:family="text"/>
    <style:style style:name="T666_4" style:family="text"/>
    <style:style style:name="T666_5" style:family="text"/>
    <style:style style:name="T666_6" style:family="text"/>
    <style:style style:name="T666_7" style:family="text"/>
    <style:style style:name="T666_8" style:family="text"/>
    <style:style style:name="T666_9" style:family="text"/>
    <style:style style:name="P667" style:family="paragraph" style:parent-style-name="Standard">
      <style:paragraph-properties fo:break-before="auto" fo:line-height="115%" style:writing-mode="lr-tb"/>
    </style:style>
    <style:style style:name="T667_1" style:family="text"/>
    <style:style style:name="T667_2" style:family="text"/>
    <style:style style:name="T667_3" style:family="text"/>
    <style:style style:name="T667_4" style:family="text"/>
    <style:style style:name="T667_5" style:family="text"/>
    <style:style style:name="T667_6" style:family="text"/>
    <style:style style:name="T667_7" style:family="text"/>
    <style:style style:name="T667_8" style:family="text"/>
    <style:style style:name="T667_9" style:family="text"/>
    <style:style style:name="P668" style:family="paragraph" style:parent-style-name="Standard">
      <style:paragraph-properties fo:break-before="auto" fo:line-height="115%" style:writing-mode="lr-tb"/>
    </style:style>
    <style:style style:name="P669" style:family="paragraph" style:parent-style-name="Standard">
      <style:paragraph-properties fo:break-before="auto" fo:line-height="115%" style:writing-mode="lr-tb"/>
    </style:style>
    <style:style style:name="T669_1" style:family="text"/>
    <style:style style:name="T669_2" style:family="text"/>
    <style:style style:name="T669_3" style:family="text"/>
    <style:style style:name="P670" style:family="paragraph" style:parent-style-name="Standard">
      <style:paragraph-properties fo:break-before="auto" fo:line-height="115%" style:writing-mode="lr-tb"/>
    </style:style>
    <style:style style:name="P671" style:family="paragraph" style:parent-style-name="Standard">
      <style:paragraph-properties fo:break-before="auto" fo:line-height="115%" style:writing-mode="lr-tb"/>
    </style:style>
    <style:style style:name="T671_1" style:family="text"/>
    <style:style style:name="T671_2" style:family="text"/>
    <style:style style:name="T671_3" style:family="text"/>
    <style:style style:name="T671_4" style:family="text"/>
    <style:style style:name="T671_5" style:family="text"/>
    <style:style style:name="T671_6" style:family="text"/>
    <style:style style:name="T671_7" style:family="text"/>
    <style:style style:name="P672" style:family="paragraph" style:parent-style-name="Standard">
      <style:paragraph-properties fo:break-before="auto" fo:line-height="115%" style:writing-mode="lr-tb"/>
    </style:style>
    <style:style style:name="T672_1" style:family="text"/>
    <style:style style:name="P673" style:family="paragraph" style:parent-style-name="Standard">
      <style:paragraph-properties fo:break-before="auto" fo:line-height="115%" style:writing-mode="lr-tb"/>
    </style:style>
    <style:style style:name="T673_1" style:family="text"/>
    <style:style style:name="T673_2" style:family="text"/>
    <style:style style:name="T673_3" style:family="text"/>
    <style:style style:name="T673_4" style:family="text"/>
    <style:style style:name="T673_5" style:family="text"/>
    <style:style style:name="T673_6" style:family="text"/>
    <style:style style:name="T673_7" style:family="text"/>
    <style:style style:name="T673_8" style:family="text"/>
    <style:style style:name="T673_9" style:family="text"/>
    <style:style style:name="P674" style:family="paragraph" style:parent-style-name="Standard">
      <style:paragraph-properties fo:break-before="auto" fo:line-height="115%" style:writing-mode="lr-tb"/>
    </style:style>
    <style:style style:name="T674_1" style:family="text"/>
    <style:style style:name="T674_2" style:family="text"/>
    <style:style style:name="T674_3" style:family="text"/>
    <style:style style:name="T674_4" style:family="text"/>
    <style:style style:name="T674_5" style:family="text"/>
    <style:style style:name="T674_6" style:family="text"/>
    <style:style style:name="T674_7" style:family="text"/>
    <style:style style:name="T674_8" style:family="text"/>
    <style:style style:name="P675" style:family="paragraph" style:parent-style-name="Standard">
      <style:paragraph-properties fo:break-before="auto" fo:line-height="115%" style:writing-mode="lr-tb"/>
    </style:style>
    <style:style style:name="T675_1" style:family="text"/>
    <style:style style:name="T675_2" style:family="text"/>
    <style:style style:name="T675_3" style:family="text"/>
    <style:style style:name="T675_4" style:family="text"/>
    <style:style style:name="T675_5" style:family="text"/>
    <style:style style:name="T675_6" style:family="text"/>
    <style:style style:name="T675_7" style:family="text"/>
    <style:style style:name="T675_8" style:family="text"/>
    <style:style style:name="T675_9" style:family="text"/>
    <style:style style:name="T675_10" style:family="text"/>
    <style:style style:name="P676" style:family="paragraph" style:parent-style-name="Standard">
      <style:paragraph-properties fo:break-before="auto" fo:line-height="115%" style:writing-mode="lr-tb"/>
    </style:style>
    <style:style style:name="T676_1" style:family="text"/>
    <style:style style:name="T676_2" style:family="text"/>
    <style:style style:name="T676_3" style:family="text"/>
    <style:style style:name="T676_4" style:family="text"/>
    <style:style style:name="T676_5" style:family="text"/>
    <style:style style:name="T676_6" style:family="text"/>
    <style:style style:name="T676_7" style:family="text"/>
    <style:style style:name="T676_8" style:family="text"/>
    <style:style style:name="T676_9" style:family="text"/>
    <style:style style:name="T676_10" style:family="text"/>
    <style:style style:name="T676_11" style:family="text"/>
    <style:style style:name="T676_12" style:family="text"/>
    <style:style style:name="T676_13" style:family="text"/>
    <style:style style:name="T676_14" style:family="text"/>
    <style:style style:name="T676_15" style:family="text"/>
    <style:style style:name="T676_16" style:family="text"/>
    <style:style style:name="P677" style:family="paragraph" style:parent-style-name="Standard">
      <style:paragraph-properties fo:break-before="auto" fo:line-height="115%" style:writing-mode="lr-tb"/>
    </style:style>
    <style:style style:name="T677_1" style:family="text"/>
    <style:style style:name="T677_2" style:family="text"/>
    <style:style style:name="T677_3" style:family="text"/>
    <style:style style:name="T677_4" style:family="text"/>
    <style:style style:name="T677_5" style:family="text"/>
    <style:style style:name="T677_6" style:family="text"/>
    <style:style style:name="T677_7" style:family="text"/>
    <style:style style:name="T677_8" style:family="text"/>
    <style:style style:name="P678" style:family="paragraph" style:parent-style-name="Standard">
      <style:paragraph-properties fo:break-before="auto" fo:line-height="115%" style:writing-mode="lr-tb"/>
    </style:style>
    <style:style style:name="T678_1" style:family="text"/>
    <style:style style:name="T678_2" style:family="text"/>
    <style:style style:name="T678_3" style:family="text"/>
    <style:style style:name="T678_4" style:family="text"/>
    <style:style style:name="T678_5" style:family="text"/>
    <style:style style:name="T678_6" style:family="text"/>
    <style:style style:name="T678_7" style:family="text"/>
    <style:style style:name="T678_8" style:family="text"/>
    <style:style style:name="P679" style:family="paragraph" style:parent-style-name="Standard">
      <style:paragraph-properties fo:break-before="auto" fo:line-height="115%" style:writing-mode="lr-tb"/>
    </style:style>
    <style:style style:name="T679_1" style:family="text"/>
    <style:style style:name="T679_2" style:family="text"/>
    <style:style style:name="T679_3" style:family="text"/>
    <style:style style:name="T679_4" style:family="text"/>
    <style:style style:name="T679_5" style:family="text"/>
    <style:style style:name="P680" style:family="paragraph" style:parent-style-name="Standard">
      <style:paragraph-properties fo:break-before="auto" fo:line-height="115%" style:writing-mode="lr-tb"/>
    </style:style>
    <style:style style:name="T680_1" style:family="text"/>
    <style:style style:name="P681" style:family="paragraph" style:parent-style-name="Standard">
      <style:paragraph-properties fo:break-before="auto" fo:line-height="115%" style:writing-mode="lr-tb"/>
    </style:style>
    <style:style style:name="P682" style:family="paragraph" style:parent-style-name="Standard">
      <style:paragraph-properties fo:break-before="auto" fo:line-height="115%" style:writing-mode="lr-tb"/>
    </style:style>
    <style:style style:name="T682_1" style:family="text"/>
    <style:style style:name="T682_2" style:family="text"/>
    <style:style style:name="P683" style:family="paragraph" style:parent-style-name="Standard">
      <style:paragraph-properties fo:break-before="auto" fo:line-height="115%" style:writing-mode="lr-tb"/>
    </style:style>
    <style:style style:name="P684" style:family="paragraph" style:parent-style-name="Standard">
      <style:paragraph-properties fo:break-before="auto" fo:line-height="115%" style:writing-mode="lr-tb"/>
    </style:style>
    <style:style style:name="T684_1" style:family="text"/>
    <style:style style:name="T684_2" style:family="text"/>
    <style:style style:name="T684_3" style:family="text"/>
    <style:style style:name="T684_4" style:family="text"/>
    <style:style style:name="T684_5" style:family="text"/>
    <style:style style:name="P685" style:family="paragraph" style:parent-style-name="Standard">
      <style:paragraph-properties fo:break-before="auto" fo:line-height="115%" style:writing-mode="lr-tb"/>
    </style:style>
    <style:style style:name="T685_1" style:family="text"/>
    <style:style style:name="T685_2" style:family="text"/>
    <style:style style:name="T685_3" style:family="text"/>
    <style:style style:name="T685_4" style:family="text"/>
    <style:style style:name="T685_5" style:family="text"/>
    <style:style style:name="T685_6" style:family="text"/>
    <style:style style:name="T685_7" style:family="text"/>
    <style:style style:name="T685_8" style:family="text"/>
    <style:style style:name="T685_9" style:family="text"/>
    <style:style style:name="P686" style:family="paragraph" style:parent-style-name="Standard">
      <style:paragraph-properties fo:break-before="auto" fo:line-height="115%" style:writing-mode="lr-tb"/>
    </style:style>
    <style:style style:name="T686_1" style:family="text"/>
    <style:style style:name="T686_2" style:family="text"/>
    <style:style style:name="T686_3" style:family="text"/>
    <style:style style:name="T686_4" style:family="text"/>
    <style:style style:name="T686_5" style:family="text"/>
    <style:style style:name="T686_6" style:family="text"/>
    <style:style style:name="T686_7" style:family="text"/>
    <style:style style:name="T686_8" style:family="text"/>
    <style:style style:name="T686_9" style:family="text"/>
    <style:style style:name="T686_10" style:family="text"/>
    <style:style style:name="T686_11" style:family="text"/>
    <style:style style:name="T686_12" style:family="text"/>
    <style:style style:name="T686_13" style:family="text"/>
    <style:style style:name="T686_14" style:family="text"/>
    <style:style style:name="T686_15" style:family="text"/>
    <style:style style:name="T686_16" style:family="text"/>
    <style:style style:name="T686_17" style:family="text"/>
    <style:style style:name="T686_18" style:family="text"/>
    <style:style style:name="T686_19" style:family="text"/>
    <style:style style:name="T686_20" style:family="text"/>
    <style:style style:name="T686_21" style:family="text"/>
    <style:style style:name="T686_22" style:family="text"/>
    <style:style style:name="T686_23" style:family="text"/>
    <style:style style:name="T686_24" style:family="text"/>
    <style:style style:name="T686_25" style:family="text"/>
    <style:style style:name="T686_26" style:family="text"/>
    <style:style style:name="T686_27" style:family="text"/>
    <style:style style:name="P687" style:family="paragraph" style:parent-style-name="Standard">
      <style:paragraph-properties fo:break-before="auto" fo:line-height="115%" style:writing-mode="lr-tb"/>
    </style:style>
    <style:style style:name="T687_1" style:family="text"/>
    <style:style style:name="T687_2" style:family="text"/>
    <style:style style:name="T687_3" style:family="text"/>
    <style:style style:name="P688" style:family="paragraph" style:parent-style-name="Standard">
      <style:paragraph-properties fo:break-before="auto" fo:line-height="115%" style:writing-mode="lr-tb"/>
    </style:style>
    <style:style style:name="T688_1" style:family="text"/>
    <style:style style:name="P689" style:family="paragraph" style:parent-style-name="Standard">
      <style:paragraph-properties fo:break-before="auto" fo:line-height="115%" style:writing-mode="lr-tb"/>
    </style:style>
    <style:style style:name="T689_1" style:family="text"/>
    <style:style style:name="P690" style:family="paragraph" style:parent-style-name="Standard">
      <style:paragraph-properties fo:break-before="auto" fo:line-height="115%" style:writing-mode="lr-tb"/>
    </style:style>
    <style:style style:name="T690_1" style:family="text"/>
    <style:style style:name="T690_2" style:family="text"/>
    <style:style style:name="T690_3" style:family="text"/>
    <style:style style:name="T690_4" style:family="text"/>
    <style:style style:name="T690_5" style:family="text"/>
    <style:style style:name="T690_6" style:family="text"/>
    <style:style style:name="T690_7" style:family="text"/>
    <style:style style:name="T690_8" style:family="text"/>
    <style:style style:name="T690_9" style:family="text"/>
    <style:style style:name="P691" style:family="paragraph" style:parent-style-name="Standard">
      <style:paragraph-properties fo:break-before="auto" fo:line-height="115%" style:writing-mode="lr-tb"/>
    </style:style>
    <style:style style:name="T691_1" style:family="text"/>
    <style:style style:name="T691_2" style:family="text"/>
    <style:style style:name="T691_3" style:family="text"/>
    <style:style style:name="T691_4" style:family="text"/>
    <style:style style:name="T691_5" style:family="text"/>
    <style:style style:name="T691_6" style:family="text"/>
    <style:style style:name="T691_7" style:family="text"/>
    <style:style style:name="T691_8" style:family="text"/>
    <style:style style:name="T691_9" style:family="text"/>
    <style:style style:name="P692" style:family="paragraph" style:parent-style-name="Standard">
      <style:paragraph-properties fo:break-before="auto" fo:line-height="115%" style:writing-mode="lr-tb"/>
    </style:style>
    <style:style style:name="T692_1" style:family="text"/>
    <style:style style:name="T692_2" style:family="text"/>
    <style:style style:name="T692_3" style:family="text"/>
    <style:style style:name="T692_4" style:family="text"/>
    <style:style style:name="T692_5" style:family="text"/>
    <style:style style:name="T692_6" style:family="text"/>
    <style:style style:name="T692_7" style:family="text"/>
    <style:style style:name="T692_8" style:family="text"/>
    <style:style style:name="T692_9" style:family="text"/>
    <style:style style:name="T692_10" style:family="text"/>
    <style:style style:name="T692_11" style:family="text"/>
    <style:style style:name="T692_12" style:family="text"/>
    <style:style style:name="T692_13" style:family="text"/>
    <style:style style:name="T692_14" style:family="text"/>
    <style:style style:name="T692_15" style:family="text"/>
    <style:style style:name="T692_16" style:family="text"/>
    <style:style style:name="T692_17" style:family="text"/>
    <style:style style:name="T692_18" style:family="text"/>
    <style:style style:name="T692_19" style:family="text"/>
    <style:style style:name="T692_20" style:family="text"/>
    <style:style style:name="T692_21" style:family="text"/>
    <style:style style:name="T692_22" style:family="text"/>
    <style:style style:name="T692_23" style:family="text"/>
    <style:style style:name="P693" style:family="paragraph" style:parent-style-name="Standard">
      <style:paragraph-properties fo:break-before="auto" fo:line-height="115%" style:writing-mode="lr-tb"/>
    </style:style>
    <style:style style:name="P694" style:family="paragraph" style:parent-style-name="Standard">
      <style:paragraph-properties fo:break-before="auto" fo:line-height="115%" style:writing-mode="lr-tb"/>
    </style:style>
    <style:style style:name="T694_1" style:family="text"/>
    <style:style style:name="T694_2" style:family="text"/>
    <style:style style:name="T694_3" style:family="text"/>
    <style:style style:name="P695" style:family="paragraph" style:parent-style-name="Standard">
      <style:paragraph-properties fo:break-before="auto" fo:line-height="115%" style:writing-mode="lr-tb"/>
    </style:style>
    <style:style style:name="P696" style:family="paragraph" style:parent-style-name="Standard">
      <style:paragraph-properties fo:break-before="auto" fo:line-height="115%" style:writing-mode="lr-tb"/>
    </style:style>
    <style:style style:name="T696_1" style:family="text"/>
    <style:style style:name="T696_2" style:family="text"/>
    <style:style style:name="T696_3" style:family="text"/>
    <style:style style:name="T696_4" style:family="text"/>
    <style:style style:name="T696_5" style:family="text"/>
    <style:style style:name="T696_6" style:family="text"/>
    <style:style style:name="T696_7" style:family="text"/>
    <style:style style:name="T696_8" style:family="text"/>
    <style:style style:name="T696_9" style:family="text"/>
    <style:style style:name="P697" style:family="paragraph" style:parent-style-name="Standard">
      <style:paragraph-properties fo:break-before="auto" fo:line-height="115%" style:writing-mode="lr-tb"/>
    </style:style>
    <style:style style:name="T697_1" style:family="text"/>
    <style:style style:name="T697_2" style:family="text"/>
    <style:style style:name="T697_3" style:family="text"/>
    <style:style style:name="T697_4" style:family="text"/>
    <style:style style:name="T697_5" style:family="text"/>
    <style:style style:name="T697_6" style:family="text"/>
    <style:style style:name="T697_7" style:family="text"/>
    <style:style style:name="T697_8" style:family="text"/>
    <style:style style:name="T697_9" style:family="text"/>
    <style:style style:name="T697_10" style:family="text"/>
    <style:style style:name="P698" style:family="paragraph" style:parent-style-name="Standard">
      <style:paragraph-properties fo:break-before="auto" fo:line-height="115%" style:writing-mode="lr-tb"/>
    </style:style>
    <style:style style:name="T698_1" style:family="text"/>
    <style:style style:name="T698_2" style:family="text"/>
    <style:style style:name="T698_3" style:family="text"/>
    <style:style style:name="T698_4" style:family="text"/>
    <style:style style:name="T698_5" style:family="text"/>
    <style:style style:name="T698_6" style:family="text"/>
    <style:style style:name="T698_7" style:family="text"/>
    <style:style style:name="T698_8" style:family="text"/>
    <style:style style:name="T698_9" style:family="text"/>
    <style:style style:name="T698_10" style:family="text"/>
    <style:style style:name="T698_11" style:family="text"/>
    <style:style style:name="T698_12" style:family="text"/>
    <style:style style:name="T698_13" style:family="text"/>
    <style:style style:name="T698_14" style:family="text"/>
    <style:style style:name="T698_15" style:family="text"/>
    <style:style style:name="T698_16" style:family="text"/>
    <style:style style:name="T698_17" style:family="text"/>
    <style:style style:name="T698_18" style:family="text"/>
    <style:style style:name="T698_19" style:family="text"/>
    <style:style style:name="T698_20" style:family="text"/>
    <style:style style:name="T698_21" style:family="text"/>
    <style:style style:name="T698_22" style:family="text"/>
    <style:style style:name="T698_23" style:family="text"/>
    <style:style style:name="T698_24" style:family="text"/>
    <style:style style:name="T698_25" style:family="text"/>
    <style:style style:name="T698_26" style:family="text"/>
    <style:style style:name="T698_27" style:family="text"/>
    <style:style style:name="T698_28" style:family="text"/>
    <style:style style:name="T698_29" style:family="text"/>
    <style:style style:name="T698_30" style:family="text"/>
    <style:style style:name="T698_31" style:family="text"/>
    <style:style style:name="T698_32" style:family="text"/>
    <style:style style:name="T698_33" style:family="text"/>
    <style:style style:name="P699" style:family="paragraph" style:parent-style-name="Standard">
      <style:paragraph-properties fo:break-before="auto" fo:line-height="115%" style:writing-mode="lr-tb"/>
    </style:style>
    <style:style style:name="T699_1" style:family="text"/>
    <style:style style:name="T699_2" style:family="text"/>
    <style:style style:name="P700" style:family="paragraph" style:parent-style-name="Standard">
      <style:paragraph-properties fo:break-before="auto" fo:line-height="115%" style:writing-mode="lr-tb"/>
    </style:style>
    <style:style style:name="T700_1" style:family="text"/>
    <style:style style:name="T700_2" style:family="text"/>
    <style:style style:name="T700_3" style:family="text"/>
    <style:style style:name="T700_4" style:family="text"/>
    <style:style style:name="T700_5" style:family="text"/>
    <style:style style:name="T700_6" style:family="text"/>
    <style:style style:name="T700_7" style:family="text"/>
    <style:style style:name="T700_8" style:family="text"/>
    <style:style style:name="T700_9" style:family="text"/>
    <style:style style:name="T700_10" style:family="text"/>
    <style:style style:name="T700_11" style:family="text"/>
    <style:style style:name="P701" style:family="paragraph" style:parent-style-name="Standard">
      <style:paragraph-properties fo:break-before="auto" fo:line-height="115%" style:writing-mode="lr-tb"/>
    </style:style>
    <style:style style:name="T701_1" style:family="text"/>
    <style:style style:name="T701_2" style:family="text"/>
    <style:style style:name="P702" style:family="paragraph" style:parent-style-name="Standard">
      <style:paragraph-properties fo:break-before="auto" fo:line-height="115%" style:writing-mode="lr-tb"/>
    </style:style>
    <style:style style:name="T702_1" style:family="text"/>
    <style:style style:name="P703" style:family="paragraph" style:parent-style-name="Standard">
      <style:paragraph-properties fo:break-before="auto" fo:line-height="115%" style:writing-mode="lr-tb"/>
    </style:style>
    <style:style style:name="P704" style:family="paragraph" style:parent-style-name="Standard">
      <style:paragraph-properties fo:break-before="auto" fo:line-height="115%" style:writing-mode="lr-tb"/>
    </style:style>
    <style:style style:name="T704_1" style:family="text"/>
    <style:style style:name="P705" style:family="paragraph" style:parent-style-name="Standard">
      <style:paragraph-properties fo:break-before="auto" fo:line-height="115%" style:writing-mode="lr-tb"/>
    </style:style>
    <style:style style:name="P706" style:family="paragraph" style:parent-style-name="Standard">
      <style:paragraph-properties fo:break-before="auto" fo:line-height="115%" style:writing-mode="lr-tb"/>
    </style:style>
    <style:style style:name="T706_1" style:family="text"/>
    <style:style style:name="T706_2" style:family="text"/>
    <style:style style:name="T706_3" style:family="text"/>
    <style:style style:name="T706_4" style:family="text"/>
    <style:style style:name="T706_5" style:family="text"/>
    <style:style style:name="T706_6" style:family="text"/>
    <style:style style:name="T706_7" style:family="text"/>
    <style:style style:name="P707" style:family="paragraph" style:parent-style-name="Standard">
      <style:paragraph-properties fo:break-before="auto" fo:line-height="115%" style:writing-mode="lr-tb"/>
    </style:style>
    <style:style style:name="T707_1" style:family="text"/>
    <style:style style:name="P708" style:family="paragraph" style:parent-style-name="Standard">
      <style:paragraph-properties fo:break-before="auto" fo:line-height="115%" style:writing-mode="lr-tb"/>
    </style:style>
    <style:style style:name="T708_1" style:family="text"/>
    <style:style style:name="T708_2" style:family="text"/>
    <style:style style:name="T708_3" style:family="text"/>
    <style:style style:name="T708_4" style:family="text"/>
    <style:style style:name="T708_5" style:family="text"/>
    <style:style style:name="T708_6" style:family="text"/>
    <style:style style:name="T708_7" style:family="text"/>
    <style:style style:name="T708_8" style:family="text"/>
    <style:style style:name="T708_9" style:family="text"/>
    <style:style style:name="P709" style:family="paragraph" style:parent-style-name="Standard">
      <style:paragraph-properties fo:break-before="auto" fo:line-height="115%" style:writing-mode="lr-tb"/>
    </style:style>
    <style:style style:name="T709_1" style:family="text"/>
    <style:style style:name="T709_2" style:family="text"/>
    <style:style style:name="T709_3" style:family="text"/>
    <style:style style:name="T709_4" style:family="text"/>
    <style:style style:name="T709_5" style:family="text"/>
    <style:style style:name="T709_6" style:family="text"/>
    <style:style style:name="T709_7" style:family="text"/>
    <style:style style:name="T709_8" style:family="text"/>
    <style:style style:name="T709_9" style:family="text"/>
    <style:style style:name="T709_10" style:family="text"/>
    <style:style style:name="T709_11" style:family="text"/>
    <style:style style:name="T709_12" style:family="text"/>
    <style:style style:name="T709_13" style:family="text"/>
    <style:style style:name="P710" style:family="paragraph" style:parent-style-name="Standard">
      <style:paragraph-properties fo:break-before="auto" fo:line-height="115%" style:writing-mode="lr-tb"/>
    </style:style>
    <style:style style:name="T710_1" style:family="text"/>
    <style:style style:name="T710_2" style:family="text"/>
    <style:style style:name="T710_3" style:family="text"/>
    <style:style style:name="T710_4" style:family="text"/>
    <style:style style:name="T710_5" style:family="text"/>
    <style:style style:name="T710_6" style:family="text"/>
    <style:style style:name="T710_7" style:family="text"/>
    <style:style style:name="T710_8" style:family="text"/>
    <style:style style:name="T710_9" style:family="text"/>
    <style:style style:name="T710_10" style:family="text"/>
    <style:style style:name="P711" style:family="paragraph" style:parent-style-name="Standard">
      <style:paragraph-properties fo:break-before="auto" fo:line-height="115%" style:writing-mode="lr-tb"/>
    </style:style>
    <style:style style:name="T711_1" style:family="text"/>
    <style:style style:name="T711_2" style:family="text"/>
    <style:style style:name="T711_3" style:family="text"/>
    <style:style style:name="P712" style:family="paragraph" style:parent-style-name="Standard">
      <style:paragraph-properties fo:break-before="auto" fo:line-height="115%" style:writing-mode="lr-tb"/>
    </style:style>
    <style:style style:name="T712_1" style:family="text"/>
    <style:style style:name="T712_2" style:family="text"/>
    <style:style style:name="T712_3" style:family="text"/>
    <style:style style:name="P713" style:family="paragraph" style:parent-style-name="Standard">
      <style:paragraph-properties fo:break-before="auto" fo:line-height="115%" style:writing-mode="lr-tb"/>
    </style:style>
    <style:style style:name="T713_1" style:family="text"/>
    <style:style style:name="T713_2" style:family="text"/>
    <style:style style:name="T713_3" style:family="text"/>
    <style:style style:name="T713_4" style:family="text"/>
    <style:style style:name="T713_5" style:family="text"/>
    <style:style style:name="T713_6" style:family="text"/>
    <style:style style:name="T713_7" style:family="text"/>
    <style:style style:name="T713_8" style:family="text"/>
    <style:style style:name="T713_9" style:family="text"/>
    <style:style style:name="P714" style:family="paragraph" style:parent-style-name="Standard">
      <style:paragraph-properties fo:break-before="auto" fo:line-height="115%" style:writing-mode="lr-tb"/>
    </style:style>
    <style:style style:name="T714_1" style:family="text"/>
    <style:style style:name="T714_2" style:family="text"/>
    <style:style style:name="T714_3" style:family="text"/>
    <style:style style:name="T714_4" style:family="text"/>
    <style:style style:name="T714_5" style:family="text"/>
    <style:style style:name="T714_6" style:family="text"/>
    <style:style style:name="T714_7" style:family="text"/>
    <style:style style:name="T714_8" style:family="text"/>
    <style:style style:name="T714_9" style:family="text"/>
    <style:style style:name="T714_10" style:family="text"/>
    <style:style style:name="T714_11" style:family="text"/>
    <style:style style:name="T714_12" style:family="text"/>
    <style:style style:name="T714_13" style:family="text"/>
    <style:style style:name="P715" style:family="paragraph" style:parent-style-name="Standard">
      <style:paragraph-properties fo:break-before="auto" fo:line-height="115%" style:writing-mode="lr-tb"/>
    </style:style>
    <style:style style:name="T715_1" style:family="text"/>
    <style:style style:name="T715_2" style:family="text"/>
    <style:style style:name="T715_3" style:family="text"/>
    <style:style style:name="T715_4" style:family="text"/>
    <style:style style:name="P716" style:family="paragraph" style:parent-style-name="Standard">
      <style:paragraph-properties fo:break-before="auto" fo:line-height="115%" style:writing-mode="lr-tb"/>
    </style:style>
    <style:style style:name="T716_1" style:family="text"/>
    <style:style style:name="T716_2" style:family="text"/>
    <style:style style:name="T716_3" style:family="text"/>
    <style:style style:name="T716_4" style:family="text"/>
    <style:style style:name="T716_5" style:family="text"/>
    <style:style style:name="T716_6" style:family="text"/>
    <style:style style:name="T716_7" style:family="text"/>
    <style:style style:name="T716_8" style:family="text"/>
    <style:style style:name="T716_9" style:family="text"/>
    <style:style style:name="T716_10" style:family="text"/>
    <style:style style:name="T716_11" style:family="text"/>
    <style:style style:name="P717" style:family="paragraph" style:parent-style-name="Standard">
      <style:paragraph-properties fo:break-before="auto" fo:line-height="115%" style:writing-mode="lr-tb"/>
    </style:style>
    <style:style style:name="T717_1" style:family="text"/>
    <style:style style:name="T717_2" style:family="text"/>
    <style:style style:name="T717_3" style:family="text"/>
    <style:style style:name="T717_4" style:family="text"/>
    <style:style style:name="T717_5" style:family="text"/>
    <style:style style:name="T717_6" style:family="text"/>
    <style:style style:name="T717_7" style:family="text"/>
    <style:style style:name="T717_8" style:family="text"/>
    <style:style style:name="T717_9" style:family="text"/>
    <style:style style:name="T717_10" style:family="text"/>
    <style:style style:name="T717_11" style:family="text"/>
    <style:style style:name="P718" style:family="paragraph" style:parent-style-name="Standard">
      <style:paragraph-properties fo:break-before="auto" fo:line-height="115%" style:writing-mode="lr-tb"/>
    </style:style>
    <style:style style:name="T718_1" style:family="text"/>
    <style:style style:name="T718_2" style:family="text"/>
    <style:style style:name="T718_3" style:family="text"/>
    <style:style style:name="T718_4" style:family="text"/>
    <style:style style:name="T718_5" style:family="text"/>
    <style:style style:name="T718_6" style:family="text"/>
    <style:style style:name="T718_7" style:family="text"/>
    <style:style style:name="T718_8" style:family="text"/>
    <style:style style:name="T718_9" style:family="text"/>
    <style:style style:name="T718_10" style:family="text"/>
    <style:style style:name="T718_11" style:family="text"/>
    <style:style style:name="P719" style:family="paragraph" style:parent-style-name="Standard">
      <style:paragraph-properties fo:break-before="auto" fo:line-height="115%" style:writing-mode="lr-tb"/>
    </style:style>
    <style:style style:name="T719_1" style:family="text"/>
    <style:style style:name="T719_2" style:family="text"/>
    <style:style style:name="T719_3" style:family="text"/>
    <style:style style:name="T719_4" style:family="text"/>
    <style:style style:name="T719_5" style:family="text"/>
    <style:style style:name="T719_6" style:family="text"/>
    <style:style style:name="P720" style:family="paragraph" style:parent-style-name="Standard">
      <style:paragraph-properties fo:break-before="auto" fo:line-height="115%" style:writing-mode="lr-tb"/>
    </style:style>
    <style:style style:name="T720_1" style:family="text"/>
    <style:style style:name="T720_2" style:family="text"/>
    <style:style style:name="T720_3" style:family="text"/>
    <style:style style:name="P721" style:family="paragraph" style:parent-style-name="Standard">
      <style:paragraph-properties fo:break-before="auto" fo:line-height="115%" style:writing-mode="lr-tb"/>
    </style:style>
    <style:style style:name="T721_1" style:family="text"/>
    <style:style style:name="T721_2" style:family="text"/>
    <style:style style:name="T721_3" style:family="text"/>
    <style:style style:name="T721_4" style:family="text"/>
    <style:style style:name="T721_5" style:family="text"/>
    <style:style style:name="T721_6" style:family="text"/>
    <style:style style:name="T721_7" style:family="text"/>
    <style:style style:name="T721_8" style:family="text"/>
    <style:style style:name="T721_9" style:family="text"/>
    <style:style style:name="T721_10" style:family="text"/>
    <style:style style:name="T721_11" style:family="text"/>
    <style:style style:name="T721_12" style:family="text"/>
    <style:style style:name="T721_13" style:family="text"/>
    <style:style style:name="T721_14" style:family="text"/>
    <style:style style:name="T721_15" style:family="text"/>
    <style:style style:name="T721_16" style:family="text"/>
    <style:style style:name="T721_17" style:family="text"/>
    <style:style style:name="T721_18" style:family="text"/>
    <style:style style:name="T721_19" style:family="text"/>
    <style:style style:name="T721_20" style:family="text"/>
    <style:style style:name="T721_21" style:family="text"/>
    <style:style style:name="T721_22" style:family="text"/>
    <style:style style:name="P722" style:family="paragraph" style:parent-style-name="Standard">
      <style:paragraph-properties fo:break-before="auto" fo:line-height="115%" style:writing-mode="lr-tb"/>
    </style:style>
    <style:style style:name="T722_1" style:family="text"/>
    <style:style style:name="T722_2" style:family="text"/>
    <style:style style:name="T722_3" style:family="text"/>
    <style:style style:name="T722_4" style:family="text"/>
    <style:style style:name="T722_5" style:family="text"/>
    <style:style style:name="T722_6" style:family="text"/>
    <style:style style:name="T722_7" style:family="text"/>
    <style:style style:name="T722_8" style:family="text"/>
    <style:style style:name="P723" style:family="paragraph" style:parent-style-name="Standard">
      <style:paragraph-properties fo:break-before="auto" fo:line-height="115%" style:writing-mode="lr-tb"/>
    </style:style>
    <style:style style:name="T723_1" style:family="text"/>
    <style:style style:name="T723_2" style:family="text"/>
    <style:style style:name="P724" style:family="paragraph" style:parent-style-name="Standard">
      <style:paragraph-properties fo:break-before="auto" fo:line-height="115%" style:writing-mode="lr-tb"/>
    </style:style>
    <style:style style:name="T724_1" style:family="text"/>
    <style:style style:name="T724_2" style:family="text"/>
    <style:style style:name="T724_3" style:family="text"/>
    <style:style style:name="P725" style:family="paragraph" style:parent-style-name="Standard">
      <style:paragraph-properties fo:break-before="auto" fo:line-height="115%" style:writing-mode="lr-tb"/>
    </style:style>
    <style:style style:name="T725_1" style:family="text"/>
    <style:style style:name="T725_2" style:family="text"/>
    <style:style style:name="T725_3" style:family="text"/>
    <style:style style:name="T725_4" style:family="text"/>
    <style:style style:name="T725_5" style:family="text"/>
    <style:style style:name="T725_6" style:family="text"/>
    <style:style style:name="T725_7" style:family="text"/>
    <style:style style:name="T725_8" style:family="text"/>
    <style:style style:name="T725_9" style:family="text"/>
    <style:style style:name="T725_10" style:family="text"/>
    <style:style style:name="T725_11" style:family="text"/>
    <style:style style:name="P726" style:family="paragraph" style:parent-style-name="Standard">
      <style:paragraph-properties fo:break-before="auto" fo:line-height="115%" style:writing-mode="lr-tb"/>
    </style:style>
    <style:style style:name="T726_1" style:family="text"/>
    <style:style style:name="T726_2" style:family="text"/>
    <style:style style:name="T726_3" style:family="text"/>
    <style:style style:name="T726_4" style:family="text"/>
    <style:style style:name="T726_5" style:family="text"/>
    <style:style style:name="T726_6" style:family="text"/>
    <style:style style:name="P727" style:family="paragraph" style:parent-style-name="Standard">
      <style:paragraph-properties fo:break-before="auto" fo:line-height="115%" style:writing-mode="lr-tb"/>
    </style:style>
    <style:style style:name="T727_1" style:family="text"/>
    <style:style style:name="T727_2" style:family="text"/>
    <style:style style:name="T727_3" style:family="text"/>
    <style:style style:name="T727_4" style:family="text"/>
    <style:style style:name="T727_5" style:family="text"/>
    <style:style style:name="T727_6" style:family="text"/>
    <style:style style:name="T727_7" style:family="text"/>
    <style:style style:name="T727_8" style:family="text"/>
    <style:style style:name="T727_9" style:family="text"/>
    <style:style style:name="T727_10" style:family="text"/>
    <style:style style:name="T727_11" style:family="text"/>
    <style:style style:name="T727_12" style:family="text"/>
    <style:style style:name="T727_13" style:family="text"/>
    <style:style style:name="T727_14" style:family="text"/>
    <style:style style:name="T727_15" style:family="text"/>
    <style:style style:name="T727_16" style:family="text"/>
    <style:style style:name="T727_17" style:family="text"/>
    <style:style style:name="T727_18" style:family="text"/>
    <style:style style:name="T727_19" style:family="text"/>
    <style:style style:name="P728" style:family="paragraph" style:parent-style-name="Standard">
      <style:paragraph-properties fo:break-before="auto" fo:line-height="115%" style:writing-mode="lr-tb"/>
    </style:style>
    <style:style style:name="T728_1" style:family="text"/>
    <style:style style:name="T728_2" style:family="text"/>
    <style:style style:name="T728_3" style:family="text"/>
    <style:style style:name="T728_4" style:family="text"/>
    <style:style style:name="T728_5" style:family="text"/>
    <style:style style:name="T728_6" style:family="text"/>
    <style:style style:name="P729" style:family="paragraph" style:parent-style-name="Standard">
      <style:paragraph-properties fo:break-before="auto" fo:line-height="115%" style:writing-mode="lr-tb"/>
    </style:style>
    <style:style style:name="T729_1" style:family="text"/>
    <style:style style:name="T729_2" style:family="text"/>
    <style:style style:name="T729_3" style:family="text"/>
    <style:style style:name="P730" style:family="paragraph" style:parent-style-name="Standard">
      <style:paragraph-properties fo:break-before="auto" fo:line-height="115%" style:writing-mode="lr-tb"/>
    </style:style>
    <style:style style:name="T730_1" style:family="text"/>
    <style:style style:name="T730_2" style:family="text"/>
    <style:style style:name="T730_3" style:family="text"/>
    <style:style style:name="T730_4" style:family="text"/>
    <style:style style:name="T730_5" style:family="text"/>
    <style:style style:name="T730_6" style:family="text"/>
    <style:style style:name="T730_7" style:family="text"/>
    <style:style style:name="T730_8" style:family="text"/>
    <style:style style:name="T730_9" style:family="text"/>
    <style:style style:name="T730_10" style:family="text"/>
    <style:style style:name="P731" style:family="paragraph" style:parent-style-name="Standard">
      <style:paragraph-properties fo:break-before="auto" fo:line-height="115%" style:writing-mode="lr-tb"/>
    </style:style>
    <style:style style:name="T731_1" style:family="text"/>
    <style:style style:name="T731_2" style:family="text"/>
    <style:style style:name="T731_3" style:family="text"/>
    <style:style style:name="T731_4" style:family="text"/>
    <style:style style:name="P732" style:family="paragraph" style:parent-style-name="Standard">
      <style:paragraph-properties fo:break-before="auto" fo:line-height="115%" style:writing-mode="lr-tb"/>
    </style:style>
    <style:style style:name="T732_1" style:family="text"/>
    <style:style style:name="T732_2" style:family="text"/>
    <style:style style:name="T732_3" style:family="text"/>
    <style:style style:name="T732_4" style:family="text"/>
    <style:style style:name="T732_5" style:family="text"/>
    <style:style style:name="T732_6" style:family="text"/>
    <style:style style:name="T732_7" style:family="text"/>
    <style:style style:name="T732_8" style:family="text"/>
    <style:style style:name="T732_9" style:family="text"/>
    <style:style style:name="T732_10" style:family="text"/>
    <style:style style:name="T732_11" style:family="text"/>
    <style:style style:name="T732_12" style:family="text"/>
    <style:style style:name="P733" style:family="paragraph" style:parent-style-name="Standard">
      <style:paragraph-properties fo:break-before="auto" fo:line-height="115%" style:writing-mode="lr-tb"/>
    </style:style>
    <style:style style:name="T733_1" style:family="text"/>
    <style:style style:name="T733_2" style:family="text"/>
    <style:style style:name="T733_3" style:family="text"/>
    <style:style style:name="T733_4" style:family="text"/>
    <style:style style:name="P734" style:family="paragraph" style:parent-style-name="Standard">
      <style:paragraph-properties fo:break-before="auto" fo:line-height="115%" style:writing-mode="lr-tb"/>
    </style:style>
    <style:style style:name="T734_1" style:family="text"/>
    <style:style style:name="T734_2" style:family="text"/>
    <style:style style:name="T734_3" style:family="text"/>
    <style:style style:name="P735" style:family="paragraph" style:parent-style-name="Standard">
      <style:paragraph-properties fo:break-before="auto" fo:line-height="115%" style:writing-mode="lr-tb"/>
    </style:style>
    <style:style style:name="T735_1" style:family="text"/>
    <style:style style:name="T735_2" style:family="text"/>
    <style:style style:name="T735_3" style:family="text"/>
    <style:style style:name="T735_4" style:family="text"/>
    <style:style style:name="T735_5" style:family="text"/>
    <style:style style:name="T735_6" style:family="text"/>
    <style:style style:name="T735_7" style:family="text"/>
    <style:style style:name="T735_8" style:family="text"/>
    <style:style style:name="T735_9" style:family="text"/>
    <style:style style:name="T735_10" style:family="text"/>
    <style:style style:name="T735_11" style:family="text"/>
    <style:style style:name="T735_12" style:family="text"/>
    <style:style style:name="T735_13" style:family="text"/>
    <style:style style:name="T735_14" style:family="text"/>
    <style:style style:name="T735_15" style:family="text"/>
    <style:style style:name="T735_16" style:family="text"/>
    <style:style style:name="T735_17" style:family="text"/>
    <style:style style:name="T735_18" style:family="text"/>
    <style:style style:name="T735_19" style:family="text"/>
    <style:style style:name="P736" style:family="paragraph" style:parent-style-name="Standard">
      <style:paragraph-properties fo:break-before="auto" fo:line-height="115%" style:writing-mode="lr-tb"/>
    </style:style>
    <style:style style:name="T736_1" style:family="text"/>
    <style:style style:name="T736_2" style:family="text"/>
    <style:style style:name="P737" style:family="paragraph" style:parent-style-name="Standard">
      <style:paragraph-properties fo:break-before="auto" fo:line-height="115%" style:writing-mode="lr-tb"/>
    </style:style>
    <style:style style:name="T737_1" style:family="text"/>
    <style:style style:name="T737_2" style:family="text"/>
    <style:style style:name="P738" style:family="paragraph" style:parent-style-name="Standard">
      <style:paragraph-properties fo:break-before="auto" fo:line-height="115%" style:writing-mode="lr-tb"/>
    </style:style>
    <style:style style:name="T738_1" style:family="text"/>
    <style:style style:name="P739" style:family="paragraph" style:parent-style-name="Standard">
      <style:paragraph-properties fo:break-before="auto" fo:line-height="115%" style:writing-mode="lr-tb"/>
    </style:style>
    <style:style style:name="T739_1" style:family="text"/>
    <style:style style:name="P740" style:family="paragraph" style:parent-style-name="Standard">
      <style:paragraph-properties fo:break-before="auto" fo:line-height="115%" style:writing-mode="lr-tb"/>
    </style:style>
    <style:style style:name="P741" style:family="paragraph" style:parent-style-name="Standard">
      <style:paragraph-properties fo:break-before="auto" fo:line-height="115%" style:writing-mode="lr-tb"/>
    </style:style>
    <style:style style:name="P742" style:family="paragraph" style:parent-style-name="Standard">
      <style:paragraph-properties fo:break-before="auto" fo:line-height="115%" style:writing-mode="lr-tb"/>
    </style:style>
    <style:style style:name="P743" style:family="paragraph" style:parent-style-name="Standard">
      <style:paragraph-properties fo:break-before="auto" fo:line-height="115%" style:writing-mode="lr-tb"/>
    </style:style>
    <style:style style:name="P744" style:family="paragraph" style:parent-style-name="Standard">
      <style:paragraph-properties fo:break-before="auto" fo:line-height="115%" style:writing-mode="lr-tb"/>
    </style:style>
    <style:style style:name="P745" style:family="paragraph" style:parent-style-name="Standard">
      <style:paragraph-properties fo:break-before="auto" fo:line-height="115%" style:writing-mode="lr-tb"/>
    </style:style>
    <style:style style:name="P746" style:family="paragraph" style:parent-style-name="Standard">
      <style:paragraph-properties fo:break-before="auto" fo:line-height="115%" style:writing-mode="lr-tb"/>
    </style:style>
    <style:style style:name="P747" style:family="paragraph" style:parent-style-name="Standard">
      <style:paragraph-properties fo:break-before="auto" fo:line-height="115%" style:writing-mode="lr-tb"/>
    </style:style>
    <style:style style:name="P74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bin</text:span><text:span text:style-name="T1_3">/</text:span><text:span text:style-name="T1_4">bash</text:span><text:span text:style-name="T1_5"><text:s/>+</text:span><text:span text:style-name="T1_6">x</text:span></text:p>
      <text:p text:style-name="P2"/>
      <text:p text:style-name="P3"><text:span text:style-name="T3_1">MAKE</text:span><text:span text:style-name="T3_2">-</text:span><text:span text:style-name="T3_3">CHAIN</text:span><text:span text:style-name="T3_4"><text:s/>()</text:span></text:p>
      <text:p text:style-name="P4"><text:span text:style-name="T4_1">{</text:span></text:p>
      <text:p text:style-name="P5"><text:span text:style-name="T5_1"><text:tab/></text:span><text:span text:style-name="T5_2">echo</text:span><text:span text:style-name="T5_3"><text:s/></text:span><text:span text:style-name="T5_4">Proposed</text:span><text:span text:style-name="T5_5"><text:s/></text:span><text:span text:style-name="T5_6">New</text:span><text:span text:style-name="T5_7"><text:s/></text:span><text:span text:style-name="T5_8">Chain</text:span><text:span text:style-name="T5_9"><text:s/></text:span><text:span text:style-name="T5_10">ID</text:span></text:p>
      <text:p text:style-name="P6"><text:span text:style-name="T6_1"><text:tab/></text:span><text:span text:style-name="T6_2">CHAINID</text:span><text:span text:style-name="T6_3">=$(</text:span><text:span text:style-name="T6_4">factom</text:span><text:span text:style-name="T6_5">-</text:span><text:span text:style-name="T6_6">cli</text:span><text:span text:style-name="T6_7"><text:s/></text:span><text:span text:style-name="T6_8">mkchain</text:span><text:span text:style-name="T6_9"><text:s/>-</text:span><text:span text:style-name="T6_10">e</text:span><text:span text:style-name="T6_11"><text:s/>$1<text:s/>$2<text:s/>$3<text:s/>$4<text:s/>&lt;$5<text:s/>|<text:s/></text:span><text:span text:style-name="T6_12">awk</text:span><text:span text:style-name="T6_13"><text:s/>'{</text:span><text:span text:style-name="T6_14">print</text:span><text:span text:style-name="T6_15"><text:s/>$3}')</text:span></text:p>
      <text:p text:style-name="P7"><text:span text:style-name="T7_1"><text:tab/></text:span><text:span text:style-name="T7_2">echo</text:span><text:span text:style-name="T7_3"><text:s/></text:span><text:span text:style-name="T7_4">CHAINID</text:span><text:span text:style-name="T7_5">=$</text:span><text:span text:style-name="T7_6">CHAINID</text:span></text:p>
      <text:p text:style-name="P8"><text:span text:style-name="T8_1"><text:tab/></text:span><text:span text:style-name="T8_2">GET</text:span><text:span text:style-name="T8_3">-</text:span><text:span text:style-name="T8_4">ENTRY</text:span><text:span text:style-name="T8_5">-</text:span><text:span text:style-name="T8_6">BLOCK</text:span><text:span text:style-name="T8_7">-</text:span><text:span text:style-name="T8_8">CHAIN</text:span><text:span text:style-name="T8_9">-</text:span><text:span text:style-name="T8_10">HEAD</text:span><text:span text:style-name="T8_11"><text:s/>$</text:span><text:span text:style-name="T8_12">CHAINID</text:span></text:p>
      <text:p text:style-name="P9"><text:span text:style-name="T9_1">}</text:span></text:p>
      <text:p text:style-name="P10"/>
      <text:p text:style-name="P11"><text:span text:style-name="T11_1">GET</text:span><text:span text:style-name="T11_2">-</text:span><text:span text:style-name="T11_3">ENTRY</text:span><text:span text:style-name="T11_4">-</text:span><text:span text:style-name="T11_5">BLOCK</text:span><text:span text:style-name="T11_6">-</text:span><text:span text:style-name="T11_7">CHAIN</text:span><text:span text:style-name="T11_8">-</text:span><text:span text:style-name="T11_9">HEAD</text:span><text:span text:style-name="T11_10"><text:s/>()</text:span></text:p>
      <text:p text:style-name="P12"><text:span text:style-name="T12_1">{</text:span></text:p>
      <text:p text:style-name="P13"><text:span text:style-name="T13_1"><text:tab/></text:span><text:span text:style-name="T13_2">echo</text:span><text:span text:style-name="T13_3"><text:s/></text:span><text:span text:style-name="T13_4">WAITING</text:span><text:span text:style-name="T13_5"><text:s/>60<text:s/></text:span><text:span text:style-name="T13_6">SECONDS</text:span><text:span text:style-name="T13_7"><text:s/></text:span><text:span text:style-name="T13_8">FOR</text:span><text:span text:style-name="T13_9"><text:s/></text:span><text:span text:style-name="T13_10">DIRECTORY</text:span><text:span text:style-name="T13_11"><text:s/></text:span><text:span text:style-name="T13_12">BLOCK</text:span><text:span text:style-name="T13_13"><text:s/></text:span><text:span text:style-name="T13_14">TO</text:span><text:span text:style-name="T13_15"><text:s/></text:span><text:span text:style-name="T13_16">CLOSE</text:span></text:p>
      <text:p text:style-name="P14"><text:span text:style-name="T14_1"><text:tab/></text:span><text:span text:style-name="T14_2">sleep</text:span><text:span text:style-name="T14_3"><text:s/>60</text:span></text:p>
      <text:p text:style-name="P15"><text:span text:style-name="T15_1"><text:tab/></text:span><text:span text:style-name="T15_2">echo</text:span><text:span text:style-name="T15_3"><text:s/></text:span><text:span text:style-name="T15_4">Chain</text:span><text:span text:style-name="T15_5"><text:s/></text:span><text:span text:style-name="T15_6">Head</text:span><text:span text:style-name="T15_7"><text:s/></text:span><text:span text:style-name="T15_8">Merkelroot</text:span></text:p>
      <text:p text:style-name="P16"><text:span text:style-name="T16_1"><text:tab/></text:span><text:span text:style-name="T16_2">HEAD</text:span><text:span text:style-name="T16_3">=$(</text:span><text:span text:style-name="T16_4">factom</text:span><text:span text:style-name="T16_5">-</text:span><text:span text:style-name="T16_6">cli</text:span><text:span text:style-name="T16_7"><text:s/></text:span><text:span text:style-name="T16_8">get</text:span><text:span text:style-name="T16_9"><text:s/></text:span><text:span text:style-name="T16_10">chain</text:span><text:span text:style-name="T16_11"><text:s/>$1)</text:span></text:p>
      <text:p text:style-name="P17"><text:span text:style-name="T17_1"><text:tab/></text:span><text:span text:style-name="T17_2">echo</text:span><text:span text:style-name="T17_3"><text:s/></text:span><text:span text:style-name="T17_4">HEAD</text:span><text:span text:style-name="T17_5"><text:s/>=<text:s/>$</text:span><text:span text:style-name="T17_6">HEAD</text:span></text:p>
      <text:p text:style-name="P18"><text:span text:style-name="T18_1"><text:tab/></text:span><text:span text:style-name="T18_2">factom</text:span><text:span text:style-name="T18_3">-</text:span><text:span text:style-name="T18_4">cli</text:span><text:span text:style-name="T18_5"><text:s/></text:span><text:span text:style-name="T18_6">getaddresses</text:span></text:p>
      <text:p text:style-name="P19"><text:span text:style-name="T19_1">}</text:span></text:p>
      <text:p text:style-name="P20"/>
      <text:p text:style-name="P21"><text:span text:style-name="T21_1">TRACE</text:span><text:span text:style-name="T21_2">-</text:span><text:span text:style-name="T21_3">UPDATED</text:span><text:span text:style-name="T21_4">-</text:span><text:span text:style-name="T21_5">ENTRY</text:span><text:span text:style-name="T21_6">-</text:span><text:span text:style-name="T21_7">BLOCK</text:span><text:span text:style-name="T21_8">-</text:span><text:span text:style-name="T21_9">CHAIN</text:span><text:span text:style-name="T21_10"><text:s/>()</text:span></text:p>
      <text:p text:style-name="P22"><text:span text:style-name="T22_1">{</text:span></text:p>
      <text:p text:style-name="P23"><text:span text:style-name="T23_1"><text:tab/></text:span><text:span text:style-name="T23_2">GET</text:span><text:span text:style-name="T23_3">-</text:span><text:span text:style-name="T23_4">ENTRY</text:span><text:span text:style-name="T23_5">-</text:span><text:span text:style-name="T23_6">BLOCK</text:span><text:span text:style-name="T23_7">-</text:span><text:span text:style-name="T23_8">CHAIN</text:span><text:span text:style-name="T23_9">-</text:span><text:span text:style-name="T23_10">HEAD</text:span><text:span text:style-name="T23_11"><text:s/>$</text:span><text:span text:style-name="T23_12">CHAINIDGOOD</text:span></text:p>
      <text:p text:style-name="P24"><text:span text:style-name="T24_1"><text:tab/></text:span><text:span text:style-name="T24_2">HEADGOOD</text:span><text:span text:style-name="T24_3">=$</text:span><text:span text:style-name="T24_4">HEAD</text:span></text:p>
      <text:p text:style-name="P25"><text:span text:style-name="T25_1"><text:tab/></text:span><text:span text:style-name="T25_2">echo</text:span><text:span text:style-name="T25_3"><text:s/></text:span><text:span text:style-name="T25_4">HEADGOOD</text:span><text:span text:style-name="T25_5"><text:s/>=<text:s/>$</text:span><text:span text:style-name="T25_6">HEADGOOD</text:span></text:p>
      <text:p text:style-name="P26"><text:span text:style-name="T26_1"><text:tab/></text:span><text:span text:style-name="T26_2">echo</text:span></text:p>
      <text:p text:style-name="P27"><text:span text:style-name="T27_1"><text:tab/></text:span><text:span text:style-name="T27_2">TRACE</text:span><text:span text:style-name="T27_3">-</text:span><text:span text:style-name="T27_4">ENTRY</text:span><text:span text:style-name="T27_5">-</text:span><text:span text:style-name="T27_6">BLOCK</text:span><text:span text:style-name="T27_7">-</text:span><text:span text:style-name="T27_8">CHAIN</text:span><text:span text:style-name="T27_9"><text:s/>$</text:span><text:span text:style-name="T27_10">HEADGOOD</text:span></text:p>
      <text:p text:style-name="P28"><text:span text:style-name="T28_1">}</text:span></text:p>
      <text:p text:style-name="P29"/>
      <text:p text:style-name="P30"><text:span text:style-name="T30_1">TRACE</text:span><text:span text:style-name="T30_2">-</text:span><text:span text:style-name="T30_3">ENTRY</text:span><text:span text:style-name="T30_4">-</text:span><text:span text:style-name="T30_5">BLOCK</text:span><text:span text:style-name="T30_6">-</text:span><text:span text:style-name="T30_7">CHAIN</text:span><text:span text:style-name="T30_8"><text:s/>()</text:span></text:p>
      <text:p text:style-name="P31"><text:span text:style-name="T31_1">{</text:span></text:p>
      <text:p text:style-name="P32"><text:span text:style-name="T32_1"><text:tab/></text:span><text:span text:style-name="T32_2">ENTRYKEYMERKELROOT</text:span><text:span text:style-name="T32_3">=$1</text:span></text:p>
      <text:p text:style-name="P33"><text:span text:style-name="T33_1"><text:tab/></text:span><text:span text:style-name="T33_2">echo</text:span><text:span text:style-name="T33_3"><text:s/></text:span><text:span text:style-name="T33_4">HEAD</text:span><text:span text:style-name="T33_5"><text:s/>=<text:s/>$</text:span><text:span text:style-name="T33_6">HEAD</text:span></text:p>
      <text:p text:style-name="P34"><text:span text:style-name="T34_1"><text:tab/></text:span><text:span text:style-name="T34_2">echo</text:span><text:span text:style-name="T34_3"><text:s/></text:span><text:span text:style-name="T34_4">HEADGOOD</text:span><text:span text:style-name="T34_5"><text:s/>=<text:s/>$</text:span><text:span text:style-name="T34_6">HEADGOOD</text:span></text:p>
      <text:p text:style-name="P35"><text:span text:style-name="T35_1"><text:tab/></text:span><text:span text:style-name="T35_2">echo</text:span><text:span text:style-name="T35_3"><text:s/></text:span><text:span text:style-name="T35_4">ENTRYKEYMERKELROOT</text:span><text:span text:style-name="T35_5"><text:s/>=<text:s/>$</text:span><text:span text:style-name="T35_6">ENTRYKEYMERKELROOT</text:span></text:p>
      <text:p text:style-name="P36"><text:span text:style-name="T36_1"><text:tab/></text:span><text:span text:style-name="T36_2">echo</text:span></text:p>
      <text:p text:style-name="P37"><text:span text:style-name="T37_1"><text:tab/></text:span><text:span text:style-name="T37_2">until</text:span><text:span text:style-name="T37_3"><text:s/>[<text:s/>"$</text:span><text:span text:style-name="T37_4">ENTRYKEYMERKELROOT</text:span><text:span text:style-name="T37_5">"<text:s/>=<text:s/>'0000000000000000000000000000000000000000000000000000000000000000'<text:s/>-</text:span><text:span text:style-name="T37_6">o</text:span><text:span text:style-name="T37_7"><text:s/>"$</text:span><text:span text:style-name="T37_8">ENTRYKEYMERKELROOT</text:span><text:span text:style-name="T37_9">"<text:s/>=<text:s/>""<text:s/>];<text:s/></text:span><text:span text:style-name="T37_10">do</text:span></text:p>
      <text:p text:style-name="P38"><text:span text:style-name="T38_1"><text:s text:c="4"/><text:tab/></text:span><text:span text:style-name="T38_2">RESULT</text:span><text:span text:style-name="T38_3">=$(</text:span><text:span text:style-name="T38_4">factom</text:span><text:span text:style-name="T38_5">-</text:span><text:span text:style-name="T38_6">cli</text:span><text:span text:style-name="T38_7"><text:s/></text:span><text:span text:style-name="T38_8">get</text:span><text:span text:style-name="T38_9"><text:s/></text:span><text:span text:style-name="T38_10">eblock</text:span><text:span text:style-name="T38_11"><text:s/>$</text:span><text:span text:style-name="T38_12">ENTRYKEYMERKELROOT</text:span><text:span text:style-name="T38_13">)</text:span></text:p>
      <text:p text:style-name="P39"><text:span text:style-name="T39_1">#<text:s text:c="3"/><text:tab/></text:span><text:span text:style-name="T39_2">echo</text:span><text:span text:style-name="T39_3"><text:s/>$</text:span><text:span text:style-name="T39_4">RESULT</text:span></text:p>
      <text:p text:style-name="P40"><text:span text:style-name="T40_1"><text:s text:c="4"/><text:tab/></text:span><text:span text:style-name="T40_2">SEQNO</text:span><text:span text:style-name="T40_3">=$(</text:span><text:span text:style-name="T40_4">echo</text:span><text:span text:style-name="T40_5"><text:s/>$</text:span><text:span text:style-name="T40_6">RESULT</text:span><text:span text:style-name="T40_7"><text:s/>|<text:s/></text:span><text:span text:style-name="T40_8">awk</text:span><text:span text:style-name="T40_9"><text:s/>'{</text:span><text:span text:style-name="T40_10">printf</text:span><text:span text:style-name="T40_11"><text:s/>$2}')</text:span></text:p>
      <text:p text:style-name="P41"><text:span text:style-name="T41_1"><text:s text:c="4"/><text:tab/></text:span><text:span text:style-name="T41_2">TIMESTAMP</text:span><text:span text:style-name="T41_3">=$(</text:span><text:span text:style-name="T41_4">echo</text:span><text:span text:style-name="T41_5"><text:s/>$</text:span><text:span text:style-name="T41_6">RESULT</text:span><text:span text:style-name="T41_7"><text:s/>|<text:s/></text:span><text:span text:style-name="T41_8">awk</text:span><text:span text:style-name="T41_9"><text:s/>'{</text:span><text:span text:style-name="T41_10">printf</text:span><text:span text:style-name="T41_11"><text:s/>$8}')<text:s text:c="4"/></text:span></text:p>
      <text:p text:style-name="P42"><text:span text:style-name="T42_1"><text:s text:c="4"/><text:tab/></text:span><text:span text:style-name="T42_2">EBCHAINID</text:span><text:span text:style-name="T42_3">=$(</text:span><text:span text:style-name="T42_4">echo</text:span><text:span text:style-name="T42_5"><text:s/>$</text:span><text:span text:style-name="T42_6">RESULT</text:span><text:span text:style-name="T42_7"><text:s/>|<text:s/></text:span><text:span text:style-name="T42_8">awk</text:span><text:span text:style-name="T42_9"><text:s/>'{</text:span><text:span text:style-name="T42_10">printf</text:span><text:span text:style-name="T42_11"><text:s/>$4}')</text:span></text:p>
      <text:p text:style-name="P43"><text:span text:style-name="T43_1"><text:s text:c="4"/><text:tab/></text:span><text:span text:style-name="T43_2">ENTRYKEYMERKELROOT</text:span><text:span text:style-name="T43_3">=$(</text:span><text:span text:style-name="T43_4">echo</text:span><text:span text:style-name="T43_5"><text:s/>$</text:span><text:span text:style-name="T43_6">RESULT</text:span><text:span text:style-name="T43_7"><text:s/>|<text:s/></text:span><text:span text:style-name="T43_8">awk</text:span><text:span text:style-name="T43_9"><text:s/>'{</text:span><text:span text:style-name="T43_10">printf</text:span><text:span text:style-name="T43_11"><text:s/>$6}')</text:span></text:p>
      <text:p text:style-name="P44"><text:span text:style-name="T44_1"><text:s text:c="4"/><text:tab/></text:span><text:span text:style-name="T44_2">echo</text:span><text:span text:style-name="T44_3"><text:s/></text:span><text:span text:style-name="T44_4">ENTRY</text:span><text:span text:style-name="T44_5"><text:s/></text:span><text:span text:style-name="T44_6">BLOCK</text:span></text:p>
      <text:p text:style-name="P45"><text:span text:style-name="T45_1"><text:s text:c="4"/><text:tab/></text:span><text:span text:style-name="T45_2">echo</text:span><text:span text:style-name="T45_3"><text:s/>-----------</text:span></text:p>
      <text:p text:style-name="P46"><text:span text:style-name="T46_1"><text:s text:c="4"/><text:tab/></text:span><text:span text:style-name="T46_2">echo</text:span><text:span text:style-name="T46_3"><text:s/></text:span><text:span text:style-name="T46_4">Sequence</text:span><text:span text:style-name="T46_5"><text:s/></text:span><text:span text:style-name="T46_6">Number</text:span><text:span text:style-name="T46_7"><text:s/>-<text:s/></text:span><text:span text:style-name="T46_8">Time</text:span><text:span text:style-name="T46_9"><text:s/></text:span><text:span text:style-name="T46_10">Stamp</text:span></text:p>
      <text:p text:style-name="P47"><text:span text:style-name="T47_1"><text:s text:c="4"/><text:tab/></text:span><text:span text:style-name="T47_2">echo</text:span><text:span text:style-name="T47_3"><text:s/>$</text:span><text:span text:style-name="T47_4">SEQNO</text:span><text:span text:style-name="T47_5"><text:s/>$</text:span><text:span text:style-name="T47_6">TIMESTAMP</text:span></text:p>
      <text:p text:style-name="P48"><text:span text:style-name="T48_1"><text:s text:c="4"/><text:tab/></text:span><text:span text:style-name="T48_2">echo</text:span><text:span text:style-name="T48_3"><text:s/></text:span><text:span text:style-name="T48_4">Chain</text:span><text:span text:style-name="T48_5"><text:s/></text:span><text:span text:style-name="T48_6">ID</text:span></text:p>
      <text:p text:style-name="P49"><text:span text:style-name="T49_1"><text:s text:c="4"/><text:tab/></text:span><text:span text:style-name="T49_2">echo</text:span><text:span text:style-name="T49_3"><text:s/>$</text:span><text:span text:style-name="T49_4">EBCHAINID</text:span></text:p>
      <text:p text:style-name="P50"><text:span text:style-name="T50_1"><text:s text:c="4"/><text:tab/></text:span><text:span text:style-name="T50_2">echo</text:span><text:span text:style-name="T50_3"><text:s/></text:span><text:span text:style-name="T50_4">Previous</text:span><text:span text:style-name="T50_5"><text:s/></text:span><text:span text:style-name="T50_6">Entry</text:span><text:span text:style-name="T50_7"><text:s/></text:span><text:span text:style-name="T50_8">Block</text:span><text:span text:style-name="T50_9"><text:s/></text:span><text:span text:style-name="T50_10">Key</text:span><text:span text:style-name="T50_11"><text:s/></text:span><text:span text:style-name="T50_12">Merkel</text:span><text:span text:style-name="T50_13"><text:s/></text:span><text:span text:style-name="T50_14">Root</text:span></text:p>
      <text:p text:style-name="P51"><text:span text:style-name="T51_1"><text:s text:c="4"/><text:tab/></text:span><text:span text:style-name="T51_2">echo</text:span><text:span text:style-name="T51_3"><text:s/>$</text:span><text:span text:style-name="T51_4">ENTRYKEYMERKELROOT</text:span></text:p>
      <text:p text:style-name="P52"><text:span text:style-name="T52_1"><text:s text:c="4"/><text:tab/></text:span><text:span text:style-name="T52_2">echo</text:span></text:p>
      <text:p text:style-name="P53"><text:span text:style-name="T53_1"><text:s text:c="4"/><text:tab/></text:span><text:span text:style-name="T53_2">ENTRYINDEX</text:span><text:span text:style-name="T53_3">=12</text:span></text:p>
      <text:p text:style-name="P54"><text:span text:style-name="T54_1"><text:s text:c="4"/><text:tab/></text:span><text:span text:style-name="T54_2">ENTRYTIMESTAMP</text:span><text:span text:style-name="T54_3">=$(</text:span><text:span text:style-name="T54_4">echo</text:span><text:span text:style-name="T54_5"><text:s/>$</text:span><text:span text:style-name="T54_6">RESULT</text:span><text:span text:style-name="T54_7"><text:s/>|<text:s/></text:span><text:span text:style-name="T54_8">awk</text:span><text:span text:style-name="T54_9"><text:s/>'{</text:span><text:span text:style-name="T54_10">printf</text:span><text:span text:style-name="T54_11"><text:s/>$12}')</text:span></text:p>
      <text:p text:style-name="P55"><text:span text:style-name="T55_1"><text:s text:c="4"/><text:tab/></text:span><text:span text:style-name="T55_2">until</text:span><text:span text:style-name="T55_3"><text:s/>[<text:s/>"$</text:span><text:span text:style-name="T55_4">ENTRYTIMESTAMP</text:span><text:span text:style-name="T55_5">"<text:s/>=<text:s/>""<text:s/>];<text:s/></text:span><text:span text:style-name="T55_6">do</text:span></text:p>
      <text:p text:style-name="P56"><text:span text:style-name="T56_1"><text:s text:c="8"/><text:tab/></text:span><text:span text:style-name="T56_2">echo</text:span><text:span text:style-name="T56_3"><text:s/>"<text:tab/>"</text:span><text:span text:style-name="T56_4">ENTRY</text:span></text:p>
      <text:p text:style-name="P57"><text:span text:style-name="T57_1"><text:s text:c="8"/><text:tab/></text:span><text:span text:style-name="T57_2">echo</text:span><text:span text:style-name="T57_3"><text:s/>"<text:tab/>"-----</text:span></text:p>
      <text:p text:style-name="P58"><text:span text:style-name="T58_1"><text:s text:c="8"/><text:tab/></text:span><text:span text:style-name="T58_2">echo</text:span><text:span text:style-name="T58_3"><text:s/>"<text:tab/>"</text:span><text:span text:style-name="T58_4">Entry</text:span><text:span text:style-name="T58_5"><text:s/></text:span><text:span text:style-name="T58_6">Time</text:span><text:span text:style-name="T58_7"><text:s/></text:span><text:span text:style-name="T58_8">Stamp</text:span></text:p>
      <text:p text:style-name="P59"><text:span text:style-name="T59_1"><text:s text:c="8"/><text:tab/></text:span><text:span text:style-name="T59_2">echo</text:span><text:span text:style-name="T59_3"><text:s/>"<text:tab/>"$</text:span><text:span text:style-name="T59_4">ENTRYTIMESTAMP</text:span></text:p>
      <text:p text:style-name="P60"><text:span text:style-name="T60_1"><text:s text:c="8"/><text:tab/></text:span><text:span text:style-name="T60_2">echo</text:span><text:span text:style-name="T60_3"><text:s/>"<text:tab/>"</text:span><text:span text:style-name="T60_4">Entry</text:span><text:span text:style-name="T60_5"><text:s/></text:span><text:span text:style-name="T60_6">Hash</text:span></text:p>
      <text:p text:style-name="P61"><text:span text:style-name="T61_1"><text:s text:c="8"/><text:tab/></text:span><text:span text:style-name="T61_2">ENTRYHASH</text:span><text:span text:style-name="T61_3">=$(</text:span><text:span text:style-name="T61_4">echo</text:span><text:span text:style-name="T61_5"><text:s/>$</text:span><text:span text:style-name="T61_6">RESULT</text:span><text:span text:style-name="T61_7"><text:s/>|<text:s/></text:span><text:span text:style-name="T61_8">awk</text:span><text:span text:style-name="T61_9"><text:s/>-</text:span><text:span text:style-name="T61_10">v</text:span><text:span text:style-name="T61_11"><text:s/></text:span><text:span text:style-name="T61_12">INDEX</text:span><text:span text:style-name="T61_13">="$(($</text:span><text:span text:style-name="T61_14">ENTRYINDEX</text:span><text:span text:style-name="T61_15"><text:s/>+<text:s/>2))"<text:s/>'{</text:span><text:span text:style-name="T61_16">printf</text:span><text:span text:style-name="T61_17"><text:s/>$</text:span><text:span text:style-name="T61_18">INDEX</text:span><text:span text:style-name="T61_19">}')</text:span></text:p>
      <text:p text:style-name="P62"><text:span text:style-name="T62_1"><text:s text:c="8"/><text:tab/></text:span><text:span text:style-name="T62_2">echo</text:span><text:span text:style-name="T62_3"><text:s/>"<text:tab/>"$</text:span><text:span text:style-name="T62_4">ENTRYHASH</text:span></text:p>
      <text:p text:style-name="P63"><text:span text:style-name="T63_1"><text:s text:c="8"/><text:tab/></text:span><text:span text:style-name="T63_2">factom</text:span><text:span text:style-name="T63_3">-</text:span><text:span text:style-name="T63_4">cli</text:span><text:span text:style-name="T63_5"><text:s/></text:span><text:span text:style-name="T63_6">get</text:span><text:span text:style-name="T63_7"><text:s/></text:span><text:span text:style-name="T63_8">entry</text:span><text:span text:style-name="T63_9"><text:s/>$</text:span><text:span text:style-name="T63_10">ENTRYHASH</text:span></text:p>
      <text:p text:style-name="P64"><text:span text:style-name="T64_1"><text:s text:c="8"/><text:tab/>((</text:span><text:span text:style-name="T64_2">ENTRYINDEX</text:span><text:span text:style-name="T64_3">+=7))</text:span></text:p>
      <text:p text:style-name="P65"><text:span text:style-name="T65_1"><text:s text:c="8"/><text:tab/></text:span><text:span text:style-name="T65_2">ENTRYTIMESTAMP</text:span><text:span text:style-name="T65_3">=$(</text:span><text:span text:style-name="T65_4">echo</text:span><text:span text:style-name="T65_5"><text:s/>$</text:span><text:span text:style-name="T65_6">RESULT</text:span><text:span text:style-name="T65_7"><text:s/>|<text:s/></text:span><text:span text:style-name="T65_8">awk</text:span><text:span text:style-name="T65_9"><text:s/>-</text:span><text:span text:style-name="T65_10">v</text:span><text:span text:style-name="T65_11"><text:s/></text:span><text:span text:style-name="T65_12">INDEX</text:span><text:span text:style-name="T65_13">="$</text:span><text:span text:style-name="T65_14">ENTRYINDEX</text:span><text:span text:style-name="T65_15">"<text:s/>'{</text:span><text:span text:style-name="T65_16">printf</text:span><text:span text:style-name="T65_17"><text:s/>$</text:span><text:span text:style-name="T65_18">INDEX</text:span><text:span text:style-name="T65_19">}')</text:span></text:p>
      <text:p text:style-name="P66"><text:span text:style-name="T66_1"><text:s text:c="4"/><text:tab/></text:span><text:span text:style-name="T66_2">echo</text:span></text:p>
      <text:p text:style-name="P67"><text:span text:style-name="T67_1"><text:s text:c="4"/><text:tab/></text:span><text:span text:style-name="T67_2">done</text:span></text:p>
      <text:p text:style-name="P68"><text:span text:style-name="T68_1"><text:tab/></text:span><text:span text:style-name="T68_2">done</text:span></text:p>
      <text:p text:style-name="P69"><text:span text:style-name="T69_1"><text:tab/></text:span><text:span text:style-name="T69_2">echo</text:span></text:p>
      <text:p text:style-name="P70"><text:span text:style-name="T70_1">}</text:span></text:p>
      <text:p text:style-name="P71"/>
      <text:p text:style-name="P72"><text:span text:style-name="T72_1">echo</text:span><text:span text:style-name="T72_2"><text:s/></text:span><text:span text:style-name="T72_3">WAITING</text:span><text:span text:style-name="T72_4"><text:s/>60<text:s/></text:span><text:span text:style-name="T72_5">SECONDS</text:span><text:span text:style-name="T72_6"><text:s/></text:span><text:span text:style-name="T72_7">FOR</text:span><text:span text:style-name="T72_8"><text:s/></text:span><text:span text:style-name="T72_9">FACTOMD</text:span><text:span text:style-name="T72_10"><text:s/></text:span><text:span text:style-name="T72_11">TO</text:span><text:span text:style-name="T72_12"><text:s/></text:span><text:span text:style-name="T72_13">INITIALIZE</text:span></text:p>
      <text:p text:style-name="P73"><text:span text:style-name="T73_1">sleep</text:span><text:span text:style-name="T73_2"><text:s/>60</text:span></text:p>
      <text:p text:style-name="P74"><text:span text:style-name="T74_1">echo</text:span></text:p>
      <text:p text:style-name="P75"><text:span text:style-name="T75_1">echo</text:span><text:span text:style-name="T75_2"><text:s/>1<text:s/></text:span><text:span text:style-name="T75_3">WALLETS</text:span></text:p>
      <text:p text:style-name="P76"><text:span text:style-name="T76_1">echo</text:span></text:p>
      <text:p text:style-name="P77"><text:span text:style-name="T77_1">echo</text:span><text:span text:style-name="T77_2"><text:s/>1.1<text:s/></text:span><text:span text:style-name="T77_3">FACTOID</text:span><text:span text:style-name="T77_4"><text:s/></text:span><text:span text:style-name="T77_5">WALLET</text:span></text:p>
      <text:p text:style-name="P78"><text:span text:style-name="T78_1">echo</text:span></text:p>
      <text:p text:style-name="P79"><text:span text:style-name="T79_1">echo</text:span><text:span text:style-name="T79_2"><text:s/>1.1.1<text:s/></text:span><text:span text:style-name="T79_3">CREATE</text:span><text:span text:style-name="T79_4"><text:s/></text:span><text:span text:style-name="T79_5">FACTOID</text:span><text:span text:style-name="T79_6"><text:s/></text:span><text:span text:style-name="T79_7">WALLET</text:span><text:span text:style-name="T79_8"><text:s/></text:span><text:span text:style-name="T79_9">ADDRESSES</text:span><text:span text:style-name="T79_10"><text:s text:c="3"/><text:tab/><text:s/></text:span></text:p>
      <text:p text:style-name="P80"><text:span text:style-name="T80_1">echo</text:span></text:p>
      <text:p text:style-name="P81"><text:span text:style-name="T81_1">echo</text:span><text:span text:style-name="T81_2"><text:s/>1.1.1.1<text:s/></text:span><text:span text:style-name="T81_3">CREATE</text:span><text:span text:style-name="T81_4"><text:s/></text:span><text:span text:style-name="T81_5">TWO</text:span><text:span text:style-name="T81_6"><text:s/></text:span><text:span text:style-name="T81_7">LEGITIMATE</text:span><text:span text:style-name="T81_8"><text:s/></text:span><text:span text:style-name="T81_9">FACTOID</text:span><text:span text:style-name="T81_10"><text:s/></text:span><text:span text:style-name="T81_11">WALLET</text:span><text:span text:style-name="T81_12"><text:s/></text:span><text:span text:style-name="T81_13">ADDRESSES</text:span></text:p>
      <text:p text:style-name="P82"><text:span text:style-name="T82_1">FACTOIDWALLETADDRESSKEY</text:span><text:span text:style-name="T82_2">01=$(</text:span><text:span text:style-name="T82_3">factom</text:span><text:span text:style-name="T82_4">-</text:span><text:span text:style-name="T82_5">cli</text:span><text:span text:style-name="T82_6"><text:s/></text:span><text:span text:style-name="T82_7">newaddress</text:span><text:span text:style-name="T82_8"><text:s/></text:span><text:span text:style-name="T82_9">fct</text:span><text:span text:style-name="T82_10"><text:s/></text:span><text:span text:style-name="T82_11">factoid</text:span><text:span text:style-name="T82_12">-</text:span><text:span text:style-name="T82_13">wallet</text:span><text:span text:style-name="T82_14">-</text:span><text:span text:style-name="T82_15">address</text:span><text:span text:style-name="T82_16">-</text:span><text:span text:style-name="T82_17">name</text:span><text:span text:style-name="T82_18">01<text:s/></text:span><text:span text:style-name="T82_19">Fs</text:span><text:span text:style-name="T82_20">2</text:span><text:span text:style-name="T82_21">DNirmGDtnAZGXqca</text:span><text:span text:style-name="T82_22">3</text:span><text:span text:style-name="T82_23">XHkukTNMxoMGFFQxJA</text:span><text:span text:style-name="T82_24">3</text:span><text:span text:style-name="T82_25">bAjJnKzzsZBMH</text:span><text:span text:style-name="T82_26"><text:s/>|<text:s/></text:span><text:span text:style-name="T82_27">awk</text:span><text:span text:style-name="T82_28"><text:s/>'{</text:span><text:span text:style-name="T82_29">print</text:span><text:span text:style-name="T82_30"><text:s/>$3}')<text:s text:c="3"/><text:tab/><text:s/></text:span></text:p>
      <text:p text:style-name="P83"><text:span text:style-name="T83_1">echo</text:span><text:span text:style-name="T83_2"><text:s/></text:span><text:span text:style-name="T83_3">FACTOIDWALLETADDRESSKEY</text:span><text:span text:style-name="T83_4">01=$</text:span><text:span text:style-name="T83_5">FACTOIDWALLETADDRESSKEY</text:span><text:span text:style-name="T83_6">01</text:span></text:p>
      <text:p text:style-name="P84"><text:span text:style-name="T84_1">FACTOIDWALLETADDRESSKEY</text:span><text:span text:style-name="T84_2">02=$(</text:span><text:span text:style-name="T84_3">factom</text:span><text:span text:style-name="T84_4">-</text:span><text:span text:style-name="T84_5">cli</text:span><text:span text:style-name="T84_6"><text:s/></text:span><text:span text:style-name="T84_7">generateaddress</text:span><text:span text:style-name="T84_8"><text:s/></text:span><text:span text:style-name="T84_9">fct</text:span><text:span text:style-name="T84_10"><text:s/></text:span><text:span text:style-name="T84_11">factoid</text:span><text:span text:style-name="T84_12">-</text:span><text:span text:style-name="T84_13">wallet</text:span><text:span text:style-name="T84_14">-</text:span><text:span text:style-name="T84_15">address</text:span><text:span text:style-name="T84_16">-</text:span><text:span text:style-name="T84_17">name</text:span><text:span text:style-name="T84_18">02<text:s/>|<text:s/></text:span><text:span text:style-name="T84_19">awk</text:span><text:span text:style-name="T84_20"><text:s/>'{</text:span><text:span text:style-name="T84_21">print</text:span><text:span text:style-name="T84_22"><text:s/>$3}')<text:s text:c="3"/><text:tab/><text:s/></text:span></text:p>
      <text:p text:style-name="P85"><text:span text:style-name="T85_1">echo</text:span><text:span text:style-name="T85_2"><text:s/></text:span><text:span text:style-name="T85_3">FACTOIDWALLETADDRESSKEY</text:span><text:span text:style-name="T85_4">02=$</text:span><text:span text:style-name="T85_5">FACTOIDWALLETADDRESSKEY</text:span><text:span text:style-name="T85_6">02</text:span></text:p>
      <text:p text:style-name="P86"><text:span text:style-name="T86_1">factom</text:span><text:span text:style-name="T86_2">-</text:span><text:span text:style-name="T86_3">cli</text:span><text:span text:style-name="T86_4"><text:s/></text:span><text:span text:style-name="T86_5">newtransaction</text:span><text:span text:style-name="T86_6"><text:s/></text:span><text:span text:style-name="T86_7">setuptransaction</text:span></text:p>
      <text:p text:style-name="P87"><text:span text:style-name="T87_1">factom</text:span><text:span text:style-name="T87_2">-</text:span><text:span text:style-name="T87_3">cli</text:span><text:span text:style-name="T87_4"><text:s/></text:span><text:span text:style-name="T87_5">addinput</text:span><text:span text:style-name="T87_6"><text:s/></text:span><text:span text:style-name="T87_7">setuptransaction</text:span><text:span text:style-name="T87_8"><text:s/>$</text:span><text:span text:style-name="T87_9">FACTOIDWALLETADDRESSKEY</text:span><text:span text:style-name="T87_10">01<text:s/>150</text:span></text:p>
      <text:p text:style-name="P88"><text:span text:style-name="T88_1">factom</text:span><text:span text:style-name="T88_2">-</text:span><text:span text:style-name="T88_3">cli</text:span><text:span text:style-name="T88_4"><text:s/></text:span><text:span text:style-name="T88_5">addoutput</text:span><text:span text:style-name="T88_6"><text:s/></text:span><text:span text:style-name="T88_7">setuptransaction</text:span><text:span text:style-name="T88_8"><text:s/></text:span><text:span text:style-name="T88_9">factoid</text:span><text:span text:style-name="T88_10">-</text:span><text:span text:style-name="T88_11">wallet</text:span><text:span text:style-name="T88_12">-</text:span><text:span text:style-name="T88_13">address</text:span><text:span text:style-name="T88_14">-</text:span><text:span text:style-name="T88_15">name</text:span><text:span text:style-name="T88_16">02<text:s/>149</text:span></text:p>
      <text:p text:style-name="P89"><text:span text:style-name="T89_1">factom</text:span><text:span text:style-name="T89_2">-</text:span><text:span text:style-name="T89_3">cli</text:span><text:span text:style-name="T89_4"><text:s/></text:span><text:span text:style-name="T89_5">sign</text:span><text:span text:style-name="T89_6"><text:s/></text:span><text:span text:style-name="T89_7">setuptransaction</text:span></text:p>
      <text:p text:style-name="P90"><text:span text:style-name="T90_1">factom</text:span><text:span text:style-name="T90_2">-</text:span><text:span text:style-name="T90_3">cli</text:span><text:span text:style-name="T90_4"><text:s/></text:span><text:span text:style-name="T90_5">submit</text:span><text:span text:style-name="T90_6"><text:s/></text:span><text:span text:style-name="T90_7">setuptransaction</text:span></text:p>
      <text:p text:style-name="P91"/>
      <text:p text:style-name="P92"><text:span text:style-name="T92_1">:<text:s/>&lt;&lt;'</text:span><text:span text:style-name="T92_2">EOF</text:span><text:span text:style-name="T92_3">1'</text:span></text:p>
      <text:p text:style-name="P93"/>
      <text:p text:style-name="P94"><text:span text:style-name="T94_1">EOF</text:span><text:span text:style-name="T94_2">1</text:span></text:p>
      <text:p text:style-name="P95"/>
      <text:p text:style-name="P96"><text:span text:style-name="T96_1">echo</text:span><text:span text:style-name="T96_2"><text:s/>1.1.1.2<text:s/></text:span><text:span text:style-name="T96_3">TRY</text:span><text:span text:style-name="T96_4"><text:s/></text:span><text:span text:style-name="T96_5">TO</text:span><text:span text:style-name="T96_6"><text:s/></text:span><text:span text:style-name="T96_7">CREATE</text:span><text:span text:style-name="T96_8"><text:s/></text:span><text:span text:style-name="T96_9">TOO</text:span><text:span text:style-name="T96_10"><text:s/></text:span><text:span text:style-name="T96_11">LONG</text:span><text:span text:style-name="T96_12"><text:s/></text:span><text:span text:style-name="T96_13">FACTOID</text:span><text:span text:style-name="T96_14"><text:s/></text:span><text:span text:style-name="T96_15">WALLET</text:span><text:span text:style-name="T96_16"><text:s/></text:span><text:span text:style-name="T96_17">ADDRESS</text:span><text:span text:style-name="T96_18"><text:s/></text:span><text:span text:style-name="T96_19">NAME</text:span><text:span text:style-name="T96_20"><text:s text:c="2"/><text:tab/><text:s/></text:span></text:p>
      <text:p text:style-name="P97"><text:span text:style-name="T97_1">factom</text:span><text:span text:style-name="T97_2">-</text:span><text:span text:style-name="T97_3">cli</text:span><text:span text:style-name="T97_4"><text:s/></text:span><text:span text:style-name="T97_5">generateaddress</text:span><text:span text:style-name="T97_6"><text:s/></text:span><text:span text:style-name="T97_7">fct</text:span><text:span text:style-name="T97_8"><text:s/></text:span><text:span text:style-name="T97_9">factoid</text:span><text:span text:style-name="T97_10">-</text:span><text:span text:style-name="T97_11">wallet</text:span><text:span text:style-name="T97_12">-</text:span><text:span text:style-name="T97_13">address</text:span><text:span text:style-name="T97_14">-</text:span><text:span text:style-name="T97_15">name</text:span><text:span text:style-name="T97_16">890123</text:span></text:p>
      <text:p text:style-name="P98"><text:span text:style-name="T98_1">echo</text:span></text:p>
      <text:p text:style-name="P99"><text:span text:style-name="T99_1">echo</text:span><text:span text:style-name="T99_2"><text:s/>1.1.1.3<text:s/></text:span><text:span text:style-name="T99_3">TRY</text:span><text:span text:style-name="T99_4"><text:s/></text:span><text:span text:style-name="T99_5">TO</text:span><text:span text:style-name="T99_6"><text:s/></text:span><text:span text:style-name="T99_7">CREATE</text:span><text:span text:style-name="T99_8"><text:s/></text:span><text:span text:style-name="T99_9">FACTOID</text:span><text:span text:style-name="T99_10"><text:s/></text:span><text:span text:style-name="T99_11">WALLET</text:span><text:span text:style-name="T99_12"><text:s/></text:span><text:span text:style-name="T99_13">ADDRESS</text:span><text:span text:style-name="T99_14"><text:s/></text:span><text:span text:style-name="T99_15">NAME</text:span><text:span text:style-name="T99_16"><text:s/></text:span><text:span text:style-name="T99_17">STARTING</text:span><text:span text:style-name="T99_18"><text:s/></text:span><text:span text:style-name="T99_19">WITH</text:span><text:span text:style-name="T99_20"><text:s/>'"$"'<text:s text:c="3"/><text:tab/><text:s/></text:span></text:p>
      <text:p text:style-name="P100"><text:span text:style-name="T100_1">factom</text:span><text:span text:style-name="T100_2">-</text:span><text:span text:style-name="T100_3">cli</text:span><text:span text:style-name="T100_4"><text:s/></text:span><text:span text:style-name="T100_5">generateaddress</text:span><text:span text:style-name="T100_6"><text:s/></text:span><text:span text:style-name="T100_7">fct</text:span><text:span text:style-name="T100_8"><text:s/>'$</text:span><text:span text:style-name="T100_9">F</text:span><text:span text:style-name="T100_10">02'</text:span></text:p>
      <text:p text:style-name="P101"><text:span text:style-name="T101_1">echo</text:span></text:p>
      <text:p text:style-name="P102"><text:span text:style-name="T102_1">echo</text:span><text:span text:style-name="T102_2"><text:s/>1.1.1.4<text:s/></text:span><text:span text:style-name="T102_3">TRY</text:span><text:span text:style-name="T102_4"><text:s/></text:span><text:span text:style-name="T102_5">TO</text:span><text:span text:style-name="T102_6"><text:s/></text:span><text:span text:style-name="T102_7">CREATE</text:span><text:span text:style-name="T102_8"><text:s/></text:span><text:span text:style-name="T102_9">FACTOID</text:span><text:span text:style-name="T102_10"><text:s/></text:span><text:span text:style-name="T102_11">WALLET</text:span><text:span text:style-name="T102_12"><text:s/></text:span><text:span text:style-name="T102_13">ADDRESS</text:span><text:span text:style-name="T102_14"><text:s/></text:span><text:span text:style-name="T102_15">NAME</text:span><text:span text:style-name="T102_16"><text:s/></text:span><text:span text:style-name="T102_17">STARTING</text:span><text:span text:style-name="T102_18"><text:s/></text:span><text:span text:style-name="T102_19">WITH</text:span><text:span text:style-name="T102_20"><text:s/>'"/"'<text:s text:c="3"/><text:tab/><text:s/></text:span></text:p>
      <text:p text:style-name="P103"><text:span text:style-name="T103_1">factom</text:span><text:span text:style-name="T103_2">-</text:span><text:span text:style-name="T103_3">cli</text:span><text:span text:style-name="T103_4"><text:s/></text:span><text:span text:style-name="T103_5">generateaddress</text:span><text:span text:style-name="T103_6"><text:s/></text:span><text:span text:style-name="T103_7">fct</text:span><text:span text:style-name="T103_8"><text:s/>"'/</text:span><text:span text:style-name="T103_9">F</text:span><text:span text:style-name="T103_10">02'"</text:span></text:p>
      <text:p text:style-name="P104"><text:span text:style-name="T104_1">echo</text:span></text:p>
      <text:p text:style-name="P105"><text:span text:style-name="T105_1">echo</text:span><text:span text:style-name="T105_2"><text:s/>1.1.1.5<text:s/></text:span><text:span text:style-name="T105_3">TRY</text:span><text:span text:style-name="T105_4"><text:s/></text:span><text:span text:style-name="T105_5">TO</text:span><text:span text:style-name="T105_6"><text:s/></text:span><text:span text:style-name="T105_7">CREATE</text:span><text:span text:style-name="T105_8"><text:s/></text:span><text:span text:style-name="T105_9">FACTOID</text:span><text:span text:style-name="T105_10"><text:s/></text:span><text:span text:style-name="T105_11">WALLET</text:span><text:span text:style-name="T105_12"><text:s/></text:span><text:span text:style-name="T105_13">ADDRESS</text:span><text:span text:style-name="T105_14"><text:s/></text:span><text:span text:style-name="T105_15">NAME</text:span><text:span text:style-name="T105_16"><text:s/></text:span><text:span text:style-name="T105_17">CONTAINING</text:span><text:span text:style-name="T105_18"><text:s/>'"~"'<text:s text:c="3"/><text:tab/><text:s/></text:span></text:p>
      <text:p text:style-name="P106"><text:span text:style-name="T106_1">factom</text:span><text:span text:style-name="T106_2">-</text:span><text:span text:style-name="T106_3">cli</text:span><text:span text:style-name="T106_4"><text:s/></text:span><text:span text:style-name="T106_5">generateaddress</text:span><text:span text:style-name="T106_6"><text:s/></text:span><text:span text:style-name="T106_7">fct</text:span><text:span text:style-name="T106_8"><text:s/>"'</text:span><text:span text:style-name="T106_9">F</text:span><text:span text:style-name="T106_10">~02'"</text:span></text:p>
      <text:p text:style-name="P107"><text:span text:style-name="T107_1">echo</text:span></text:p>
      <text:p text:style-name="P108"><text:span text:style-name="T108_1">echo</text:span><text:span text:style-name="T108_2"><text:s/>1.1.1.6<text:s/></text:span><text:span text:style-name="T108_3">TRY</text:span><text:span text:style-name="T108_4"><text:s/></text:span><text:span text:style-name="T108_5">TO</text:span><text:span text:style-name="T108_6"><text:s/></text:span><text:span text:style-name="T108_7">CREATE</text:span><text:span text:style-name="T108_8"><text:s/></text:span><text:span text:style-name="T108_9">FACTOID</text:span><text:span text:style-name="T108_10"><text:s/></text:span><text:span text:style-name="T108_11">WALLET</text:span><text:span text:style-name="T108_12"><text:s/></text:span><text:span text:style-name="T108_13">ADDRESS</text:span><text:span text:style-name="T108_14"><text:s/></text:span><text:span text:style-name="T108_15">NAME</text:span><text:span text:style-name="T108_16"><text:s/></text:span><text:span text:style-name="T108_17">ENDING</text:span><text:span text:style-name="T108_18"><text:s/></text:span><text:span text:style-name="T108_19">WITH</text:span><text:span text:style-name="T108_20"><text:s/>'"!"'<text:s text:c="3"/><text:tab/><text:s/></text:span></text:p>
      <text:p text:style-name="P109"><text:span text:style-name="T109_1">factom</text:span><text:span text:style-name="T109_2">-</text:span><text:span text:style-name="T109_3">cli</text:span><text:span text:style-name="T109_4"><text:s/></text:span><text:span text:style-name="T109_5">generateaddress</text:span><text:span text:style-name="T109_6"><text:s/></text:span><text:span text:style-name="T109_7">fct</text:span><text:span text:style-name="T109_8"><text:s/>"'</text:span><text:span text:style-name="T109_9">F</text:span><text:span text:style-name="T109_10">02!'"</text:span></text:p>
      <text:p text:style-name="P110"><text:span text:style-name="T110_1">echo</text:span></text:p>
      <text:p text:style-name="P111"><text:span text:style-name="T111_1">echo</text:span><text:span text:style-name="T111_2"><text:s/>1.1.1.7<text:s/></text:span><text:span text:style-name="T111_3">TRY</text:span><text:span text:style-name="T111_4"><text:s/></text:span><text:span text:style-name="T111_5">TO</text:span><text:span text:style-name="T111_6"><text:s/></text:span><text:span text:style-name="T111_7">CREATE</text:span><text:span text:style-name="T111_8"><text:s/></text:span><text:span text:style-name="T111_9">FACTOID</text:span><text:span text:style-name="T111_10"><text:s/></text:span><text:span text:style-name="T111_11">WALLET</text:span><text:span text:style-name="T111_12"><text:s/></text:span><text:span text:style-name="T111_13">ADDRESS</text:span><text:span text:style-name="T111_14"><text:s/></text:span><text:span text:style-name="T111_15">NAME</text:span><text:span text:style-name="T111_16"><text:s/></text:span><text:span text:style-name="T111_17">STARTING</text:span><text:span text:style-name="T111_18"><text:s/></text:span><text:span text:style-name="T111_19">WITH</text:span><text:span text:style-name="T111_20"><text:s/>"@"<text:s text:c="3"/><text:tab/><text:s/></text:span></text:p>
      <text:p text:style-name="P112"><text:span text:style-name="T112_1">factom</text:span><text:span text:style-name="T112_2">-</text:span><text:span text:style-name="T112_3">cli</text:span><text:span text:style-name="T112_4"><text:s/></text:span><text:span text:style-name="T112_5">generateaddress</text:span><text:span text:style-name="T112_6"><text:s/></text:span><text:span text:style-name="T112_7">fct</text:span><text:span text:style-name="T112_8"><text:s/>"'@</text:span><text:span text:style-name="T112_9">F</text:span><text:span text:style-name="T112_10">02'"</text:span></text:p>
      <text:p text:style-name="P113"><text:span text:style-name="T113_1">echo</text:span></text:p>
      <text:p text:style-name="P114"><text:span text:style-name="T114_1">echo</text:span><text:span text:style-name="T114_2"><text:s/>1.1.1.8<text:s/></text:span><text:span text:style-name="T114_3">TRY</text:span><text:span text:style-name="T114_4"><text:s/></text:span><text:span text:style-name="T114_5">TO</text:span><text:span text:style-name="T114_6"><text:s/></text:span><text:span text:style-name="T114_7">CREATE</text:span><text:span text:style-name="T114_8"><text:s/></text:span><text:span text:style-name="T114_9">FACTOID</text:span><text:span text:style-name="T114_10"><text:s/></text:span><text:span text:style-name="T114_11">WALLET</text:span><text:span text:style-name="T114_12"><text:s/></text:span><text:span text:style-name="T114_13">ADDRESS</text:span><text:span text:style-name="T114_14"><text:s/></text:span><text:span text:style-name="T114_15">NAME</text:span><text:span text:style-name="T114_16"><text:s/></text:span><text:span text:style-name="T114_17">CONTAINING</text:span><text:span text:style-name="T114_18"><text:s/>"#"<text:s text:c="3"/><text:tab/><text:s/></text:span></text:p>
      <text:p text:style-name="P115"><text:span text:style-name="T115_1">factom</text:span><text:span text:style-name="T115_2">-</text:span><text:span text:style-name="T115_3">cli</text:span><text:span text:style-name="T115_4"><text:s/></text:span><text:span text:style-name="T115_5">generateaddress</text:span><text:span text:style-name="T115_6"><text:s/></text:span><text:span text:style-name="T115_7">fct</text:span><text:span text:style-name="T115_8"><text:s/>"'</text:span><text:span text:style-name="T115_9">F</text:span><text:span text:style-name="T115_10">#02'"</text:span></text:p>
      <text:p text:style-name="P116"><text:span text:style-name="T116_1">echo</text:span></text:p>
      <text:p text:style-name="P117"><text:span text:style-name="T117_1">echo</text:span><text:span text:style-name="T117_2"><text:s/>1.1.1.9<text:s/></text:span><text:span text:style-name="T117_3">TRY</text:span><text:span text:style-name="T117_4"><text:s/></text:span><text:span text:style-name="T117_5">TO</text:span><text:span text:style-name="T117_6"><text:s/></text:span><text:span text:style-name="T117_7">CREATE</text:span><text:span text:style-name="T117_8"><text:s/></text:span><text:span text:style-name="T117_9">FACTOID</text:span><text:span text:style-name="T117_10"><text:s/></text:span><text:span text:style-name="T117_11">WALLET</text:span><text:span text:style-name="T117_12"><text:s/></text:span><text:span text:style-name="T117_13">ADDRESS</text:span><text:span text:style-name="T117_14"><text:s/></text:span><text:span text:style-name="T117_15">NAME</text:span><text:span text:style-name="T117_16"><text:s/></text:span><text:span text:style-name="T117_17">ENDING</text:span><text:span text:style-name="T117_18"><text:s/></text:span><text:span text:style-name="T117_19">WITH</text:span><text:span text:style-name="T117_20"><text:s/>"%"<text:s text:c="3"/><text:tab/><text:s/></text:span></text:p>
      <text:p text:style-name="P118"><text:span text:style-name="T118_1">factom</text:span><text:span text:style-name="T118_2">-</text:span><text:span text:style-name="T118_3">cli</text:span><text:span text:style-name="T118_4"><text:s/></text:span><text:span text:style-name="T118_5">generateaddress</text:span><text:span text:style-name="T118_6"><text:s/></text:span><text:span text:style-name="T118_7">fct</text:span><text:span text:style-name="T118_8"><text:s/>"'</text:span><text:span text:style-name="T118_9">F</text:span><text:span text:style-name="T118_10">02%'"</text:span></text:p>
      <text:p text:style-name="P119"><text:span text:style-name="T119_1">echo</text:span></text:p>
      <text:p text:style-name="P120"><text:span text:style-name="T120_1">echo</text:span><text:span text:style-name="T120_2"><text:s/>1.1.1.10<text:s/></text:span><text:span text:style-name="T120_3">TRY</text:span><text:span text:style-name="T120_4"><text:s/></text:span><text:span text:style-name="T120_5">TO</text:span><text:span text:style-name="T120_6"><text:s/></text:span><text:span text:style-name="T120_7">CREATE</text:span><text:span text:style-name="T120_8"><text:s/></text:span><text:span text:style-name="T120_9">FACTOID</text:span><text:span text:style-name="T120_10"><text:s/></text:span><text:span text:style-name="T120_11">WALLET</text:span><text:span text:style-name="T120_12"><text:s/></text:span><text:span text:style-name="T120_13">ADDRESS</text:span><text:span text:style-name="T120_14"><text:s/></text:span><text:span text:style-name="T120_15">NAME</text:span><text:span text:style-name="T120_16"><text:s/></text:span><text:span text:style-name="T120_17">STARTING</text:span><text:span text:style-name="T120_18"><text:s/></text:span><text:span text:style-name="T120_19">WITH</text:span><text:span text:style-name="T120_20"><text:s/>"^"<text:s text:c="3"/><text:tab/><text:s/></text:span></text:p>
      <text:p text:style-name="P121"><text:span text:style-name="T121_1">factom</text:span><text:span text:style-name="T121_2">-</text:span><text:span text:style-name="T121_3">cli</text:span><text:span text:style-name="T121_4"><text:s/></text:span><text:span text:style-name="T121_5">generateaddress</text:span><text:span text:style-name="T121_6"><text:s/></text:span><text:span text:style-name="T121_7">fct</text:span><text:span text:style-name="T121_8"><text:s/>"'^</text:span><text:span text:style-name="T121_9">F</text:span><text:span text:style-name="T121_10">02'"</text:span></text:p>
      <text:p text:style-name="P122"><text:span text:style-name="T122_1">echo</text:span></text:p>
      <text:p text:style-name="P123"><text:span text:style-name="T123_1">echo</text:span><text:span text:style-name="T123_2"><text:s/>1.1.1.11<text:s/></text:span><text:span text:style-name="T123_3">TRY</text:span><text:span text:style-name="T123_4"><text:s/></text:span><text:span text:style-name="T123_5">TO</text:span><text:span text:style-name="T123_6"><text:s/></text:span><text:span text:style-name="T123_7">CREATE</text:span><text:span text:style-name="T123_8"><text:s/></text:span><text:span text:style-name="T123_9">FACTOID</text:span><text:span text:style-name="T123_10"><text:s/></text:span><text:span text:style-name="T123_11">WALLET</text:span><text:span text:style-name="T123_12"><text:s/></text:span><text:span text:style-name="T123_13">ADDRESS</text:span><text:span text:style-name="T123_14"><text:s/></text:span><text:span text:style-name="T123_15">NAME</text:span><text:span text:style-name="T123_16"><text:s/></text:span><text:span text:style-name="T123_17">CONTAINING</text:span><text:span text:style-name="T123_18"><text:s/>"&amp;"<text:s text:c="3"/><text:tab/><text:s/></text:span></text:p>
      <text:p text:style-name="P124"><text:span text:style-name="T124_1">factom</text:span><text:span text:style-name="T124_2">-</text:span><text:span text:style-name="T124_3">cli</text:span><text:span text:style-name="T124_4"><text:s/></text:span><text:span text:style-name="T124_5">generateaddress</text:span><text:span text:style-name="T124_6"><text:s/></text:span><text:span text:style-name="T124_7">fct</text:span><text:span text:style-name="T124_8"><text:s/>"'</text:span><text:span text:style-name="T124_9">F</text:span><text:span text:style-name="T124_10">&amp;02'"</text:span></text:p>
      <text:p text:style-name="P125"><text:span text:style-name="T125_1">echo</text:span></text:p>
      <text:p text:style-name="P126"><text:span text:style-name="T126_1">echo</text:span><text:span text:style-name="T126_2"><text:s/>1.1.1.12<text:s/></text:span><text:span text:style-name="T126_3">TRY</text:span><text:span text:style-name="T126_4"><text:s/></text:span><text:span text:style-name="T126_5">TO</text:span><text:span text:style-name="T126_6"><text:s/></text:span><text:span text:style-name="T126_7">CREATE</text:span><text:span text:style-name="T126_8"><text:s/></text:span><text:span text:style-name="T126_9">FACTOID</text:span><text:span text:style-name="T126_10"><text:s/></text:span><text:span text:style-name="T126_11">WALLET</text:span><text:span text:style-name="T126_12"><text:s/></text:span><text:span text:style-name="T126_13">ADDRESS</text:span><text:span text:style-name="T126_14"><text:s/></text:span><text:span text:style-name="T126_15">NAME</text:span><text:span text:style-name="T126_16"><text:s/></text:span><text:span text:style-name="T126_17">ENDING</text:span><text:span text:style-name="T126_18"><text:s/></text:span><text:span text:style-name="T126_19">WITH</text:span><text:span text:style-name="T126_20"><text:s/>"*"<text:s text:c="3"/><text:tab/><text:s/></text:span></text:p>
      <text:p text:style-name="P127"><text:span text:style-name="T127_1">factom</text:span><text:span text:style-name="T127_2">-</text:span><text:span text:style-name="T127_3">cli</text:span><text:span text:style-name="T127_4"><text:s/></text:span><text:span text:style-name="T127_5">generateaddress</text:span><text:span text:style-name="T127_6"><text:s/></text:span><text:span text:style-name="T127_7">fct</text:span><text:span text:style-name="T127_8"><text:s/>"'</text:span><text:span text:style-name="T127_9">F</text:span><text:span text:style-name="T127_10">02*'"</text:span></text:p>
      <text:p text:style-name="P128"><text:span text:style-name="T128_1">echo</text:span></text:p>
      <text:p text:style-name="P129"><text:span text:style-name="T129_1">echo</text:span><text:span text:style-name="T129_2"><text:s/>1.1.1.13<text:s/></text:span><text:span text:style-name="T129_3">TRY</text:span><text:span text:style-name="T129_4"><text:s/></text:span><text:span text:style-name="T129_5">TO</text:span><text:span text:style-name="T129_6"><text:s/></text:span><text:span text:style-name="T129_7">CREATE</text:span><text:span text:style-name="T129_8"><text:s/></text:span><text:span text:style-name="T129_9">FACTOID</text:span><text:span text:style-name="T129_10"><text:s/></text:span><text:span text:style-name="T129_11">WALLET</text:span><text:span text:style-name="T129_12"><text:s/></text:span><text:span text:style-name="T129_13">ADDRESS</text:span><text:span text:style-name="T129_14"><text:s/></text:span><text:span text:style-name="T129_15">NAME</text:span><text:span text:style-name="T129_16"><text:s/></text:span><text:span text:style-name="T129_17">CONTAINING</text:span><text:span text:style-name="T129_18"><text:s/>"()"<text:s text:c="3"/><text:tab/><text:s/></text:span></text:p>
      <text:p text:style-name="P130"><text:span text:style-name="T130_1">factom</text:span><text:span text:style-name="T130_2">-</text:span><text:span text:style-name="T130_3">cli</text:span><text:span text:style-name="T130_4"><text:s/></text:span><text:span text:style-name="T130_5">generateaddress</text:span><text:span text:style-name="T130_6"><text:s/></text:span><text:span text:style-name="T130_7">fct</text:span><text:span text:style-name="T130_8"><text:s/>"'(</text:span><text:span text:style-name="T130_9">F</text:span><text:span text:style-name="T130_10">02)'"</text:span></text:p>
      <text:p text:style-name="P131"><text:span text:style-name="T131_1">echo</text:span></text:p>
      <text:p text:style-name="P132"><text:span text:style-name="T132_1">echo</text:span><text:span text:style-name="T132_2"><text:s/>1.1.1.14<text:s/></text:span><text:span text:style-name="T132_3">TRY</text:span><text:span text:style-name="T132_4"><text:s/></text:span><text:span text:style-name="T132_5">TO</text:span><text:span text:style-name="T132_6"><text:s/></text:span><text:span text:style-name="T132_7">CREATE</text:span><text:span text:style-name="T132_8"><text:s/></text:span><text:span text:style-name="T132_9">FACTOID</text:span><text:span text:style-name="T132_10"><text:s/></text:span><text:span text:style-name="T132_11">WALLET</text:span><text:span text:style-name="T132_12"><text:s/></text:span><text:span text:style-name="T132_13">ADDRESS</text:span><text:span text:style-name="T132_14"><text:s/></text:span><text:span text:style-name="T132_15">NAME</text:span><text:span text:style-name="T132_16"><text:s/></text:span><text:span text:style-name="T132_17">STARTING</text:span><text:span text:style-name="T132_18"><text:s/></text:span><text:span text:style-name="T132_19">WITH</text:span><text:span text:style-name="T132_20"><text:s/>"+"<text:s text:c="3"/><text:tab/><text:s/></text:span></text:p>
      <text:p text:style-name="P133"><text:span text:style-name="T133_1">factom</text:span><text:span text:style-name="T133_2">-</text:span><text:span text:style-name="T133_3">cli</text:span><text:span text:style-name="T133_4"><text:s/></text:span><text:span text:style-name="T133_5">generateaddress</text:span><text:span text:style-name="T133_6"><text:s/></text:span><text:span text:style-name="T133_7">fct</text:span><text:span text:style-name="T133_8"><text:s/>"'+</text:span><text:span text:style-name="T133_9">F</text:span><text:span text:style-name="T133_10">02'"</text:span></text:p>
      <text:p text:style-name="P134"><text:span text:style-name="T134_1">echo</text:span></text:p>
      <text:p text:style-name="P135"><text:span text:style-name="T135_1">echo</text:span><text:span text:style-name="T135_2"><text:s/>1.1.1.15<text:s/></text:span><text:span text:style-name="T135_3">TRY</text:span><text:span text:style-name="T135_4"><text:s/></text:span><text:span text:style-name="T135_5">TO</text:span><text:span text:style-name="T135_6"><text:s/></text:span><text:span text:style-name="T135_7">CREATE</text:span><text:span text:style-name="T135_8"><text:s/></text:span><text:span text:style-name="T135_9">FACTOID</text:span><text:span text:style-name="T135_10"><text:s/></text:span><text:span text:style-name="T135_11">WALLET</text:span><text:span text:style-name="T135_12"><text:s/></text:span><text:span text:style-name="T135_13">ADDRESS</text:span><text:span text:style-name="T135_14"><text:s/></text:span><text:span text:style-name="T135_15">NAME</text:span><text:span text:style-name="T135_16"><text:s/></text:span><text:span text:style-name="T135_17">CONTAINING</text:span><text:span text:style-name="T135_18"><text:s/>"="<text:s text:c="3"/><text:tab/><text:s/></text:span></text:p>
      <text:p text:style-name="P136"><text:span text:style-name="T136_1">factom</text:span><text:span text:style-name="T136_2">-</text:span><text:span text:style-name="T136_3">cli</text:span><text:span text:style-name="T136_4"><text:s/></text:span><text:span text:style-name="T136_5">generateaddress</text:span><text:span text:style-name="T136_6"><text:s/></text:span><text:span text:style-name="T136_7">fct</text:span><text:span text:style-name="T136_8"><text:s/>"'</text:span><text:span text:style-name="T136_9">F</text:span><text:span text:style-name="T136_10">=02'"</text:span></text:p>
      <text:p text:style-name="P137"><text:span text:style-name="T137_1">echo</text:span></text:p>
      <text:p text:style-name="P138"><text:span text:style-name="T138_1">echo</text:span><text:span text:style-name="T138_2"><text:s/>1.1.1.16<text:s/></text:span><text:span text:style-name="T138_3">TRY</text:span><text:span text:style-name="T138_4"><text:s/></text:span><text:span text:style-name="T138_5">TO</text:span><text:span text:style-name="T138_6"><text:s/></text:span><text:span text:style-name="T138_7">CREATE</text:span><text:span text:style-name="T138_8"><text:s/></text:span><text:span text:style-name="T138_9">FACTOID</text:span><text:span text:style-name="T138_10"><text:s/></text:span><text:span text:style-name="T138_11">WALLET</text:span><text:span text:style-name="T138_12"><text:s/></text:span><text:span text:style-name="T138_13">ADDRESS</text:span><text:span text:style-name="T138_14"><text:s/></text:span><text:span text:style-name="T138_15">NAME</text:span><text:span text:style-name="T138_16"><text:s/></text:span><text:span text:style-name="T138_17">CONTAINING</text:span><text:span text:style-name="T138_18"><text:s/>"{}"<text:s text:c="3"/><text:tab/><text:s/></text:span></text:p>
      <text:p text:style-name="P139"><text:span text:style-name="T139_1">factom</text:span><text:span text:style-name="T139_2">-</text:span><text:span text:style-name="T139_3">cli</text:span><text:span text:style-name="T139_4"><text:s/></text:span><text:span text:style-name="T139_5">generateaddress</text:span><text:span text:style-name="T139_6"><text:s/></text:span><text:span text:style-name="T139_7">fct</text:span><text:span text:style-name="T139_8"><text:s/>"'{</text:span><text:span text:style-name="T139_9">F</text:span><text:span text:style-name="T139_10">02}'"</text:span></text:p>
      <text:p text:style-name="P140"><text:span text:style-name="T140_1">echo</text:span></text:p>
      <text:p text:style-name="P141"><text:span text:style-name="T141_1">echo</text:span><text:span text:style-name="T141_2"><text:s/>1.1.1.17<text:s/></text:span><text:span text:style-name="T141_3">TRY</text:span><text:span text:style-name="T141_4"><text:s/></text:span><text:span text:style-name="T141_5">TO</text:span><text:span text:style-name="T141_6"><text:s/></text:span><text:span text:style-name="T141_7">CREATE</text:span><text:span text:style-name="T141_8"><text:s/></text:span><text:span text:style-name="T141_9">FACTOID</text:span><text:span text:style-name="T141_10"><text:s/></text:span><text:span text:style-name="T141_11">WALLET</text:span><text:span text:style-name="T141_12"><text:s/></text:span><text:span text:style-name="T141_13">ADDRESS</text:span><text:span text:style-name="T141_14"><text:s/></text:span><text:span text:style-name="T141_15">NAME</text:span><text:span text:style-name="T141_16"><text:s/></text:span><text:span text:style-name="T141_17">CONTAINING</text:span><text:span text:style-name="T141_18"><text:s/>"[]"<text:s text:c="3"/><text:tab/><text:s/></text:span></text:p>
      <text:p text:style-name="P142"><text:span text:style-name="T142_1">factom</text:span><text:span text:style-name="T142_2">-</text:span><text:span text:style-name="T142_3">cli</text:span><text:span text:style-name="T142_4"><text:s/></text:span><text:span text:style-name="T142_5">generateaddress</text:span><text:span text:style-name="T142_6"><text:s/></text:span><text:span text:style-name="T142_7">fct</text:span><text:span text:style-name="T142_8"><text:s/>"'[</text:span><text:span text:style-name="T142_9">F</text:span><text:span text:style-name="T142_10">02]'"</text:span></text:p>
      <text:p text:style-name="P143"><text:span text:style-name="T143_1">echo</text:span></text:p>
      <text:p text:style-name="P144"><text:span text:style-name="T144_1">echo</text:span><text:span text:style-name="T144_2"><text:s/>1.1.1.18<text:s/></text:span><text:span text:style-name="T144_3">TRY</text:span><text:span text:style-name="T144_4"><text:s/></text:span><text:span text:style-name="T144_5">TO</text:span><text:span text:style-name="T144_6"><text:s/></text:span><text:span text:style-name="T144_7">CREATE</text:span><text:span text:style-name="T144_8"><text:s/></text:span><text:span text:style-name="T144_9">FACTOID</text:span><text:span text:style-name="T144_10"><text:s/></text:span><text:span text:style-name="T144_11">WALLET</text:span><text:span text:style-name="T144_12"><text:s/></text:span><text:span text:style-name="T144_13">ADDRESS</text:span><text:span text:style-name="T144_14"><text:s/></text:span><text:span text:style-name="T144_15">NAME</text:span><text:span text:style-name="T144_16"><text:s/></text:span><text:span text:style-name="T144_17">ENDING</text:span><text:span text:style-name="T144_18"><text:s/></text:span><text:span text:style-name="T144_19">WITH</text:span><text:span text:style-name="T144_20"><text:s/>"|"<text:s text:c="3"/><text:tab/><text:s/></text:span></text:p>
      <text:p text:style-name="P145"><text:span text:style-name="T145_1">factom</text:span><text:span text:style-name="T145_2">-</text:span><text:span text:style-name="T145_3">cli</text:span><text:span text:style-name="T145_4"><text:s/></text:span><text:span text:style-name="T145_5">generateaddress</text:span><text:span text:style-name="T145_6"><text:s/></text:span><text:span text:style-name="T145_7">fct</text:span><text:span text:style-name="T145_8"><text:s/>"'</text:span><text:span text:style-name="T145_9">F</text:span><text:span text:style-name="T145_10">02|'"</text:span></text:p>
      <text:p text:style-name="P146"><text:span text:style-name="T146_1">echo</text:span></text:p>
      <text:p text:style-name="P147"><text:span text:style-name="T147_1">echo</text:span><text:span text:style-name="T147_2"><text:s/>1.1.1.19<text:s/></text:span><text:span text:style-name="T147_3">TRY</text:span><text:span text:style-name="T147_4"><text:s/></text:span><text:span text:style-name="T147_5">TO</text:span><text:span text:style-name="T147_6"><text:s/></text:span><text:span text:style-name="T147_7">CREATE</text:span><text:span text:style-name="T147_8"><text:s/></text:span><text:span text:style-name="T147_9">FACTOID</text:span><text:span text:style-name="T147_10"><text:s/></text:span><text:span text:style-name="T147_11">WALLET</text:span><text:span text:style-name="T147_12"><text:s/></text:span><text:span text:style-name="T147_13">ADDRESS</text:span><text:span text:style-name="T147_14"><text:s/></text:span><text:span text:style-name="T147_15">NAME</text:span><text:span text:style-name="T147_16"><text:s/></text:span><text:span text:style-name="T147_17">STARTING</text:span><text:span text:style-name="T147_18"><text:s/></text:span><text:span text:style-name="T147_19">WITH</text:span><text:span text:style-name="T147_20"><text:s/>":"<text:s text:c="3"/><text:tab/><text:s/></text:span></text:p>
      <text:p text:style-name="P148"><text:span text:style-name="T148_1">factom</text:span><text:span text:style-name="T148_2">-</text:span><text:span text:style-name="T148_3">cli</text:span><text:span text:style-name="T148_4"><text:s/></text:span><text:span text:style-name="T148_5">generateaddress</text:span><text:span text:style-name="T148_6"><text:s/></text:span><text:span text:style-name="T148_7">fct</text:span><text:span text:style-name="T148_8"><text:s/>"':</text:span><text:span text:style-name="T148_9">F</text:span><text:span text:style-name="T148_10">02'"</text:span></text:p>
      <text:p text:style-name="P149"><text:span text:style-name="T149_1">echo</text:span></text:p>
      <text:p text:style-name="P150"><text:span text:style-name="T150_1">echo</text:span><text:span text:style-name="T150_2"><text:s/>1.1.1.20<text:s/></text:span><text:span text:style-name="T150_3">TRY</text:span><text:span text:style-name="T150_4"><text:s/></text:span><text:span text:style-name="T150_5">TO</text:span><text:span text:style-name="T150_6"><text:s/></text:span><text:span text:style-name="T150_7">CREATE</text:span><text:span text:style-name="T150_8"><text:s/></text:span><text:span text:style-name="T150_9">FACTOID</text:span><text:span text:style-name="T150_10"><text:s/></text:span><text:span text:style-name="T150_11">WALLET</text:span><text:span text:style-name="T150_12"><text:s/></text:span><text:span text:style-name="T150_13">ADDRESS</text:span><text:span text:style-name="T150_14"><text:s/></text:span><text:span text:style-name="T150_15">NAME</text:span><text:span text:style-name="T150_16"><text:s/></text:span><text:span text:style-name="T150_17">CONTAINING</text:span><text:span text:style-name="T150_18"><text:s/>";"<text:s text:c="3"/><text:tab/><text:s/></text:span></text:p>
      <text:p text:style-name="P151"><text:span text:style-name="T151_1">factom</text:span><text:span text:style-name="T151_2">-</text:span><text:span text:style-name="T151_3">cli</text:span><text:span text:style-name="T151_4"><text:s/></text:span><text:span text:style-name="T151_5">generateaddress</text:span><text:span text:style-name="T151_6"><text:s/></text:span><text:span text:style-name="T151_7">fct</text:span><text:span text:style-name="T151_8"><text:s/>"'</text:span><text:span text:style-name="T151_9">F</text:span><text:span text:style-name="T151_10">;02'"</text:span></text:p>
      <text:p text:style-name="P152"><text:span text:style-name="T152_1">echo</text:span></text:p>
      <text:p text:style-name="P153"><text:span text:style-name="T153_1">echo</text:span><text:span text:style-name="T153_2"><text:s/>1.1.1.21<text:s/></text:span><text:span text:style-name="T153_3">TRY</text:span><text:span text:style-name="T153_4"><text:s/></text:span><text:span text:style-name="T153_5">TO</text:span><text:span text:style-name="T153_6"><text:s/></text:span><text:span text:style-name="T153_7">CREATE</text:span><text:span text:style-name="T153_8"><text:s/></text:span><text:span text:style-name="T153_9">FACTOID</text:span><text:span text:style-name="T153_10"><text:s/></text:span><text:span text:style-name="T153_11">WALLET</text:span><text:span text:style-name="T153_12"><text:s/></text:span><text:span text:style-name="T153_13">ADDRESS</text:span><text:span text:style-name="T153_14"><text:s/></text:span><text:span text:style-name="T153_15">NAME</text:span><text:span text:style-name="T153_16"><text:s/></text:span><text:span text:style-name="T153_17">ENDING</text:span><text:span text:style-name="T153_18"><text:s/></text:span><text:span text:style-name="T153_19">WITH</text:span><text:span text:style-name="T153_20"><text:s/>"\""<text:s text:c="3"/><text:tab/><text:s/></text:span></text:p>
      <text:p text:style-name="P154"><text:span text:style-name="T154_1">factom</text:span><text:span text:style-name="T154_2">-</text:span><text:span text:style-name="T154_3">cli</text:span><text:span text:style-name="T154_4"><text:s/></text:span><text:span text:style-name="T154_5">generateaddress</text:span><text:span text:style-name="T154_6"><text:s/></text:span><text:span text:style-name="T154_7">fct</text:span><text:span text:style-name="T154_8"><text:s/>"'</text:span><text:span text:style-name="T154_9">F</text:span><text:span text:style-name="T154_10">02\"'"</text:span></text:p>
      <text:p text:style-name="P155"><text:span text:style-name="T155_1">echo</text:span></text:p>
      <text:p text:style-name="P156"><text:span text:style-name="T156_1">echo</text:span><text:span text:style-name="T156_2"><text:s/>1.1.1.22<text:s/></text:span><text:span text:style-name="T156_3">TRY</text:span><text:span text:style-name="T156_4"><text:s/></text:span><text:span text:style-name="T156_5">TO</text:span><text:span text:style-name="T156_6"><text:s/></text:span><text:span text:style-name="T156_7">CREATE</text:span><text:span text:style-name="T156_8"><text:s/></text:span><text:span text:style-name="T156_9">FACTOID</text:span><text:span text:style-name="T156_10"><text:s/></text:span><text:span text:style-name="T156_11">WALLET</text:span><text:span text:style-name="T156_12"><text:s/></text:span><text:span text:style-name="T156_13">ADDRESS</text:span><text:span text:style-name="T156_14"><text:s/></text:span><text:span text:style-name="T156_15">NAME</text:span><text:span text:style-name="T156_16"><text:s/></text:span><text:span text:style-name="T156_17">STARTING</text:span><text:span text:style-name="T156_18"><text:s/></text:span><text:span text:style-name="T156_19">WITH</text:span><text:span text:style-name="T156_20"><text:s/>"'"<text:s text:c="3"/><text:tab/><text:s/></text:span></text:p>
      <text:p text:style-name="P157"><text:span text:style-name="T157_1">factom</text:span><text:span text:style-name="T157_2">-</text:span><text:span text:style-name="T157_3">cli</text:span><text:span text:style-name="T157_4"><text:s/></text:span><text:span text:style-name="T157_5">generateaddress</text:span><text:span text:style-name="T157_6"><text:s/></text:span><text:span text:style-name="T157_7">fct</text:span><text:span text:style-name="T157_8"><text:s/>"''</text:span><text:span text:style-name="T157_9">F</text:span><text:span text:style-name="T157_10">02'"</text:span></text:p>
      <text:p text:style-name="P158"><text:span text:style-name="T158_1">echo</text:span></text:p>
      <text:p text:style-name="P159"><text:span text:style-name="T159_1">echo</text:span><text:span text:style-name="T159_2"><text:s/>1.1.1.23<text:s/></text:span><text:span text:style-name="T159_3">TRY</text:span><text:span text:style-name="T159_4"><text:s/></text:span><text:span text:style-name="T159_5">TO</text:span><text:span text:style-name="T159_6"><text:s/></text:span><text:span text:style-name="T159_7">CREATE</text:span><text:span text:style-name="T159_8"><text:s/></text:span><text:span text:style-name="T159_9">FACTOID</text:span><text:span text:style-name="T159_10"><text:s/></text:span><text:span text:style-name="T159_11">WALLET</text:span><text:span text:style-name="T159_12"><text:s/></text:span><text:span text:style-name="T159_13">ADDRESS</text:span><text:span text:style-name="T159_14"><text:s/></text:span><text:span text:style-name="T159_15">NAME</text:span><text:span text:style-name="T159_16"><text:s/></text:span><text:span text:style-name="T159_17">CONTAINING</text:span><text:span text:style-name="T159_18"><text:s/>"&lt;"<text:s text:c="3"/><text:tab/><text:s/></text:span></text:p>
      <text:p text:style-name="P160"><text:span text:style-name="T160_1">factom</text:span><text:span text:style-name="T160_2">-</text:span><text:span text:style-name="T160_3">cli</text:span><text:span text:style-name="T160_4"><text:s/></text:span><text:span text:style-name="T160_5">generateaddress</text:span><text:span text:style-name="T160_6"><text:s/></text:span><text:span text:style-name="T160_7">fct</text:span><text:span text:style-name="T160_8"><text:s/>"'</text:span><text:span text:style-name="T160_9">F</text:span><text:span text:style-name="T160_10">&lt;02'"</text:span></text:p>
      <text:p text:style-name="P161"><text:span text:style-name="T161_1">echo</text:span></text:p>
      <text:p text:style-name="P162"><text:span text:style-name="T162_1">echo</text:span><text:span text:style-name="T162_2"><text:s/>1.1.1.24<text:s/></text:span><text:span text:style-name="T162_3">TRY</text:span><text:span text:style-name="T162_4"><text:s/></text:span><text:span text:style-name="T162_5">TO</text:span><text:span text:style-name="T162_6"><text:s/></text:span><text:span text:style-name="T162_7">CREATE</text:span><text:span text:style-name="T162_8"><text:s/></text:span><text:span text:style-name="T162_9">FACTOID</text:span><text:span text:style-name="T162_10"><text:s/></text:span><text:span text:style-name="T162_11">WALLET</text:span><text:span text:style-name="T162_12"><text:s/></text:span><text:span text:style-name="T162_13">ADDRESS</text:span><text:span text:style-name="T162_14"><text:s/></text:span><text:span text:style-name="T162_15">NAME</text:span><text:span text:style-name="T162_16"><text:s/></text:span><text:span text:style-name="T162_17">ENDING</text:span><text:span text:style-name="T162_18"><text:s/></text:span><text:span text:style-name="T162_19">WITH</text:span><text:span text:style-name="T162_20"><text:s/>","<text:s text:c="3"/><text:tab/><text:s/></text:span></text:p>
      <text:p text:style-name="P163"><text:span text:style-name="T163_1">factom</text:span><text:span text:style-name="T163_2">-</text:span><text:span text:style-name="T163_3">cli</text:span><text:span text:style-name="T163_4"><text:s/></text:span><text:span text:style-name="T163_5">generateaddress</text:span><text:span text:style-name="T163_6"><text:s/></text:span><text:span text:style-name="T163_7">fct</text:span><text:span text:style-name="T163_8"><text:s/>"'</text:span><text:span text:style-name="T163_9">F</text:span><text:span text:style-name="T163_10">02,'"</text:span></text:p>
      <text:p text:style-name="P164"><text:span text:style-name="T164_1">echo</text:span></text:p>
      <text:p text:style-name="P165"><text:span text:style-name="T165_1">echo</text:span><text:span text:style-name="T165_2"><text:s/>1.1.1.25<text:s/></text:span><text:span text:style-name="T165_3">TRY</text:span><text:span text:style-name="T165_4"><text:s/></text:span><text:span text:style-name="T165_5">TO</text:span><text:span text:style-name="T165_6"><text:s/></text:span><text:span text:style-name="T165_7">CREATE</text:span><text:span text:style-name="T165_8"><text:s/></text:span><text:span text:style-name="T165_9">FACTOID</text:span><text:span text:style-name="T165_10"><text:s/></text:span><text:span text:style-name="T165_11">WALLET</text:span><text:span text:style-name="T165_12"><text:s/></text:span><text:span text:style-name="T165_13">ADDRESS</text:span><text:span text:style-name="T165_14"><text:s/></text:span><text:span text:style-name="T165_15">NAME</text:span><text:span text:style-name="T165_16"><text:s/></text:span><text:span text:style-name="T165_17">STARTING</text:span><text:span text:style-name="T165_18"><text:s/></text:span><text:span text:style-name="T165_19">WITH</text:span><text:span text:style-name="T165_20"><text:s/>"&gt;"<text:s text:c="3"/><text:tab/><text:s/></text:span></text:p>
      <text:p text:style-name="P166"><text:span text:style-name="T166_1">factom</text:span><text:span text:style-name="T166_2">-</text:span><text:span text:style-name="T166_3">cli</text:span><text:span text:style-name="T166_4"><text:s/></text:span><text:span text:style-name="T166_5">generateaddress</text:span><text:span text:style-name="T166_6"><text:s/></text:span><text:span text:style-name="T166_7">fct</text:span><text:span text:style-name="T166_8"><text:s/>"'&gt;</text:span><text:span text:style-name="T166_9">F</text:span><text:span text:style-name="T166_10">02'"</text:span></text:p>
      <text:p text:style-name="P167"><text:span text:style-name="T167_1">echo</text:span></text:p>
      <text:p text:style-name="P168"><text:span text:style-name="T168_1">echo</text:span><text:span text:style-name="T168_2"><text:s/>1.1.1.26<text:s/></text:span><text:span text:style-name="T168_3">TRY</text:span><text:span text:style-name="T168_4"><text:s/></text:span><text:span text:style-name="T168_5">TO</text:span><text:span text:style-name="T168_6"><text:s/></text:span><text:span text:style-name="T168_7">CREATE</text:span><text:span text:style-name="T168_8"><text:s/></text:span><text:span text:style-name="T168_9">FACTOID</text:span><text:span text:style-name="T168_10"><text:s/></text:span><text:span text:style-name="T168_11">WALLET</text:span><text:span text:style-name="T168_12"><text:s/></text:span><text:span text:style-name="T168_13">ADDRESS</text:span><text:span text:style-name="T168_14"><text:s/></text:span><text:span text:style-name="T168_15">NAME</text:span><text:span text:style-name="T168_16"><text:s/></text:span><text:span text:style-name="T168_17">CONTAINING</text:span><text:span text:style-name="T168_18"><text:s/>"."<text:s text:c="3"/><text:tab/><text:s/></text:span></text:p>
      <text:p text:style-name="P169"><text:span text:style-name="T169_1">factom</text:span><text:span text:style-name="T169_2">-</text:span><text:span text:style-name="T169_3">cli</text:span><text:span text:style-name="T169_4"><text:s/></text:span><text:span text:style-name="T169_5">generateaddress</text:span><text:span text:style-name="T169_6"><text:s/></text:span><text:span text:style-name="T169_7">fct</text:span><text:span text:style-name="T169_8"><text:s/>"'</text:span><text:span text:style-name="T169_9">F</text:span><text:span text:style-name="T169_10">.02'"</text:span></text:p>
      <text:p text:style-name="P170"><text:span text:style-name="T170_1">echo</text:span></text:p>
      <text:p text:style-name="P171"><text:span text:style-name="T171_1">echo</text:span><text:span text:style-name="T171_2"><text:s/>1.1.1.27<text:s/></text:span><text:span text:style-name="T171_3">TRY</text:span><text:span text:style-name="T171_4"><text:s/></text:span><text:span text:style-name="T171_5">TO</text:span><text:span text:style-name="T171_6"><text:s/></text:span><text:span text:style-name="T171_7">CREATE</text:span><text:span text:style-name="T171_8"><text:s/></text:span><text:span text:style-name="T171_9">FACTOID</text:span><text:span text:style-name="T171_10"><text:s/></text:span><text:span text:style-name="T171_11">WALLET</text:span><text:span text:style-name="T171_12"><text:s/></text:span><text:span text:style-name="T171_13">ADDRESS</text:span><text:span text:style-name="T171_14"><text:s/></text:span><text:span text:style-name="T171_15">NAME</text:span><text:span text:style-name="T171_16"><text:s/></text:span><text:span text:style-name="T171_17">ENDING</text:span><text:span text:style-name="T171_18"><text:s/></text:span><text:span text:style-name="T171_19">WITH</text:span><text:span text:style-name="T171_20"><text:s/>"?"<text:s text:c="3"/><text:tab/><text:s/></text:span></text:p>
      <text:p text:style-name="P172"><text:span text:style-name="T172_1">factom</text:span><text:span text:style-name="T172_2">-</text:span><text:span text:style-name="T172_3">cli</text:span><text:span text:style-name="T172_4"><text:s/></text:span><text:span text:style-name="T172_5">generateaddress</text:span><text:span text:style-name="T172_6"><text:s/></text:span><text:span text:style-name="T172_7">fct</text:span><text:span text:style-name="T172_8"><text:s/>"'</text:span><text:span text:style-name="T172_9">F</text:span><text:span text:style-name="T172_10">02?'"</text:span></text:p>
      <text:p text:style-name="P173"><text:span text:style-name="T173_1">echo</text:span></text:p>
      <text:p text:style-name="P174"><text:span text:style-name="T174_1">echo</text:span><text:span text:style-name="T174_2"><text:s/>1.1.1.28<text:s/></text:span><text:span text:style-name="T174_3">TRY</text:span><text:span text:style-name="T174_4"><text:s/></text:span><text:span text:style-name="T174_5">TO</text:span><text:span text:style-name="T174_6"><text:s/></text:span><text:span text:style-name="T174_7">CREATE</text:span><text:span text:style-name="T174_8"><text:s/></text:span><text:span text:style-name="T174_9">FACTOID</text:span><text:span text:style-name="T174_10"><text:s/></text:span><text:span text:style-name="T174_11">WALLET</text:span><text:span text:style-name="T174_12"><text:s/></text:span><text:span text:style-name="T174_13">ADDRESS</text:span><text:span text:style-name="T174_14"><text:s/></text:span><text:span text:style-name="T174_15">NAME</text:span><text:span text:style-name="T174_16"><text:s/></text:span><text:span text:style-name="T174_17">STARTING</text:span><text:span text:style-name="T174_18"><text:s/></text:span><text:span text:style-name="T174_19">WITH</text:span><text:span text:style-name="T174_20"><text:s/>"\\"<text:s text:c="3"/><text:tab/><text:s/></text:span></text:p>
      <text:p text:style-name="P175"><text:span text:style-name="T175_1">factom</text:span><text:span text:style-name="T175_2">-</text:span><text:span text:style-name="T175_3">cli</text:span><text:span text:style-name="T175_4"><text:s/></text:span><text:span text:style-name="T175_5">generateaddress</text:span><text:span text:style-name="T175_6"><text:s/></text:span><text:span text:style-name="T175_7">fct</text:span><text:span text:style-name="T175_8"><text:s/>"'\</text:span><text:span text:style-name="T175_9">F</text:span><text:span text:style-name="T175_10">02'"</text:span></text:p>
      <text:p text:style-name="P176"><text:span text:style-name="T176_1">echo</text:span></text:p>
      <text:p text:style-name="P177"/>
      <text:p text:style-name="P178"><text:span text:style-name="T178_1">echo</text:span><text:span text:style-name="T178_2"><text:s/>1.1.2<text:s/></text:span><text:span text:style-name="T178_3">GET</text:span><text:span text:style-name="T178_4"><text:s/></text:span><text:span text:style-name="T178_5">FACTOID</text:span><text:span text:style-name="T178_6"><text:s/></text:span><text:span text:style-name="T178_7">WALLET</text:span><text:span text:style-name="T178_8"><text:s/></text:span><text:span text:style-name="T178_9">ADDRESS</text:span><text:span text:style-name="T178_10"><text:s/></text:span><text:span text:style-name="T178_11">BALANCES</text:span><text:span text:style-name="T178_12"><text:s text:c="3"/><text:tab/><text:s/></text:span></text:p>
      <text:p text:style-name="P179"><text:span text:style-name="T179_1">echo</text:span></text:p>
      <text:p text:style-name="P180"><text:span text:style-name="T180_1">echo</text:span><text:span text:style-name="T180_2"><text:s/>1.1.2.1<text:s/></text:span><text:span text:style-name="T180_3">LIST</text:span><text:span text:style-name="T180_4"><text:s/></text:span><text:span text:style-name="T180_5">ALL</text:span><text:span text:style-name="T180_6"><text:s/></text:span><text:span text:style-name="T180_7">WALLET</text:span><text:span text:style-name="T180_8"><text:s/></text:span><text:span text:style-name="T180_9">ADDRESS</text:span><text:span text:style-name="T180_10"><text:s/></text:span><text:span text:style-name="T180_11">BALANCES</text:span><text:span text:style-name="T180_12"><text:s text:c="3"/><text:tab/><text:s/></text:span></text:p>
      <text:p text:style-name="P181"><text:span text:style-name="T181_1">factom</text:span><text:span text:style-name="T181_2">-</text:span><text:span text:style-name="T181_3">cli</text:span><text:span text:style-name="T181_4"><text:s/></text:span><text:span text:style-name="T181_5">getaddresses</text:span></text:p>
      <text:p text:style-name="P182"><text:span text:style-name="T182_1">echo</text:span></text:p>
      <text:p text:style-name="P183"><text:span text:style-name="T183_1">echo</text:span><text:span text:style-name="T183_2"><text:s/>1.1.2.2<text:s/></text:span><text:span text:style-name="T183_3">LIST</text:span><text:span text:style-name="T183_4"><text:s/></text:span><text:span text:style-name="T183_5">FACTOID</text:span><text:span text:style-name="T183_6"><text:s/></text:span><text:span text:style-name="T183_7">WALLET</text:span><text:span text:style-name="T183_8"><text:s/></text:span><text:span text:style-name="T183_9">ADDRESS</text:span><text:span text:style-name="T183_10"><text:s/></text:span><text:span text:style-name="T183_11">BALANCES</text:span><text:span text:style-name="T183_12"><text:s/></text:span><text:span text:style-name="T183_13">INDIVIDUALLY</text:span><text:span text:style-name="T183_14"><text:s text:c="3"/><text:tab/><text:s/></text:span></text:p>
      <text:p text:style-name="P184"><text:span text:style-name="T184_1">factom</text:span><text:span text:style-name="T184_2">-</text:span><text:span text:style-name="T184_3">cli</text:span><text:span text:style-name="T184_4"><text:s/></text:span><text:span text:style-name="T184_5">balance</text:span><text:span text:style-name="T184_6"><text:s/></text:span><text:span text:style-name="T184_7">fct</text:span><text:span text:style-name="T184_8"><text:s/></text:span><text:span text:style-name="T184_9">factoid</text:span><text:span text:style-name="T184_10">-</text:span><text:span text:style-name="T184_11">wallet</text:span><text:span text:style-name="T184_12">-</text:span><text:span text:style-name="T184_13">address</text:span><text:span text:style-name="T184_14">-</text:span><text:span text:style-name="T184_15">name</text:span><text:span text:style-name="T184_16">01</text:span></text:p>
      <text:p text:style-name="P185"><text:span text:style-name="T185_1">factom</text:span><text:span text:style-name="T185_2">-</text:span><text:span text:style-name="T185_3">cli</text:span><text:span text:style-name="T185_4"><text:s/></text:span><text:span text:style-name="T185_5">balance</text:span><text:span text:style-name="T185_6"><text:s/></text:span><text:span text:style-name="T185_7">fct</text:span><text:span text:style-name="T185_8"><text:s/>$</text:span><text:span text:style-name="T185_9">FACTOIDWALLETADDRESSKEY</text:span><text:span text:style-name="T185_10">01</text:span></text:p>
      <text:p text:style-name="P186"><text:span text:style-name="T186_1">factom</text:span><text:span text:style-name="T186_2">-</text:span><text:span text:style-name="T186_3">cli</text:span><text:span text:style-name="T186_4"><text:s/></text:span><text:span text:style-name="T186_5">balance</text:span><text:span text:style-name="T186_6"><text:s/></text:span><text:span text:style-name="T186_7">fct</text:span><text:span text:style-name="T186_8"><text:s/></text:span><text:span text:style-name="T186_9">factoid</text:span><text:span text:style-name="T186_10">-</text:span><text:span text:style-name="T186_11">wallet</text:span><text:span text:style-name="T186_12">-</text:span><text:span text:style-name="T186_13">address</text:span><text:span text:style-name="T186_14">-</text:span><text:span text:style-name="T186_15">name</text:span><text:span text:style-name="T186_16">02</text:span></text:p>
      <text:p text:style-name="P187"><text:span text:style-name="T187_1">factom</text:span><text:span text:style-name="T187_2">-</text:span><text:span text:style-name="T187_3">cli</text:span><text:span text:style-name="T187_4"><text:s/></text:span><text:span text:style-name="T187_5">balance</text:span><text:span text:style-name="T187_6"><text:s/></text:span><text:span text:style-name="T187_7">fct</text:span><text:span text:style-name="T187_8"><text:s/>$</text:span><text:span text:style-name="T187_9">FACTOIDWALLETADDRESSKEY</text:span><text:span text:style-name="T187_10">02</text:span></text:p>
      <text:p text:style-name="P188"><text:span text:style-name="T188_1">echo</text:span></text:p>
      <text:p text:style-name="P189"><text:span text:style-name="T189_1">echo</text:span><text:span text:style-name="T189_2"><text:s/>1.1.2.3<text:s/></text:span><text:span text:style-name="T189_3">REQUEST</text:span><text:span text:style-name="T189_4"><text:s/></text:span><text:span text:style-name="T189_5">BALANCE</text:span><text:span text:style-name="T189_6"><text:s/></text:span><text:span text:style-name="T189_7">OF</text:span><text:span text:style-name="T189_8"><text:s/></text:span><text:span text:style-name="T189_9">NON</text:span><text:span text:style-name="T189_10">-</text:span><text:span text:style-name="T189_11">EXISTENT</text:span><text:span text:style-name="T189_12"><text:s/></text:span><text:span text:style-name="T189_13">FACTOID</text:span><text:span text:style-name="T189_14"><text:s/></text:span><text:span text:style-name="T189_15">WALLET</text:span><text:span text:style-name="T189_16"><text:s/></text:span><text:span text:style-name="T189_17">ADDRESS</text:span></text:p>
      <text:p text:style-name="P190"><text:span text:style-name="T190_1">factom</text:span><text:span text:style-name="T190_2">-</text:span><text:span text:style-name="T190_3">cli</text:span><text:span text:style-name="T190_4"><text:s/></text:span><text:span text:style-name="T190_5">balance</text:span><text:span text:style-name="T190_6"><text:s/></text:span><text:span text:style-name="T190_7">fct</text:span><text:span text:style-name="T190_8"><text:s/></text:span><text:span text:style-name="T190_9">xxx</text:span></text:p>
      <text:p text:style-name="P191"><text:span text:style-name="T191_1">echo</text:span></text:p>
      <text:p text:style-name="P192"><text:span text:style-name="T192_1">echo</text:span><text:span text:style-name="T192_2"><text:s/>1.1.2.4<text:s/></text:span><text:span text:style-name="T192_3">REQUEST</text:span><text:span text:style-name="T192_4"><text:s/></text:span><text:span text:style-name="T192_5">BALANCE</text:span><text:span text:style-name="T192_6"><text:s/></text:span><text:span text:style-name="T192_7">OF</text:span><text:span text:style-name="T192_8"><text:s/></text:span><text:span text:style-name="T192_9">FACTOID</text:span><text:span text:style-name="T192_10"><text:s/></text:span><text:span text:style-name="T192_11">WALLET</text:span><text:span text:style-name="T192_12"><text:s/></text:span><text:span text:style-name="T192_13">ADDRESS</text:span><text:span text:style-name="T192_14"><text:s/></text:span><text:span text:style-name="T192_15">NAME</text:span><text:span text:style-name="T192_16"><text:s/></text:span><text:span text:style-name="T192_17">TOO</text:span><text:span text:style-name="T192_18"><text:s/></text:span><text:span text:style-name="T192_19">LONG</text:span></text:p>
      <text:p text:style-name="P193"><text:span text:style-name="T193_1">factom</text:span><text:span text:style-name="T193_2">-</text:span><text:span text:style-name="T193_3">cli</text:span><text:span text:style-name="T193_4"><text:s/></text:span><text:span text:style-name="T193_5">balance</text:span><text:span text:style-name="T193_6"><text:s/></text:span><text:span text:style-name="T193_7">fct</text:span><text:span text:style-name="T193_8"><text:s/></text:span><text:span text:style-name="T193_9">factoid</text:span><text:span text:style-name="T193_10">-</text:span><text:span text:style-name="T193_11">wallet</text:span><text:span text:style-name="T193_12">-</text:span><text:span text:style-name="T193_13">address</text:span><text:span text:style-name="T193_14">-</text:span><text:span text:style-name="T193_15">name</text:span><text:span text:style-name="T193_16">890123</text:span></text:p>
      <text:p text:style-name="P194"/>
      <text:p text:style-name="P195"><text:span text:style-name="T195_1">echo</text:span><text:span text:style-name="T195_2"><text:s/>1.2<text:s/></text:span><text:span text:style-name="T195_3">ENTRY</text:span><text:span text:style-name="T195_4"><text:s/></text:span><text:span text:style-name="T195_5">CREDIT</text:span><text:span text:style-name="T195_6"><text:s/></text:span><text:span text:style-name="T195_7">WALLET</text:span><text:span text:style-name="T195_8"><text:s text:c="3"/><text:tab/><text:s/></text:span></text:p>
      <text:p text:style-name="P196"><text:span text:style-name="T196_1">echo</text:span></text:p>
      <text:p text:style-name="P197"><text:span text:style-name="T197_1">echo</text:span><text:span text:style-name="T197_2"><text:s/>1.2.1<text:s/></text:span><text:span text:style-name="T197_3">CREATE</text:span><text:span text:style-name="T197_4"><text:s/></text:span><text:span text:style-name="T197_5">ENTRY</text:span><text:span text:style-name="T197_6"><text:s/></text:span><text:span text:style-name="T197_7">CREDIT</text:span><text:span text:style-name="T197_8"><text:s/></text:span><text:span text:style-name="T197_9">WALLET</text:span><text:span text:style-name="T197_10"><text:s/></text:span><text:span text:style-name="T197_11">ADDRESSES</text:span></text:p>
      <text:p text:style-name="P198"><text:span text:style-name="T198_1">echo</text:span></text:p>
      <text:p text:style-name="P199"><text:span text:style-name="T199_1">echo</text:span><text:span text:style-name="T199_2"><text:s/>1.2.1.1<text:s/></text:span><text:span text:style-name="T199_3">CREATE</text:span><text:span text:style-name="T199_4"><text:s/></text:span><text:span text:style-name="T199_5">ORDINARY</text:span><text:span text:style-name="T199_6"><text:s/></text:span><text:span text:style-name="T199_7">ENTRY</text:span><text:span text:style-name="T199_8"><text:s/></text:span><text:span text:style-name="T199_9">CREDIT</text:span><text:span text:style-name="T199_10"><text:s/></text:span><text:span text:style-name="T199_11">WALLET</text:span><text:span text:style-name="T199_12"><text:s/></text:span><text:span text:style-name="T199_13">ADDRESS</text:span><text:span text:style-name="T199_14"><text:s/></text:span><text:span text:style-name="T199_15">NAMES</text:span><text:span text:style-name="T199_16"><text:s text:c="3"/><text:tab/><text:s/></text:span></text:p>
      <text:p text:style-name="P200"><text:span text:style-name="T200_1">ECWALLETADDRESSKEY</text:span><text:span text:style-name="T200_2">01=$(</text:span><text:span text:style-name="T200_3">factom</text:span><text:span text:style-name="T200_4">-</text:span><text:span text:style-name="T200_5">cli</text:span><text:span text:style-name="T200_6"><text:s/></text:span><text:span text:style-name="T200_7">generateaddress</text:span><text:span text:style-name="T200_8"><text:s/></text:span><text:span text:style-name="T200_9">ec</text:span><text:span text:style-name="T200_10"><text:s/></text:span><text:span text:style-name="T200_11">ec</text:span><text:span text:style-name="T200_12">-</text:span><text:span text:style-name="T200_13">wallet</text:span><text:span text:style-name="T200_14">-</text:span><text:span text:style-name="T200_15">address</text:span><text:span text:style-name="T200_16">-</text:span><text:span text:style-name="T200_17">name</text:span><text:span text:style-name="T200_18">01<text:s/>|<text:s/></text:span><text:span text:style-name="T200_19">awk</text:span><text:span text:style-name="T200_20"><text:s/>'{</text:span><text:span text:style-name="T200_21">print</text:span><text:span text:style-name="T200_22"><text:s/>$3}')</text:span></text:p>
      <text:p text:style-name="P201"><text:span text:style-name="T201_1">echo</text:span><text:span text:style-name="T201_2"><text:s/></text:span><text:span text:style-name="T201_3">ECWALLETADDRESSKEY</text:span><text:span text:style-name="T201_4">01=$</text:span><text:span text:style-name="T201_5">ECWALLETADDRESSKEY</text:span><text:span text:style-name="T201_6">01</text:span></text:p>
      <text:p text:style-name="P202"><text:span text:style-name="T202_1">ECWALLETADDRESSKEY</text:span><text:span text:style-name="T202_2">02=$(</text:span><text:span text:style-name="T202_3">factom</text:span><text:span text:style-name="T202_4">-</text:span><text:span text:style-name="T202_5">cli</text:span><text:span text:style-name="T202_6"><text:s/></text:span><text:span text:style-name="T202_7">generateaddress</text:span><text:span text:style-name="T202_8"><text:s/></text:span><text:span text:style-name="T202_9">ec</text:span><text:span text:style-name="T202_10"><text:s/></text:span><text:span text:style-name="T202_11">ec</text:span><text:span text:style-name="T202_12">-</text:span><text:span text:style-name="T202_13">wallet</text:span><text:span text:style-name="T202_14">-</text:span><text:span text:style-name="T202_15">address</text:span><text:span text:style-name="T202_16">-</text:span><text:span text:style-name="T202_17">name</text:span><text:span text:style-name="T202_18">02<text:s/>|<text:s/></text:span><text:span text:style-name="T202_19">awk</text:span><text:span text:style-name="T202_20"><text:s/>'{</text:span><text:span text:style-name="T202_21">print</text:span><text:span text:style-name="T202_22"><text:s/>$3}')</text:span></text:p>
      <text:p text:style-name="P203"><text:span text:style-name="T203_1">echo</text:span><text:span text:style-name="T203_2"><text:s/></text:span><text:span text:style-name="T203_3">ECWALLETADDRESSKEY</text:span><text:span text:style-name="T203_4">02=$</text:span><text:span text:style-name="T203_5">ECWALLETADDRESSKEY</text:span><text:span text:style-name="T203_6">02</text:span></text:p>
      <text:p text:style-name="P204"><text:span text:style-name="T204_1">echo</text:span></text:p>
      <text:p text:style-name="P205"/>
      <text:p text:style-name="P206"><text:span text:style-name="T206_1">echo</text:span><text:span text:style-name="T206_2"><text:s/>1.2.1.2<text:s/></text:span><text:span text:style-name="T206_3">TRY</text:span><text:span text:style-name="T206_4"><text:s/></text:span><text:span text:style-name="T206_5">TO</text:span><text:span text:style-name="T206_6"><text:s/></text:span><text:span text:style-name="T206_7">CREATE</text:span><text:span text:style-name="T206_8"><text:s/></text:span><text:span text:style-name="T206_9">ENTRY</text:span><text:span text:style-name="T206_10"><text:s/></text:span><text:span text:style-name="T206_11">CREDIT</text:span><text:span text:style-name="T206_12"><text:s/></text:span><text:span text:style-name="T206_13">WALLET</text:span><text:span text:style-name="T206_14"><text:s/></text:span><text:span text:style-name="T206_15">ADDRESS</text:span><text:span text:style-name="T206_16"><text:s/></text:span><text:span text:style-name="T206_17">NAME</text:span><text:span text:style-name="T206_18"><text:s/></text:span><text:span text:style-name="T206_19">STARTING</text:span><text:span text:style-name="T206_20"><text:s/></text:span><text:span text:style-name="T206_21">WITH</text:span><text:span text:style-name="T206_22"><text:s/>'"$"'<text:s text:c="3"/><text:tab/><text:s/></text:span></text:p>
      <text:p text:style-name="P207"><text:span text:style-name="T207_1">factom</text:span><text:span text:style-name="T207_2">-</text:span><text:span text:style-name="T207_3">cli</text:span><text:span text:style-name="T207_4"><text:s/></text:span><text:span text:style-name="T207_5">generateaddress</text:span><text:span text:style-name="T207_6"><text:s/></text:span><text:span text:style-name="T207_7">ec</text:span><text:span text:style-name="T207_8"><text:s/>'$</text:span><text:span text:style-name="T207_9">E</text:span><text:span text:style-name="T207_10">01'</text:span></text:p>
      <text:p text:style-name="P208"><text:span text:style-name="T208_1">echo</text:span></text:p>
      <text:p text:style-name="P209"><text:span text:style-name="T209_1">echo</text:span><text:span text:style-name="T209_2"><text:s/>1.2.1.3<text:s/></text:span><text:span text:style-name="T209_3">TRY</text:span><text:span text:style-name="T209_4"><text:s/></text:span><text:span text:style-name="T209_5">TO</text:span><text:span text:style-name="T209_6"><text:s/></text:span><text:span text:style-name="T209_7">CREATE</text:span><text:span text:style-name="T209_8"><text:s/></text:span><text:span text:style-name="T209_9">ENTRY</text:span><text:span text:style-name="T209_10"><text:s/></text:span><text:span text:style-name="T209_11">CREDIT</text:span><text:span text:style-name="T209_12"><text:s/></text:span><text:span text:style-name="T209_13">WALLET</text:span><text:span text:style-name="T209_14"><text:s/></text:span><text:span text:style-name="T209_15">ADDRESS</text:span><text:span text:style-name="T209_16"><text:s/></text:span><text:span text:style-name="T209_17">NAME</text:span><text:span text:style-name="T209_18"><text:s/></text:span><text:span text:style-name="T209_19">STARTING</text:span><text:span text:style-name="T209_20"><text:s/></text:span><text:span text:style-name="T209_21">WITH</text:span><text:span text:style-name="T209_22"><text:s/>'"/"'<text:s text:c="3"/><text:tab/><text:s/></text:span></text:p>
      <text:p text:style-name="P210"><text:span text:style-name="T210_1">factom</text:span><text:span text:style-name="T210_2">-</text:span><text:span text:style-name="T210_3">cli</text:span><text:span text:style-name="T210_4"><text:s/></text:span><text:span text:style-name="T210_5">generateaddress</text:span><text:span text:style-name="T210_6"><text:s/></text:span><text:span text:style-name="T210_7">ec</text:span><text:span text:style-name="T210_8"><text:s/>"'/</text:span><text:span text:style-name="T210_9">E</text:span><text:span text:style-name="T210_10">02'"</text:span></text:p>
      <text:p text:style-name="P211"><text:span text:style-name="T211_1">echo</text:span></text:p>
      <text:p text:style-name="P212"><text:span text:style-name="T212_1">echo</text:span><text:span text:style-name="T212_2"><text:s/>1.2.1.4<text:s/></text:span><text:span text:style-name="T212_3">TRY</text:span><text:span text:style-name="T212_4"><text:s/></text:span><text:span text:style-name="T212_5">TO</text:span><text:span text:style-name="T212_6"><text:s/></text:span><text:span text:style-name="T212_7">CREATE</text:span><text:span text:style-name="T212_8"><text:s/></text:span><text:span text:style-name="T212_9">TOO</text:span><text:span text:style-name="T212_10"><text:s/></text:span><text:span text:style-name="T212_11">LONG</text:span><text:span text:style-name="T212_12"><text:s/></text:span><text:span text:style-name="T212_13">ENTRY</text:span><text:span text:style-name="T212_14"><text:s/></text:span><text:span text:style-name="T212_15">CREDIT</text:span><text:span text:style-name="T212_16"><text:s/></text:span><text:span text:style-name="T212_17">WALLET</text:span><text:span text:style-name="T212_18"><text:s/></text:span><text:span text:style-name="T212_19">ADDRESS</text:span><text:span text:style-name="T212_20"><text:s/></text:span><text:span text:style-name="T212_21">NAME</text:span><text:span text:style-name="T212_22"><text:s text:c="2"/><text:tab/><text:s/></text:span></text:p>
      <text:p text:style-name="P213"><text:span text:style-name="T213_1">factom</text:span><text:span text:style-name="T213_2">-</text:span><text:span text:style-name="T213_3">cli</text:span><text:span text:style-name="T213_4"><text:s/></text:span><text:span text:style-name="T213_5">generateaddress</text:span><text:span text:style-name="T213_6"><text:s/></text:span><text:span text:style-name="T213_7">ec</text:span><text:span text:style-name="T213_8"><text:s/></text:span><text:span text:style-name="T213_9">entry</text:span><text:span text:style-name="T213_10">-</text:span><text:span text:style-name="T213_11">credit</text:span><text:span text:style-name="T213_12">-</text:span><text:span text:style-name="T213_13">wallet</text:span><text:span text:style-name="T213_14">-</text:span><text:span text:style-name="T213_15">address</text:span><text:span text:style-name="T213_16">-</text:span><text:span text:style-name="T213_17">name</text:span><text:span text:style-name="T213_18">01</text:span></text:p>
      <text:p text:style-name="P214"><text:span text:style-name="T214_1">echo</text:span></text:p>
      <text:p text:style-name="P215"/>
      <text:p text:style-name="P216"><text:span text:style-name="T216_1">echo</text:span><text:span text:style-name="T216_2"><text:s/>1.2.2<text:s/></text:span><text:span text:style-name="T216_3">GET</text:span><text:span text:style-name="T216_4"><text:s/></text:span><text:span text:style-name="T216_5">ENTRY</text:span><text:span text:style-name="T216_6"><text:s/></text:span><text:span text:style-name="T216_7">CREDIT</text:span><text:span text:style-name="T216_8"><text:s/></text:span><text:span text:style-name="T216_9">WALLET</text:span><text:span text:style-name="T216_10"><text:s/></text:span><text:span text:style-name="T216_11">ADDRESS</text:span><text:span text:style-name="T216_12"><text:s/></text:span><text:span text:style-name="T216_13">BALANCES</text:span><text:span text:style-name="T216_14"><text:s text:c="3"/><text:tab/><text:s/></text:span></text:p>
      <text:p text:style-name="P217"><text:span text:style-name="T217_1">echo</text:span></text:p>
      <text:p text:style-name="P218"><text:span text:style-name="T218_1">echo</text:span><text:span text:style-name="T218_2"><text:s/>1.2.2.1<text:s/></text:span><text:span text:style-name="T218_3">LIST</text:span><text:span text:style-name="T218_4"><text:s/></text:span><text:span text:style-name="T218_5">ALL</text:span><text:span text:style-name="T218_6"><text:s/></text:span><text:span text:style-name="T218_7">ENTRY</text:span><text:span text:style-name="T218_8"><text:s/></text:span><text:span text:style-name="T218_9">CREDIT</text:span><text:span text:style-name="T218_10"><text:s/></text:span><text:span text:style-name="T218_11">WALLET</text:span><text:span text:style-name="T218_12"><text:s/></text:span><text:span text:style-name="T218_13">ADDRESS</text:span><text:span text:style-name="T218_14"><text:s/></text:span><text:span text:style-name="T218_15">BALANCES</text:span><text:span text:style-name="T218_16"><text:s text:c="3"/><text:tab/><text:s/></text:span></text:p>
      <text:p text:style-name="P219"><text:span text:style-name="T219_1">factom</text:span><text:span text:style-name="T219_2">-</text:span><text:span text:style-name="T219_3">cli</text:span><text:span text:style-name="T219_4"><text:s/></text:span><text:span text:style-name="T219_5">getaddresses</text:span></text:p>
      <text:p text:style-name="P220"><text:span text:style-name="T220_1">echo</text:span></text:p>
      <text:p text:style-name="P221"><text:span text:style-name="T221_1">echo</text:span><text:span text:style-name="T221_2"><text:s/>1.2.2.2<text:s/></text:span><text:span text:style-name="T221_3">LIST</text:span><text:span text:style-name="T221_4"><text:s/></text:span><text:span text:style-name="T221_5">ENTRY</text:span><text:span text:style-name="T221_6"><text:s/></text:span><text:span text:style-name="T221_7">CREDIT</text:span><text:span text:style-name="T221_8"><text:s/></text:span><text:span text:style-name="T221_9">WALLET</text:span><text:span text:style-name="T221_10"><text:s/></text:span><text:span text:style-name="T221_11">ADDRESS</text:span><text:span text:style-name="T221_12"><text:s/></text:span><text:span text:style-name="T221_13">BALANCES</text:span><text:span text:style-name="T221_14"><text:s/></text:span><text:span text:style-name="T221_15">INDIVIDUALLY</text:span><text:span text:style-name="T221_16"><text:s text:c="3"/><text:tab/><text:s/></text:span></text:p>
      <text:p text:style-name="P222"><text:span text:style-name="T222_1">factom</text:span><text:span text:style-name="T222_2">-</text:span><text:span text:style-name="T222_3">cli</text:span><text:span text:style-name="T222_4"><text:s/></text:span><text:span text:style-name="T222_5">balance</text:span><text:span text:style-name="T222_6"><text:s/></text:span><text:span text:style-name="T222_7">ec</text:span><text:span text:style-name="T222_8"><text:s/></text:span><text:span text:style-name="T222_9">ec</text:span><text:span text:style-name="T222_10">-</text:span><text:span text:style-name="T222_11">wallet</text:span><text:span text:style-name="T222_12">-</text:span><text:span text:style-name="T222_13">address</text:span><text:span text:style-name="T222_14">-</text:span><text:span text:style-name="T222_15">name</text:span><text:span text:style-name="T222_16">01</text:span></text:p>
      <text:p text:style-name="P223"><text:span text:style-name="T223_1">factom</text:span><text:span text:style-name="T223_2">-</text:span><text:span text:style-name="T223_3">cli</text:span><text:span text:style-name="T223_4"><text:s/></text:span><text:span text:style-name="T223_5">balance</text:span><text:span text:style-name="T223_6"><text:s/></text:span><text:span text:style-name="T223_7">ec</text:span><text:span text:style-name="T223_8"><text:s/>$</text:span><text:span text:style-name="T223_9">ECWALLETADDRESSKEY</text:span><text:span text:style-name="T223_10">01</text:span></text:p>
      <text:p text:style-name="P224"><text:span text:style-name="T224_1">factom</text:span><text:span text:style-name="T224_2">-</text:span><text:span text:style-name="T224_3">cli</text:span><text:span text:style-name="T224_4"><text:s/></text:span><text:span text:style-name="T224_5">balance</text:span><text:span text:style-name="T224_6"><text:s/></text:span><text:span text:style-name="T224_7">ec</text:span><text:span text:style-name="T224_8"><text:s/></text:span><text:span text:style-name="T224_9">ec</text:span><text:span text:style-name="T224_10">-</text:span><text:span text:style-name="T224_11">wallet</text:span><text:span text:style-name="T224_12">-</text:span><text:span text:style-name="T224_13">address</text:span><text:span text:style-name="T224_14">-</text:span><text:span text:style-name="T224_15">name</text:span><text:span text:style-name="T224_16">02</text:span></text:p>
      <text:p text:style-name="P225"><text:span text:style-name="T225_1">factom</text:span><text:span text:style-name="T225_2">-</text:span><text:span text:style-name="T225_3">cli</text:span><text:span text:style-name="T225_4"><text:s/></text:span><text:span text:style-name="T225_5">balance</text:span><text:span text:style-name="T225_6"><text:s/></text:span><text:span text:style-name="T225_7">ec</text:span><text:span text:style-name="T225_8"><text:s/>$</text:span><text:span text:style-name="T225_9">ECWALLETADDRESSKEY</text:span><text:span text:style-name="T225_10">02</text:span></text:p>
      <text:p text:style-name="P226"/>
      <text:p text:style-name="P227"><text:span text:style-name="T227_1">echo</text:span></text:p>
      <text:p text:style-name="P228"><text:span text:style-name="T228_1">echo</text:span><text:span text:style-name="T228_2"><text:s/>1.2.2.3<text:s/></text:span><text:span text:style-name="T228_3">REQUEST</text:span><text:span text:style-name="T228_4"><text:s/></text:span><text:span text:style-name="T228_5">ENTRY</text:span><text:span text:style-name="T228_6"><text:s/></text:span><text:span text:style-name="T228_7">CREDIT</text:span><text:span text:style-name="T228_8"><text:s/></text:span><text:span text:style-name="T228_9">BALANCE</text:span><text:span text:style-name="T228_10"><text:s/></text:span><text:span text:style-name="T228_11">OF</text:span><text:span text:style-name="T228_12"><text:s/></text:span><text:span text:style-name="T228_13">NON</text:span><text:span text:style-name="T228_14">-</text:span><text:span text:style-name="T228_15">EXISTENT</text:span><text:span text:style-name="T228_16"><text:s/></text:span><text:span text:style-name="T228_17">ENTRY</text:span><text:span text:style-name="T228_18"><text:s/></text:span><text:span text:style-name="T228_19">CREDIT</text:span><text:span text:style-name="T228_20"><text:s/></text:span><text:span text:style-name="T228_21">WALLET</text:span><text:span text:style-name="T228_22"><text:s/></text:span><text:span text:style-name="T228_23">ADDRESS</text:span></text:p>
      <text:p text:style-name="P229"><text:span text:style-name="T229_1">factom</text:span><text:span text:style-name="T229_2">-</text:span><text:span text:style-name="T229_3">cli</text:span><text:span text:style-name="T229_4"><text:s/></text:span><text:span text:style-name="T229_5">balance</text:span><text:span text:style-name="T229_6"><text:s/></text:span><text:span text:style-name="T229_7">ec</text:span><text:span text:style-name="T229_8"><text:s/></text:span><text:span text:style-name="T229_9">xxx</text:span></text:p>
      <text:p text:style-name="P230"><text:span text:style-name="T230_1">echo</text:span></text:p>
      <text:p text:style-name="P231"><text:span text:style-name="T231_1">echo</text:span><text:span text:style-name="T231_2"><text:s/>1.2.2.4<text:s/></text:span><text:span text:style-name="T231_3">REQUEST</text:span><text:span text:style-name="T231_4"><text:s/></text:span><text:span text:style-name="T231_5">ENTRY</text:span><text:span text:style-name="T231_6"><text:s/></text:span><text:span text:style-name="T231_7">CREDIT</text:span><text:span text:style-name="T231_8"><text:s/></text:span><text:span text:style-name="T231_9">BALANCE</text:span><text:span text:style-name="T231_10"><text:s/></text:span><text:span text:style-name="T231_11">OF</text:span><text:span text:style-name="T231_12"><text:s/></text:span><text:span text:style-name="T231_13">ENTRY</text:span><text:span text:style-name="T231_14"><text:s/></text:span><text:span text:style-name="T231_15">CREDIT</text:span><text:span text:style-name="T231_16"><text:s/></text:span><text:span text:style-name="T231_17">WALLET</text:span><text:span text:style-name="T231_18"><text:s/></text:span><text:span text:style-name="T231_19">ADDRESS</text:span><text:span text:style-name="T231_20"><text:s/></text:span><text:span text:style-name="T231_21">NAME</text:span><text:span text:style-name="T231_22"><text:s/></text:span><text:span text:style-name="T231_23">TOO</text:span><text:span text:style-name="T231_24"><text:s/></text:span><text:span text:style-name="T231_25">LONG</text:span></text:p>
      <text:p text:style-name="P232"><text:span text:style-name="T232_1">factom</text:span><text:span text:style-name="T232_2">-</text:span><text:span text:style-name="T232_3">cli</text:span><text:span text:style-name="T232_4"><text:s/></text:span><text:span text:style-name="T232_5">balance</text:span><text:span text:style-name="T232_6"><text:s/></text:span><text:span text:style-name="T232_7">ec</text:span><text:span text:style-name="T232_8"><text:s/></text:span><text:span text:style-name="T232_9">entry</text:span><text:span text:style-name="T232_10">-</text:span><text:span text:style-name="T232_11">credit</text:span><text:span text:style-name="T232_12">-</text:span><text:span text:style-name="T232_13">wallet</text:span><text:span text:style-name="T232_14">-</text:span><text:span text:style-name="T232_15">address</text:span><text:span text:style-name="T232_16">-</text:span><text:span text:style-name="T232_17">name</text:span><text:span text:style-name="T232_18">01</text:span></text:p>
      <text:p text:style-name="P233"><text:span text:style-name="T233_1">echo</text:span></text:p>
      <text:p text:style-name="P234"><text:span text:style-name="T234_1">echo</text:span><text:span text:style-name="T234_2"><text:s/>1.2.2.5<text:s/></text:span><text:span text:style-name="T234_3">REQUEST</text:span><text:span text:style-name="T234_4"><text:s/></text:span><text:span text:style-name="T234_5">ENTRY</text:span><text:span text:style-name="T234_6"><text:s/></text:span><text:span text:style-name="T234_7">CREDIT</text:span><text:span text:style-name="T234_8"><text:s/></text:span><text:span text:style-name="T234_9">BALANCE</text:span><text:span text:style-name="T234_10"><text:s/></text:span><text:span text:style-name="T234_11">OF</text:span><text:span text:style-name="T234_12"><text:s/></text:span><text:span text:style-name="T234_13">FACTOID</text:span><text:span text:style-name="T234_14"><text:s/></text:span><text:span text:style-name="T234_15">WALLET</text:span><text:span text:style-name="T234_16"><text:s/></text:span><text:span text:style-name="T234_17">ADDRESS</text:span></text:p>
      <text:p text:style-name="P235"><text:span text:style-name="T235_1">factom</text:span><text:span text:style-name="T235_2">-</text:span><text:span text:style-name="T235_3">cli</text:span><text:span text:style-name="T235_4"><text:s/></text:span><text:span text:style-name="T235_5">balance</text:span><text:span text:style-name="T235_6"><text:s/></text:span><text:span text:style-name="T235_7">ec</text:span><text:span text:style-name="T235_8"><text:s/></text:span><text:span text:style-name="T235_9">factoid</text:span><text:span text:style-name="T235_10">-</text:span><text:span text:style-name="T235_11">wallet</text:span><text:span text:style-name="T235_12">-</text:span><text:span text:style-name="T235_13">address</text:span><text:span text:style-name="T235_14">-</text:span><text:span text:style-name="T235_15">name</text:span><text:span text:style-name="T235_16">01</text:span></text:p>
      <text:p text:style-name="P236"><text:span text:style-name="T236_1">echo</text:span></text:p>
      <text:p text:style-name="P237"><text:span text:style-name="T237_1">echo</text:span><text:span text:style-name="T237_2"><text:s/>1.2.2.6<text:s/></text:span><text:span text:style-name="T237_3">REQUEST</text:span><text:span text:style-name="T237_4"><text:s/></text:span><text:span text:style-name="T237_5">FACTOID</text:span><text:span text:style-name="T237_6"><text:s/></text:span><text:span text:style-name="T237_7">BALANCE</text:span><text:span text:style-name="T237_8"><text:s/></text:span><text:span text:style-name="T237_9">OF</text:span><text:span text:style-name="T237_10"><text:s/></text:span><text:span text:style-name="T237_11">ENTRY</text:span><text:span text:style-name="T237_12"><text:s/></text:span><text:span text:style-name="T237_13">CREDIT</text:span><text:span text:style-name="T237_14"><text:s/></text:span><text:span text:style-name="T237_15">WALLET</text:span><text:span text:style-name="T237_16"><text:s/></text:span><text:span text:style-name="T237_17">ADDRESS</text:span></text:p>
      <text:p text:style-name="P238"><text:span text:style-name="T238_1">factom</text:span><text:span text:style-name="T238_2">-</text:span><text:span text:style-name="T238_3">cli</text:span><text:span text:style-name="T238_4"><text:s/></text:span><text:span text:style-name="T238_5">balance</text:span><text:span text:style-name="T238_6"><text:s/></text:span><text:span text:style-name="T238_7">fct</text:span><text:span text:style-name="T238_8"><text:s/></text:span><text:span text:style-name="T238_9">ec</text:span><text:span text:style-name="T238_10">-</text:span><text:span text:style-name="T238_11">wallet</text:span><text:span text:style-name="T238_12">-</text:span><text:span text:style-name="T238_13">address</text:span><text:span text:style-name="T238_14">-</text:span><text:span text:style-name="T238_15">name</text:span><text:span text:style-name="T238_16">01</text:span></text:p>
      <text:p text:style-name="P239"><text:span text:style-name="T239_1">echo</text:span></text:p>
      <text:p text:style-name="P240"/>
      <text:p text:style-name="P241"><text:span text:style-name="T241_1">echo</text:span><text:span text:style-name="T241_2"><text:s/>2<text:s/></text:span><text:span text:style-name="T241_3">TRANSACTIONS</text:span><text:span text:style-name="T241_4"><text:s text:c="3"/><text:tab/><text:s/></text:span></text:p>
      <text:p text:style-name="P242"><text:span text:style-name="T242_1">echo</text:span></text:p>
      <text:p text:style-name="P243"><text:span text:style-name="T243_1">echo</text:span><text:span text:style-name="T243_2"><text:s/>2.1<text:s/></text:span><text:span text:style-name="T243_3">TRANSACTION</text:span><text:span text:style-name="T243_4"><text:s/></text:span><text:span text:style-name="T243_5">FEE</text:span><text:span text:style-name="T243_6"><text:s text:c="3"/><text:tab/><text:s/></text:span></text:p>
      <text:p text:style-name="P244"><text:span text:style-name="T244_1">factom</text:span><text:span text:style-name="T244_2">-</text:span><text:span text:style-name="T244_3">cli</text:span><text:span text:style-name="T244_4"><text:s/></text:span><text:span text:style-name="T244_5">getfee</text:span></text:p>
      <text:p text:style-name="P245"><text:span text:style-name="T245_1">echo</text:span></text:p>
      <text:p text:style-name="P246"/>
      <text:p text:style-name="P247"><text:span text:style-name="T247_1">echo</text:span><text:span text:style-name="T247_2"><text:s/>2.2<text:s/></text:span><text:span text:style-name="T247_3">CREATE</text:span><text:span text:style-name="T247_4"><text:s/></text:span><text:span text:style-name="T247_5">TRANSACTION</text:span><text:span text:style-name="T247_6"><text:s/></text:span><text:span text:style-name="T247_7">WITH</text:span><text:span text:style-name="T247_8"><text:s/></text:span><text:span text:style-name="T247_9">NO</text:span><text:span text:style-name="T247_10"><text:s/></text:span><text:span text:style-name="T247_11">INPUTS</text:span><text:span text:style-name="T247_12"><text:s/></text:span><text:span text:style-name="T247_13">OUTPUTS</text:span><text:span text:style-name="T247_14"><text:s/></text:span><text:span text:style-name="T247_15">OR</text:span><text:span text:style-name="T247_16"><text:s/></text:span><text:span text:style-name="T247_17">ENTRY</text:span><text:span text:style-name="T247_18"><text:s/></text:span><text:span text:style-name="T247_19">CREDITS</text:span></text:p>
      <text:p text:style-name="P248"><text:span text:style-name="T248_1">echo</text:span></text:p>
      <text:p text:style-name="P249"><text:span text:style-name="T249_1">echo</text:span><text:span text:style-name="T249_2"><text:s/>2.2.1<text:s/></text:span><text:span text:style-name="T249_3">CREATE</text:span><text:span text:style-name="T249_4"><text:s/></text:span><text:span text:style-name="T249_5">TRANSACTION</text:span><text:span text:style-name="T249_6"><text:s text:c="3"/><text:tab/><text:s/></text:span></text:p>
      <text:p text:style-name="P250"><text:span text:style-name="T250_1">factom</text:span><text:span text:style-name="T250_2">-</text:span><text:span text:style-name="T250_3">cli</text:span><text:span text:style-name="T250_4"><text:s/></text:span><text:span text:style-name="T250_5">newtransaction</text:span><text:span text:style-name="T250_6"><text:s/></text:span><text:span text:style-name="T250_7">transaction</text:span><text:span text:style-name="T250_8">01</text:span></text:p>
      <text:p text:style-name="P251"><text:span text:style-name="T251_1">echo</text:span></text:p>
      <text:p text:style-name="P252"><text:span text:style-name="T252_1">echo</text:span><text:span text:style-name="T252_2"><text:s/>2.2.2<text:s/></text:span><text:span text:style-name="T252_3">GET</text:span><text:span text:style-name="T252_4"><text:s/></text:span><text:span text:style-name="T252_5">TRANSACTION</text:span><text:span text:style-name="T252_6"><text:s/></text:span><text:span text:style-name="T252_7">FEE</text:span><text:span text:style-name="T252_8"><text:s text:c="3"/><text:tab/><text:s/></text:span></text:p>
      <text:p text:style-name="P253"><text:span text:style-name="T253_1">factom</text:span><text:span text:style-name="T253_2">-</text:span><text:span text:style-name="T253_3">cli</text:span><text:span text:style-name="T253_4"><text:s/></text:span><text:span text:style-name="T253_5">transactions</text:span></text:p>
      <text:p text:style-name="P254"><text:span text:style-name="T254_1">echo</text:span></text:p>
      <text:p text:style-name="P255"><text:span text:style-name="T255_1">echo</text:span><text:span text:style-name="T255_2"><text:s/>2.2.3<text:s/></text:span><text:span text:style-name="T255_3">SUBMIT</text:span><text:span text:style-name="T255_4"><text:s/></text:span><text:span text:style-name="T255_5">TRANSACTION</text:span><text:span text:style-name="T255_6"><text:s text:c="3"/><text:tab/><text:s/></text:span></text:p>
      <text:p text:style-name="P256"><text:span text:style-name="T256_1">factom</text:span><text:span text:style-name="T256_2">-</text:span><text:span text:style-name="T256_3">cli</text:span><text:span text:style-name="T256_4"><text:s/></text:span><text:span text:style-name="T256_5">submit</text:span><text:span text:style-name="T256_6"><text:s/></text:span><text:span text:style-name="T256_7">transaction</text:span><text:span text:style-name="T256_8">01</text:span></text:p>
      <text:p text:style-name="P257"><text:span text:style-name="T257_1">echo</text:span></text:p>
      <text:p text:style-name="P258"><text:span text:style-name="T258_1">echo</text:span><text:span text:style-name="T258_2"><text:s/>2.2.4<text:s/></text:span><text:span text:style-name="T258_3">SIGN</text:span><text:span text:style-name="T258_4"><text:s/></text:span><text:span text:style-name="T258_5">TRANSACTION</text:span><text:span text:style-name="T258_6"><text:s text:c="3"/><text:tab/><text:s/></text:span></text:p>
      <text:p text:style-name="P259"><text:span text:style-name="T259_1">factom</text:span><text:span text:style-name="T259_2">-</text:span><text:span text:style-name="T259_3">cli</text:span><text:span text:style-name="T259_4"><text:s/></text:span><text:span text:style-name="T259_5">sign</text:span><text:span text:style-name="T259_6"><text:s/></text:span><text:span text:style-name="T259_7">transaction</text:span><text:span text:style-name="T259_8">01</text:span></text:p>
      <text:p text:style-name="P260"><text:span text:style-name="T260_1">echo</text:span></text:p>
      <text:p text:style-name="P261"><text:span text:style-name="T261_1">echo</text:span><text:span text:style-name="T261_2"><text:s/>2.2.5<text:s/></text:span><text:span text:style-name="T261_3">ADD</text:span><text:span text:style-name="T261_4"><text:s/></text:span><text:span text:style-name="T261_5">JUST</text:span><text:span text:style-name="T261_6"><text:s/></text:span><text:span text:style-name="T261_7">ENOUGH</text:span><text:span text:style-name="T261_8"><text:s/></text:span><text:span text:style-name="T261_9">INPUT</text:span><text:span text:style-name="T261_10"><text:s/></text:span><text:span text:style-name="T261_11">TO</text:span><text:span text:style-name="T261_12"><text:s/></text:span><text:span text:style-name="T261_13">COVER</text:span><text:span text:style-name="T261_14"><text:s/></text:span><text:span text:style-name="T261_15">TRANSACTION</text:span><text:span text:style-name="T261_16"><text:s/></text:span><text:span text:style-name="T261_17">FEE</text:span><text:span text:style-name="T261_18"><text:s text:c="3"/><text:tab/><text:s/></text:span></text:p>
      <text:p text:style-name="P262"><text:span text:style-name="T262_1">factom</text:span><text:span text:style-name="T262_2">-</text:span><text:span text:style-name="T262_3">cli</text:span><text:span text:style-name="T262_4"><text:s/></text:span><text:span text:style-name="T262_5">addinput</text:span><text:span text:style-name="T262_6"><text:s/></text:span><text:span text:style-name="T262_7">transaction</text:span><text:span text:style-name="T262_8">01<text:s/></text:span><text:span text:style-name="T262_9">factoid</text:span><text:span text:style-name="T262_10">-</text:span><text:span text:style-name="T262_11">wallet</text:span><text:span text:style-name="T262_12">-</text:span><text:span text:style-name="T262_13">address</text:span><text:span text:style-name="T262_14">-</text:span><text:span text:style-name="T262_15">name</text:span><text:span text:style-name="T262_16">01<text:s/>1</text:span></text:p>
      <text:p text:style-name="P263"><text:span text:style-name="T263_1">echo</text:span></text:p>
      <text:p text:style-name="P264"><text:span text:style-name="T264_1">echo</text:span><text:span text:style-name="T264_2"><text:s/>2.2.6<text:s/></text:span><text:span text:style-name="T264_3">RE</text:span><text:span text:style-name="T264_4">-</text:span><text:span text:style-name="T264_5">SIGN</text:span><text:span text:style-name="T264_6"><text:s/></text:span><text:span text:style-name="T264_7">TRANSACTION</text:span><text:span text:style-name="T264_8"><text:s text:c="3"/><text:tab/><text:s/></text:span></text:p>
      <text:p text:style-name="P265"><text:span text:style-name="T265_1">factom</text:span><text:span text:style-name="T265_2">-</text:span><text:span text:style-name="T265_3">cli</text:span><text:span text:style-name="T265_4"><text:s/></text:span><text:span text:style-name="T265_5">sign</text:span><text:span text:style-name="T265_6"><text:s/></text:span><text:span text:style-name="T265_7">transaction</text:span><text:span text:style-name="T265_8">01</text:span></text:p>
      <text:p text:style-name="P266"><text:span text:style-name="T266_1">echo</text:span></text:p>
      <text:p text:style-name="P267"><text:span text:style-name="T267_1">echo</text:span><text:span text:style-name="T267_2"><text:s/>2.2.7<text:s/></text:span><text:span text:style-name="T267_3">TRY</text:span><text:span text:style-name="T267_4"><text:s/></text:span><text:span text:style-name="T267_5">TO</text:span><text:span text:style-name="T267_6"><text:s/></text:span><text:span text:style-name="T267_7">RECREATE</text:span><text:span text:style-name="T267_8"><text:s/></text:span><text:span text:style-name="T267_9">TRANSACTION</text:span><text:span text:style-name="T267_10"><text:s/></text:span><text:span text:style-name="T267_11">THAT</text:span><text:span text:style-name="T267_12"><text:s/></text:span><text:span text:style-name="T267_13">HASN</text:span><text:span text:style-name="T267_14">\'</text:span><text:span text:style-name="T267_15">T</text:span><text:span text:style-name="T267_16"><text:s/></text:span><text:span text:style-name="T267_17">BEEN</text:span><text:span text:style-name="T267_18"><text:s/></text:span><text:span text:style-name="T267_19">ACCEPTED</text:span><text:span text:style-name="T267_20"><text:s text:c="3"/><text:tab/><text:s/></text:span></text:p>
      <text:p text:style-name="P268"><text:span text:style-name="T268_1">factom</text:span><text:span text:style-name="T268_2">-</text:span><text:span text:style-name="T268_3">cli</text:span><text:span text:style-name="T268_4"><text:s/></text:span><text:span text:style-name="T268_5">newtransaction</text:span><text:span text:style-name="T268_6"><text:s/></text:span><text:span text:style-name="T268_7">transaction</text:span><text:span text:style-name="T268_8">01</text:span></text:p>
      <text:p text:style-name="P269"><text:span text:style-name="T269_1">echo</text:span></text:p>
      <text:p text:style-name="P270"><text:span text:style-name="T270_1">echo</text:span><text:span text:style-name="T270_2"><text:s/>2.2.8<text:s/></text:span><text:span text:style-name="T270_3">GET</text:span><text:span text:style-name="T270_4"><text:s/></text:span><text:span text:style-name="T270_5">TRANSACTION</text:span><text:span text:style-name="T270_6"><text:s/></text:span><text:span text:style-name="T270_7">FEE</text:span><text:span text:style-name="T270_8"><text:s text:c="3"/><text:tab/><text:s/></text:span></text:p>
      <text:p text:style-name="P271"><text:span text:style-name="T271_1">factom</text:span><text:span text:style-name="T271_2">-</text:span><text:span text:style-name="T271_3">cli</text:span><text:span text:style-name="T271_4"><text:s/></text:span><text:span text:style-name="T271_5">transactions</text:span></text:p>
      <text:p text:style-name="P272"><text:span text:style-name="T272_1">echo</text:span></text:p>
      <text:p text:style-name="P273"><text:span text:style-name="T273_1">echo</text:span><text:span text:style-name="T273_2"><text:s/>2.2.9<text:s/></text:span><text:span text:style-name="T273_3">SUBMIT</text:span><text:span text:style-name="T273_4"><text:s/></text:span><text:span text:style-name="T273_5">TRANSACTION</text:span><text:span text:style-name="T273_6"><text:s text:c="3"/><text:tab/><text:s/></text:span></text:p>
      <text:p text:style-name="P274"><text:span text:style-name="T274_1">factom</text:span><text:span text:style-name="T274_2">-</text:span><text:span text:style-name="T274_3">cli</text:span><text:span text:style-name="T274_4"><text:s/></text:span><text:span text:style-name="T274_5">submit</text:span><text:span text:style-name="T274_6"><text:s/></text:span><text:span text:style-name="T274_7">transaction</text:span><text:span text:style-name="T274_8">01</text:span></text:p>
      <text:p text:style-name="P275"><text:span text:style-name="T275_1">echo</text:span></text:p>
      <text:p text:style-name="P276"><text:span text:style-name="T276_1">echo</text:span><text:span text:style-name="T276_2"><text:s/>2.2.10<text:s/></text:span><text:span text:style-name="T276_3">TRY</text:span><text:span text:style-name="T276_4"><text:s/></text:span><text:span text:style-name="T276_5">TO</text:span><text:span text:style-name="T276_6"><text:s/></text:span><text:span text:style-name="T276_7">RECREATE</text:span><text:span text:style-name="T276_8"><text:s/></text:span><text:span text:style-name="T276_9">TRANSACTION</text:span><text:span text:style-name="T276_10"><text:s/></text:span><text:span text:style-name="T276_11">THAT</text:span><text:span text:style-name="T276_12"><text:s/></text:span><text:span text:style-name="T276_13">HAS</text:span><text:span text:style-name="T276_14"><text:s/></text:span><text:span text:style-name="T276_15">BEEN</text:span><text:span text:style-name="T276_16"><text:s/></text:span><text:span text:style-name="T276_17">ACCEPTED</text:span><text:span text:style-name="T276_18"><text:s text:c="3"/><text:tab/><text:s/></text:span></text:p>
      <text:p text:style-name="P277"><text:span text:style-name="T277_1">factom</text:span><text:span text:style-name="T277_2">-</text:span><text:span text:style-name="T277_3">cli</text:span><text:span text:style-name="T277_4"><text:s/></text:span><text:span text:style-name="T277_5">newtransaction</text:span><text:span text:style-name="T277_6"><text:s/></text:span><text:span text:style-name="T277_7">transaction</text:span><text:span text:style-name="T277_8">01</text:span></text:p>
      <text:p text:style-name="P278"><text:span text:style-name="T278_1">echo</text:span></text:p>
      <text:p text:style-name="P279"><text:span text:style-name="T279_1">echo</text:span><text:span text:style-name="T279_2"><text:s/>2.2.11<text:s/></text:span><text:span text:style-name="T279_3">CHECK</text:span><text:span text:style-name="T279_4"><text:s/></text:span><text:span text:style-name="T279_5">TRANSACTION</text:span><text:span text:style-name="T279_6"><text:s text:c="3"/><text:tab/><text:s/></text:span></text:p>
      <text:p text:style-name="P280"><text:span text:style-name="T280_1">factom</text:span><text:span text:style-name="T280_2">-</text:span><text:span text:style-name="T280_3">cli</text:span><text:span text:style-name="T280_4"><text:s/></text:span><text:span text:style-name="T280_5">transactions</text:span></text:p>
      <text:p text:style-name="P281"><text:span text:style-name="T281_1">echo</text:span></text:p>
      <text:p text:style-name="P282"><text:span text:style-name="T282_1">echo</text:span><text:span text:style-name="T282_2"><text:s/>2.2.12<text:s/></text:span><text:span text:style-name="T282_3">DELETE</text:span><text:span text:style-name="T282_4"><text:s/></text:span><text:span text:style-name="T282_5">TRANSACTION</text:span><text:span text:style-name="T282_6"><text:s text:c="3"/><text:tab/><text:s/></text:span></text:p>
      <text:p text:style-name="P283"><text:span text:style-name="T283_1">factom</text:span><text:span text:style-name="T283_2">-</text:span><text:span text:style-name="T283_3">cli</text:span><text:span text:style-name="T283_4"><text:s/></text:span><text:span text:style-name="T283_5">deletetransaction</text:span><text:span text:style-name="T283_6"><text:s/></text:span><text:span text:style-name="T283_7">transaction</text:span><text:span text:style-name="T283_8">01</text:span></text:p>
      <text:p text:style-name="P284"><text:span text:style-name="T284_1">echo</text:span></text:p>
      <text:p text:style-name="P285"><text:span text:style-name="T285_1">echo</text:span><text:span text:style-name="T285_2"><text:s/>2.2.13<text:s/></text:span><text:span text:style-name="T285_3">CHECK</text:span><text:span text:style-name="T285_4"><text:s/></text:span><text:span text:style-name="T285_5">TRANSACTION</text:span><text:span text:style-name="T285_6"><text:s text:c="3"/><text:tab/><text:s/></text:span></text:p>
      <text:p text:style-name="P286"><text:span text:style-name="T286_1">factom</text:span><text:span text:style-name="T286_2">-</text:span><text:span text:style-name="T286_3">cli</text:span><text:span text:style-name="T286_4"><text:s/></text:span><text:span text:style-name="T286_5">transactions</text:span></text:p>
      <text:p text:style-name="P287"><text:span text:style-name="T287_1">echo</text:span></text:p>
      <text:p text:style-name="P288"><text:span text:style-name="T288_1">echo</text:span><text:span text:style-name="T288_2"><text:s/>2.2.14<text:s/></text:span><text:span text:style-name="T288_3">VERIFY</text:span><text:span text:style-name="T288_4"><text:s/></text:span><text:span text:style-name="T288_5">WALLET</text:span><text:span text:style-name="T288_6"><text:s/></text:span><text:span text:style-name="T288_7">BALANCE</text:span><text:span text:style-name="T288_8"><text:s text:c="3"/><text:tab/><text:s/></text:span></text:p>
      <text:p text:style-name="P289"><text:span text:style-name="T289_1">factom</text:span><text:span text:style-name="T289_2">-</text:span><text:span text:style-name="T289_3">cli</text:span><text:span text:style-name="T289_4"><text:s/></text:span><text:span text:style-name="T289_5">getaddresses</text:span></text:p>
      <text:p text:style-name="P290"><text:span text:style-name="T290_1">echo</text:span></text:p>
      <text:p text:style-name="P291"/>
      <text:p text:style-name="P292"><text:span text:style-name="T292_1">echo</text:span><text:span text:style-name="T292_2"><text:s/>2.3<text:s/></text:span><text:span text:style-name="T292_3">CREATE</text:span><text:span text:style-name="T292_4"><text:s/></text:span><text:span text:style-name="T292_5">TRANSACTION</text:span><text:span text:style-name="T292_6"><text:s/></text:span><text:span text:style-name="T292_7">WITH</text:span><text:span text:style-name="T292_8"><text:s/></text:span><text:span text:style-name="T292_9">NO</text:span><text:span text:style-name="T292_10"><text:s/></text:span><text:span text:style-name="T292_11">INPUTS</text:span></text:p>
      <text:p text:style-name="P293"><text:span text:style-name="T293_1">echo</text:span></text:p>
      <text:p text:style-name="P294"><text:span text:style-name="T294_1">echo</text:span><text:span text:style-name="T294_2"><text:s/>2.3.1<text:s/></text:span><text:span text:style-name="T294_3">CREATE</text:span><text:span text:style-name="T294_4"><text:s/></text:span><text:span text:style-name="T294_5">TRANSACTION</text:span><text:span text:style-name="T294_6"><text:s text:c="3"/><text:tab/><text:s/></text:span></text:p>
      <text:p text:style-name="P295"><text:span text:style-name="T295_1">factom</text:span><text:span text:style-name="T295_2">-</text:span><text:span text:style-name="T295_3">cli</text:span><text:span text:style-name="T295_4"><text:s/></text:span><text:span text:style-name="T295_5">newtransaction</text:span><text:span text:style-name="T295_6"><text:s/></text:span><text:span text:style-name="T295_7">transaction</text:span><text:span text:style-name="T295_8">02</text:span></text:p>
      <text:p text:style-name="P296"><text:span text:style-name="T296_1">echo</text:span></text:p>
      <text:p text:style-name="P297"><text:span text:style-name="T297_1">echo</text:span><text:span text:style-name="T297_2"><text:s/>2.3.2<text:s/></text:span><text:span text:style-name="T297_3">ADD</text:span><text:span text:style-name="T297_4"><text:s/></text:span><text:span text:style-name="T297_5">OUTPUT</text:span><text:span text:style-name="T297_6"><text:s/></text:span><text:span text:style-name="T297_7">OF</text:span><text:span text:style-name="T297_8"><text:s/>3<text:s/></text:span><text:span text:style-name="T297_9">FACTOIDS</text:span><text:span text:style-name="T297_10"><text:s/></text:span><text:span text:style-name="T297_11">TO</text:span><text:span text:style-name="T297_12"><text:s/></text:span><text:span text:style-name="T297_13">TRANSACTION</text:span><text:span text:style-name="T297_14"><text:s text:c="3"/><text:tab/><text:s/></text:span></text:p>
      <text:p text:style-name="P298"><text:span text:style-name="T298_1">factom</text:span><text:span text:style-name="T298_2">-</text:span><text:span text:style-name="T298_3">cli</text:span><text:span text:style-name="T298_4"><text:s/></text:span><text:span text:style-name="T298_5">addoutput</text:span><text:span text:style-name="T298_6"><text:s/></text:span><text:span text:style-name="T298_7">transaction</text:span><text:span text:style-name="T298_8">02<text:s/></text:span><text:span text:style-name="T298_9">factoid</text:span><text:span text:style-name="T298_10">-</text:span><text:span text:style-name="T298_11">wallet</text:span><text:span text:style-name="T298_12">-</text:span><text:span text:style-name="T298_13">address</text:span><text:span text:style-name="T298_14">-</text:span><text:span text:style-name="T298_15">name</text:span><text:span text:style-name="T298_16">01<text:s/>3</text:span></text:p>
      <text:p text:style-name="P299"><text:span text:style-name="T299_1">echo</text:span></text:p>
      <text:p text:style-name="P300"><text:span text:style-name="T300_1">echo</text:span><text:span text:style-name="T300_2"><text:s/>2.3.3<text:s/></text:span><text:span text:style-name="T300_3">SIGN</text:span><text:span text:style-name="T300_4"><text:s/></text:span><text:span text:style-name="T300_5">TRANSACTION</text:span><text:span text:style-name="T300_6"><text:s text:c="3"/><text:tab/><text:s/></text:span></text:p>
      <text:p text:style-name="P301"><text:span text:style-name="T301_1">factom</text:span><text:span text:style-name="T301_2">-</text:span><text:span text:style-name="T301_3">cli</text:span><text:span text:style-name="T301_4"><text:s/></text:span><text:span text:style-name="T301_5">sign</text:span><text:span text:style-name="T301_6"><text:s/></text:span><text:span text:style-name="T301_7">transaction</text:span><text:span text:style-name="T301_8">02</text:span></text:p>
      <text:p text:style-name="P302"><text:span text:style-name="T302_1">echo</text:span></text:p>
      <text:p text:style-name="P303"><text:span text:style-name="T303_1">echo</text:span><text:span text:style-name="T303_2"><text:s/>2.3.4<text:s/></text:span><text:span text:style-name="T303_3">GET</text:span><text:span text:style-name="T303_4"><text:s/></text:span><text:span text:style-name="T303_5">TRANSACTION</text:span><text:span text:style-name="T303_6"><text:s/></text:span><text:span text:style-name="T303_7">FEE</text:span><text:span text:style-name="T303_8"><text:s text:c="3"/><text:tab/><text:s/></text:span></text:p>
      <text:p text:style-name="P304"><text:span text:style-name="T304_1">factom</text:span><text:span text:style-name="T304_2">-</text:span><text:span text:style-name="T304_3">cli</text:span><text:span text:style-name="T304_4"><text:s/></text:span><text:span text:style-name="T304_5">transactions</text:span></text:p>
      <text:p text:style-name="P305"><text:span text:style-name="T305_1">echo</text:span></text:p>
      <text:p text:style-name="P306"><text:span text:style-name="T306_1">echo</text:span><text:span text:style-name="T306_2"><text:s/>2.3.5<text:s/></text:span><text:span text:style-name="T306_3">SUBMIT</text:span><text:span text:style-name="T306_4"><text:s/></text:span><text:span text:style-name="T306_5">TRANSACTION</text:span><text:span text:style-name="T306_6"><text:s text:c="3"/><text:tab/><text:s/></text:span></text:p>
      <text:p text:style-name="P307"><text:span text:style-name="T307_1">factom</text:span><text:span text:style-name="T307_2">-</text:span><text:span text:style-name="T307_3">cli</text:span><text:span text:style-name="T307_4"><text:s/></text:span><text:span text:style-name="T307_5">submit</text:span><text:span text:style-name="T307_6"><text:s/></text:span><text:span text:style-name="T307_7">transaction</text:span><text:span text:style-name="T307_8">02</text:span></text:p>
      <text:p text:style-name="P308"><text:span text:style-name="T308_1">echo</text:span></text:p>
      <text:p text:style-name="P309"><text:span text:style-name="T309_1">echo</text:span><text:span text:style-name="T309_2"><text:s/>2.3.6<text:s/></text:span><text:span text:style-name="T309_3">DELETE</text:span><text:span text:style-name="T309_4"><text:s/></text:span><text:span text:style-name="T309_5">TRANSACTION</text:span><text:span text:style-name="T309_6"><text:s text:c="3"/><text:tab/><text:s/></text:span></text:p>
      <text:p text:style-name="P310"><text:span text:style-name="T310_1">factom</text:span><text:span text:style-name="T310_2">-</text:span><text:span text:style-name="T310_3">cli</text:span><text:span text:style-name="T310_4"><text:s/></text:span><text:span text:style-name="T310_5">deletetransaction</text:span><text:span text:style-name="T310_6"><text:s/></text:span><text:span text:style-name="T310_7">transaction</text:span><text:span text:style-name="T310_8">02</text:span></text:p>
      <text:p text:style-name="P311"><text:span text:style-name="T311_1">echo</text:span></text:p>
      <text:p text:style-name="P312"><text:span text:style-name="T312_1">echo</text:span><text:span text:style-name="T312_2"><text:s/>2.3.7<text:s/></text:span><text:span text:style-name="T312_3">VERIFY</text:span><text:span text:style-name="T312_4"><text:s/></text:span><text:span text:style-name="T312_5">WALLET</text:span><text:span text:style-name="T312_6"><text:s/></text:span><text:span text:style-name="T312_7">BALANCE</text:span><text:span text:style-name="T312_8"><text:s text:c="3"/><text:tab/><text:s/></text:span></text:p>
      <text:p text:style-name="P313"><text:span text:style-name="T313_1">factom</text:span><text:span text:style-name="T313_2">-</text:span><text:span text:style-name="T313_3">cli</text:span><text:span text:style-name="T313_4"><text:s/></text:span><text:span text:style-name="T313_5">getaddresses</text:span></text:p>
      <text:p text:style-name="P314"><text:span text:style-name="T314_1">echo</text:span></text:p>
      <text:p text:style-name="P315"/>
      <text:p text:style-name="P316"><text:span text:style-name="T316_1">echo</text:span><text:span text:style-name="T316_2"><text:s/>2.4<text:s/></text:span><text:span text:style-name="T316_3">CREATE</text:span><text:span text:style-name="T316_4"><text:s/></text:span><text:span text:style-name="T316_5">TRANSACTION</text:span><text:span text:style-name="T316_6"><text:s/></text:span><text:span text:style-name="T316_7">WITH</text:span><text:span text:style-name="T316_8"><text:s/></text:span><text:span text:style-name="T316_9">NO</text:span><text:span text:style-name="T316_10"><text:s/></text:span><text:span text:style-name="T316_11">OUTPUTS</text:span><text:span text:style-name="T316_12"><text:s/></text:span><text:span text:style-name="T316_13">OR</text:span><text:span text:style-name="T316_14"><text:s/></text:span><text:span text:style-name="T316_15">ENTRY</text:span><text:span text:style-name="T316_16"><text:s/></text:span><text:span text:style-name="T316_17">CREDITS</text:span></text:p>
      <text:p text:style-name="P317"><text:span text:style-name="T317_1">echo</text:span></text:p>
      <text:p text:style-name="P318"><text:span text:style-name="T318_1">echo</text:span><text:span text:style-name="T318_2"><text:s/>2.4.1<text:s/></text:span><text:span text:style-name="T318_3">CREATE</text:span><text:span text:style-name="T318_4"><text:s/></text:span><text:span text:style-name="T318_5">TRANSACTION</text:span><text:span text:style-name="T318_6"><text:s text:c="3"/><text:tab/><text:s/></text:span></text:p>
      <text:p text:style-name="P319"><text:span text:style-name="T319_1">factom</text:span><text:span text:style-name="T319_2">-</text:span><text:span text:style-name="T319_3">cli</text:span><text:span text:style-name="T319_4"><text:s/></text:span><text:span text:style-name="T319_5">newtransaction</text:span><text:span text:style-name="T319_6"><text:s/></text:span><text:span text:style-name="T319_7">transaction</text:span><text:span text:style-name="T319_8">03</text:span></text:p>
      <text:p text:style-name="P320"><text:span text:style-name="T320_1">echo</text:span></text:p>
      <text:p text:style-name="P321"><text:span text:style-name="T321_1">echo</text:span><text:span text:style-name="T321_2"><text:s/>2.4.2<text:s/></text:span><text:span text:style-name="T321_3">ADD</text:span><text:span text:style-name="T321_4"><text:s/></text:span><text:span text:style-name="T321_5">INPUT</text:span><text:span text:style-name="T321_6"><text:s/></text:span><text:span text:style-name="T321_7">OF</text:span><text:span text:style-name="T321_8"><text:s/>1<text:s/></text:span><text:span text:style-name="T321_9">FACTOID</text:span><text:span text:style-name="T321_10"><text:s/></text:span><text:span text:style-name="T321_11">TO</text:span><text:span text:style-name="T321_12"><text:s/></text:span><text:span text:style-name="T321_13">TRANSACTION</text:span><text:span text:style-name="T321_14"><text:s text:c="3"/><text:tab/><text:s/></text:span></text:p>
      <text:p text:style-name="P322"><text:span text:style-name="T322_1">factom</text:span><text:span text:style-name="T322_2">-</text:span><text:span text:style-name="T322_3">cli</text:span><text:span text:style-name="T322_4"><text:s/></text:span><text:span text:style-name="T322_5">addinput</text:span><text:span text:style-name="T322_6"><text:s/></text:span><text:span text:style-name="T322_7">transaction</text:span><text:span text:style-name="T322_8">03<text:s/></text:span><text:span text:style-name="T322_9">factoid</text:span><text:span text:style-name="T322_10">-</text:span><text:span text:style-name="T322_11">wallet</text:span><text:span text:style-name="T322_12">-</text:span><text:span text:style-name="T322_13">address</text:span><text:span text:style-name="T322_14">-</text:span><text:span text:style-name="T322_15">name</text:span><text:span text:style-name="T322_16">01<text:s/>1</text:span></text:p>
      <text:p text:style-name="P323"><text:span text:style-name="T323_1">echo</text:span></text:p>
      <text:p text:style-name="P324"><text:span text:style-name="T324_1">echo</text:span><text:span text:style-name="T324_2"><text:s/>2.4.3<text:s/></text:span><text:span text:style-name="T324_3">ADD</text:span><text:span text:style-name="T324_4"><text:s/></text:span><text:span text:style-name="T324_5">DUPLICATE</text:span><text:span text:style-name="T324_6"><text:s/></text:span><text:span text:style-name="T324_7">INPUT</text:span><text:span text:style-name="T324_8"><text:s/></text:span><text:span text:style-name="T324_9">OF</text:span><text:span text:style-name="T324_10"><text:s/>1<text:s/></text:span><text:span text:style-name="T324_11">FACTOID</text:span><text:span text:style-name="T324_12"><text:s/></text:span><text:span text:style-name="T324_13">TO</text:span><text:span text:style-name="T324_14"><text:s/></text:span><text:span text:style-name="T324_15">TRANSACTION</text:span><text:span text:style-name="T324_16"><text:s text:c="3"/><text:tab/><text:s/></text:span></text:p>
      <text:p text:style-name="P325"><text:span text:style-name="T325_1">factom</text:span><text:span text:style-name="T325_2">-</text:span><text:span text:style-name="T325_3">cli</text:span><text:span text:style-name="T325_4"><text:s/></text:span><text:span text:style-name="T325_5">addinput</text:span><text:span text:style-name="T325_6"><text:s/></text:span><text:span text:style-name="T325_7">transaction</text:span><text:span text:style-name="T325_8">03<text:s/></text:span><text:span text:style-name="T325_9">factoid</text:span><text:span text:style-name="T325_10">-</text:span><text:span text:style-name="T325_11">wallet</text:span><text:span text:style-name="T325_12">-</text:span><text:span text:style-name="T325_13">address</text:span><text:span text:style-name="T325_14">-</text:span><text:span text:style-name="T325_15">name</text:span><text:span text:style-name="T325_16">01<text:s/>1</text:span></text:p>
      <text:p text:style-name="P326"><text:span text:style-name="T326_1">echo</text:span></text:p>
      <text:p text:style-name="P327"><text:span text:style-name="T327_1">echo</text:span><text:span text:style-name="T327_2"><text:s/>2.4.4<text:s/></text:span><text:span text:style-name="T327_3">SIGN</text:span><text:span text:style-name="T327_4"><text:s/></text:span><text:span text:style-name="T327_5">TRANSACTION</text:span><text:span text:style-name="T327_6"><text:s text:c="3"/><text:tab/><text:s/></text:span></text:p>
      <text:p text:style-name="P328"><text:span text:style-name="T328_1">factom</text:span><text:span text:style-name="T328_2">-</text:span><text:span text:style-name="T328_3">cli</text:span><text:span text:style-name="T328_4"><text:s/></text:span><text:span text:style-name="T328_5">sign</text:span><text:span text:style-name="T328_6"><text:s/></text:span><text:span text:style-name="T328_7">transaction</text:span><text:span text:style-name="T328_8">03</text:span></text:p>
      <text:p text:style-name="P329"><text:span text:style-name="T329_1">echo</text:span></text:p>
      <text:p text:style-name="P330"><text:span text:style-name="T330_1">echo</text:span><text:span text:style-name="T330_2"><text:s/>2.4.5<text:s/></text:span><text:span text:style-name="T330_3">GET</text:span><text:span text:style-name="T330_4"><text:s/></text:span><text:span text:style-name="T330_5">TRANSACTION</text:span><text:span text:style-name="T330_6"><text:s/></text:span><text:span text:style-name="T330_7">FEE</text:span><text:span text:style-name="T330_8"><text:s text:c="3"/><text:tab/><text:s/></text:span></text:p>
      <text:p text:style-name="P331"><text:span text:style-name="T331_1">factom</text:span><text:span text:style-name="T331_2">-</text:span><text:span text:style-name="T331_3">cli</text:span><text:span text:style-name="T331_4"><text:s/></text:span><text:span text:style-name="T331_5">transactions</text:span></text:p>
      <text:p text:style-name="P332"><text:span text:style-name="T332_1">echo</text:span></text:p>
      <text:p text:style-name="P333"><text:span text:style-name="T333_1">echo</text:span><text:span text:style-name="T333_2"><text:s/>2.4.6<text:s/></text:span><text:span text:style-name="T333_3">SUBMIT</text:span><text:span text:style-name="T333_4"><text:s/></text:span><text:span text:style-name="T333_5">TRANSACTION</text:span><text:span text:style-name="T333_6"><text:s text:c="3"/><text:tab/><text:s/></text:span></text:p>
      <text:p text:style-name="P334"><text:span text:style-name="T334_1">factom</text:span><text:span text:style-name="T334_2">-</text:span><text:span text:style-name="T334_3">cli</text:span><text:span text:style-name="T334_4"><text:s/></text:span><text:span text:style-name="T334_5">submit</text:span><text:span text:style-name="T334_6"><text:s/></text:span><text:span text:style-name="T334_7">transaction</text:span><text:span text:style-name="T334_8">03</text:span></text:p>
      <text:p text:style-name="P335"><text:span text:style-name="T335_1">echo</text:span></text:p>
      <text:p text:style-name="P336"><text:span text:style-name="T336_1">echo</text:span><text:span text:style-name="T336_2"><text:s/>2.4.7<text:s/></text:span><text:span text:style-name="T336_3">VERIFY</text:span><text:span text:style-name="T336_4"><text:s/></text:span><text:span text:style-name="T336_5">WALLET</text:span><text:span text:style-name="T336_6"><text:s/></text:span><text:span text:style-name="T336_7">BALANCE</text:span><text:span text:style-name="T336_8"><text:s text:c="3"/><text:tab/><text:s/></text:span></text:p>
      <text:p text:style-name="P337"><text:span text:style-name="T337_1">factom</text:span><text:span text:style-name="T337_2">-</text:span><text:span text:style-name="T337_3">cli</text:span><text:span text:style-name="T337_4"><text:s/></text:span><text:span text:style-name="T337_5">getaddresses</text:span></text:p>
      <text:p text:style-name="P338"><text:span text:style-name="T338_1">echo</text:span></text:p>
      <text:p text:style-name="P339"/>
      <text:p text:style-name="P340"><text:span text:style-name="T340_1">echo</text:span><text:span text:style-name="T340_2"><text:s/>2.5<text:s/></text:span><text:span text:style-name="T340_3">CREATE</text:span><text:span text:style-name="T340_4"><text:s/></text:span><text:span text:style-name="T340_5">TRANSACTION</text:span><text:span text:style-name="T340_6"><text:s/></text:span><text:span text:style-name="T340_7">WITH</text:span><text:span text:style-name="T340_8"><text:s/></text:span><text:span text:style-name="T340_9">INPUT</text:span><text:span text:style-name="T340_10"><text:s/></text:span><text:span text:style-name="T340_11">TO</text:span><text:span text:style-name="T340_12"><text:s/></text:span><text:span text:style-name="T340_13">ENTRY</text:span><text:span text:style-name="T340_14"><text:s/></text:span><text:span text:style-name="T340_15">CREDITS</text:span></text:p>
      <text:p text:style-name="P341"><text:span text:style-name="T341_1">echo</text:span></text:p>
      <text:p text:style-name="P342"><text:span text:style-name="T342_1">echo</text:span><text:span text:style-name="T342_2"><text:s/>2.5.1<text:s/></text:span><text:span text:style-name="T342_3">CREATE</text:span><text:span text:style-name="T342_4"><text:s/></text:span><text:span text:style-name="T342_5">TRANSACTION</text:span><text:span text:style-name="T342_6"><text:s text:c="3"/><text:tab/><text:s/></text:span></text:p>
      <text:p text:style-name="P343"><text:span text:style-name="T343_1">factom</text:span><text:span text:style-name="T343_2">-</text:span><text:span text:style-name="T343_3">cli</text:span><text:span text:style-name="T343_4"><text:s/></text:span><text:span text:style-name="T343_5">newtransaction</text:span><text:span text:style-name="T343_6"><text:s/></text:span><text:span text:style-name="T343_7">transaction</text:span><text:span text:style-name="T343_8">04</text:span></text:p>
      <text:p text:style-name="P344"><text:span text:style-name="T344_1">echo</text:span></text:p>
      <text:p text:style-name="P345"><text:span text:style-name="T345_1">echo</text:span><text:span text:style-name="T345_2"><text:s/>2.5.2<text:s/></text:span><text:span text:style-name="T345_3">ADD</text:span><text:span text:style-name="T345_4"><text:s/></text:span><text:span text:style-name="T345_5">INPUT</text:span><text:span text:style-name="T345_6"><text:s/></text:span><text:span text:style-name="T345_7">OF</text:span><text:span text:style-name="T345_8"><text:s/>10<text:s/></text:span><text:span text:style-name="T345_9">FACTOIDS</text:span><text:span text:style-name="T345_10"><text:s/></text:span><text:span text:style-name="T345_11">TO</text:span><text:span text:style-name="T345_12"><text:s/></text:span><text:span text:style-name="T345_13">TRANSACTION</text:span><text:span text:style-name="T345_14"><text:s text:c="3"/><text:tab/><text:s/></text:span></text:p>
      <text:p text:style-name="P346"><text:span text:style-name="T346_1">factom</text:span><text:span text:style-name="T346_2">-</text:span><text:span text:style-name="T346_3">cli</text:span><text:span text:style-name="T346_4"><text:s/></text:span><text:span text:style-name="T346_5">addinput</text:span><text:span text:style-name="T346_6"><text:s/></text:span><text:span text:style-name="T346_7">transaction</text:span><text:span text:style-name="T346_8">04<text:s/></text:span><text:span text:style-name="T346_9">factoid</text:span><text:span text:style-name="T346_10">-</text:span><text:span text:style-name="T346_11">wallet</text:span><text:span text:style-name="T346_12">-</text:span><text:span text:style-name="T346_13">address</text:span><text:span text:style-name="T346_14">-</text:span><text:span text:style-name="T346_15">name</text:span><text:span text:style-name="T346_16">01<text:s/>10</text:span></text:p>
      <text:p text:style-name="P347"><text:span text:style-name="T347_1">echo</text:span></text:p>
      <text:p text:style-name="P348"><text:span text:style-name="T348_1">echo</text:span><text:span text:style-name="T348_2"><text:s/>2.5.3<text:s/></text:span><text:span text:style-name="T348_3">ADD</text:span><text:span text:style-name="T348_4"><text:s/>6<text:s/></text:span><text:span text:style-name="T348_5">FACTOIDS</text:span><text:span text:style-name="T348_6"><text:s/></text:span><text:span text:style-name="T348_7">OF</text:span><text:span text:style-name="T348_8"><text:s/></text:span><text:span text:style-name="T348_9">ENTRY</text:span><text:span text:style-name="T348_10"><text:s/></text:span><text:span text:style-name="T348_11">CREDITS</text:span><text:span text:style-name="T348_12"><text:s/></text:span><text:span text:style-name="T348_13">FOR</text:span><text:span text:style-name="T348_14"><text:s/>1</text:span><text:span text:style-name="T348_15">ST</text:span><text:span text:style-name="T348_16"><text:s/></text:span><text:span text:style-name="T348_17">ENTRY</text:span><text:span text:style-name="T348_18"><text:s/></text:span><text:span text:style-name="T348_19">CREDIT</text:span><text:span text:style-name="T348_20"><text:s/></text:span><text:span text:style-name="T348_21">WALLET</text:span><text:span text:style-name="T348_22"><text:s/></text:span><text:span text:style-name="T348_23">TO</text:span><text:span text:style-name="T348_24"><text:s/></text:span><text:span text:style-name="T348_25">TRANSACTION</text:span><text:span text:style-name="T348_26"><text:s text:c="3"/><text:tab/><text:s/></text:span></text:p>
      <text:p text:style-name="P349"><text:span text:style-name="T349_1">factom</text:span><text:span text:style-name="T349_2">-</text:span><text:span text:style-name="T349_3">cli</text:span><text:span text:style-name="T349_4"><text:s/></text:span><text:span text:style-name="T349_5">addecoutput</text:span><text:span text:style-name="T349_6"><text:s/></text:span><text:span text:style-name="T349_7">transaction</text:span><text:span text:style-name="T349_8">04<text:s/></text:span><text:span text:style-name="T349_9">ec</text:span><text:span text:style-name="T349_10">-</text:span><text:span text:style-name="T349_11">wallet</text:span><text:span text:style-name="T349_12">-</text:span><text:span text:style-name="T349_13">address</text:span><text:span text:style-name="T349_14">-</text:span><text:span text:style-name="T349_15">name</text:span><text:span text:style-name="T349_16">01<text:s/>6</text:span></text:p>
      <text:p text:style-name="P350"><text:span text:style-name="T350_1">echo</text:span></text:p>
      <text:p text:style-name="P351"><text:span text:style-name="T351_1">echo</text:span><text:span text:style-name="T351_2"><text:s/>2.5.4<text:s/></text:span><text:span text:style-name="T351_3">ADD</text:span><text:span text:style-name="T351_4"><text:s/>-3<text:s/></text:span><text:span text:style-name="T351_5">FACTOIDS</text:span><text:span text:style-name="T351_6"><text:s/></text:span><text:span text:style-name="T351_7">OF</text:span><text:span text:style-name="T351_8"><text:s/></text:span><text:span text:style-name="T351_9">ENTRY</text:span><text:span text:style-name="T351_10"><text:s/></text:span><text:span text:style-name="T351_11">CREDITS</text:span><text:span text:style-name="T351_12"><text:s/></text:span><text:span text:style-name="T351_13">FOR</text:span><text:span text:style-name="T351_14"><text:s/>1</text:span><text:span text:style-name="T351_15">ST</text:span><text:span text:style-name="T351_16"><text:s/></text:span><text:span text:style-name="T351_17">ENTRY</text:span><text:span text:style-name="T351_18"><text:s/></text:span><text:span text:style-name="T351_19">CREDIT</text:span><text:span text:style-name="T351_20"><text:s/></text:span><text:span text:style-name="T351_21">WALLET</text:span><text:span text:style-name="T351_22"><text:s/></text:span><text:span text:style-name="T351_23">TO</text:span><text:span text:style-name="T351_24"><text:s/></text:span><text:span text:style-name="T351_25">TRANSACTION</text:span><text:span text:style-name="T351_26"><text:s text:c="3"/><text:tab/><text:s/></text:span></text:p>
      <text:p text:style-name="P352"><text:span text:style-name="T352_1">factom</text:span><text:span text:style-name="T352_2">-</text:span><text:span text:style-name="T352_3">cli</text:span><text:span text:style-name="T352_4"><text:s/></text:span><text:span text:style-name="T352_5">addecoutput</text:span><text:span text:style-name="T352_6"><text:s/></text:span><text:span text:style-name="T352_7">transaction</text:span><text:span text:style-name="T352_8">04<text:s/></text:span><text:span text:style-name="T352_9">ec</text:span><text:span text:style-name="T352_10">-</text:span><text:span text:style-name="T352_11">wallet</text:span><text:span text:style-name="T352_12">-</text:span><text:span text:style-name="T352_13">address</text:span><text:span text:style-name="T352_14">-</text:span><text:span text:style-name="T352_15">name</text:span><text:span text:style-name="T352_16">01<text:s/>-3</text:span></text:p>
      <text:p text:style-name="P353"><text:span text:style-name="T353_1">echo</text:span></text:p>
      <text:p text:style-name="P354"><text:span text:style-name="T354_1">echo</text:span><text:span text:style-name="T354_2"><text:s/>2.5.5<text:s/></text:span><text:span text:style-name="T354_3">SIGN</text:span><text:span text:style-name="T354_4"><text:s/></text:span><text:span text:style-name="T354_5">TRANSACTION</text:span><text:span text:style-name="T354_6"><text:s text:c="3"/><text:tab/><text:s/></text:span></text:p>
      <text:p text:style-name="P355"><text:span text:style-name="T355_1">factom</text:span><text:span text:style-name="T355_2">-</text:span><text:span text:style-name="T355_3">cli</text:span><text:span text:style-name="T355_4"><text:s/></text:span><text:span text:style-name="T355_5">sign</text:span><text:span text:style-name="T355_6"><text:s/></text:span><text:span text:style-name="T355_7">transaction</text:span><text:span text:style-name="T355_8">04</text:span></text:p>
      <text:p text:style-name="P356"><text:span text:style-name="T356_1">echo</text:span></text:p>
      <text:p text:style-name="P357"><text:span text:style-name="T357_1">echo</text:span><text:span text:style-name="T357_2"><text:s/>2.5.6<text:s/></text:span><text:span text:style-name="T357_3">GET</text:span><text:span text:style-name="T357_4"><text:s/></text:span><text:span text:style-name="T357_5">TRANSACTION</text:span><text:span text:style-name="T357_6"><text:s/></text:span><text:span text:style-name="T357_7">FEE</text:span><text:span text:style-name="T357_8"><text:s text:c="3"/><text:tab/><text:s/></text:span></text:p>
      <text:p text:style-name="P358"><text:span text:style-name="T358_1">factom</text:span><text:span text:style-name="T358_2">-</text:span><text:span text:style-name="T358_3">cli</text:span><text:span text:style-name="T358_4"><text:s/></text:span><text:span text:style-name="T358_5">transactions</text:span></text:p>
      <text:p text:style-name="P359"><text:span text:style-name="T359_1">echo</text:span></text:p>
      <text:p text:style-name="P360"><text:span text:style-name="T360_1">echo</text:span><text:span text:style-name="T360_2"><text:s/>2.5.7<text:s/></text:span><text:span text:style-name="T360_3">SUBMIT</text:span><text:span text:style-name="T360_4"><text:s/></text:span><text:span text:style-name="T360_5">TRANSACTION</text:span><text:span text:style-name="T360_6"><text:s text:c="3"/><text:tab/><text:s/></text:span></text:p>
      <text:p text:style-name="P361"><text:span text:style-name="T361_1">factom</text:span><text:span text:style-name="T361_2">-</text:span><text:span text:style-name="T361_3">cli</text:span><text:span text:style-name="T361_4"><text:s/></text:span><text:span text:style-name="T361_5">submit</text:span><text:span text:style-name="T361_6"><text:s/></text:span><text:span text:style-name="T361_7">transaction</text:span><text:span text:style-name="T361_8">04</text:span></text:p>
      <text:p text:style-name="P362"><text:span text:style-name="T362_1">echo</text:span></text:p>
      <text:p text:style-name="P363"><text:span text:style-name="T363_1">echo</text:span><text:span text:style-name="T363_2"><text:s/>2.5.8<text:s/></text:span><text:span text:style-name="T363_3">VERIFY</text:span><text:span text:style-name="T363_4"><text:s/></text:span><text:span text:style-name="T363_5">WALLET</text:span><text:span text:style-name="T363_6"><text:s/></text:span><text:span text:style-name="T363_7">BALANCES</text:span><text:span text:style-name="T363_8"><text:s text:c="3"/><text:tab/><text:s/></text:span></text:p>
      <text:p text:style-name="P364"><text:span text:style-name="T364_1">factom</text:span><text:span text:style-name="T364_2">-</text:span><text:span text:style-name="T364_3">cli</text:span><text:span text:style-name="T364_4"><text:s/></text:span><text:span text:style-name="T364_5">getaddresses</text:span></text:p>
      <text:p text:style-name="P365"><text:span text:style-name="T365_1">echo</text:span></text:p>
      <text:p text:style-name="P366"/>
      <text:p text:style-name="P367"><text:span text:style-name="T367_1">echo</text:span><text:span text:style-name="T367_2"><text:s/>2.6<text:s/></text:span><text:span text:style-name="T367_3">CREATE</text:span><text:span text:style-name="T367_4"><text:s/></text:span><text:span text:style-name="T367_5">TRANSACTION</text:span><text:span text:style-name="T367_6"><text:s/></text:span><text:span text:style-name="T367_7">WITH</text:span><text:span text:style-name="T367_8"><text:s/></text:span><text:span text:style-name="T367_9">INPUT</text:span><text:span text:style-name="T367_10"><text:s/></text:span><text:span text:style-name="T367_11">TO</text:span><text:span text:style-name="T367_12"><text:s/></text:span><text:span text:style-name="T367_13">OUTPUT</text:span></text:p>
      <text:p text:style-name="P368"><text:span text:style-name="T368_1">echo</text:span></text:p>
      <text:p text:style-name="P369"><text:span text:style-name="T369_1">echo</text:span><text:span text:style-name="T369_2"><text:s/>2.6.1<text:s/></text:span><text:span text:style-name="T369_3">CREATE</text:span><text:span text:style-name="T369_4"><text:s/></text:span><text:span text:style-name="T369_5">TRANSACTION</text:span><text:span text:style-name="T369_6"><text:s text:c="3"/><text:tab/><text:s/></text:span></text:p>
      <text:p text:style-name="P370"><text:span text:style-name="T370_1">factom</text:span><text:span text:style-name="T370_2">-</text:span><text:span text:style-name="T370_3">cli</text:span><text:span text:style-name="T370_4"><text:s/></text:span><text:span text:style-name="T370_5">newtransaction</text:span><text:span text:style-name="T370_6"><text:s/></text:span><text:span text:style-name="T370_7">transaction</text:span><text:span text:style-name="T370_8">05</text:span></text:p>
      <text:p text:style-name="P371"><text:span text:style-name="T371_1">echo</text:span></text:p>
      <text:p text:style-name="P372"><text:span text:style-name="T372_1">echo</text:span><text:span text:style-name="T372_2"><text:s/>2.6.2<text:s/></text:span><text:span text:style-name="T372_3">ADD</text:span><text:span text:style-name="T372_4"><text:s/></text:span><text:span text:style-name="T372_5">INPUT</text:span><text:span text:style-name="T372_6"><text:s/></text:span><text:span text:style-name="T372_7">OF</text:span><text:span text:style-name="T372_8"><text:s/>10<text:s/></text:span><text:span text:style-name="T372_9">FACTOIDS</text:span><text:span text:style-name="T372_10"><text:s/></text:span><text:span text:style-name="T372_11">TO</text:span><text:span text:style-name="T372_12"><text:s/></text:span><text:span text:style-name="T372_13">TRANSACTION</text:span><text:span text:style-name="T372_14"><text:s text:c="3"/><text:tab/><text:s/></text:span></text:p>
      <text:p text:style-name="P373"><text:span text:style-name="T373_1">factom</text:span><text:span text:style-name="T373_2">-</text:span><text:span text:style-name="T373_3">cli</text:span><text:span text:style-name="T373_4"><text:s/></text:span><text:span text:style-name="T373_5">addinput</text:span><text:span text:style-name="T373_6"><text:s/></text:span><text:span text:style-name="T373_7">transaction</text:span><text:span text:style-name="T373_8">05<text:s/></text:span><text:span text:style-name="T373_9">factoid</text:span><text:span text:style-name="T373_10">-</text:span><text:span text:style-name="T373_11">wallet</text:span><text:span text:style-name="T373_12">-</text:span><text:span text:style-name="T373_13">address</text:span><text:span text:style-name="T373_14">-</text:span><text:span text:style-name="T373_15">name</text:span><text:span text:style-name="T373_16">01<text:s/>10</text:span></text:p>
      <text:p text:style-name="P374"><text:span text:style-name="T374_1">echo</text:span></text:p>
      <text:p text:style-name="P375"><text:span text:style-name="T375_1">echo</text:span><text:span text:style-name="T375_2"><text:s/>2.6.3<text:s/></text:span><text:span text:style-name="T375_3">ADD</text:span><text:span text:style-name="T375_4"><text:s/></text:span><text:span text:style-name="T375_5">OUTPUT</text:span><text:span text:style-name="T375_6"><text:s/></text:span><text:span text:style-name="T375_7">OF</text:span><text:span text:style-name="T375_8"><text:s/>3<text:s/></text:span><text:span text:style-name="T375_9">FACTOIDS</text:span><text:span text:style-name="T375_10"><text:s/></text:span><text:span text:style-name="T375_11">TO</text:span><text:span text:style-name="T375_12"><text:s/></text:span><text:span text:style-name="T375_13">SAME</text:span><text:span text:style-name="T375_14"><text:s/></text:span><text:span text:style-name="T375_15">FACTOID</text:span><text:span text:style-name="T375_16"><text:s/></text:span><text:span text:style-name="T375_17">WALLET</text:span><text:span text:style-name="T375_18"><text:s/></text:span><text:span text:style-name="T375_19">ADDRESS</text:span><text:span text:style-name="T375_20"><text:s/></text:span><text:span text:style-name="T375_21">AS</text:span><text:span text:style-name="T375_22"><text:s/></text:span><text:span text:style-name="T375_23">INPUT</text:span><text:span text:style-name="T375_24"><text:s/></text:span><text:span text:style-name="T375_25">CAME</text:span><text:span text:style-name="T375_26"><text:s/></text:span><text:span text:style-name="T375_27">FROM</text:span><text:span text:style-name="T375_28"><text:s/></text:span><text:span text:style-name="T375_29">TO</text:span><text:span text:style-name="T375_30"><text:s/></text:span><text:span text:style-name="T375_31">TRANSACTION</text:span><text:span text:style-name="T375_32"><text:s text:c="3"/><text:tab/><text:s/></text:span></text:p>
      <text:p text:style-name="P376"><text:span text:style-name="T376_1">factom</text:span><text:span text:style-name="T376_2">-</text:span><text:span text:style-name="T376_3">cli</text:span><text:span text:style-name="T376_4"><text:s/></text:span><text:span text:style-name="T376_5">addoutput</text:span><text:span text:style-name="T376_6"><text:s/></text:span><text:span text:style-name="T376_7">transaction</text:span><text:span text:style-name="T376_8">05<text:s/></text:span><text:span text:style-name="T376_9">factoid</text:span><text:span text:style-name="T376_10">-</text:span><text:span text:style-name="T376_11">wallet</text:span><text:span text:style-name="T376_12">-</text:span><text:span text:style-name="T376_13">address</text:span><text:span text:style-name="T376_14">-</text:span><text:span text:style-name="T376_15">name</text:span><text:span text:style-name="T376_16">01<text:s/>3</text:span></text:p>
      <text:p text:style-name="P377"><text:span text:style-name="T377_1">echo</text:span></text:p>
      <text:p text:style-name="P378"><text:span text:style-name="T378_1">echo</text:span><text:span text:style-name="T378_2"><text:s/>2.6.4<text:s/></text:span><text:span text:style-name="T378_3">ADD</text:span><text:span text:style-name="T378_4"><text:s/></text:span><text:span text:style-name="T378_5">OUTPUT</text:span><text:span text:style-name="T378_6"><text:s/></text:span><text:span text:style-name="T378_7">OF</text:span><text:span text:style-name="T378_8"><text:s/>5<text:s/></text:span><text:span text:style-name="T378_9">FACTOIDS</text:span><text:span text:style-name="T378_10"><text:s/></text:span><text:span text:style-name="T378_11">TO</text:span><text:span text:style-name="T378_12"><text:s/></text:span><text:span text:style-name="T378_13">NON</text:span><text:span text:style-name="T378_14">-</text:span><text:span text:style-name="T378_15">EXISTING</text:span><text:span text:style-name="T378_16"><text:s/></text:span><text:span text:style-name="T378_17">FACTOID</text:span><text:span text:style-name="T378_18"><text:s/></text:span><text:span text:style-name="T378_19">WALLET</text:span><text:span text:style-name="T378_20"><text:s/></text:span><text:span text:style-name="T378_21">ADDRESS</text:span><text:span text:style-name="T378_22"><text:s/></text:span><text:span text:style-name="T378_23">TO</text:span><text:span text:style-name="T378_24"><text:s/></text:span><text:span text:style-name="T378_25">TRANSACTION</text:span><text:span text:style-name="T378_26"><text:s text:c="3"/><text:tab/><text:s/></text:span></text:p>
      <text:p text:style-name="P379"><text:span text:style-name="T379_1">factom</text:span><text:span text:style-name="T379_2">-</text:span><text:span text:style-name="T379_3">cli</text:span><text:span text:style-name="T379_4"><text:s/></text:span><text:span text:style-name="T379_5">addoutput</text:span><text:span text:style-name="T379_6"><text:s/></text:span><text:span text:style-name="T379_7">transaction</text:span><text:span text:style-name="T379_8">05<text:s/></text:span><text:span text:style-name="T379_9">xxx</text:span><text:span text:style-name="T379_10"><text:s/>5</text:span></text:p>
      <text:p text:style-name="P380"><text:span text:style-name="T380_1">echo</text:span></text:p>
      <text:p text:style-name="P381"><text:span text:style-name="T381_1">echo</text:span><text:span text:style-name="T381_2"><text:s/>2.6.5<text:s/></text:span><text:span text:style-name="T381_3">SIGN</text:span><text:span text:style-name="T381_4"><text:s/></text:span><text:span text:style-name="T381_5">TRANSACTION</text:span><text:span text:style-name="T381_6"><text:s text:c="3"/><text:tab/><text:s/></text:span></text:p>
      <text:p text:style-name="P382"><text:span text:style-name="T382_1">factom</text:span><text:span text:style-name="T382_2">-</text:span><text:span text:style-name="T382_3">cli</text:span><text:span text:style-name="T382_4"><text:s/></text:span><text:span text:style-name="T382_5">sign</text:span><text:span text:style-name="T382_6"><text:s/></text:span><text:span text:style-name="T382_7">transaction</text:span><text:span text:style-name="T382_8">05</text:span></text:p>
      <text:p text:style-name="P383"><text:span text:style-name="T383_1">echo</text:span></text:p>
      <text:p text:style-name="P384"><text:span text:style-name="T384_1">echo</text:span><text:span text:style-name="T384_2"><text:s/>2.6.6<text:s/></text:span><text:span text:style-name="T384_3">GET</text:span><text:span text:style-name="T384_4"><text:s/></text:span><text:span text:style-name="T384_5">TRANSACTION</text:span><text:span text:style-name="T384_6"><text:s/></text:span><text:span text:style-name="T384_7">FEE</text:span><text:span text:style-name="T384_8"><text:s text:c="3"/><text:tab/><text:s/></text:span></text:p>
      <text:p text:style-name="P385"><text:span text:style-name="T385_1">factom</text:span><text:span text:style-name="T385_2">-</text:span><text:span text:style-name="T385_3">cli</text:span><text:span text:style-name="T385_4"><text:s/></text:span><text:span text:style-name="T385_5">transactions</text:span></text:p>
      <text:p text:style-name="P386"><text:span text:style-name="T386_1">echo</text:span></text:p>
      <text:p text:style-name="P387"><text:span text:style-name="T387_1">echo</text:span><text:span text:style-name="T387_2"><text:s/>2.6.7<text:s/></text:span><text:span text:style-name="T387_3">SUBMIT</text:span><text:span text:style-name="T387_4"><text:s/></text:span><text:span text:style-name="T387_5">TRANSACTION</text:span><text:span text:style-name="T387_6"><text:s text:c="3"/><text:tab/><text:s/></text:span></text:p>
      <text:p text:style-name="P388"><text:span text:style-name="T388_1">factom</text:span><text:span text:style-name="T388_2">-</text:span><text:span text:style-name="T388_3">cli</text:span><text:span text:style-name="T388_4"><text:s/></text:span><text:span text:style-name="T388_5">submit</text:span><text:span text:style-name="T388_6"><text:s/></text:span><text:span text:style-name="T388_7">transaction</text:span><text:span text:style-name="T388_8">05</text:span></text:p>
      <text:p text:style-name="P389"><text:span text:style-name="T389_1">echo</text:span></text:p>
      <text:p text:style-name="P390"><text:span text:style-name="T390_1">echo</text:span><text:span text:style-name="T390_2"><text:s/>2.6.8<text:s/></text:span><text:span text:style-name="T390_3">VERIFY</text:span><text:span text:style-name="T390_4"><text:s/></text:span><text:span text:style-name="T390_5">WALLET</text:span><text:span text:style-name="T390_6"><text:s/></text:span><text:span text:style-name="T390_7">BALANCE</text:span><text:span text:style-name="T390_8"><text:s text:c="3"/><text:tab/><text:s/></text:span></text:p>
      <text:p text:style-name="P391"><text:span text:style-name="T391_1">factom</text:span><text:span text:style-name="T391_2">-</text:span><text:span text:style-name="T391_3">cli</text:span><text:span text:style-name="T391_4"><text:s/></text:span><text:span text:style-name="T391_5">getaddresses</text:span></text:p>
      <text:p text:style-name="P392"><text:span text:style-name="T392_1">factom</text:span><text:span text:style-name="T392_2">-</text:span><text:span text:style-name="T392_3">cli</text:span><text:span text:style-name="T392_4"><text:s/></text:span><text:span text:style-name="T392_5">balance</text:span><text:span text:style-name="T392_6"><text:s/></text:span><text:span text:style-name="T392_7">fct</text:span><text:span text:style-name="T392_8"><text:s/></text:span><text:span text:style-name="T392_9">xxx</text:span></text:p>
      <text:p text:style-name="P393"><text:span text:style-name="T393_1">echo</text:span></text:p>
      <text:p text:style-name="P394"/>
      <text:p text:style-name="P395"><text:span text:style-name="T395_1">echo</text:span><text:span text:style-name="T395_2"><text:s/>2.7<text:s/></text:span><text:span text:style-name="T395_3">CREATE</text:span><text:span text:style-name="T395_4"><text:s/></text:span><text:span text:style-name="T395_5">TRANSACTION</text:span><text:span text:style-name="T395_6"><text:s/></text:span><text:span text:style-name="T395_7">WITH</text:span><text:span text:style-name="T395_8"><text:s/></text:span><text:span text:style-name="T395_9">INPUT</text:span><text:span text:style-name="T395_10"><text:s/></text:span><text:span text:style-name="T395_11">TO</text:span><text:span text:style-name="T395_12"><text:s/></text:span><text:span text:style-name="T395_13">OUTPUT</text:span><text:span text:style-name="T395_14"><text:s/></text:span><text:span text:style-name="T395_15">AND</text:span><text:span text:style-name="T395_16"><text:s/></text:span><text:span text:style-name="T395_17">ENTRY</text:span><text:span text:style-name="T395_18"><text:s/></text:span><text:span text:style-name="T395_19">CREDITS</text:span><text:span text:style-name="T395_20"><text:s text:c="3"/><text:tab/><text:s/></text:span></text:p>
      <text:p text:style-name="P396"><text:span text:style-name="T396_1">echo</text:span></text:p>
      <text:p text:style-name="P397"><text:span text:style-name="T397_1">echo</text:span><text:span text:style-name="T397_2"><text:s/>2.7.1<text:s/></text:span><text:span text:style-name="T397_3">CREATE</text:span><text:span text:style-name="T397_4"><text:s/></text:span><text:span text:style-name="T397_5">TRANSACTION</text:span><text:span text:style-name="T397_6"><text:s text:c="3"/><text:tab/><text:s/></text:span></text:p>
      <text:p text:style-name="P398"><text:span text:style-name="T398_1">factom</text:span><text:span text:style-name="T398_2">-</text:span><text:span text:style-name="T398_3">cli</text:span><text:span text:style-name="T398_4"><text:s/></text:span><text:span text:style-name="T398_5">newtransaction</text:span><text:span text:style-name="T398_6"><text:s/></text:span><text:span text:style-name="T398_7">transaction</text:span><text:span text:style-name="T398_8">06</text:span></text:p>
      <text:p text:style-name="P399"><text:span text:style-name="T399_1">echo</text:span></text:p>
      <text:p text:style-name="P400"><text:span text:style-name="T400_1">echo</text:span><text:span text:style-name="T400_2"><text:s/>2.7.2<text:s/></text:span><text:span text:style-name="T400_3">ADD</text:span><text:span text:style-name="T400_4"><text:s/></text:span><text:span text:style-name="T400_5">INPUT</text:span><text:span text:style-name="T400_6"><text:s/></text:span><text:span text:style-name="T400_7">TO</text:span><text:span text:style-name="T400_8"><text:s/></text:span><text:span text:style-name="T400_9">TRANSACTION</text:span><text:span text:style-name="T400_10"><text:s text:c="3"/><text:tab/><text:s/></text:span></text:p>
      <text:p text:style-name="P401"><text:span text:style-name="T401_1">echo</text:span></text:p>
      <text:p text:style-name="P402"><text:span text:style-name="T402_1">echo</text:span><text:span text:style-name="T402_2"><text:s/>2.7.2.1<text:s/></text:span><text:span text:style-name="T402_3">ADD</text:span><text:span text:style-name="T402_4"><text:s/></text:span><text:span text:style-name="T402_5">INPUT</text:span><text:span text:style-name="T402_6"><text:s/></text:span><text:span text:style-name="T402_7">OF</text:span><text:span text:style-name="T402_8"><text:s/>10<text:s/></text:span><text:span text:style-name="T402_9">FACTOIDS</text:span><text:span text:style-name="T402_10"><text:s/></text:span><text:span text:style-name="T402_11">TO</text:span><text:span text:style-name="T402_12"><text:s/></text:span><text:span text:style-name="T402_13">TRANSACTION</text:span><text:span text:style-name="T402_14"><text:s text:c="3"/><text:tab/><text:s/></text:span></text:p>
      <text:p text:style-name="P403"><text:span text:style-name="T403_1">factom</text:span><text:span text:style-name="T403_2">-</text:span><text:span text:style-name="T403_3">cli</text:span><text:span text:style-name="T403_4"><text:s/></text:span><text:span text:style-name="T403_5">addinput</text:span><text:span text:style-name="T403_6"><text:s/></text:span><text:span text:style-name="T403_7">transaction</text:span><text:span text:style-name="T403_8">06<text:s/></text:span><text:span text:style-name="T403_9">factoid</text:span><text:span text:style-name="T403_10">-</text:span><text:span text:style-name="T403_11">wallet</text:span><text:span text:style-name="T403_12">-</text:span><text:span text:style-name="T403_13">address</text:span><text:span text:style-name="T403_14">-</text:span><text:span text:style-name="T403_15">name</text:span><text:span text:style-name="T403_16">01<text:s/>10</text:span></text:p>
      <text:p text:style-name="P404"><text:span text:style-name="T404_1">echo</text:span></text:p>
      <text:p text:style-name="P405"><text:span text:style-name="T405_1">echo</text:span><text:span text:style-name="T405_2"><text:s/>2.7.3<text:s text:c="2"/></text:span><text:span text:style-name="T405_3">ADD</text:span><text:span text:style-name="T405_4"><text:s/></text:span><text:span text:style-name="T405_5">OUTPUT</text:span><text:span text:style-name="T405_6"><text:s/></text:span><text:span text:style-name="T405_7">TO</text:span><text:span text:style-name="T405_8"><text:s/></text:span><text:span text:style-name="T405_9">TRANSACTION</text:span><text:span text:style-name="T405_10"><text:s text:c="3"/><text:tab/><text:s/></text:span></text:p>
      <text:p text:style-name="P406"><text:span text:style-name="T406_1">echo</text:span></text:p>
      <text:p text:style-name="P407"><text:span text:style-name="T407_1">echo</text:span><text:span text:style-name="T407_2"><text:s/>2.7.3.1<text:s/></text:span><text:span text:style-name="T407_3">ADD</text:span><text:span text:style-name="T407_4"><text:s/></text:span><text:span text:style-name="T407_5">OUTPUT</text:span><text:span text:style-name="T407_6"><text:s/></text:span><text:span text:style-name="T407_7">OF</text:span><text:span text:style-name="T407_8"><text:s/>3.33333333<text:s/></text:span><text:span text:style-name="T407_9">FACTOIDS</text:span><text:span text:style-name="T407_10"><text:s/></text:span><text:span text:style-name="T407_11">TO</text:span><text:span text:style-name="T407_12"><text:s/></text:span><text:span text:style-name="T407_13">TRANSACTION</text:span><text:span text:style-name="T407_14"><text:s text:c="3"/><text:tab/><text:s/></text:span></text:p>
      <text:p text:style-name="P408"><text:span text:style-name="T408_1">factom</text:span><text:span text:style-name="T408_2">-</text:span><text:span text:style-name="T408_3">cli</text:span><text:span text:style-name="T408_4"><text:s/></text:span><text:span text:style-name="T408_5">addoutput</text:span><text:span text:style-name="T408_6"><text:s/></text:span><text:span text:style-name="T408_7">transaction</text:span><text:span text:style-name="T408_8">06<text:s/></text:span><text:span text:style-name="T408_9">factoid</text:span><text:span text:style-name="T408_10">-</text:span><text:span text:style-name="T408_11">wallet</text:span><text:span text:style-name="T408_12">-</text:span><text:span text:style-name="T408_13">address</text:span><text:span text:style-name="T408_14">-</text:span><text:span text:style-name="T408_15">name</text:span><text:span text:style-name="T408_16">02<text:s/>3.33333333</text:span></text:p>
      <text:p text:style-name="P409"><text:span text:style-name="T409_1">echo</text:span></text:p>
      <text:p text:style-name="P410"><text:span text:style-name="T410_1">echo</text:span><text:span text:style-name="T410_2"><text:s/>2.7.4<text:s text:c="2"/></text:span><text:span text:style-name="T410_3">ADD</text:span><text:span text:style-name="T410_4"><text:s/></text:span><text:span text:style-name="T410_5">PURCHASE</text:span><text:span text:style-name="T410_6"><text:s/></text:span><text:span text:style-name="T410_7">OF</text:span><text:span text:style-name="T410_8"><text:s/></text:span><text:span text:style-name="T410_9">ENTRY</text:span><text:span text:style-name="T410_10"><text:s/></text:span><text:span text:style-name="T410_11">CREDITS</text:span><text:span text:style-name="T410_12"><text:s/></text:span><text:span text:style-name="T410_13">TO</text:span><text:span text:style-name="T410_14"><text:s/></text:span><text:span text:style-name="T410_15">TRANSACTION</text:span></text:p>
      <text:p text:style-name="P411"><text:span text:style-name="T411_1">echo</text:span></text:p>
      <text:p text:style-name="P412"><text:span text:style-name="T412_1">echo</text:span><text:span text:style-name="T412_2"><text:s/>2.7.4.1<text:s/></text:span><text:span text:style-name="T412_3">ADD</text:span><text:span text:style-name="T412_4"><text:s/>6<text:s/></text:span><text:span text:style-name="T412_5">FACTOIDS</text:span><text:span text:style-name="T412_6"><text:s/></text:span><text:span text:style-name="T412_7">OF</text:span><text:span text:style-name="T412_8"><text:s/></text:span><text:span text:style-name="T412_9">ENTRY</text:span><text:span text:style-name="T412_10"><text:s/></text:span><text:span text:style-name="T412_11">CREDITS</text:span><text:span text:style-name="T412_12"><text:s/></text:span><text:span text:style-name="T412_13">FOR</text:span><text:span text:style-name="T412_14"><text:s/>1</text:span><text:span text:style-name="T412_15">ST</text:span><text:span text:style-name="T412_16"><text:s/></text:span><text:span text:style-name="T412_17">ENTRY</text:span><text:span text:style-name="T412_18"><text:s/></text:span><text:span text:style-name="T412_19">CREDIT</text:span><text:span text:style-name="T412_20"><text:s/></text:span><text:span text:style-name="T412_21">WALLET</text:span><text:span text:style-name="T412_22"><text:s/></text:span><text:span text:style-name="T412_23">TO</text:span><text:span text:style-name="T412_24"><text:s/></text:span><text:span text:style-name="T412_25">TRANSACTION</text:span><text:span text:style-name="T412_26"><text:s text:c="3"/><text:tab/><text:s/></text:span></text:p>
      <text:p text:style-name="P413"><text:span text:style-name="T413_1">factom</text:span><text:span text:style-name="T413_2">-</text:span><text:span text:style-name="T413_3">cli</text:span><text:span text:style-name="T413_4"><text:s/></text:span><text:span text:style-name="T413_5">addecoutput</text:span><text:span text:style-name="T413_6"><text:s/></text:span><text:span text:style-name="T413_7">transaction</text:span><text:span text:style-name="T413_8">06<text:s/>$</text:span><text:span text:style-name="T413_9">ECWALLETADDRESSKEY</text:span><text:span text:style-name="T413_10">01<text:s/>6</text:span></text:p>
      <text:p text:style-name="P414"><text:span text:style-name="T414_1">echo</text:span></text:p>
      <text:p text:style-name="P415"><text:span text:style-name="T415_1">echo</text:span><text:span text:style-name="T415_2"><text:s/>2.7.5<text:s/></text:span><text:span text:style-name="T415_3">SIGN</text:span><text:span text:style-name="T415_4"><text:s/></text:span><text:span text:style-name="T415_5">TRANSACTION</text:span><text:span text:style-name="T415_6"><text:s text:c="3"/><text:tab/><text:s/></text:span></text:p>
      <text:p text:style-name="P416"><text:span text:style-name="T416_1">factom</text:span><text:span text:style-name="T416_2">-</text:span><text:span text:style-name="T416_3">cli</text:span><text:span text:style-name="T416_4"><text:s/></text:span><text:span text:style-name="T416_5">sign</text:span><text:span text:style-name="T416_6"><text:s/></text:span><text:span text:style-name="T416_7">transaction</text:span><text:span text:style-name="T416_8">06</text:span></text:p>
      <text:p text:style-name="P417"><text:span text:style-name="T417_1">echo</text:span></text:p>
      <text:p text:style-name="P418"><text:span text:style-name="T418_1">echo</text:span><text:span text:style-name="T418_2"><text:s/>2.7.6<text:s/></text:span><text:span text:style-name="T418_3">GET</text:span><text:span text:style-name="T418_4"><text:s/></text:span><text:span text:style-name="T418_5">TRANSACTION</text:span><text:span text:style-name="T418_6"><text:s/></text:span><text:span text:style-name="T418_7">FEE</text:span><text:span text:style-name="T418_8"><text:s text:c="3"/><text:tab/><text:s/></text:span></text:p>
      <text:p text:style-name="P419"><text:span text:style-name="T419_1">factom</text:span><text:span text:style-name="T419_2">-</text:span><text:span text:style-name="T419_3">cli</text:span><text:span text:style-name="T419_4"><text:s/></text:span><text:span text:style-name="T419_5">transactions</text:span></text:p>
      <text:p text:style-name="P420"><text:span text:style-name="T420_1">echo</text:span></text:p>
      <text:p text:style-name="P421"><text:span text:style-name="T421_1">echo</text:span><text:span text:style-name="T421_2"><text:s/>2.7.7<text:s/></text:span><text:span text:style-name="T421_3">SUBMIT</text:span><text:span text:style-name="T421_4"><text:s/></text:span><text:span text:style-name="T421_5">TRANSACTION</text:span><text:span text:style-name="T421_6"><text:s text:c="3"/><text:tab/><text:s/></text:span></text:p>
      <text:p text:style-name="P422"><text:span text:style-name="T422_1">factom</text:span><text:span text:style-name="T422_2">-</text:span><text:span text:style-name="T422_3">cli</text:span><text:span text:style-name="T422_4"><text:s/></text:span><text:span text:style-name="T422_5">submit</text:span><text:span text:style-name="T422_6"><text:s/></text:span><text:span text:style-name="T422_7">transaction</text:span><text:span text:style-name="T422_8">06</text:span></text:p>
      <text:p text:style-name="P423"><text:span text:style-name="T423_1">echo</text:span></text:p>
      <text:p text:style-name="P424"><text:span text:style-name="T424_1">echo</text:span><text:span text:style-name="T424_2"><text:s/>2.7.8<text:s/></text:span><text:span text:style-name="T424_3">VERIFY</text:span><text:span text:style-name="T424_4"><text:s/></text:span><text:span text:style-name="T424_5">WALLET</text:span><text:span text:style-name="T424_6"><text:s/></text:span><text:span text:style-name="T424_7">BALANCES</text:span><text:span text:style-name="T424_8"><text:s text:c="3"/><text:tab/><text:s/></text:span></text:p>
      <text:p text:style-name="P425"><text:span text:style-name="T425_1">factom</text:span><text:span text:style-name="T425_2">-</text:span><text:span text:style-name="T425_3">cli</text:span><text:span text:style-name="T425_4"><text:s/></text:span><text:span text:style-name="T425_5">getaddresses</text:span></text:p>
      <text:p text:style-name="P426"><text:span text:style-name="T426_1">echo</text:span></text:p>
      <text:p text:style-name="P427"/>
      <text:p text:style-name="P428"><text:span text:style-name="T428_1">echo</text:span><text:span text:style-name="T428_2"><text:s/>2.8<text:s/></text:span><text:span text:style-name="T428_3">CREATE</text:span><text:span text:style-name="T428_4"><text:s/></text:span><text:span text:style-name="T428_5">TRANSACTION</text:span><text:span text:style-name="T428_6"><text:s/></text:span><text:span text:style-name="T428_7">WITH</text:span><text:span text:style-name="T428_8"><text:s/></text:span><text:span text:style-name="T428_9">MULTIPLE</text:span><text:span text:style-name="T428_10"><text:s/></text:span><text:span text:style-name="T428_11">INPUT</text:span><text:span text:style-name="T428_12"><text:s/></text:span><text:span text:style-name="T428_13">OUTPUT</text:span><text:span text:style-name="T428_14"><text:s/></text:span><text:span text:style-name="T428_15">AND</text:span><text:span text:style-name="T428_16"><text:s/></text:span><text:span text:style-name="T428_17">ENTRY</text:span><text:span text:style-name="T428_18"><text:s/></text:span><text:span text:style-name="T428_19">CREDITS</text:span><text:span text:style-name="T428_20"><text:s text:c="3"/><text:tab/><text:s/></text:span></text:p>
      <text:p text:style-name="P429"><text:span text:style-name="T429_1">echo</text:span></text:p>
      <text:p text:style-name="P430"><text:span text:style-name="T430_1">echo</text:span><text:span text:style-name="T430_2"><text:s/>2.8.1<text:s/></text:span><text:span text:style-name="T430_3">CREATE</text:span><text:span text:style-name="T430_4"><text:s/></text:span><text:span text:style-name="T430_5">TRANSACTION</text:span><text:span text:style-name="T430_6"><text:s text:c="3"/><text:tab/><text:s/></text:span></text:p>
      <text:p text:style-name="P431"><text:span text:style-name="T431_1">factom</text:span><text:span text:style-name="T431_2">-</text:span><text:span text:style-name="T431_3">cli</text:span><text:span text:style-name="T431_4"><text:s/></text:span><text:span text:style-name="T431_5">newtransaction</text:span><text:span text:style-name="T431_6"><text:s/></text:span><text:span text:style-name="T431_7">transaction</text:span><text:span text:style-name="T431_8">07</text:span></text:p>
      <text:p text:style-name="P432"><text:span text:style-name="T432_1">echo</text:span></text:p>
      <text:p text:style-name="P433"><text:span text:style-name="T433_1">echo</text:span><text:span text:style-name="T433_2"><text:s/>2.8.2<text:s/></text:span><text:span text:style-name="T433_3">ADD</text:span><text:span text:style-name="T433_4"><text:s/></text:span><text:span text:style-name="T433_5">INPUTS</text:span><text:span text:style-name="T433_6"><text:s/></text:span><text:span text:style-name="T433_7">TO</text:span><text:span text:style-name="T433_8"><text:s/></text:span><text:span text:style-name="T433_9">TRANSACTION</text:span><text:span text:style-name="T433_10"><text:s text:c="3"/><text:tab/><text:s/></text:span></text:p>
      <text:p text:style-name="P434"><text:span text:style-name="T434_1">echo</text:span></text:p>
      <text:p text:style-name="P435"><text:span text:style-name="T435_1">echo</text:span><text:span text:style-name="T435_2"><text:s/>2.8.2.1<text:s/></text:span><text:span text:style-name="T435_3">ADD</text:span><text:span text:style-name="T435_4"><text:s/>1</text:span><text:span text:style-name="T435_5">ST</text:span><text:span text:style-name="T435_6"><text:s/></text:span><text:span text:style-name="T435_7">INPUT</text:span><text:span text:style-name="T435_8"><text:s/></text:span><text:span text:style-name="T435_9">OF</text:span><text:span text:style-name="T435_10"><text:s/>10<text:s/></text:span><text:span text:style-name="T435_11">FACTOIDS</text:span><text:span text:style-name="T435_12"><text:s/></text:span><text:span text:style-name="T435_13">FROM</text:span><text:span text:style-name="T435_14"><text:s/>1</text:span><text:span text:style-name="T435_15">ST</text:span><text:span text:style-name="T435_16"><text:s/></text:span><text:span text:style-name="T435_17">FACTOID</text:span><text:span text:style-name="T435_18"><text:s/></text:span><text:span text:style-name="T435_19">WALLET</text:span><text:span text:style-name="T435_20"><text:s/></text:span><text:span text:style-name="T435_21">ADDRESS</text:span><text:span text:style-name="T435_22"><text:s/></text:span><text:span text:style-name="T435_23">TO</text:span><text:span text:style-name="T435_24"><text:s/></text:span><text:span text:style-name="T435_25">TRANSACTION</text:span><text:span text:style-name="T435_26"><text:s text:c="3"/><text:tab/><text:s/></text:span></text:p>
      <text:p text:style-name="P436"><text:span text:style-name="T436_1">factom</text:span><text:span text:style-name="T436_2">-</text:span><text:span text:style-name="T436_3">cli</text:span><text:span text:style-name="T436_4"><text:s/></text:span><text:span text:style-name="T436_5">addinput</text:span><text:span text:style-name="T436_6"><text:s/></text:span><text:span text:style-name="T436_7">transaction</text:span><text:span text:style-name="T436_8">07<text:s/></text:span><text:span text:style-name="T436_9">factoid</text:span><text:span text:style-name="T436_10">-</text:span><text:span text:style-name="T436_11">wallet</text:span><text:span text:style-name="T436_12">-</text:span><text:span text:style-name="T436_13">address</text:span><text:span text:style-name="T436_14">-</text:span><text:span text:style-name="T436_15">name</text:span><text:span text:style-name="T436_16">01<text:s/>10</text:span></text:p>
      <text:p text:style-name="P437"><text:span text:style-name="T437_1">echo</text:span></text:p>
      <text:p text:style-name="P438"><text:span text:style-name="T438_1">echo</text:span><text:span text:style-name="T438_2"><text:s/>2.8.2.2<text:s/></text:span><text:span text:style-name="T438_3">ADD</text:span><text:span text:style-name="T438_4"><text:s/>2</text:span><text:span text:style-name="T438_5">ND</text:span><text:span text:style-name="T438_6"><text:s/></text:span><text:span text:style-name="T438_7">INPUT</text:span><text:span text:style-name="T438_8"><text:s text:c="2"/></text:span><text:span text:style-name="T438_9">OF</text:span><text:span text:style-name="T438_10"><text:s/>30<text:s/></text:span><text:span text:style-name="T438_11">FACTOIDS</text:span><text:span text:style-name="T438_12"><text:s/></text:span><text:span text:style-name="T438_13">FROM</text:span><text:span text:style-name="T438_14"><text:s/>1</text:span><text:span text:style-name="T438_15">ST</text:span><text:span text:style-name="T438_16"><text:s/></text:span><text:span text:style-name="T438_17">FACTOID</text:span><text:span text:style-name="T438_18"><text:s/></text:span><text:span text:style-name="T438_19">WALLET</text:span><text:span text:style-name="T438_20"><text:s/></text:span><text:span text:style-name="T438_21">ADDRESS</text:span><text:span text:style-name="T438_22"><text:s/></text:span><text:span text:style-name="T438_23">TO</text:span><text:span text:style-name="T438_24"><text:s/></text:span><text:span text:style-name="T438_25">TRANSACTION</text:span><text:span text:style-name="T438_26"><text:s text:c="3"/><text:tab/><text:s/></text:span></text:p>
      <text:p text:style-name="P439"><text:span text:style-name="T439_1">factom</text:span><text:span text:style-name="T439_2">-</text:span><text:span text:style-name="T439_3">cli</text:span><text:span text:style-name="T439_4"><text:s/></text:span><text:span text:style-name="T439_5">addinput</text:span><text:span text:style-name="T439_6"><text:s/></text:span><text:span text:style-name="T439_7">transaction</text:span><text:span text:style-name="T439_8">07<text:s/></text:span><text:span text:style-name="T439_9">factoid</text:span><text:span text:style-name="T439_10">-</text:span><text:span text:style-name="T439_11">wallet</text:span><text:span text:style-name="T439_12">-</text:span><text:span text:style-name="T439_13">address</text:span><text:span text:style-name="T439_14">-</text:span><text:span text:style-name="T439_15">name</text:span><text:span text:style-name="T439_16">01<text:s/>30</text:span></text:p>
      <text:p text:style-name="P440"><text:span text:style-name="T440_1">echo</text:span></text:p>
      <text:p text:style-name="P441"><text:span text:style-name="T441_1">echo</text:span><text:span text:style-name="T441_2"><text:s/>2.8.2.3<text:s/></text:span><text:span text:style-name="T441_3">ADD</text:span><text:span text:style-name="T441_4"><text:s/></text:span><text:span text:style-name="T441_5">INPUT</text:span><text:span text:style-name="T441_6"><text:s/></text:span><text:span text:style-name="T441_7">OF</text:span><text:span text:style-name="T441_8"><text:s/>20<text:s/></text:span><text:span text:style-name="T441_9">FACTOIDS</text:span><text:span text:style-name="T441_10"><text:s/></text:span><text:span text:style-name="T441_11">FROM</text:span><text:span text:style-name="T441_12"><text:s/>2</text:span><text:span text:style-name="T441_13">ND</text:span><text:span text:style-name="T441_14"><text:s/></text:span><text:span text:style-name="T441_15">FACTOID</text:span><text:span text:style-name="T441_16"><text:s/></text:span><text:span text:style-name="T441_17">WALLET</text:span><text:span text:style-name="T441_18"><text:s/></text:span><text:span text:style-name="T441_19">ADDRESS</text:span><text:span text:style-name="T441_20"><text:s/></text:span><text:span text:style-name="T441_21">TO</text:span><text:span text:style-name="T441_22"><text:s/></text:span><text:span text:style-name="T441_23">TRANSACTION</text:span><text:span text:style-name="T441_24"><text:s text:c="3"/><text:tab/><text:s/></text:span></text:p>
      <text:p text:style-name="P442"><text:span text:style-name="T442_1">factom</text:span><text:span text:style-name="T442_2">-</text:span><text:span text:style-name="T442_3">cli</text:span><text:span text:style-name="T442_4"><text:s/></text:span><text:span text:style-name="T442_5">addinput</text:span><text:span text:style-name="T442_6"><text:s/></text:span><text:span text:style-name="T442_7">transaction</text:span><text:span text:style-name="T442_8">07<text:s/></text:span><text:span text:style-name="T442_9">factoid</text:span><text:span text:style-name="T442_10">-</text:span><text:span text:style-name="T442_11">wallet</text:span><text:span text:style-name="T442_12">-</text:span><text:span text:style-name="T442_13">address</text:span><text:span text:style-name="T442_14">-</text:span><text:span text:style-name="T442_15">name</text:span><text:span text:style-name="T442_16">02<text:s/>20</text:span></text:p>
      <text:p text:style-name="P443"><text:span text:style-name="T443_1">echo</text:span></text:p>
      <text:p text:style-name="P444"><text:span text:style-name="T444_1">echo</text:span><text:span text:style-name="T444_2"><text:s/>2.8.3<text:s/></text:span><text:span text:style-name="T444_3">ADD</text:span><text:span text:style-name="T444_4"><text:s/></text:span><text:span text:style-name="T444_5">OUTPUTS</text:span><text:span text:style-name="T444_6"><text:s/></text:span><text:span text:style-name="T444_7">TO</text:span><text:span text:style-name="T444_8"><text:s/></text:span><text:span text:style-name="T444_9">TRANSACTION</text:span><text:span text:style-name="T444_10"><text:s text:c="3"/><text:tab/><text:s/></text:span></text:p>
      <text:p text:style-name="P445"><text:span text:style-name="T445_1">echo</text:span></text:p>
      <text:p text:style-name="P446"><text:span text:style-name="T446_1">echo</text:span><text:span text:style-name="T446_2"><text:s/>2.8.3.1<text:s/></text:span><text:span text:style-name="T446_3">ADD</text:span><text:span text:style-name="T446_4"><text:s/>1</text:span><text:span text:style-name="T446_5">ST</text:span><text:span text:style-name="T446_6"><text:s/></text:span><text:span text:style-name="T446_7">OUTPUT</text:span><text:span text:style-name="T446_8"><text:s/></text:span><text:span text:style-name="T446_9">OF</text:span><text:span text:style-name="T446_10"><text:s/>4.44444444<text:s/></text:span><text:span text:style-name="T446_11">FACTOIDS</text:span><text:span text:style-name="T446_12"><text:s/></text:span><text:span text:style-name="T446_13">TO</text:span><text:span text:style-name="T446_14"><text:s/>1</text:span><text:span text:style-name="T446_15">ST</text:span><text:span text:style-name="T446_16"><text:s/></text:span><text:span text:style-name="T446_17">FACTOID</text:span><text:span text:style-name="T446_18"><text:s/></text:span><text:span text:style-name="T446_19">WALLET</text:span><text:span text:style-name="T446_20"><text:s/></text:span><text:span text:style-name="T446_21">ADDRESS</text:span><text:span text:style-name="T446_22"><text:s/></text:span><text:span text:style-name="T446_23">TO</text:span><text:span text:style-name="T446_24"><text:s/></text:span><text:span text:style-name="T446_25">TRANSACTION</text:span><text:span text:style-name="T446_26"><text:s text:c="3"/><text:tab/><text:s/></text:span></text:p>
      <text:p text:style-name="P447"><text:span text:style-name="T447_1">factom</text:span><text:span text:style-name="T447_2">-</text:span><text:span text:style-name="T447_3">cli</text:span><text:span text:style-name="T447_4"><text:s/></text:span><text:span text:style-name="T447_5">addoutput</text:span><text:span text:style-name="T447_6"><text:s/></text:span><text:span text:style-name="T447_7">transaction</text:span><text:span text:style-name="T447_8">07<text:s/></text:span><text:span text:style-name="T447_9">factoid</text:span><text:span text:style-name="T447_10">-</text:span><text:span text:style-name="T447_11">wallet</text:span><text:span text:style-name="T447_12">-</text:span><text:span text:style-name="T447_13">address</text:span><text:span text:style-name="T447_14">-</text:span><text:span text:style-name="T447_15">name</text:span><text:span text:style-name="T447_16">01<text:s/>4.44444444</text:span></text:p>
      <text:p text:style-name="P448"><text:span text:style-name="T448_1">echo</text:span></text:p>
      <text:p text:style-name="P449"><text:span text:style-name="T449_1">echo</text:span><text:span text:style-name="T449_2"><text:s/>2.8.3.2<text:s/></text:span><text:span text:style-name="T449_3">ADD</text:span><text:span text:style-name="T449_4"><text:s/>2</text:span><text:span text:style-name="T449_5">ND</text:span><text:span text:style-name="T449_6"><text:s/></text:span><text:span text:style-name="T449_7">OUTPUT</text:span><text:span text:style-name="T449_8"><text:s/></text:span><text:span text:style-name="T449_9">OF</text:span><text:span text:style-name="T449_10"><text:s/>5.55555555<text:s/></text:span><text:span text:style-name="T449_11">FACTOIDS</text:span><text:span text:style-name="T449_12"><text:s/></text:span><text:span text:style-name="T449_13">TO</text:span><text:span text:style-name="T449_14"><text:s/>1</text:span><text:span text:style-name="T449_15">ST</text:span><text:span text:style-name="T449_16"><text:s/></text:span><text:span text:style-name="T449_17">FACTOID</text:span><text:span text:style-name="T449_18"><text:s/></text:span><text:span text:style-name="T449_19">WALLET</text:span><text:span text:style-name="T449_20"><text:s/></text:span><text:span text:style-name="T449_21">ADDRESS</text:span><text:span text:style-name="T449_22"><text:s/></text:span><text:span text:style-name="T449_23">TO</text:span><text:span text:style-name="T449_24"><text:s/></text:span><text:span text:style-name="T449_25">TRANSACTION</text:span><text:span text:style-name="T449_26"><text:s text:c="3"/><text:tab/><text:s/></text:span></text:p>
      <text:p text:style-name="P450"><text:span text:style-name="T450_1">factom</text:span><text:span text:style-name="T450_2">-</text:span><text:span text:style-name="T450_3">cli</text:span><text:span text:style-name="T450_4"><text:s/></text:span><text:span text:style-name="T450_5">addoutput</text:span><text:span text:style-name="T450_6"><text:s/></text:span><text:span text:style-name="T450_7">transaction</text:span><text:span text:style-name="T450_8">07<text:s/></text:span><text:span text:style-name="T450_9">factoid</text:span><text:span text:style-name="T450_10">-</text:span><text:span text:style-name="T450_11">wallet</text:span><text:span text:style-name="T450_12">-</text:span><text:span text:style-name="T450_13">address</text:span><text:span text:style-name="T450_14">-</text:span><text:span text:style-name="T450_15">name</text:span><text:span text:style-name="T450_16">01<text:s/>5.55555555</text:span></text:p>
      <text:p text:style-name="P451"><text:span text:style-name="T451_1">echo</text:span></text:p>
      <text:p text:style-name="P452"><text:span text:style-name="T452_1">echo</text:span><text:span text:style-name="T452_2"><text:s/>2.8.3.3<text:s/></text:span><text:span text:style-name="T452_3">ADD</text:span><text:span text:style-name="T452_4"><text:s/></text:span><text:span text:style-name="T452_5">OUTPUT</text:span><text:span text:style-name="T452_6"><text:s/></text:span><text:span text:style-name="T452_7">OF</text:span><text:span text:style-name="T452_8"><text:s/>6.66666666<text:s/></text:span><text:span text:style-name="T452_9">FACTOIDS</text:span><text:span text:style-name="T452_10"><text:s/></text:span><text:span text:style-name="T452_11">TO</text:span><text:span text:style-name="T452_12"><text:s/>2</text:span><text:span text:style-name="T452_13">ND</text:span><text:span text:style-name="T452_14"><text:s/></text:span><text:span text:style-name="T452_15">FACTOID</text:span><text:span text:style-name="T452_16"><text:s/></text:span><text:span text:style-name="T452_17">WALLET</text:span><text:span text:style-name="T452_18"><text:s/></text:span><text:span text:style-name="T452_19">ADDRESS</text:span><text:span text:style-name="T452_20"><text:s/></text:span><text:span text:style-name="T452_21">TO</text:span><text:span text:style-name="T452_22"><text:s/></text:span><text:span text:style-name="T452_23">TRANSACTION</text:span><text:span text:style-name="T452_24"><text:s text:c="3"/><text:tab/><text:s/></text:span></text:p>
      <text:p text:style-name="P453"><text:span text:style-name="T453_1">factom</text:span><text:span text:style-name="T453_2">-</text:span><text:span text:style-name="T453_3">cli</text:span><text:span text:style-name="T453_4"><text:s/></text:span><text:span text:style-name="T453_5">addoutput</text:span><text:span text:style-name="T453_6"><text:s/></text:span><text:span text:style-name="T453_7">transaction</text:span><text:span text:style-name="T453_8">07<text:s/></text:span><text:span text:style-name="T453_9">factoid</text:span><text:span text:style-name="T453_10">-</text:span><text:span text:style-name="T453_11">wallet</text:span><text:span text:style-name="T453_12">-</text:span><text:span text:style-name="T453_13">address</text:span><text:span text:style-name="T453_14">-</text:span><text:span text:style-name="T453_15">name</text:span><text:span text:style-name="T453_16">02<text:s/>6.66666666</text:span></text:p>
      <text:p text:style-name="P454"><text:span text:style-name="T454_1">echo</text:span></text:p>
      <text:p text:style-name="P455"><text:span text:style-name="T455_1">echo</text:span><text:span text:style-name="T455_2"><text:s/>2.8.4<text:s/></text:span><text:span text:style-name="T455_3">ADD</text:span><text:span text:style-name="T455_4"><text:s/></text:span><text:span text:style-name="T455_5">ENTRY</text:span><text:span text:style-name="T455_6"><text:s/></text:span><text:span text:style-name="T455_7">CREDIT</text:span><text:span text:style-name="T455_8"><text:s/></text:span><text:span text:style-name="T455_9">PURCHASES</text:span><text:span text:style-name="T455_10"><text:s/></text:span><text:span text:style-name="T455_11">TO</text:span><text:span text:style-name="T455_12"><text:s/></text:span><text:span text:style-name="T455_13">TRANSACTION</text:span></text:p>
      <text:p text:style-name="P456"><text:span text:style-name="T456_1">echo</text:span></text:p>
      <text:p text:style-name="P457"><text:span text:style-name="T457_1">echo</text:span><text:span text:style-name="T457_2"><text:s/>2.8.4.1<text:s/></text:span><text:span text:style-name="T457_3">ADD</text:span><text:span text:style-name="T457_4"><text:s/>1</text:span><text:span text:style-name="T457_5">ST</text:span><text:span text:style-name="T457_6"><text:s/></text:span><text:span text:style-name="T457_7">ENTRY</text:span><text:span text:style-name="T457_8"><text:s/></text:span><text:span text:style-name="T457_9">CREDIT</text:span><text:span text:style-name="T457_10"><text:s/></text:span><text:span text:style-name="T457_11">PURCHASE</text:span><text:span text:style-name="T457_12"><text:s/></text:span><text:span text:style-name="T457_13">OF</text:span><text:span text:style-name="T457_14"><text:s/>7<text:s/></text:span><text:span text:style-name="T457_15">FACTOIDS</text:span><text:span text:style-name="T457_16"><text:s/></text:span><text:span text:style-name="T457_17">TO</text:span><text:span text:style-name="T457_18"><text:s/>1</text:span><text:span text:style-name="T457_19">ST</text:span><text:span text:style-name="T457_20"><text:s/></text:span><text:span text:style-name="T457_21">ENTRY</text:span><text:span text:style-name="T457_22"><text:s/></text:span><text:span text:style-name="T457_23">CREDIT</text:span><text:span text:style-name="T457_24"><text:s/></text:span><text:span text:style-name="T457_25">WALLET</text:span><text:span text:style-name="T457_26"><text:s/></text:span><text:span text:style-name="T457_27">ADDRESS</text:span><text:span text:style-name="T457_28"><text:s/></text:span><text:span text:style-name="T457_29">TO</text:span><text:span text:style-name="T457_30"><text:s/></text:span><text:span text:style-name="T457_31">TRANSACTION</text:span><text:span text:style-name="T457_32"><text:s text:c="3"/><text:tab/><text:s/></text:span></text:p>
      <text:p text:style-name="P458"><text:span text:style-name="T458_1">factom</text:span><text:span text:style-name="T458_2">-</text:span><text:span text:style-name="T458_3">cli</text:span><text:span text:style-name="T458_4"><text:s/></text:span><text:span text:style-name="T458_5">addecoutput</text:span><text:span text:style-name="T458_6"><text:s/></text:span><text:span text:style-name="T458_7">transaction</text:span><text:span text:style-name="T458_8">07<text:s/>$</text:span><text:span text:style-name="T458_9">ECWALLETADDRESSKEY</text:span><text:span text:style-name="T458_10">01<text:s/>7</text:span></text:p>
      <text:p text:style-name="P459"><text:span text:style-name="T459_1">echo</text:span></text:p>
      <text:p text:style-name="P460"><text:span text:style-name="T460_1">echo</text:span><text:span text:style-name="T460_2"><text:s/>2.8.4.2<text:s/></text:span><text:span text:style-name="T460_3">ADD</text:span><text:span text:style-name="T460_4"><text:s/>2</text:span><text:span text:style-name="T460_5">ND</text:span><text:span text:style-name="T460_6"><text:s/></text:span><text:span text:style-name="T460_7">ENTRY</text:span><text:span text:style-name="T460_8"><text:s/></text:span><text:span text:style-name="T460_9">CREDIT</text:span><text:span text:style-name="T460_10"><text:s/></text:span><text:span text:style-name="T460_11">PURCHASE</text:span><text:span text:style-name="T460_12"><text:s/></text:span><text:span text:style-name="T460_13">OF</text:span><text:span text:style-name="T460_14"><text:s/>8<text:s/></text:span><text:span text:style-name="T460_15">FACTOIDS</text:span><text:span text:style-name="T460_16"><text:s/></text:span><text:span text:style-name="T460_17">TO</text:span><text:span text:style-name="T460_18"><text:s/>1</text:span><text:span text:style-name="T460_19">ST</text:span><text:span text:style-name="T460_20"><text:s/></text:span><text:span text:style-name="T460_21">ENTRY</text:span><text:span text:style-name="T460_22"><text:s/></text:span><text:span text:style-name="T460_23">CREDIT</text:span><text:span text:style-name="T460_24"><text:s/></text:span><text:span text:style-name="T460_25">WALLET</text:span><text:span text:style-name="T460_26"><text:s/></text:span><text:span text:style-name="T460_27">ADDRESS</text:span><text:span text:style-name="T460_28"><text:s/></text:span><text:span text:style-name="T460_29">TO</text:span><text:span text:style-name="T460_30"><text:s/></text:span><text:span text:style-name="T460_31">TRANSACTION</text:span><text:span text:style-name="T460_32"><text:s text:c="3"/><text:tab/><text:s/></text:span></text:p>
      <text:p text:style-name="P461"><text:span text:style-name="T461_1">factom</text:span><text:span text:style-name="T461_2">-</text:span><text:span text:style-name="T461_3">cli</text:span><text:span text:style-name="T461_4"><text:s/></text:span><text:span text:style-name="T461_5">addecoutput</text:span><text:span text:style-name="T461_6"><text:s/></text:span><text:span text:style-name="T461_7">transaction</text:span><text:span text:style-name="T461_8">07<text:s/>$</text:span><text:span text:style-name="T461_9">ECWALLETADDRESSKEY</text:span><text:span text:style-name="T461_10">01<text:s/>8</text:span></text:p>
      <text:p text:style-name="P462"><text:span text:style-name="T462_1">echo</text:span></text:p>
      <text:p text:style-name="P463"><text:span text:style-name="T463_1">echo</text:span><text:span text:style-name="T463_2"><text:s/>2.8.4.3<text:s/></text:span><text:span text:style-name="T463_3">ADD</text:span><text:span text:style-name="T463_4"><text:s/>3</text:span><text:span text:style-name="T463_5">RD</text:span><text:span text:style-name="T463_6"><text:s/></text:span><text:span text:style-name="T463_7">ENTRY</text:span><text:span text:style-name="T463_8"><text:s/></text:span><text:span text:style-name="T463_9">CREDIT</text:span><text:span text:style-name="T463_10"><text:s/></text:span><text:span text:style-name="T463_11">PURCHASE</text:span><text:span text:style-name="T463_12"><text:s/></text:span><text:span text:style-name="T463_13">OF</text:span><text:span text:style-name="T463_14"><text:s/>9<text:s/></text:span><text:span text:style-name="T463_15">FACTOIDS</text:span><text:span text:style-name="T463_16"><text:s/></text:span><text:span text:style-name="T463_17">TO</text:span><text:span text:style-name="T463_18"><text:s/>1</text:span><text:span text:style-name="T463_19">ST</text:span><text:span text:style-name="T463_20"><text:s/></text:span><text:span text:style-name="T463_21">ENTRY</text:span><text:span text:style-name="T463_22"><text:s/></text:span><text:span text:style-name="T463_23">CREDIT</text:span><text:span text:style-name="T463_24"><text:s/></text:span><text:span text:style-name="T463_25">WALLET</text:span><text:span text:style-name="T463_26"><text:s/></text:span><text:span text:style-name="T463_27">ADDRESS</text:span><text:span text:style-name="T463_28"><text:s/></text:span><text:span text:style-name="T463_29">TO</text:span><text:span text:style-name="T463_30"><text:s/></text:span><text:span text:style-name="T463_31">TRANSACTION</text:span><text:span text:style-name="T463_32"><text:s text:c="3"/><text:tab/><text:s/></text:span></text:p>
      <text:p text:style-name="P464"><text:span text:style-name="T464_1">factom</text:span><text:span text:style-name="T464_2">-</text:span><text:span text:style-name="T464_3">cli</text:span><text:span text:style-name="T464_4"><text:s/></text:span><text:span text:style-name="T464_5">addecoutput</text:span><text:span text:style-name="T464_6"><text:s/></text:span><text:span text:style-name="T464_7">transaction</text:span><text:span text:style-name="T464_8">07<text:s/>$</text:span><text:span text:style-name="T464_9">ECWALLETADDRESSKEY</text:span><text:span text:style-name="T464_10">02<text:s/>9</text:span></text:p>
      <text:p text:style-name="P465"><text:span text:style-name="T465_1">echo</text:span></text:p>
      <text:p text:style-name="P466"><text:span text:style-name="T466_1">echo</text:span><text:span text:style-name="T466_2"><text:s/>2.8.5<text:s/></text:span><text:span text:style-name="T466_3">SIGN</text:span><text:span text:style-name="T466_4"><text:s/></text:span><text:span text:style-name="T466_5">TRANSACTION</text:span><text:span text:style-name="T466_6"><text:s text:c="3"/><text:tab/><text:s/></text:span></text:p>
      <text:p text:style-name="P467"><text:span text:style-name="T467_1">factom</text:span><text:span text:style-name="T467_2">-</text:span><text:span text:style-name="T467_3">cli</text:span><text:span text:style-name="T467_4"><text:s/></text:span><text:span text:style-name="T467_5">sign</text:span><text:span text:style-name="T467_6"><text:s/></text:span><text:span text:style-name="T467_7">transaction</text:span><text:span text:style-name="T467_8">07</text:span></text:p>
      <text:p text:style-name="P468"><text:span text:style-name="T468_1">echo</text:span></text:p>
      <text:p text:style-name="P469"><text:span text:style-name="T469_1">echo</text:span><text:span text:style-name="T469_2"><text:s/>2.8.6<text:s/></text:span><text:span text:style-name="T469_3">GET</text:span><text:span text:style-name="T469_4"><text:s/></text:span><text:span text:style-name="T469_5">TRANSACTION</text:span><text:span text:style-name="T469_6"><text:s/></text:span><text:span text:style-name="T469_7">FEE</text:span><text:span text:style-name="T469_8"><text:s text:c="3"/><text:tab/><text:s/></text:span></text:p>
      <text:p text:style-name="P470"><text:span text:style-name="T470_1">factom</text:span><text:span text:style-name="T470_2">-</text:span><text:span text:style-name="T470_3">cli</text:span><text:span text:style-name="T470_4"><text:s/></text:span><text:span text:style-name="T470_5">transactions</text:span></text:p>
      <text:p text:style-name="P471"><text:span text:style-name="T471_1">echo</text:span></text:p>
      <text:p text:style-name="P472"><text:span text:style-name="T472_1">echo</text:span><text:span text:style-name="T472_2"><text:s/>2.8.7<text:s/></text:span><text:span text:style-name="T472_3">SUBMIT</text:span><text:span text:style-name="T472_4"><text:s/></text:span><text:span text:style-name="T472_5">TRANSACTION</text:span><text:span text:style-name="T472_6"><text:s text:c="3"/><text:tab/><text:s/></text:span></text:p>
      <text:p text:style-name="P473"><text:span text:style-name="T473_1">factom</text:span><text:span text:style-name="T473_2">-</text:span><text:span text:style-name="T473_3">cli</text:span><text:span text:style-name="T473_4"><text:s/></text:span><text:span text:style-name="T473_5">submit</text:span><text:span text:style-name="T473_6"><text:s/></text:span><text:span text:style-name="T473_7">transaction</text:span><text:span text:style-name="T473_8">07</text:span></text:p>
      <text:p text:style-name="P474"><text:span text:style-name="T474_1">echo</text:span></text:p>
      <text:p text:style-name="P475"><text:span text:style-name="T475_1">echo</text:span><text:span text:style-name="T475_2"><text:s/>2.8.8<text:s/></text:span><text:span text:style-name="T475_3">VERIFY</text:span><text:span text:style-name="T475_4"><text:s/></text:span><text:span text:style-name="T475_5">WALLET</text:span><text:span text:style-name="T475_6"><text:s/></text:span><text:span text:style-name="T475_7">BALANCES</text:span><text:span text:style-name="T475_8"><text:s text:c="3"/><text:tab/><text:s/></text:span></text:p>
      <text:p text:style-name="P476"><text:span text:style-name="T476_1">factom</text:span><text:span text:style-name="T476_2">-</text:span><text:span text:style-name="T476_3">cli</text:span><text:span text:style-name="T476_4"><text:s/></text:span><text:span text:style-name="T476_5">getaddresses</text:span></text:p>
      <text:p text:style-name="P477"><text:span text:style-name="T477_1">echo</text:span></text:p>
      <text:p text:style-name="P478"/>
      <text:p text:style-name="P479"><text:span text:style-name="T479_1">echo</text:span><text:span text:style-name="T479_2"><text:s/>2.9<text:s/></text:span><text:span text:style-name="T479_3">TEST</text:span><text:span text:style-name="T479_4"><text:s/></text:span><text:span text:style-name="T479_5">TRANSACTION</text:span><text:span text:style-name="T479_6"><text:s/></text:span><text:span text:style-name="T479_7">PARAMETER</text:span><text:span text:style-name="T479_8"><text:s/></text:span><text:span text:style-name="T479_9">LIMITS</text:span></text:p>
      <text:p text:style-name="P480"><text:span text:style-name="T480_1">echo</text:span></text:p>
      <text:p text:style-name="P481"><text:span text:style-name="T481_1">echo</text:span><text:span text:style-name="T481_2"><text:s/>2.9.1<text:s/></text:span><text:span text:style-name="T481_3">ADD</text:span><text:span text:style-name="T481_4"><text:s/></text:span><text:span text:style-name="T481_5">INPUT</text:span><text:span text:style-name="T481_6"><text:s/></text:span><text:span text:style-name="T481_7">OF</text:span><text:span text:style-name="T481_8"><text:s/>-1<text:s/></text:span><text:span text:style-name="T481_9">FACTOIDS</text:span><text:span text:style-name="T481_10"><text:s/></text:span><text:span text:style-name="T481_11">TO</text:span><text:span text:style-name="T481_12"><text:s/></text:span><text:span text:style-name="T481_13">TRANSACTION</text:span><text:span text:style-name="T481_14"><text:s text:c="3"/><text:tab/><text:s/></text:span></text:p>
      <text:p text:style-name="P482"><text:span text:style-name="T482_1">factom</text:span><text:span text:style-name="T482_2">-</text:span><text:span text:style-name="T482_3">cli</text:span><text:span text:style-name="T482_4"><text:s/></text:span><text:span text:style-name="T482_5">newtransaction</text:span><text:span text:style-name="T482_6"><text:s/></text:span><text:span text:style-name="T482_7">transaction</text:span><text:span text:style-name="T482_8">08</text:span></text:p>
      <text:p text:style-name="P483"><text:span text:style-name="T483_1">factom</text:span><text:span text:style-name="T483_2">-</text:span><text:span text:style-name="T483_3">cli</text:span><text:span text:style-name="T483_4"><text:s/></text:span><text:span text:style-name="T483_5">addinput</text:span><text:span text:style-name="T483_6"><text:s/></text:span><text:span text:style-name="T483_7">transaction</text:span><text:span text:style-name="T483_8">08<text:s/></text:span><text:span text:style-name="T483_9">factoid</text:span><text:span text:style-name="T483_10">-</text:span><text:span text:style-name="T483_11">wallet</text:span><text:span text:style-name="T483_12">-</text:span><text:span text:style-name="T483_13">address</text:span><text:span text:style-name="T483_14">-</text:span><text:span text:style-name="T483_15">name</text:span><text:span text:style-name="T483_16">01<text:s/>-1</text:span></text:p>
      <text:p text:style-name="P484"><text:span text:style-name="T484_1">factom</text:span><text:span text:style-name="T484_2">-</text:span><text:span text:style-name="T484_3">cli</text:span><text:span text:style-name="T484_4"><text:s/></text:span><text:span text:style-name="T484_5">addoutput</text:span><text:span text:style-name="T484_6"><text:s/></text:span><text:span text:style-name="T484_7">transaction</text:span><text:span text:style-name="T484_8">08<text:s/></text:span><text:span text:style-name="T484_9">factoid</text:span><text:span text:style-name="T484_10">-</text:span><text:span text:style-name="T484_11">wallet</text:span><text:span text:style-name="T484_12">-</text:span><text:span text:style-name="T484_13">address</text:span><text:span text:style-name="T484_14">-</text:span><text:span text:style-name="T484_15">name</text:span><text:span text:style-name="T484_16">01<text:s/>-1</text:span></text:p>
      <text:p text:style-name="P485"><text:span text:style-name="T485_1">factom</text:span><text:span text:style-name="T485_2">-</text:span><text:span text:style-name="T485_3">cli</text:span><text:span text:style-name="T485_4"><text:s/></text:span><text:span text:style-name="T485_5">sign</text:span><text:span text:style-name="T485_6"><text:s/></text:span><text:span text:style-name="T485_7">transaction</text:span><text:span text:style-name="T485_8">08</text:span></text:p>
      <text:p text:style-name="P486"><text:span text:style-name="T486_1">factom</text:span><text:span text:style-name="T486_2">-</text:span><text:span text:style-name="T486_3">cli</text:span><text:span text:style-name="T486_4"><text:s/></text:span><text:span text:style-name="T486_5">submit</text:span><text:span text:style-name="T486_6"><text:s/></text:span><text:span text:style-name="T486_7">transaction</text:span><text:span text:style-name="T486_8">08</text:span></text:p>
      <text:p text:style-name="P487"><text:span text:style-name="T487_1">factom</text:span><text:span text:style-name="T487_2">-</text:span><text:span text:style-name="T487_3">cli</text:span><text:span text:style-name="T487_4"><text:s/></text:span><text:span text:style-name="T487_5">deletetransaction</text:span><text:span text:style-name="T487_6"><text:s/></text:span><text:span text:style-name="T487_7">transaction</text:span><text:span text:style-name="T487_8">08</text:span></text:p>
      <text:p text:style-name="P488"><text:span text:style-name="T488_1">factom</text:span><text:span text:style-name="T488_2">-</text:span><text:span text:style-name="T488_3">cli</text:span><text:span text:style-name="T488_4"><text:s/></text:span><text:span text:style-name="T488_5">getaddresses</text:span></text:p>
      <text:p text:style-name="P489"><text:span text:style-name="T489_1">echo</text:span></text:p>
      <text:p text:style-name="P490"/>
      <text:p text:style-name="P491"><text:span text:style-name="T491_1">echo</text:span><text:span text:style-name="T491_2"><text:s/>2.9.2<text:s/></text:span><text:span text:style-name="T491_3">ADD</text:span><text:span text:style-name="T491_4"><text:s/></text:span><text:span text:style-name="T491_5">INPUT</text:span><text:span text:style-name="T491_6"><text:s/></text:span><text:span text:style-name="T491_7">OF</text:span><text:span text:style-name="T491_8"><text:s/>0<text:s/></text:span><text:span text:style-name="T491_9">FACTOIDS</text:span><text:span text:style-name="T491_10"><text:s/></text:span><text:span text:style-name="T491_11">TO</text:span><text:span text:style-name="T491_12"><text:s/></text:span><text:span text:style-name="T491_13">TRANSACTION</text:span><text:span text:style-name="T491_14"><text:s text:c="3"/><text:tab/><text:s/></text:span></text:p>
      <text:p text:style-name="P492"><text:span text:style-name="T492_1">factom</text:span><text:span text:style-name="T492_2">-</text:span><text:span text:style-name="T492_3">cli</text:span><text:span text:style-name="T492_4"><text:s/></text:span><text:span text:style-name="T492_5">newtransaction</text:span><text:span text:style-name="T492_6"><text:s/></text:span><text:span text:style-name="T492_7">transaction</text:span><text:span text:style-name="T492_8">09</text:span></text:p>
      <text:p text:style-name="P493"><text:span text:style-name="T493_1">factom</text:span><text:span text:style-name="T493_2">-</text:span><text:span text:style-name="T493_3">cli</text:span><text:span text:style-name="T493_4"><text:s/></text:span><text:span text:style-name="T493_5">addinput</text:span><text:span text:style-name="T493_6"><text:s/></text:span><text:span text:style-name="T493_7">transaction</text:span><text:span text:style-name="T493_8">09<text:s/></text:span><text:span text:style-name="T493_9">factoid</text:span><text:span text:style-name="T493_10">-</text:span><text:span text:style-name="T493_11">wallet</text:span><text:span text:style-name="T493_12">-</text:span><text:span text:style-name="T493_13">address</text:span><text:span text:style-name="T493_14">-</text:span><text:span text:style-name="T493_15">name</text:span><text:span text:style-name="T493_16">01<text:s/>0</text:span></text:p>
      <text:p text:style-name="P494"><text:span text:style-name="T494_1">factom</text:span><text:span text:style-name="T494_2">-</text:span><text:span text:style-name="T494_3">cli</text:span><text:span text:style-name="T494_4"><text:s/></text:span><text:span text:style-name="T494_5">sign</text:span><text:span text:style-name="T494_6"><text:s/></text:span><text:span text:style-name="T494_7">transaction</text:span><text:span text:style-name="T494_8">09</text:span></text:p>
      <text:p text:style-name="P495"><text:span text:style-name="T495_1">factom</text:span><text:span text:style-name="T495_2">-</text:span><text:span text:style-name="T495_3">cli</text:span><text:span text:style-name="T495_4"><text:s/></text:span><text:span text:style-name="T495_5">submit</text:span><text:span text:style-name="T495_6"><text:s/></text:span><text:span text:style-name="T495_7">transaction</text:span><text:span text:style-name="T495_8">09</text:span></text:p>
      <text:p text:style-name="P496"><text:span text:style-name="T496_1">factom</text:span><text:span text:style-name="T496_2">-</text:span><text:span text:style-name="T496_3">cli</text:span><text:span text:style-name="T496_4"><text:s/></text:span><text:span text:style-name="T496_5">deletetransaction</text:span><text:span text:style-name="T496_6"><text:s/></text:span><text:span text:style-name="T496_7">transaction</text:span><text:span text:style-name="T496_8">09</text:span></text:p>
      <text:p text:style-name="P497"><text:span text:style-name="T497_1">factom</text:span><text:span text:style-name="T497_2">-</text:span><text:span text:style-name="T497_3">cli</text:span><text:span text:style-name="T497_4"><text:s/></text:span><text:span text:style-name="T497_5">getaddresses</text:span></text:p>
      <text:p text:style-name="P498"><text:span text:style-name="T498_1">echo</text:span></text:p>
      <text:p text:style-name="P499"/>
      <text:p text:style-name="P500"><text:span text:style-name="T500_1">echo</text:span><text:span text:style-name="T500_2"><text:s/>2.9.3<text:s/></text:span><text:span text:style-name="T500_3">ADD</text:span><text:span text:style-name="T500_4"><text:s/></text:span><text:span text:style-name="T500_5">TOO</text:span><text:span text:style-name="T500_6"><text:s/></text:span><text:span text:style-name="T500_7">SMALL</text:span><text:span text:style-name="T500_8"><text:s/></text:span><text:span text:style-name="T500_9">INPUT</text:span><text:span text:style-name="T500_10"><text:s/></text:span><text:span text:style-name="T500_11">OF</text:span><text:span text:style-name="T500_12"><text:s/>0.000000009<text:s/></text:span><text:span text:style-name="T500_13">FACTOIDS</text:span><text:span text:style-name="T500_14"><text:s/></text:span><text:span text:style-name="T500_15">TO</text:span><text:span text:style-name="T500_16"><text:s/></text:span><text:span text:style-name="T500_17">TRANSACTION</text:span><text:span text:style-name="T500_18"><text:s text:c="3"/><text:tab/><text:s/></text:span></text:p>
      <text:p text:style-name="P501"><text:span text:style-name="T501_1">factom</text:span><text:span text:style-name="T501_2">-</text:span><text:span text:style-name="T501_3">cli</text:span><text:span text:style-name="T501_4"><text:s/></text:span><text:span text:style-name="T501_5">newtransaction</text:span><text:span text:style-name="T501_6"><text:s/></text:span><text:span text:style-name="T501_7">transaction</text:span><text:span text:style-name="T501_8">10</text:span></text:p>
      <text:p text:style-name="P502"><text:span text:style-name="T502_1">factom</text:span><text:span text:style-name="T502_2">-</text:span><text:span text:style-name="T502_3">cli</text:span><text:span text:style-name="T502_4"><text:s/></text:span><text:span text:style-name="T502_5">addinput</text:span><text:span text:style-name="T502_6"><text:s/></text:span><text:span text:style-name="T502_7">transaction</text:span><text:span text:style-name="T502_8">10<text:s/></text:span><text:span text:style-name="T502_9">factoid</text:span><text:span text:style-name="T502_10">-</text:span><text:span text:style-name="T502_11">wallet</text:span><text:span text:style-name="T502_12">-</text:span><text:span text:style-name="T502_13">address</text:span><text:span text:style-name="T502_14">-</text:span><text:span text:style-name="T502_15">name</text:span><text:span text:style-name="T502_16">01<text:s/>0.000000009</text:span></text:p>
      <text:p text:style-name="P503"><text:span text:style-name="T503_1">factom</text:span><text:span text:style-name="T503_2">-</text:span><text:span text:style-name="T503_3">cli</text:span><text:span text:style-name="T503_4"><text:s/></text:span><text:span text:style-name="T503_5">sign</text:span><text:span text:style-name="T503_6"><text:s/></text:span><text:span text:style-name="T503_7">transaction</text:span><text:span text:style-name="T503_8">10</text:span></text:p>
      <text:p text:style-name="P504"><text:span text:style-name="T504_1">factom</text:span><text:span text:style-name="T504_2">-</text:span><text:span text:style-name="T504_3">cli</text:span><text:span text:style-name="T504_4"><text:s/></text:span><text:span text:style-name="T504_5">submit</text:span><text:span text:style-name="T504_6"><text:s/></text:span><text:span text:style-name="T504_7">transaction</text:span><text:span text:style-name="T504_8">10</text:span></text:p>
      <text:p text:style-name="P505"><text:span text:style-name="T505_1">factom</text:span><text:span text:style-name="T505_2">-</text:span><text:span text:style-name="T505_3">cli</text:span><text:span text:style-name="T505_4"><text:s/></text:span><text:span text:style-name="T505_5">deletetransaction</text:span><text:span text:style-name="T505_6"><text:s/></text:span><text:span text:style-name="T505_7">transaction</text:span><text:span text:style-name="T505_8">10</text:span></text:p>
      <text:p text:style-name="P506"><text:span text:style-name="T506_1">factom</text:span><text:span text:style-name="T506_2">-</text:span><text:span text:style-name="T506_3">cli</text:span><text:span text:style-name="T506_4"><text:s/></text:span><text:span text:style-name="T506_5">getaddresses</text:span></text:p>
      <text:p text:style-name="P507"><text:span text:style-name="T507_1">echo</text:span></text:p>
      <text:p text:style-name="P508"/>
      <text:p text:style-name="P509"><text:span text:style-name="T509_1">echo</text:span><text:span text:style-name="T509_2"><text:s/>2.9.4<text:s/></text:span><text:span text:style-name="T509_3">ADD</text:span><text:span text:style-name="T509_4"><text:s/></text:span><text:span text:style-name="T509_5">FRACTIONAL</text:span><text:span text:style-name="T509_6"><text:s/></text:span><text:span text:style-name="T509_7">INPUT</text:span><text:span text:style-name="T509_8"><text:s/></text:span><text:span text:style-name="T509_9">OF</text:span><text:span text:style-name="T509_10"><text:s/></text:span><text:span text:style-name="T509_11">FACTOIDS</text:span><text:span text:style-name="T509_12"><text:s/></text:span><text:span text:style-name="T509_13">TO</text:span><text:span text:style-name="T509_14"><text:s/></text:span><text:span text:style-name="T509_15">TRANSACTION</text:span><text:span text:style-name="T509_16"><text:s text:c="3"/><text:tab/><text:s/></text:span></text:p>
      <text:p text:style-name="P510"><text:span text:style-name="T510_1">factom</text:span><text:span text:style-name="T510_2">-</text:span><text:span text:style-name="T510_3">cli</text:span><text:span text:style-name="T510_4"><text:s/></text:span><text:span text:style-name="T510_5">newtransaction</text:span><text:span text:style-name="T510_6"><text:s/></text:span><text:span text:style-name="T510_7">transaction</text:span><text:span text:style-name="T510_8">11</text:span></text:p>
      <text:p text:style-name="P511"><text:span text:style-name="T511_1">factom</text:span><text:span text:style-name="T511_2">-</text:span><text:span text:style-name="T511_3">cli</text:span><text:span text:style-name="T511_4"><text:s/></text:span><text:span text:style-name="T511_5">addinput</text:span><text:span text:style-name="T511_6"><text:s/></text:span><text:span text:style-name="T511_7">transaction</text:span><text:span text:style-name="T511_8">11<text:s/></text:span><text:span text:style-name="T511_9">factoid</text:span><text:span text:style-name="T511_10">-</text:span><text:span text:style-name="T511_11">wallet</text:span><text:span text:style-name="T511_12">-</text:span><text:span text:style-name="T511_13">address</text:span><text:span text:style-name="T511_14">-</text:span><text:span text:style-name="T511_15">name</text:span><text:span text:style-name="T511_16">01<text:s/>0.5</text:span></text:p>
      <text:p text:style-name="P512"><text:span text:style-name="T512_1">factom</text:span><text:span text:style-name="T512_2">-</text:span><text:span text:style-name="T512_3">cli</text:span><text:span text:style-name="T512_4"><text:s/></text:span><text:span text:style-name="T512_5">sign</text:span><text:span text:style-name="T512_6"><text:s/></text:span><text:span text:style-name="T512_7">transaction</text:span><text:span text:style-name="T512_8">11</text:span></text:p>
      <text:p text:style-name="P513"><text:span text:style-name="T513_1">factom</text:span><text:span text:style-name="T513_2">-</text:span><text:span text:style-name="T513_3">cli</text:span><text:span text:style-name="T513_4"><text:s/></text:span><text:span text:style-name="T513_5">submit</text:span><text:span text:style-name="T513_6"><text:s/></text:span><text:span text:style-name="T513_7">transaction</text:span><text:span text:style-name="T513_8">11</text:span></text:p>
      <text:p text:style-name="P514"><text:span text:style-name="T514_1">factom</text:span><text:span text:style-name="T514_2">-</text:span><text:span text:style-name="T514_3">cli</text:span><text:span text:style-name="T514_4"><text:s/></text:span><text:span text:style-name="T514_5">getaddresses</text:span></text:p>
      <text:p text:style-name="P515"><text:span text:style-name="T515_1">echo</text:span></text:p>
      <text:p text:style-name="P516"/>
      <text:p text:style-name="P517"><text:span text:style-name="T517_1">echo</text:span><text:span text:style-name="T517_2"><text:s/>2.9.5<text:s/></text:span><text:span text:style-name="T517_3">ADD</text:span><text:span text:style-name="T517_4"><text:s/></text:span><text:span text:style-name="T517_5">FRACTIONAL</text:span><text:span text:style-name="T517_6"><text:s/></text:span><text:span text:style-name="T517_7">INPUT</text:span><text:span text:style-name="T517_8"><text:s/></text:span><text:span text:style-name="T517_9">OF</text:span><text:span text:style-name="T517_10"><text:s/></text:span><text:span text:style-name="T517_11">FACTOIDS</text:span><text:span text:style-name="T517_12"><text:s/></text:span><text:span text:style-name="T517_13">WITHOUT</text:span><text:span text:style-name="T517_14"><text:s/></text:span><text:span text:style-name="T517_15">LEADING</text:span><text:span text:style-name="T517_16"><text:s/>0<text:s/></text:span><text:span text:style-name="T517_17">TO</text:span><text:span text:style-name="T517_18"><text:s/></text:span><text:span text:style-name="T517_19">TRANSACTION</text:span><text:span text:style-name="T517_20"><text:s text:c="3"/><text:tab/><text:s/></text:span></text:p>
      <text:p text:style-name="P518"><text:span text:style-name="T518_1">factom</text:span><text:span text:style-name="T518_2">-</text:span><text:span text:style-name="T518_3">cli</text:span><text:span text:style-name="T518_4"><text:s/></text:span><text:span text:style-name="T518_5">newtransaction</text:span><text:span text:style-name="T518_6"><text:s/></text:span><text:span text:style-name="T518_7">transaction</text:span><text:span text:style-name="T518_8">12</text:span></text:p>
      <text:p text:style-name="P519"><text:span text:style-name="T519_1">factom</text:span><text:span text:style-name="T519_2">-</text:span><text:span text:style-name="T519_3">cli</text:span><text:span text:style-name="T519_4"><text:s/></text:span><text:span text:style-name="T519_5">addinput</text:span><text:span text:style-name="T519_6"><text:s/></text:span><text:span text:style-name="T519_7">transaction</text:span><text:span text:style-name="T519_8">12<text:s/></text:span><text:span text:style-name="T519_9">factoid</text:span><text:span text:style-name="T519_10">-</text:span><text:span text:style-name="T519_11">wallet</text:span><text:span text:style-name="T519_12">-</text:span><text:span text:style-name="T519_13">address</text:span><text:span text:style-name="T519_14">-</text:span><text:span text:style-name="T519_15">name</text:span><text:span text:style-name="T519_16">01<text:s/>.5</text:span></text:p>
      <text:p text:style-name="P520"><text:span text:style-name="T520_1">factom</text:span><text:span text:style-name="T520_2">-</text:span><text:span text:style-name="T520_3">cli</text:span><text:span text:style-name="T520_4"><text:s/></text:span><text:span text:style-name="T520_5">sign</text:span><text:span text:style-name="T520_6"><text:s/></text:span><text:span text:style-name="T520_7">transaction</text:span><text:span text:style-name="T520_8">12</text:span></text:p>
      <text:p text:style-name="P521"><text:span text:style-name="T521_1">factom</text:span><text:span text:style-name="T521_2">-</text:span><text:span text:style-name="T521_3">cli</text:span><text:span text:style-name="T521_4"><text:s/></text:span><text:span text:style-name="T521_5">submit</text:span><text:span text:style-name="T521_6"><text:s/></text:span><text:span text:style-name="T521_7">transaction</text:span><text:span text:style-name="T521_8">12</text:span></text:p>
      <text:p text:style-name="P522"><text:span text:style-name="T522_1">factom</text:span><text:span text:style-name="T522_2">-</text:span><text:span text:style-name="T522_3">cli</text:span><text:span text:style-name="T522_4"><text:s/></text:span><text:span text:style-name="T522_5">getaddresses</text:span></text:p>
      <text:p text:style-name="P523"><text:span text:style-name="T523_1">echo</text:span></text:p>
      <text:p text:style-name="P524"/>
      <text:p text:style-name="P525"><text:span text:style-name="T525_1">echo</text:span><text:span text:style-name="T525_2"><text:s/>2.9.6<text:s/></text:span><text:span text:style-name="T525_3">ADD</text:span><text:span text:style-name="T525_4"><text:s/></text:span><text:span text:style-name="T525_5">INPUT</text:span><text:span text:style-name="T525_6"><text:s/></text:span><text:span text:style-name="T525_7">LARGER</text:span><text:span text:style-name="T525_8"><text:s/></text:span><text:span text:style-name="T525_9">THAN</text:span><text:span text:style-name="T525_10"><text:s/></text:span><text:span text:style-name="T525_11">FACTOID</text:span><text:span text:style-name="T525_12"><text:s/></text:span><text:span text:style-name="T525_13">BALANCE</text:span><text:span text:style-name="T525_14"><text:s/></text:span><text:span text:style-name="T525_15">TO</text:span><text:span text:style-name="T525_16"><text:s/></text:span><text:span text:style-name="T525_17">TRANSACTION</text:span><text:span text:style-name="T525_18"><text:s text:c="3"/><text:tab/><text:s/></text:span></text:p>
      <text:p text:style-name="P526"><text:span text:style-name="T526_1">factom</text:span><text:span text:style-name="T526_2">-</text:span><text:span text:style-name="T526_3">cli</text:span><text:span text:style-name="T526_4"><text:s/></text:span><text:span text:style-name="T526_5">newtransaction</text:span><text:span text:style-name="T526_6"><text:s/></text:span><text:span text:style-name="T526_7">transaction</text:span><text:span text:style-name="T526_8">13</text:span></text:p>
      <text:p text:style-name="P527"><text:span text:style-name="T527_1">factom</text:span><text:span text:style-name="T527_2">-</text:span><text:span text:style-name="T527_3">cli</text:span><text:span text:style-name="T527_4"><text:s/></text:span><text:span text:style-name="T527_5">addinput</text:span><text:span text:style-name="T527_6"><text:s/></text:span><text:span text:style-name="T527_7">transaction</text:span><text:span text:style-name="T527_8">13<text:s/></text:span><text:span text:style-name="T527_9">factoid</text:span><text:span text:style-name="T527_10">-</text:span><text:span text:style-name="T527_11">wallet</text:span><text:span text:style-name="T527_12">-</text:span><text:span text:style-name="T527_13">address</text:span><text:span text:style-name="T527_14">-</text:span><text:span text:style-name="T527_15">name</text:span><text:span text:style-name="T527_16">01<text:s/>100</text:span></text:p>
      <text:p text:style-name="P528"><text:span text:style-name="T528_1">factom</text:span><text:span text:style-name="T528_2">-</text:span><text:span text:style-name="T528_3">cli</text:span><text:span text:style-name="T528_4"><text:s/></text:span><text:span text:style-name="T528_5">sign</text:span><text:span text:style-name="T528_6"><text:s/></text:span><text:span text:style-name="T528_7">transaction</text:span><text:span text:style-name="T528_8">13</text:span></text:p>
      <text:p text:style-name="P529"><text:span text:style-name="T529_1">factom</text:span><text:span text:style-name="T529_2">-</text:span><text:span text:style-name="T529_3">cli</text:span><text:span text:style-name="T529_4"><text:s/></text:span><text:span text:style-name="T529_5">submit</text:span><text:span text:style-name="T529_6"><text:s/></text:span><text:span text:style-name="T529_7">transaction</text:span><text:span text:style-name="T529_8">13</text:span></text:p>
      <text:p text:style-name="P530"><text:span text:style-name="T530_1">factom</text:span><text:span text:style-name="T530_2">-</text:span><text:span text:style-name="T530_3">cli</text:span><text:span text:style-name="T530_4"><text:s/></text:span><text:span text:style-name="T530_5">deletetransaction</text:span><text:span text:style-name="T530_6"><text:s/></text:span><text:span text:style-name="T530_7">transaction</text:span><text:span text:style-name="T530_8">13</text:span></text:p>
      <text:p text:style-name="P531"><text:span text:style-name="T531_1">factom</text:span><text:span text:style-name="T531_2">-</text:span><text:span text:style-name="T531_3">cli</text:span><text:span text:style-name="T531_4"><text:s/></text:span><text:span text:style-name="T531_5">getaddresses</text:span></text:p>
      <text:p text:style-name="P532"><text:span text:style-name="T532_1">echo</text:span></text:p>
      <text:p text:style-name="P533"/>
      <text:p text:style-name="P534"><text:span text:style-name="T534_1">echo</text:span><text:span text:style-name="T534_2"><text:s/>2.9.7<text:s/></text:span><text:span text:style-name="T534_3">ADD</text:span><text:span text:style-name="T534_4"><text:s/></text:span><text:span text:style-name="T534_5">LARGEST</text:span><text:span text:style-name="T534_6"><text:s/></text:span><text:span text:style-name="T534_7">ALLOWABLE</text:span><text:span text:style-name="T534_8"><text:s/></text:span><text:span text:style-name="T534_9">INPUT</text:span><text:span text:style-name="T534_10"><text:s/></text:span><text:span text:style-name="T534_11">OF</text:span><text:span text:style-name="T534_12"><text:s/>92233720368.54775806<text:s/></text:span><text:span text:style-name="T534_13">FACTOIDS</text:span><text:span text:style-name="T534_14"><text:s/></text:span><text:span text:style-name="T534_15">TO</text:span><text:span text:style-name="T534_16"><text:s/></text:span><text:span text:style-name="T534_17">TRANSACTION</text:span><text:span text:style-name="T534_18"><text:s text:c="3"/><text:tab/><text:s/></text:span></text:p>
      <text:p text:style-name="P535"><text:span text:style-name="T535_1">factom</text:span><text:span text:style-name="T535_2">-</text:span><text:span text:style-name="T535_3">cli</text:span><text:span text:style-name="T535_4"><text:s/></text:span><text:span text:style-name="T535_5">newtransaction</text:span><text:span text:style-name="T535_6"><text:s/></text:span><text:span text:style-name="T535_7">transaction</text:span><text:span text:style-name="T535_8">14</text:span></text:p>
      <text:p text:style-name="P536"><text:span text:style-name="T536_1">factom</text:span><text:span text:style-name="T536_2">-</text:span><text:span text:style-name="T536_3">cli</text:span><text:span text:style-name="T536_4"><text:s/></text:span><text:span text:style-name="T536_5">addinput</text:span><text:span text:style-name="T536_6"><text:s/></text:span><text:span text:style-name="T536_7">transaction</text:span><text:span text:style-name="T536_8">14<text:s/></text:span><text:span text:style-name="T536_9">factoid</text:span><text:span text:style-name="T536_10">-</text:span><text:span text:style-name="T536_11">wallet</text:span><text:span text:style-name="T536_12">-</text:span><text:span text:style-name="T536_13">address</text:span><text:span text:style-name="T536_14">-</text:span><text:span text:style-name="T536_15">name</text:span><text:span text:style-name="T536_16">01<text:s/>92233720368.54775806</text:span></text:p>
      <text:p text:style-name="P537"><text:span text:style-name="T537_1">factom</text:span><text:span text:style-name="T537_2">-</text:span><text:span text:style-name="T537_3">cli</text:span><text:span text:style-name="T537_4"><text:s/></text:span><text:span text:style-name="T537_5">sign</text:span><text:span text:style-name="T537_6"><text:s/></text:span><text:span text:style-name="T537_7">transaction</text:span><text:span text:style-name="T537_8">14</text:span></text:p>
      <text:p text:style-name="P538"><text:span text:style-name="T538_1">factom</text:span><text:span text:style-name="T538_2">-</text:span><text:span text:style-name="T538_3">cli</text:span><text:span text:style-name="T538_4"><text:s/></text:span><text:span text:style-name="T538_5">submit</text:span><text:span text:style-name="T538_6"><text:s/></text:span><text:span text:style-name="T538_7">transaction</text:span><text:span text:style-name="T538_8">14</text:span></text:p>
      <text:p text:style-name="P539"><text:span text:style-name="T539_1">factom</text:span><text:span text:style-name="T539_2">-</text:span><text:span text:style-name="T539_3">cli</text:span><text:span text:style-name="T539_4"><text:s/></text:span><text:span text:style-name="T539_5">deletetransaction</text:span><text:span text:style-name="T539_6"><text:s/></text:span><text:span text:style-name="T539_7">transaction</text:span><text:span text:style-name="T539_8">14</text:span></text:p>
      <text:p text:style-name="P540"><text:span text:style-name="T540_1">factom</text:span><text:span text:style-name="T540_2">-</text:span><text:span text:style-name="T540_3">cli</text:span><text:span text:style-name="T540_4"><text:s/></text:span><text:span text:style-name="T540_5">getaddresses</text:span></text:p>
      <text:p text:style-name="P541"><text:span text:style-name="T541_1">echo</text:span></text:p>
      <text:p text:style-name="P542"/>
      <text:p text:style-name="P543"><text:span text:style-name="T543_1">echo</text:span><text:span text:style-name="T543_2"><text:s/>2.9.8<text:s/></text:span><text:span text:style-name="T543_3">ADD</text:span><text:span text:style-name="T543_4"><text:s/></text:span><text:span text:style-name="T543_5">TOO</text:span><text:span text:style-name="T543_6"><text:s/></text:span><text:span text:style-name="T543_7">LARGE</text:span><text:span text:style-name="T543_8"><text:s/></text:span><text:span text:style-name="T543_9">INPUT</text:span><text:span text:style-name="T543_10"><text:s/></text:span><text:span text:style-name="T543_11">OF</text:span><text:span text:style-name="T543_12"><text:s/>92233720369<text:s/></text:span><text:span text:style-name="T543_13">FACTOIDS</text:span><text:span text:style-name="T543_14"><text:s/></text:span><text:span text:style-name="T543_15">TO</text:span><text:span text:style-name="T543_16"><text:s/></text:span><text:span text:style-name="T543_17">TRANSACTION</text:span><text:span text:style-name="T543_18"><text:s text:c="3"/><text:tab/><text:s/></text:span></text:p>
      <text:p text:style-name="P544"><text:span text:style-name="T544_1">factom</text:span><text:span text:style-name="T544_2">-</text:span><text:span text:style-name="T544_3">cli</text:span><text:span text:style-name="T544_4"><text:s/></text:span><text:span text:style-name="T544_5">newtransaction</text:span><text:span text:style-name="T544_6"><text:s/></text:span><text:span text:style-name="T544_7">transaction</text:span><text:span text:style-name="T544_8">15</text:span></text:p>
      <text:p text:style-name="P545"><text:span text:style-name="T545_1">factom</text:span><text:span text:style-name="T545_2">-</text:span><text:span text:style-name="T545_3">cli</text:span><text:span text:style-name="T545_4"><text:s/></text:span><text:span text:style-name="T545_5">addinput</text:span><text:span text:style-name="T545_6"><text:s/></text:span><text:span text:style-name="T545_7">transaction</text:span><text:span text:style-name="T545_8">15<text:s/></text:span><text:span text:style-name="T545_9">factoid</text:span><text:span text:style-name="T545_10">-</text:span><text:span text:style-name="T545_11">wallet</text:span><text:span text:style-name="T545_12">-</text:span><text:span text:style-name="T545_13">address</text:span><text:span text:style-name="T545_14">-</text:span><text:span text:style-name="T545_15">name</text:span><text:span text:style-name="T545_16">01<text:s/>92233720369</text:span></text:p>
      <text:p text:style-name="P546"><text:span text:style-name="T546_1">factom</text:span><text:span text:style-name="T546_2">-</text:span><text:span text:style-name="T546_3">cli</text:span><text:span text:style-name="T546_4"><text:s/></text:span><text:span text:style-name="T546_5">sign</text:span><text:span text:style-name="T546_6"><text:s/></text:span><text:span text:style-name="T546_7">transaction</text:span><text:span text:style-name="T546_8">15</text:span></text:p>
      <text:p text:style-name="P547"><text:span text:style-name="T547_1">factom</text:span><text:span text:style-name="T547_2">-</text:span><text:span text:style-name="T547_3">cli</text:span><text:span text:style-name="T547_4"><text:s/></text:span><text:span text:style-name="T547_5">submit</text:span><text:span text:style-name="T547_6"><text:s/></text:span><text:span text:style-name="T547_7">transaction</text:span><text:span text:style-name="T547_8">15</text:span></text:p>
      <text:p text:style-name="P548"><text:span text:style-name="T548_1">factom</text:span><text:span text:style-name="T548_2">-</text:span><text:span text:style-name="T548_3">cli</text:span><text:span text:style-name="T548_4"><text:s/></text:span><text:span text:style-name="T548_5">deletetransaction</text:span><text:span text:style-name="T548_6"><text:s/></text:span><text:span text:style-name="T548_7">transaction</text:span><text:span text:style-name="T548_8">15</text:span></text:p>
      <text:p text:style-name="P549"><text:span text:style-name="T549_1">factom</text:span><text:span text:style-name="T549_2">-</text:span><text:span text:style-name="T549_3">cli</text:span><text:span text:style-name="T549_4"><text:s/></text:span><text:span text:style-name="T549_5">getaddresses</text:span></text:p>
      <text:p text:style-name="P550"><text:span text:style-name="T550_1">echo</text:span></text:p>
      <text:p text:style-name="P551"/>
      <text:p text:style-name="P552"><text:span text:style-name="T552_1">echo</text:span><text:span text:style-name="T552_2"><text:s/>2.9.9<text:s/></text:span><text:span text:style-name="T552_3">CREATE</text:span><text:span text:style-name="T552_4"><text:s/></text:span><text:span text:style-name="T552_5">LARGEST</text:span><text:span text:style-name="T552_6"><text:s/></text:span><text:span text:style-name="T552_7">ALLOWABLE</text:span><text:span text:style-name="T552_8"><text:s/></text:span><text:span text:style-name="T552_9">TRANSACTION</text:span><text:span text:style-name="T552_10"><text:s/>\(10</text:span><text:span text:style-name="T552_11">KB</text:span><text:span text:style-name="T552_12">\)<text:s text:c="3"/><text:tab/><text:s/></text:span></text:p>
      <text:p text:style-name="P553"><text:span text:style-name="T553_1">factom</text:span><text:span text:style-name="T553_2">-</text:span><text:span text:style-name="T553_3">cli</text:span><text:span text:style-name="T553_4"><text:s/></text:span><text:span text:style-name="T553_5">newtransaction</text:span><text:span text:style-name="T553_6"><text:s/></text:span><text:span text:style-name="T553_7">transaction</text:span><text:span text:style-name="T553_8">16</text:span></text:p>
      <text:p text:style-name="P554"><text:span text:style-name="T554_1">for</text:span><text:span text:style-name="T554_2"><text:s/>((</text:span><text:span text:style-name="T554_3">i</text:span><text:span text:style-name="T554_4">=0;<text:s/></text:span><text:span text:style-name="T554_5">i</text:span><text:span text:style-name="T554_6"><text:s/>&lt;<text:s/>76;<text:s/></text:span><text:span text:style-name="T554_7">i</text:span><text:span text:style-name="T554_8">++));<text:s/></text:span><text:span text:style-name="T554_9">do</text:span></text:p>
      <text:p text:style-name="P555"><text:span text:style-name="T555_1"><text:tab/></text:span><text:span text:style-name="T555_2">factom</text:span><text:span text:style-name="T555_3">-</text:span><text:span text:style-name="T555_4">cli</text:span><text:span text:style-name="T555_5"><text:s/></text:span><text:span text:style-name="T555_6">newtransaction</text:span><text:span text:style-name="T555_7"><text:s/></text:span><text:span text:style-name="T555_8">transfertransaction</text:span><text:span text:style-name="T555_9">$</text:span><text:span text:style-name="T555_10">i</text:span></text:p>
      <text:p text:style-name="P556"><text:span text:style-name="T556_1"><text:tab/></text:span><text:span text:style-name="T556_2">factom</text:span><text:span text:style-name="T556_3">-</text:span><text:span text:style-name="T556_4">cli</text:span><text:span text:style-name="T556_5"><text:s/></text:span><text:span text:style-name="T556_6">addinput</text:span><text:span text:style-name="T556_7"><text:s/></text:span><text:span text:style-name="T556_8">transfertransaction</text:span><text:span text:style-name="T556_9">$</text:span><text:span text:style-name="T556_10">i</text:span><text:span text:style-name="T556_11"><text:s/></text:span><text:span text:style-name="T556_12">factoid</text:span><text:span text:style-name="T556_13">-</text:span><text:span text:style-name="T556_14">wallet</text:span><text:span text:style-name="T556_15">-</text:span><text:span text:style-name="T556_16">address</text:span><text:span text:style-name="T556_17">-</text:span><text:span text:style-name="T556_18">name</text:span><text:span text:style-name="T556_19">01<text:s/>1</text:span></text:p>
      <text:p text:style-name="P557"><text:span text:style-name="T557_1"><text:tab/></text:span><text:span text:style-name="T557_2">factom</text:span><text:span text:style-name="T557_3">-</text:span><text:span text:style-name="T557_4">cli</text:span><text:span text:style-name="T557_5"><text:s/></text:span><text:span text:style-name="T557_6">generateaddress</text:span><text:span text:style-name="T557_7"><text:s/></text:span><text:span text:style-name="T557_8">fct</text:span><text:span text:style-name="T557_9"><text:s/></text:span><text:span text:style-name="T557_10">input</text:span><text:span text:style-name="T557_11">-</text:span><text:span text:style-name="T557_12">address</text:span><text:span text:style-name="T557_13">-</text:span><text:span text:style-name="T557_14">name</text:span><text:span text:style-name="T557_15">$</text:span><text:span text:style-name="T557_16">i</text:span></text:p>
      <text:p text:style-name="P558"><text:span text:style-name="T558_1"><text:tab/></text:span><text:span text:style-name="T558_2">factom</text:span><text:span text:style-name="T558_3">-</text:span><text:span text:style-name="T558_4">cli</text:span><text:span text:style-name="T558_5"><text:s/></text:span><text:span text:style-name="T558_6">addoutput</text:span><text:span text:style-name="T558_7"><text:s/></text:span><text:span text:style-name="T558_8">transfertransaction</text:span><text:span text:style-name="T558_9">$</text:span><text:span text:style-name="T558_10">i</text:span><text:span text:style-name="T558_11"><text:s/></text:span><text:span text:style-name="T558_12">input</text:span><text:span text:style-name="T558_13">-</text:span><text:span text:style-name="T558_14">address</text:span><text:span text:style-name="T558_15">-</text:span><text:span text:style-name="T558_16">name</text:span><text:span text:style-name="T558_17">$</text:span><text:span text:style-name="T558_18">i</text:span><text:span text:style-name="T558_19"><text:s/>0.9</text:span></text:p>
      <text:p text:style-name="P559"><text:span text:style-name="T559_1"><text:tab/></text:span><text:span text:style-name="T559_2">factom</text:span><text:span text:style-name="T559_3">-</text:span><text:span text:style-name="T559_4">cli</text:span><text:span text:style-name="T559_5"><text:s/></text:span><text:span text:style-name="T559_6">sign</text:span><text:span text:style-name="T559_7"><text:s/></text:span><text:span text:style-name="T559_8">transfertransaction</text:span><text:span text:style-name="T559_9">$</text:span><text:span text:style-name="T559_10">i</text:span></text:p>
      <text:p text:style-name="P560"><text:span text:style-name="T560_1"><text:tab/></text:span><text:span text:style-name="T560_2">factom</text:span><text:span text:style-name="T560_3">-</text:span><text:span text:style-name="T560_4">cli</text:span><text:span text:style-name="T560_5"><text:s/></text:span><text:span text:style-name="T560_6">submit</text:span><text:span text:style-name="T560_7"><text:s/></text:span><text:span text:style-name="T560_8">transfertransaction</text:span><text:span text:style-name="T560_9">$</text:span><text:span text:style-name="T560_10">i</text:span></text:p>
      <text:p text:style-name="P561"><text:span text:style-name="T561_1"><text:tab/></text:span><text:span text:style-name="T561_2">j</text:span><text:span text:style-name="T561_3">=`</text:span><text:span text:style-name="T561_4">echo</text:span><text:span text:style-name="T561_5"><text:s/>"</text:span><text:span text:style-name="T561_6">scale</text:span><text:span text:style-name="T561_7">=8;$</text:span><text:span text:style-name="T561_8">i</text:span><text:span text:style-name="T561_9">/100"<text:s/>|<text:s/></text:span><text:span text:style-name="T561_10">bc</text:span><text:span text:style-name="T561_11">`</text:span></text:p>
      <text:p text:style-name="P562"><text:span text:style-name="T562_1"><text:tab/></text:span><text:span text:style-name="T562_2">factom</text:span><text:span text:style-name="T562_3">-</text:span><text:span text:style-name="T562_4">cli</text:span><text:span text:style-name="T562_5"><text:s/></text:span><text:span text:style-name="T562_6">addinput</text:span><text:span text:style-name="T562_7"><text:s/></text:span><text:span text:style-name="T562_8">transaction</text:span><text:span text:style-name="T562_9">16<text:s/></text:span><text:span text:style-name="T562_10">input</text:span><text:span text:style-name="T562_11">-</text:span><text:span text:style-name="T562_12">address</text:span><text:span text:style-name="T562_13">-</text:span><text:span text:style-name="T562_14">name</text:span><text:span text:style-name="T562_15">$</text:span><text:span text:style-name="T562_16">i</text:span><text:span text:style-name="T562_17"><text:s/>$</text:span><text:span text:style-name="T562_18">j</text:span></text:p>
      <text:p text:style-name="P563"><text:span text:style-name="T563_1">done</text:span></text:p>
      <text:p text:style-name="P564"><text:span text:style-name="T564_1">factom</text:span><text:span text:style-name="T564_2">-</text:span><text:span text:style-name="T564_3">cli</text:span><text:span text:style-name="T564_4"><text:s/></text:span><text:span text:style-name="T564_5">sign</text:span><text:span text:style-name="T564_6"><text:s/></text:span><text:span text:style-name="T564_7">transaction</text:span><text:span text:style-name="T564_8">16</text:span></text:p>
      <text:p text:style-name="P565"><text:span text:style-name="T565_1">factom</text:span><text:span text:style-name="T565_2">-</text:span><text:span text:style-name="T565_3">cli</text:span><text:span text:style-name="T565_4"><text:s/></text:span><text:span text:style-name="T565_5">submit</text:span><text:span text:style-name="T565_6"><text:s/></text:span><text:span text:style-name="T565_7">transaction</text:span><text:span text:style-name="T565_8">16</text:span></text:p>
      <text:p text:style-name="P566"><text:span text:style-name="T566_1">factom</text:span><text:span text:style-name="T566_2">-</text:span><text:span text:style-name="T566_3">cli</text:span><text:span text:style-name="T566_4"><text:s/></text:span><text:span text:style-name="T566_5">getaddresses</text:span></text:p>
      <text:p text:style-name="P567"><text:span text:style-name="T567_1">echo</text:span></text:p>
      <text:p text:style-name="P568"/>
      <text:p text:style-name="P569"><text:span text:style-name="T569_1">echo</text:span><text:span text:style-name="T569_2"><text:s/>2.9.10<text:s/></text:span><text:span text:style-name="T569_3">TRY</text:span><text:span text:style-name="T569_4"><text:s/></text:span><text:span text:style-name="T569_5">TO</text:span><text:span text:style-name="T569_6"><text:s/></text:span><text:span text:style-name="T569_7">CREATE</text:span><text:span text:style-name="T569_8"><text:s/></text:span><text:span text:style-name="T569_9">TRANSACTION</text:span><text:span text:style-name="T569_10"><text:s/></text:span><text:span text:style-name="T569_11">LARGER</text:span><text:span text:style-name="T569_12"><text:s/></text:span><text:span text:style-name="T569_13">THAN</text:span><text:span text:style-name="T569_14"><text:s/></text:span><text:span text:style-name="T569_15">ALLOWABLE</text:span><text:span text:style-name="T569_16"><text:s/>\(\&gt;10</text:span><text:span text:style-name="T569_17">KB</text:span><text:span text:style-name="T569_18">\)<text:s text:c="3"/><text:tab/><text:s/></text:span></text:p>
      <text:p text:style-name="P570"><text:span text:style-name="T570_1">factom</text:span><text:span text:style-name="T570_2">-</text:span><text:span text:style-name="T570_3">cli</text:span><text:span text:style-name="T570_4"><text:s/></text:span><text:span text:style-name="T570_5">newtransaction</text:span><text:span text:style-name="T570_6"><text:s/></text:span><text:span text:style-name="T570_7">transaction</text:span><text:span text:style-name="T570_8">17</text:span></text:p>
      <text:p text:style-name="P571"><text:span text:style-name="T571_1">factom</text:span><text:span text:style-name="T571_2">-</text:span><text:span text:style-name="T571_3">cli</text:span><text:span text:style-name="T571_4"><text:s/></text:span><text:span text:style-name="T571_5">newtransaction</text:span><text:span text:style-name="T571_6"><text:s/></text:span><text:span text:style-name="T571_7">transfertransaction</text:span><text:span text:style-name="T571_8">76</text:span></text:p>
      <text:p text:style-name="P572"><text:span text:style-name="T572_1">factom</text:span><text:span text:style-name="T572_2">-</text:span><text:span text:style-name="T572_3">cli</text:span><text:span text:style-name="T572_4"><text:s/></text:span><text:span text:style-name="T572_5">addinput</text:span><text:span text:style-name="T572_6"><text:s/></text:span><text:span text:style-name="T572_7">transfertransaction</text:span><text:span text:style-name="T572_8">76<text:s/></text:span><text:span text:style-name="T572_9">factoid</text:span><text:span text:style-name="T572_10">-</text:span><text:span text:style-name="T572_11">wallet</text:span><text:span text:style-name="T572_12">-</text:span><text:span text:style-name="T572_13">address</text:span><text:span text:style-name="T572_14">-</text:span><text:span text:style-name="T572_15">name</text:span><text:span text:style-name="T572_16">01<text:s/>1</text:span></text:p>
      <text:p text:style-name="P573"><text:span text:style-name="T573_1">factom</text:span><text:span text:style-name="T573_2">-</text:span><text:span text:style-name="T573_3">cli</text:span><text:span text:style-name="T573_4"><text:s/></text:span><text:span text:style-name="T573_5">generateaddress</text:span><text:span text:style-name="T573_6"><text:s/></text:span><text:span text:style-name="T573_7">fct</text:span><text:span text:style-name="T573_8"><text:s/></text:span><text:span text:style-name="T573_9">input</text:span><text:span text:style-name="T573_10">-</text:span><text:span text:style-name="T573_11">address</text:span><text:span text:style-name="T573_12">-</text:span><text:span text:style-name="T573_13">name</text:span><text:span text:style-name="T573_14">76</text:span></text:p>
      <text:p text:style-name="P574"><text:span text:style-name="T574_1">factom</text:span><text:span text:style-name="T574_2">-</text:span><text:span text:style-name="T574_3">cli</text:span><text:span text:style-name="T574_4"><text:s/></text:span><text:span text:style-name="T574_5">addoutput</text:span><text:span text:style-name="T574_6"><text:s/></text:span><text:span text:style-name="T574_7">transfertransaction</text:span><text:span text:style-name="T574_8">76<text:s/></text:span><text:span text:style-name="T574_9">input</text:span><text:span text:style-name="T574_10">-</text:span><text:span text:style-name="T574_11">address</text:span><text:span text:style-name="T574_12">-</text:span><text:span text:style-name="T574_13">name</text:span><text:span text:style-name="T574_14">76<text:s/>0.9</text:span></text:p>
      <text:p text:style-name="P575"><text:span text:style-name="T575_1">factom</text:span><text:span text:style-name="T575_2">-</text:span><text:span text:style-name="T575_3">cli</text:span><text:span text:style-name="T575_4"><text:s/></text:span><text:span text:style-name="T575_5">sign</text:span><text:span text:style-name="T575_6"><text:s/></text:span><text:span text:style-name="T575_7">transfertransaction</text:span><text:span text:style-name="T575_8">76</text:span></text:p>
      <text:p text:style-name="P576"><text:span text:style-name="T576_1">factom</text:span><text:span text:style-name="T576_2">-</text:span><text:span text:style-name="T576_3">cli</text:span><text:span text:style-name="T576_4"><text:s/></text:span><text:span text:style-name="T576_5">submit</text:span><text:span text:style-name="T576_6"><text:s/></text:span><text:span text:style-name="T576_7">transfertransaction</text:span><text:span text:style-name="T576_8">76</text:span></text:p>
      <text:p text:style-name="P577"><text:span text:style-name="T577_1">for</text:span><text:span text:style-name="T577_2"><text:s/>((</text:span><text:span text:style-name="T577_3">i</text:span><text:span text:style-name="T577_4">=0;<text:s/></text:span><text:span text:style-name="T577_5">i</text:span><text:span text:style-name="T577_6"><text:s/>&lt;<text:s/>77;<text:s/></text:span><text:span text:style-name="T577_7">i</text:span><text:span text:style-name="T577_8">++));<text:s/></text:span><text:span text:style-name="T577_9">do</text:span></text:p>
      <text:p text:style-name="P578"><text:span text:style-name="T578_1"><text:tab/></text:span><text:span text:style-name="T578_2">j</text:span><text:span text:style-name="T578_3">=`</text:span><text:span text:style-name="T578_4">echo</text:span><text:span text:style-name="T578_5"><text:s/>"</text:span><text:span text:style-name="T578_6">scale</text:span><text:span text:style-name="T578_7">=8;$</text:span><text:span text:style-name="T578_8">i</text:span><text:span text:style-name="T578_9">/100"<text:s/>|<text:s/></text:span><text:span text:style-name="T578_10">bc</text:span><text:span text:style-name="T578_11">`</text:span></text:p>
      <text:p text:style-name="P579"><text:span text:style-name="T579_1"><text:tab/></text:span><text:span text:style-name="T579_2">factom</text:span><text:span text:style-name="T579_3">-</text:span><text:span text:style-name="T579_4">cli</text:span><text:span text:style-name="T579_5"><text:s/></text:span><text:span text:style-name="T579_6">addinput</text:span><text:span text:style-name="T579_7"><text:s/></text:span><text:span text:style-name="T579_8">transaction</text:span><text:span text:style-name="T579_9">17<text:s/></text:span><text:span text:style-name="T579_10">input</text:span><text:span text:style-name="T579_11">-</text:span><text:span text:style-name="T579_12">address</text:span><text:span text:style-name="T579_13">-</text:span><text:span text:style-name="T579_14">name</text:span><text:span text:style-name="T579_15">$</text:span><text:span text:style-name="T579_16">i</text:span><text:span text:style-name="T579_17"><text:s/>$</text:span><text:span text:style-name="T579_18">j</text:span></text:p>
      <text:p text:style-name="P580"><text:span text:style-name="T580_1">done</text:span></text:p>
      <text:p text:style-name="P581"><text:span text:style-name="T581_1">factom</text:span><text:span text:style-name="T581_2">-</text:span><text:span text:style-name="T581_3">cli</text:span><text:span text:style-name="T581_4"><text:s/></text:span><text:span text:style-name="T581_5">sign</text:span><text:span text:style-name="T581_6"><text:s/></text:span><text:span text:style-name="T581_7">transaction</text:span><text:span text:style-name="T581_8">17</text:span></text:p>
      <text:p text:style-name="P582"><text:span text:style-name="T582_1">factom</text:span><text:span text:style-name="T582_2">-</text:span><text:span text:style-name="T582_3">cli</text:span><text:span text:style-name="T582_4"><text:s/></text:span><text:span text:style-name="T582_5">submit</text:span><text:span text:style-name="T582_6"><text:s/></text:span><text:span text:style-name="T582_7">transaction</text:span><text:span text:style-name="T582_8">17</text:span></text:p>
      <text:p text:style-name="P583"><text:span text:style-name="T583_1">factom</text:span><text:span text:style-name="T583_2">-</text:span><text:span text:style-name="T583_3">cli</text:span><text:span text:style-name="T583_4"><text:s/></text:span><text:span text:style-name="T583_5">deletetransaction</text:span><text:span text:style-name="T583_6"><text:s/></text:span><text:span text:style-name="T583_7">transaction</text:span><text:span text:style-name="T583_8">17</text:span></text:p>
      <text:p text:style-name="P584"><text:span text:style-name="T584_1">factom</text:span><text:span text:style-name="T584_2">-</text:span><text:span text:style-name="T584_3">cli</text:span><text:span text:style-name="T584_4"><text:s/></text:span><text:span text:style-name="T584_5">getaddresses</text:span></text:p>
      <text:p text:style-name="P585"><text:span text:style-name="T585_1">echo</text:span></text:p>
      <text:p text:style-name="P586"/>
      <text:p text:style-name="P587"><text:span text:style-name="T587_1">echo</text:span><text:span text:style-name="T587_2"><text:s/>3<text:s/></text:span><text:span text:style-name="T587_3">CHAIN</text:span></text:p>
      <text:p text:style-name="P588"><text:span text:style-name="T588_1">echo</text:span></text:p>
      <text:p text:style-name="P589"><text:span text:style-name="T589_1">echo</text:span><text:span text:style-name="T589_2"><text:s/>3.1<text:s/></text:span><text:span text:style-name="T589_3">MAKE</text:span><text:span text:style-name="T589_4"><text:s/></text:span><text:span text:style-name="T589_5">CHAINS</text:span></text:p>
      <text:p text:style-name="P590"><text:span text:style-name="T590_1">echo</text:span></text:p>
      <text:p text:style-name="P591"><text:span text:style-name="T591_1">echo</text:span><text:span text:style-name="T591_2"><text:s/>3.1.1<text:s/></text:span><text:span text:style-name="T591_3">TRY</text:span><text:span text:style-name="T591_4"><text:s/></text:span><text:span text:style-name="T591_5">TO</text:span><text:span text:style-name="T591_6"><text:s/></text:span><text:span text:style-name="T591_7">MAKE</text:span><text:span text:style-name="T591_8"><text:s/></text:span><text:span text:style-name="T591_9">CHAIN</text:span><text:span text:style-name="T591_10"><text:s/></text:span><text:span text:style-name="T591_11">USING</text:span><text:span text:style-name="T591_12"><text:s/></text:span><text:span text:style-name="T591_13">NON</text:span><text:span text:style-name="T591_14">-</text:span><text:span text:style-name="T591_15">EXISTENT</text:span><text:span text:style-name="T591_16"><text:s/></text:span><text:span text:style-name="T591_17">ENTRY</text:span><text:span text:style-name="T591_18"><text:s/></text:span><text:span text:style-name="T591_19">CREDIT</text:span><text:span text:style-name="T591_20"><text:s/></text:span><text:span text:style-name="T591_21">ADDRESS</text:span></text:p>
      <text:p text:style-name="P592"><text:span text:style-name="T592_1">echo</text:span></text:p>
      <text:p text:style-name="P593"><text:span text:style-name="T593_1">MAKE</text:span><text:span text:style-name="T593_2">-</text:span><text:span text:style-name="T593_3">CHAIN</text:span><text:span text:style-name="T593_4"><text:s/>1<text:s/>-</text:span><text:span text:style-name="T593_5">e</text:span><text:span text:style-name="T593_6"><text:s/>1<text:s/></text:span><text:span text:style-name="T593_7">xxx</text:span><text:span text:style-name="T593_8"><text:s/>~/</text:span><text:span text:style-name="T593_9">robertubuntu</text:span><text:span text:style-name="T593_10">/</text:span><text:span text:style-name="T593_11">testing</text:span><text:span text:style-name="T593_12">/</text:span><text:span text:style-name="T593_13">test</text:span><text:span text:style-name="T593_14">-</text:span><text:span text:style-name="T593_15">plans</text:span><text:span text:style-name="T593_16">-</text:span><text:span text:style-name="T593_17">and</text:span><text:span text:style-name="T593_18">-</text:span><text:span text:style-name="T593_19">scripts</text:span><text:span text:style-name="T593_20">/</text:span><text:span text:style-name="T593_21">Robert</text:span><text:span text:style-name="T593_22">-</text:span><text:span text:style-name="T593_23">API</text:span><text:span text:style-name="T593_24">/</text:span><text:span text:style-name="T593_25">entries</text:span><text:span text:style-name="T593_26">/1024-8</text:span><text:span text:style-name="T593_27">byte</text:span><text:span text:style-name="T593_28">-</text:span><text:span text:style-name="T593_29">entry</text:span></text:p>
      <text:p text:style-name="P594"><text:span text:style-name="T594_1">factom</text:span><text:span text:style-name="T594_2">-</text:span><text:span text:style-name="T594_3">cli</text:span><text:span text:style-name="T594_4"><text:s/></text:span><text:span text:style-name="T594_5">balance</text:span><text:span text:style-name="T594_6"><text:s/></text:span><text:span text:style-name="T594_7">ec</text:span><text:span text:style-name="T594_8"><text:s/></text:span><text:span text:style-name="T594_9">xxx</text:span></text:p>
      <text:p text:style-name="P595"><text:span text:style-name="T595_1">echo</text:span></text:p>
      <text:p text:style-name="P596"/>
      <text:p text:style-name="P597"><text:span text:style-name="T597_1">echo</text:span><text:span text:style-name="T597_2"><text:s/>3.1.2<text:s/></text:span><text:span text:style-name="T597_3">TRY</text:span><text:span text:style-name="T597_4"><text:s/></text:span><text:span text:style-name="T597_5">TO</text:span><text:span text:style-name="T597_6"><text:s/></text:span><text:span text:style-name="T597_7">MAKE</text:span><text:span text:style-name="T597_8"><text:s/></text:span><text:span text:style-name="T597_9">CHAIN</text:span><text:span text:style-name="T597_10"><text:s/></text:span><text:span text:style-name="T597_11">USING</text:span><text:span text:style-name="T597_12"><text:s/></text:span><text:span text:style-name="T597_13">FACTOID</text:span><text:span text:style-name="T597_14"><text:s/></text:span><text:span text:style-name="T597_15">WALLET</text:span><text:span text:style-name="T597_16"><text:s/></text:span><text:span text:style-name="T597_17">ADDRESS</text:span><text:span text:style-name="T597_18"><text:s/></text:span><text:span text:style-name="T597_19">RATHER</text:span><text:span text:style-name="T597_20"><text:s/></text:span><text:span text:style-name="T597_21">THAN</text:span><text:span text:style-name="T597_22"><text:s/></text:span><text:span text:style-name="T597_23">ENTRY</text:span><text:span text:style-name="T597_24"><text:s/></text:span><text:span text:style-name="T597_25">CREDIT</text:span><text:span text:style-name="T597_26"><text:s/></text:span><text:span text:style-name="T597_27">WALLET</text:span><text:span text:style-name="T597_28"><text:s/></text:span><text:span text:style-name="T597_29">ADDRESS</text:span></text:p>
      <text:p text:style-name="P598"><text:span text:style-name="T598_1">echo</text:span></text:p>
      <text:p text:style-name="P599"><text:span text:style-name="T599_1">MAKE</text:span><text:span text:style-name="T599_2">-</text:span><text:span text:style-name="T599_3">CHAIN</text:span><text:span text:style-name="T599_4"><text:s/>2<text:s/>-</text:span><text:span text:style-name="T599_5">e</text:span><text:span text:style-name="T599_6"><text:s/>2<text:s/></text:span><text:span text:style-name="T599_7">factoid</text:span><text:span text:style-name="T599_8">-</text:span><text:span text:style-name="T599_9">wallet</text:span><text:span text:style-name="T599_10">-</text:span><text:span text:style-name="T599_11">address</text:span><text:span text:style-name="T599_12">-</text:span><text:span text:style-name="T599_13">name</text:span><text:span text:style-name="T599_14">03<text:s/>~/</text:span><text:span text:style-name="T599_15">robertubuntu</text:span><text:span text:style-name="T599_16">/</text:span><text:span text:style-name="T599_17">testing</text:span><text:span text:style-name="T599_18">/</text:span><text:span text:style-name="T599_19">test</text:span><text:span text:style-name="T599_20">-</text:span><text:span text:style-name="T599_21">plans</text:span><text:span text:style-name="T599_22">-</text:span><text:span text:style-name="T599_23">and</text:span><text:span text:style-name="T599_24">-</text:span><text:span text:style-name="T599_25">scripts</text:span><text:span text:style-name="T599_26">/</text:span><text:span text:style-name="T599_27">Robert</text:span><text:span text:style-name="T599_28">-</text:span><text:span text:style-name="T599_29">API</text:span><text:span text:style-name="T599_30">/</text:span><text:span text:style-name="T599_31">entries</text:span><text:span text:style-name="T599_32">/1024-8</text:span><text:span text:style-name="T599_33">byte</text:span><text:span text:style-name="T599_34">-</text:span><text:span text:style-name="T599_35">entry</text:span></text:p>
      <text:p text:style-name="P600"><text:span text:style-name="T600_1">echo</text:span></text:p>
      <text:p text:style-name="P601"/>
      <text:p text:style-name="P602"><text:span text:style-name="T602_1">echo</text:span><text:span text:style-name="T602_2"><text:s/>3.1.3<text:s/></text:span><text:span text:style-name="T602_3">MAKE</text:span><text:span text:style-name="T602_4"><text:s/></text:span><text:span text:style-name="T602_5">CHAIN</text:span><text:span text:style-name="T602_6"><text:s/></text:span><text:span text:style-name="T602_7">WITH</text:span><text:span text:style-name="T602_8"><text:s/></text:span><text:span text:style-name="T602_9">ENTRY</text:span><text:span text:style-name="T602_10"><text:s/>\(</text:span><text:span text:style-name="T602_11">INCLUDING</text:span><text:span text:style-name="T602_12"><text:s/></text:span><text:span text:style-name="T602_13">EXTERNAL</text:span><text:span text:style-name="T602_14"><text:s/></text:span><text:span text:style-name="T602_15">IDs</text:span><text:span text:style-name="T602_16">\)<text:s/>=<text:s/>1<text:s/></text:span><text:span text:style-name="T602_17">byte</text:span></text:p>
      <text:p text:style-name="P603"><text:span text:style-name="T603_1">echo</text:span><text:span text:style-name="T603_2"><text:s/></text:span><text:span text:style-name="T603_3">Proposed</text:span><text:span text:style-name="T603_4"><text:s/></text:span><text:span text:style-name="T603_5">New</text:span><text:span text:style-name="T603_6"><text:s/></text:span><text:span text:style-name="T603_7">Chain</text:span><text:span text:style-name="T603_8"><text:s/></text:span><text:span text:style-name="T603_9">ID</text:span></text:p>
      <text:p text:style-name="P604"><text:span text:style-name="T604_1">CHAINID</text:span><text:span text:style-name="T604_2">=$(</text:span><text:span text:style-name="T604_3">echo</text:span><text:span text:style-name="T604_4"><text:s/>1<text:s/>|<text:s/></text:span><text:span text:style-name="T604_5">factom</text:span><text:span text:style-name="T604_6">-</text:span><text:span text:style-name="T604_7">cli</text:span><text:span text:style-name="T604_8"><text:s/></text:span><text:span text:style-name="T604_9">mkchain</text:span><text:span text:style-name="T604_10"><text:s/></text:span><text:span text:style-name="T604_11">ec</text:span><text:span text:style-name="T604_12">-</text:span><text:span text:style-name="T604_13">wallet</text:span><text:span text:style-name="T604_14">-</text:span><text:span text:style-name="T604_15">address</text:span><text:span text:style-name="T604_16">-</text:span><text:span text:style-name="T604_17">name</text:span><text:span text:style-name="T604_18">01<text:s/>|<text:s/></text:span><text:span text:style-name="T604_19">awk</text:span><text:span text:style-name="T604_20"><text:s/>'{</text:span><text:span text:style-name="T604_21">print</text:span><text:span text:style-name="T604_22"><text:s/>$3}')</text:span></text:p>
      <text:p text:style-name="P605"><text:span text:style-name="T605_1">echo</text:span><text:span text:style-name="T605_2"><text:s/></text:span><text:span text:style-name="T605_3">CHAINID</text:span><text:span text:style-name="T605_4">=$</text:span><text:span text:style-name="T605_5">CHAINID</text:span></text:p>
      <text:p text:style-name="P606"><text:span text:style-name="T606_1">GET</text:span><text:span text:style-name="T606_2">-</text:span><text:span text:style-name="T606_3">ENTRY</text:span><text:span text:style-name="T606_4">-</text:span><text:span text:style-name="T606_5">BLOCK</text:span><text:span text:style-name="T606_6">-</text:span><text:span text:style-name="T606_7">CHAIN</text:span><text:span text:style-name="T606_8">-</text:span><text:span text:style-name="T606_9">HEAD</text:span><text:span text:style-name="T606_10"><text:s/>$</text:span><text:span text:style-name="T606_11">CHAINID</text:span></text:p>
      <text:p text:style-name="P607"><text:span text:style-name="T607_1">CHAINIDGOOD</text:span><text:span text:style-name="T607_2">=$</text:span><text:span text:style-name="T607_3">CHAINID</text:span></text:p>
      <text:p text:style-name="P608"><text:span text:style-name="T608_1">echo</text:span><text:span text:style-name="T608_2"><text:s/></text:span><text:span text:style-name="T608_3">CHAINIDGOOD</text:span><text:span text:style-name="T608_4">=$</text:span><text:span text:style-name="T608_5">CHAINIDGOOD</text:span></text:p>
      <text:p text:style-name="P609"><text:span text:style-name="T609_1">HEADGOOD</text:span><text:span text:style-name="T609_2">=$</text:span><text:span text:style-name="T609_3">HEAD</text:span></text:p>
      <text:p text:style-name="P610"><text:span text:style-name="T610_1">echo</text:span><text:span text:style-name="T610_2"><text:s/></text:span><text:span text:style-name="T610_3">HEADGOOD</text:span><text:span text:style-name="T610_4">=$</text:span><text:span text:style-name="T610_5">HEADGOOD</text:span></text:p>
      <text:p text:style-name="P611"><text:span text:style-name="T611_1">echo</text:span></text:p>
      <text:p text:style-name="P612"/>
      <text:p text:style-name="P613"><text:span text:style-name="T613_1">for</text:span><text:span text:style-name="T613_2"><text:s/>((</text:span><text:span text:style-name="T613_3">i</text:span><text:span text:style-name="T613_4">=1024;<text:s/></text:span><text:span text:style-name="T613_5">i</text:span><text:span text:style-name="T613_6"><text:s/>&lt;<text:s/>10241;<text:s/></text:span><text:span text:style-name="T613_7">i</text:span><text:span text:style-name="T613_8">+=1024));<text:s/></text:span><text:span text:style-name="T613_9">do</text:span></text:p>
      <text:p text:style-name="P614"><text:span text:style-name="T614_1"><text:tab/></text:span><text:span text:style-name="T614_2">j</text:span><text:span text:style-name="T614_3">=$((<text:s/></text:span><text:span text:style-name="T614_4">i</text:span><text:span text:style-name="T614_5">/1024-1<text:s/>))</text:span></text:p>
      <text:p text:style-name="P615"><text:span text:style-name="T615_1"><text:tab/></text:span><text:span text:style-name="T615_2">echo</text:span><text:span text:style-name="T615_3"><text:s/>3.1.$((</text:span><text:span text:style-name="T615_4">j</text:span><text:span text:style-name="T615_5">*2+4))<text:s/></text:span><text:span text:style-name="T615_6">ADD</text:span><text:span text:style-name="T615_7"><text:s/></text:span><text:span text:style-name="T615_8">ENTRY</text:span><text:span text:style-name="T615_9"><text:s/>$</text:span><text:span text:style-name="T615_10">i</text:span><text:span text:style-name="T615_11"><text:s/></text:span><text:span text:style-name="T615_12">BYTES</text:span><text:span text:style-name="T615_13"><text:s/>\(</text:span><text:span text:style-name="T615_14">INCLUDING</text:span><text:span text:style-name="T615_15"><text:s/></text:span><text:span text:style-name="T615_16">EXTERNAL</text:span><text:span text:style-name="T615_17"><text:s/></text:span><text:span text:style-name="T615_18">IDs</text:span><text:span text:style-name="T615_19">\)<text:s/></text:span><text:span text:style-name="T615_20">TO</text:span><text:span text:style-name="T615_21"><text:s/></text:span><text:span text:style-name="T615_22">CHAIN</text:span></text:p>
      <text:p text:style-name="P616"><text:span text:style-name="T616_1"><text:tab/></text:span><text:span text:style-name="T616_2">factom</text:span><text:span text:style-name="T616_3">-</text:span><text:span text:style-name="T616_4">cli</text:span><text:span text:style-name="T616_5"><text:s/></text:span><text:span text:style-name="T616_6">mkchain</text:span><text:span text:style-name="T616_7"><text:s/>-</text:span><text:span text:style-name="T616_8">e</text:span><text:span text:style-name="T616_9"><text:s/>0$</text:span><text:span text:style-name="T616_10">j</text:span><text:span text:style-name="T616_11"><text:s/>-</text:span><text:span text:style-name="T616_12">e</text:span><text:span text:style-name="T616_13"><text:s/>0$</text:span><text:span text:style-name="T616_14">j</text:span><text:span text:style-name="T616_15"><text:s/></text:span><text:span text:style-name="T616_16">ec</text:span><text:span text:style-name="T616_17">-</text:span><text:span text:style-name="T616_18">wallet</text:span><text:span text:style-name="T616_19">-</text:span><text:span text:style-name="T616_20">address</text:span><text:span text:style-name="T616_21">-</text:span><text:span text:style-name="T616_22">name</text:span><text:span text:style-name="T616_23">01<text:s/>&lt;~/</text:span><text:span text:style-name="T616_24">robertubuntu</text:span><text:span text:style-name="T616_25">/</text:span><text:span text:style-name="T616_26">testing</text:span><text:span text:style-name="T616_27">/</text:span><text:span text:style-name="T616_28">test</text:span><text:span text:style-name="T616_29">-</text:span><text:span text:style-name="T616_30">plans</text:span><text:span text:style-name="T616_31">-</text:span><text:span text:style-name="T616_32">and</text:span><text:span text:style-name="T616_33">-</text:span><text:span text:style-name="T616_34">scripts</text:span><text:span text:style-name="T616_35">/</text:span><text:span text:style-name="T616_36">Robert</text:span><text:span text:style-name="T616_37">-</text:span><text:span text:style-name="T616_38">API</text:span><text:span text:style-name="T616_39">/</text:span><text:span text:style-name="T616_40">entries</text:span><text:span text:style-name="T616_41">/$</text:span><text:span text:style-name="T616_42">i</text:span><text:span text:style-name="T616_43">-8</text:span><text:span text:style-name="T616_44">byte</text:span><text:span text:style-name="T616_45">-</text:span><text:span text:style-name="T616_46">entry</text:span></text:p>
      <text:p text:style-name="P617"><text:span text:style-name="T617_1"><text:tab/></text:span><text:span text:style-name="T617_2">factom</text:span><text:span text:style-name="T617_3">-</text:span><text:span text:style-name="T617_4">cli</text:span><text:span text:style-name="T617_5"><text:s/></text:span><text:span text:style-name="T617_6">getaddresses</text:span></text:p>
      <text:p text:style-name="P618"><text:span text:style-name="T618_1"><text:tab/></text:span><text:span text:style-name="T618_2">echo</text:span><text:span text:style-name="T618_3"><text:s/>3.1.$((</text:span><text:span text:style-name="T618_4">j</text:span><text:span text:style-name="T618_5">*2+5))<text:s/></text:span><text:span text:style-name="T618_6">ADD</text:span><text:span text:style-name="T618_7"><text:s/></text:span><text:span text:style-name="T618_8">ENTRY</text:span><text:span text:style-name="T618_9"><text:s/>$((</text:span><text:span text:style-name="T618_10">i</text:span><text:span text:style-name="T618_11">+1))<text:s/></text:span><text:span text:style-name="T618_12">bytes</text:span><text:span text:style-name="T618_13"><text:s/>\(</text:span><text:span text:style-name="T618_14">INCLUDING</text:span><text:span text:style-name="T618_15"><text:s/></text:span><text:span text:style-name="T618_16">EXTERNAL</text:span><text:span text:style-name="T618_17"><text:s/></text:span><text:span text:style-name="T618_18">IDs</text:span><text:span text:style-name="T618_19">\)<text:s/></text:span><text:span text:style-name="T618_20">TO</text:span><text:span text:style-name="T618_21"><text:s/></text:span><text:span text:style-name="T618_22">CHAIN</text:span></text:p>
      <text:p text:style-name="P619"><text:span text:style-name="T619_1"><text:tab/></text:span><text:span text:style-name="T619_2">factom</text:span><text:span text:style-name="T619_3">-</text:span><text:span text:style-name="T619_4">cli</text:span><text:span text:style-name="T619_5"><text:s/></text:span><text:span text:style-name="T619_6">mkchain</text:span><text:span text:style-name="T619_7"><text:s/>-</text:span><text:span text:style-name="T619_8">e</text:span><text:span text:style-name="T619_9"><text:s/>01$</text:span><text:span text:style-name="T619_10">j</text:span><text:span text:style-name="T619_11"><text:s/>-</text:span><text:span text:style-name="T619_12">e</text:span><text:span text:style-name="T619_13"><text:s/>1$</text:span><text:span text:style-name="T619_14">j</text:span><text:span text:style-name="T619_15"><text:s/></text:span><text:span text:style-name="T619_16">ec</text:span><text:span text:style-name="T619_17">-</text:span><text:span text:style-name="T619_18">wallet</text:span><text:span text:style-name="T619_19">-</text:span><text:span text:style-name="T619_20">address</text:span><text:span text:style-name="T619_21">-</text:span><text:span text:style-name="T619_22">name</text:span><text:span text:style-name="T619_23">01<text:s/>&lt;~/</text:span><text:span text:style-name="T619_24">robertubuntu</text:span><text:span text:style-name="T619_25">/</text:span><text:span text:style-name="T619_26">testing</text:span><text:span text:style-name="T619_27">/</text:span><text:span text:style-name="T619_28">test</text:span><text:span text:style-name="T619_29">-</text:span><text:span text:style-name="T619_30">plans</text:span><text:span text:style-name="T619_31">-</text:span><text:span text:style-name="T619_32">and</text:span><text:span text:style-name="T619_33">-</text:span><text:span text:style-name="T619_34">scripts</text:span><text:span text:style-name="T619_35">/</text:span><text:span text:style-name="T619_36">Robert</text:span><text:span text:style-name="T619_37">-</text:span><text:span text:style-name="T619_38">API</text:span><text:span text:style-name="T619_39">/</text:span><text:span text:style-name="T619_40">entries</text:span><text:span text:style-name="T619_41">/$</text:span><text:span text:style-name="T619_42">i</text:span><text:span text:style-name="T619_43">-8</text:span><text:span text:style-name="T619_44">byte</text:span><text:span text:style-name="T619_45">-</text:span><text:span text:style-name="T619_46">entry</text:span></text:p>
      <text:p text:style-name="P620"><text:span text:style-name="T620_1"><text:tab/></text:span><text:span text:style-name="T620_2">factom</text:span><text:span text:style-name="T620_3">-</text:span><text:span text:style-name="T620_4">cli</text:span><text:span text:style-name="T620_5"><text:s/></text:span><text:span text:style-name="T620_6">getaddresses</text:span></text:p>
      <text:p text:style-name="P621"><text:span text:style-name="T621_1"><text:s text:c="3"/></text:span><text:span text:style-name="T621_2">echo</text:span></text:p>
      <text:p text:style-name="P622"><text:span text:style-name="T622_1">done</text:span></text:p>
      <text:p text:style-name="P623"><text:span text:style-name="T623_1">echo</text:span></text:p>
      <text:p text:style-name="P624"/>
      <text:p text:style-name="P625"><text:span text:style-name="T625_1">echo</text:span><text:span text:style-name="T625_2"><text:s/>3.1.24<text:s/></text:span><text:span text:style-name="T625_3">MAKE</text:span><text:span text:style-name="T625_4"><text:s/></text:span><text:span text:style-name="T625_5">CHAIN</text:span><text:span text:style-name="T625_6"><text:s/></text:span><text:span text:style-name="T625_7">THAT</text:span><text:span text:style-name="T625_8"><text:s/></text:span><text:span text:style-name="T625_9">ALREADY</text:span><text:span text:style-name="T625_10"><text:s/></text:span><text:span text:style-name="T625_11">EXISTS</text:span></text:p>
      <text:p text:style-name="P626"><text:span text:style-name="T626_1">echo</text:span></text:p>
      <text:p text:style-name="P627"><text:span text:style-name="T627_1">echo</text:span><text:span text:style-name="T627_2"><text:s/>2<text:s/>|<text:s/></text:span><text:span text:style-name="T627_3">factom</text:span><text:span text:style-name="T627_4">-</text:span><text:span text:style-name="T627_5">cli</text:span><text:span text:style-name="T627_6"><text:s/></text:span><text:span text:style-name="T627_7">mkchain</text:span><text:span text:style-name="T627_8"><text:s/></text:span><text:span text:style-name="T627_9">ec</text:span><text:span text:style-name="T627_10">-</text:span><text:span text:style-name="T627_11">wallet</text:span><text:span text:style-name="T627_12">-</text:span><text:span text:style-name="T627_13">address</text:span><text:span text:style-name="T627_14">-</text:span><text:span text:style-name="T627_15">name</text:span><text:span text:style-name="T627_16">01</text:span></text:p>
      <text:p text:style-name="P628"><text:span text:style-name="T628_1">factom</text:span><text:span text:style-name="T628_2">-</text:span><text:span text:style-name="T628_3">cli</text:span><text:span text:style-name="T628_4"><text:s/></text:span><text:span text:style-name="T628_5">getaddresses</text:span></text:p>
      <text:p text:style-name="P629"><text:span text:style-name="T629_1">echo</text:span></text:p>
      <text:p text:style-name="P630"/>
      <text:p text:style-name="P631"><text:span text:style-name="T631_1">echo</text:span><text:span text:style-name="T631_2"><text:s/>3.1.25<text:s/></text:span><text:span text:style-name="T631_3">TRY</text:span><text:span text:style-name="T631_4"><text:s/></text:span><text:span text:style-name="T631_5">TO</text:span><text:span text:style-name="T631_6"><text:s/></text:span><text:span text:style-name="T631_7">MAKE</text:span><text:span text:style-name="T631_8"><text:s/></text:span><text:span text:style-name="T631_9">SAME</text:span><text:span text:style-name="T631_10"><text:s/></text:span><text:span text:style-name="T631_11">CHAIN</text:span><text:span text:style-name="T631_12"><text:s/></text:span><text:span text:style-name="T631_13">USING</text:span><text:span text:style-name="T631_14"><text:s/></text:span><text:span text:style-name="T631_15">DIFFERENT</text:span><text:span text:style-name="T631_16"><text:s/></text:span><text:span text:style-name="T631_17">INITIAL</text:span><text:span text:style-name="T631_18"><text:s/></text:span><text:span text:style-name="T631_19">ENTRY</text:span></text:p>
      <text:p text:style-name="P632"><text:span text:style-name="T632_1">factom</text:span><text:span text:style-name="T632_2">-</text:span><text:span text:style-name="T632_3">cli</text:span><text:span text:style-name="T632_4"><text:s/></text:span><text:span text:style-name="T632_5">mkchain</text:span><text:span text:style-name="T632_6"><text:s/>$</text:span><text:span text:style-name="T632_7">ECWALLETADDRESSKEY</text:span><text:span text:style-name="T632_8">01<text:s/>&lt;~/</text:span><text:span text:style-name="T632_9">robertubuntu</text:span><text:span text:style-name="T632_10">/</text:span><text:span text:style-name="T632_11">testing</text:span><text:span text:style-name="T632_12">/</text:span><text:span text:style-name="T632_13">test</text:span><text:span text:style-name="T632_14">-</text:span><text:span text:style-name="T632_15">plans</text:span><text:span text:style-name="T632_16">-</text:span><text:span text:style-name="T632_17">and</text:span><text:span text:style-name="T632_18">-</text:span><text:span text:style-name="T632_19">scripts</text:span><text:span text:style-name="T632_20">/</text:span><text:span text:style-name="T632_21">Robert</text:span><text:span text:style-name="T632_22">-</text:span><text:span text:style-name="T632_23">API</text:span><text:span text:style-name="T632_24">/</text:span><text:span text:style-name="T632_25">entries</text:span><text:span text:style-name="T632_26">/1024-8</text:span><text:span text:style-name="T632_27">byte</text:span><text:span text:style-name="T632_28">-</text:span><text:span text:style-name="T632_29">entry</text:span></text:p>
      <text:p text:style-name="P633"><text:span text:style-name="T633_1">factom</text:span><text:span text:style-name="T633_2">-</text:span><text:span text:style-name="T633_3">cli</text:span><text:span text:style-name="T633_4"><text:s/></text:span><text:span text:style-name="T633_5">getaddresses</text:span></text:p>
      <text:p text:style-name="P634"><text:span text:style-name="T634_1">echo</text:span></text:p>
      <text:p text:style-name="P635"/>
      <text:p text:style-name="P636"><text:span text:style-name="T636_1">echo</text:span><text:span text:style-name="T636_2"><text:s/>3.2<text:s/></text:span><text:span text:style-name="T636_3">ENTRY</text:span><text:span text:style-name="T636_4"><text:s/></text:span><text:span text:style-name="T636_5">BLOCK</text:span><text:span text:style-name="T636_6"><text:s/></text:span><text:span text:style-name="T636_7">CHAIN</text:span></text:p>
      <text:p text:style-name="P637"><text:span text:style-name="T637_1">echo</text:span></text:p>
      <text:p text:style-name="P638"><text:span text:style-name="T638_1">echo</text:span><text:span text:style-name="T638_2"><text:s/>3.2.1<text:s/></text:span><text:span text:style-name="T638_3">SHOW</text:span><text:span text:style-name="T638_4"><text:s/></text:span><text:span text:style-name="T638_5">ENTRY</text:span><text:span text:style-name="T638_6"><text:s/></text:span><text:span text:style-name="T638_7">BLOCK</text:span><text:span text:style-name="T638_8"><text:s/></text:span><text:span text:style-name="T638_9">CHAIN</text:span></text:p>
      <text:p text:style-name="P639"><text:span text:style-name="T639_1">echo</text:span></text:p>
      <text:p text:style-name="P640"><text:span text:style-name="T640_1">TRACE</text:span><text:span text:style-name="T640_2">-</text:span><text:span text:style-name="T640_3">ENTRY</text:span><text:span text:style-name="T640_4">-</text:span><text:span text:style-name="T640_5">BLOCK</text:span><text:span text:style-name="T640_6">-</text:span><text:span text:style-name="T640_7">CHAIN</text:span><text:span text:style-name="T640_8"><text:s/>$</text:span><text:span text:style-name="T640_9">HEADGOOD</text:span></text:p>
      <text:p text:style-name="P641"/>
      <text:p text:style-name="P642"><text:span text:style-name="T642_1">echo</text:span><text:span text:style-name="T642_2"><text:s/>3.2.2<text:s/></text:span><text:span text:style-name="T642_3">TRY</text:span><text:span text:style-name="T642_4"><text:s/></text:span><text:span text:style-name="T642_5">TO</text:span><text:span text:style-name="T642_6"><text:s/></text:span><text:span text:style-name="T642_7">ADD</text:span><text:span text:style-name="T642_8"><text:s/></text:span><text:span text:style-name="T642_9">ENTRY</text:span><text:span text:style-name="T642_10"><text:s/></text:span><text:span text:style-name="T642_11">TO</text:span><text:span text:style-name="T642_12"><text:s/></text:span><text:span text:style-name="T642_13">CHAIN</text:span><text:span text:style-name="T642_14"><text:s/></text:span><text:span text:style-name="T642_15">USING</text:span><text:span text:style-name="T642_16"><text:s/></text:span><text:span text:style-name="T642_17">FACTOID</text:span><text:span text:style-name="T642_18"><text:s/></text:span><text:span text:style-name="T642_19">WALLET</text:span><text:span text:style-name="T642_20"><text:s/></text:span><text:span text:style-name="T642_21">ADDRESS</text:span><text:span text:style-name="T642_22"><text:s/></text:span><text:span text:style-name="T642_23">RATHER</text:span><text:span text:style-name="T642_24"><text:s/></text:span><text:span text:style-name="T642_25">THAN</text:span><text:span text:style-name="T642_26"><text:s/></text:span><text:span text:style-name="T642_27">ENTRY</text:span><text:span text:style-name="T642_28"><text:s/></text:span><text:span text:style-name="T642_29">CREDIT</text:span><text:span text:style-name="T642_30"><text:s/></text:span><text:span text:style-name="T642_31">WALLET</text:span><text:span text:style-name="T642_32"><text:s/></text:span><text:span text:style-name="T642_33">ADDRESS</text:span></text:p>
      <text:p text:style-name="P643"><text:span text:style-name="T643_1">echo</text:span><text:span text:style-name="T643_2"><text:s/>3.2.2.1<text:s/></text:span><text:span text:style-name="T643_3">ADD</text:span><text:span text:style-name="T643_4"><text:s/></text:span><text:span text:style-name="T643_5">ENTRY</text:span><text:span text:style-name="T643_6"><text:s/></text:span><text:span text:style-name="T643_7">TO</text:span><text:span text:style-name="T643_8"><text:s/></text:span><text:span text:style-name="T643_9">CHAIN</text:span></text:p>
      <text:p text:style-name="P644"><text:span text:style-name="T644_1">factom</text:span><text:span text:style-name="T644_2">-</text:span><text:span text:style-name="T644_3">cli</text:span><text:span text:style-name="T644_4"><text:s/></text:span><text:span text:style-name="T644_5">put</text:span><text:span text:style-name="T644_6"><text:s/>-</text:span><text:span text:style-name="T644_7">e</text:span><text:span text:style-name="T644_8"><text:s/>05<text:s/>-</text:span><text:span text:style-name="T644_9">e</text:span><text:span text:style-name="T644_10"><text:s/>05<text:s/>-</text:span><text:span text:style-name="T644_11">c</text:span><text:span text:style-name="T644_12"><text:s/>$</text:span><text:span text:style-name="T644_13">CHAINIDGOOD</text:span><text:span text:style-name="T644_14"><text:s/>$</text:span><text:span text:style-name="T644_15">FACTOIDWALLETADDRESSKEY</text:span><text:span text:style-name="T644_16">01<text:s/>&lt;~/</text:span><text:span text:style-name="T644_17">robertubuntu</text:span><text:span text:style-name="T644_18">/</text:span><text:span text:style-name="T644_19">testing</text:span><text:span text:style-name="T644_20">/</text:span><text:span text:style-name="T644_21">test</text:span><text:span text:style-name="T644_22">-</text:span><text:span text:style-name="T644_23">plans</text:span><text:span text:style-name="T644_24">-</text:span><text:span text:style-name="T644_25">and</text:span><text:span text:style-name="T644_26">-</text:span><text:span text:style-name="T644_27">scripts</text:span><text:span text:style-name="T644_28">/</text:span><text:span text:style-name="T644_29">Robert</text:span><text:span text:style-name="T644_30">-</text:span><text:span text:style-name="T644_31">API</text:span><text:span text:style-name="T644_32">/</text:span><text:span text:style-name="T644_33">entries</text:span><text:span text:style-name="T644_34">/1024-8</text:span><text:span text:style-name="T644_35">byte</text:span><text:span text:style-name="T644_36">-</text:span><text:span text:style-name="T644_37">entry</text:span></text:p>
      <text:p text:style-name="P645"><text:span text:style-name="T645_1">echo</text:span></text:p>
      <text:p text:style-name="P646"><text:span text:style-name="T646_1">echo</text:span><text:span text:style-name="T646_2"><text:s/>3.2.2.2<text:s/></text:span><text:span text:style-name="T646_3">TRACE</text:span><text:span text:style-name="T646_4"><text:s/></text:span><text:span text:style-name="T646_5">ENTRY</text:span><text:span text:style-name="T646_6"><text:s/></text:span><text:span text:style-name="T646_7">BLOCK</text:span><text:span text:style-name="T646_8"><text:s/></text:span><text:span text:style-name="T646_9">CHAIN</text:span></text:p>
      <text:p text:style-name="P647"><text:span text:style-name="T647_1">TRACE</text:span><text:span text:style-name="T647_2">-</text:span><text:span text:style-name="T647_3">UPDATED</text:span><text:span text:style-name="T647_4">-</text:span><text:span text:style-name="T647_5">ENTRY</text:span><text:span text:style-name="T647_6">-</text:span><text:span text:style-name="T647_7">BLOCK</text:span><text:span text:style-name="T647_8">-</text:span><text:span text:style-name="T647_9">CHAIN</text:span></text:p>
      <text:p text:style-name="P648"/>
      <text:p text:style-name="P649"><text:span text:style-name="T649_1">echo</text:span><text:span text:style-name="T649_2"><text:s/>3.2.3<text:s/></text:span><text:span text:style-name="T649_3">MAKE</text:span><text:span text:style-name="T649_4"><text:s/></text:span><text:span text:style-name="T649_5">ENTRY</text:span><text:span text:style-name="T649_6"><text:s/>\(</text:span><text:span text:style-name="T649_7">INCLUDING</text:span><text:span text:style-name="T649_8"><text:s/></text:span><text:span text:style-name="T649_9">EXTERNAL</text:span><text:span text:style-name="T649_10"><text:s/></text:span><text:span text:style-name="T649_11">IDs</text:span><text:span text:style-name="T649_12">\)<text:s/>=<text:s/>1<text:s/></text:span><text:span text:style-name="T649_13">byte</text:span></text:p>
      <text:p text:style-name="P650"><text:span text:style-name="T650_1">echo</text:span><text:span text:style-name="T650_2"><text:s/>3<text:s/>|<text:s/></text:span><text:span text:style-name="T650_3">factom</text:span><text:span text:style-name="T650_4">-</text:span><text:span text:style-name="T650_5">cli</text:span><text:span text:style-name="T650_6"><text:s/></text:span><text:span text:style-name="T650_7">put</text:span><text:span text:style-name="T650_8"><text:s/>-</text:span><text:span text:style-name="T650_9">e</text:span><text:span text:style-name="T650_10"><text:s/>06<text:s/>-</text:span><text:span text:style-name="T650_11">e</text:span><text:span text:style-name="T650_12"><text:s/>06<text:s/>-</text:span><text:span text:style-name="T650_13">c</text:span><text:span text:style-name="T650_14"><text:s/>$</text:span><text:span text:style-name="T650_15">CHAINIDGOOD</text:span><text:span text:style-name="T650_16"><text:s/></text:span><text:span text:style-name="T650_17">ec</text:span><text:span text:style-name="T650_18">-</text:span><text:span text:style-name="T650_19">wallet</text:span><text:span text:style-name="T650_20">-</text:span><text:span text:style-name="T650_21">address</text:span><text:span text:style-name="T650_22">-</text:span><text:span text:style-name="T650_23">name</text:span><text:span text:style-name="T650_24">01</text:span></text:p>
      <text:p text:style-name="P651"><text:span text:style-name="T651_1">factom</text:span><text:span text:style-name="T651_2">-</text:span><text:span text:style-name="T651_3">cli</text:span><text:span text:style-name="T651_4"><text:s/></text:span><text:span text:style-name="T651_5">getaddresses</text:span></text:p>
      <text:p text:style-name="P652"><text:span text:style-name="T652_1">echo</text:span></text:p>
      <text:p text:style-name="P653"/>
      <text:p text:style-name="P654"><text:span text:style-name="T654_1">for</text:span><text:span text:style-name="T654_2"><text:s/>((</text:span><text:span text:style-name="T654_3">i</text:span><text:span text:style-name="T654_4">=1024;<text:s/></text:span><text:span text:style-name="T654_5">i</text:span><text:span text:style-name="T654_6"><text:s/>&lt;<text:s/>10241;<text:s/></text:span><text:span text:style-name="T654_7">i</text:span><text:span text:style-name="T654_8">+=1024));<text:s/></text:span><text:span text:style-name="T654_9">do</text:span></text:p>
      <text:p text:style-name="P655"><text:span text:style-name="T655_1"><text:tab/></text:span><text:span text:style-name="T655_2">j</text:span><text:span text:style-name="T655_3">=$((<text:s/></text:span><text:span text:style-name="T655_4">i</text:span><text:span text:style-name="T655_5">/1024-1<text:s/>))</text:span></text:p>
      <text:p text:style-name="P656"><text:span text:style-name="T656_1"><text:tab/></text:span><text:span text:style-name="T656_2">echo</text:span><text:span text:style-name="T656_3"><text:s/>3.2.$((</text:span><text:span text:style-name="T656_4">j</text:span><text:span text:style-name="T656_5">*2+4))<text:s/>"</text:span><text:span text:style-name="T656_6">ADD</text:span><text:span text:style-name="T656_7"><text:s/></text:span><text:span text:style-name="T656_8">ENTRY</text:span><text:span text:style-name="T656_9">"<text:s/>$</text:span><text:span text:style-name="T656_10">i</text:span><text:span text:style-name="T656_11"><text:s/>"</text:span><text:span text:style-name="T656_12">bytes</text:span><text:span text:style-name="T656_13"><text:s/>\(</text:span><text:span text:style-name="T656_14">INCLUDING</text:span><text:span text:style-name="T656_15"><text:s/></text:span><text:span text:style-name="T656_16">EXTERNAL</text:span><text:span text:style-name="T656_17"><text:s/></text:span><text:span text:style-name="T656_18">IDs</text:span><text:span text:style-name="T656_19">\)<text:s/></text:span><text:span text:style-name="T656_20">TO</text:span><text:span text:style-name="T656_21"><text:s/></text:span><text:span text:style-name="T656_22">CHAIN</text:span><text:span text:style-name="T656_23">"</text:span></text:p>
      <text:p text:style-name="P657"><text:span text:style-name="T657_1"><text:tab/></text:span><text:span text:style-name="T657_2">factom</text:span><text:span text:style-name="T657_3">-</text:span><text:span text:style-name="T657_4">cli</text:span><text:span text:style-name="T657_5"><text:s/></text:span><text:span text:style-name="T657_6">put</text:span><text:span text:style-name="T657_7"><text:s/>-</text:span><text:span text:style-name="T657_8">e</text:span><text:span text:style-name="T657_9"><text:s/>0$</text:span><text:span text:style-name="T657_10">j</text:span><text:span text:style-name="T657_11"><text:s/>-</text:span><text:span text:style-name="T657_12">e</text:span><text:span text:style-name="T657_13"><text:s/>0$</text:span><text:span text:style-name="T657_14">j</text:span><text:span text:style-name="T657_15"><text:s/>-</text:span><text:span text:style-name="T657_16">c</text:span><text:span text:style-name="T657_17"><text:s/>$</text:span><text:span text:style-name="T657_18">CHAINIDGOOD</text:span><text:span text:style-name="T657_19"><text:s/></text:span><text:span text:style-name="T657_20">ec</text:span><text:span text:style-name="T657_21">-</text:span><text:span text:style-name="T657_22">wallet</text:span><text:span text:style-name="T657_23">-</text:span><text:span text:style-name="T657_24">address</text:span><text:span text:style-name="T657_25">-</text:span><text:span text:style-name="T657_26">name</text:span><text:span text:style-name="T657_27">01<text:s/>&lt;~/</text:span><text:span text:style-name="T657_28">robertubuntu</text:span><text:span text:style-name="T657_29">/</text:span><text:span text:style-name="T657_30">testing</text:span><text:span text:style-name="T657_31">/</text:span><text:span text:style-name="T657_32">test</text:span><text:span text:style-name="T657_33">-</text:span><text:span text:style-name="T657_34">plans</text:span><text:span text:style-name="T657_35">-</text:span><text:span text:style-name="T657_36">and</text:span><text:span text:style-name="T657_37">-</text:span><text:span text:style-name="T657_38">scripts</text:span><text:span text:style-name="T657_39">/</text:span><text:span text:style-name="T657_40">Robert</text:span><text:span text:style-name="T657_41">-</text:span><text:span text:style-name="T657_42">API</text:span><text:span text:style-name="T657_43">/</text:span><text:span text:style-name="T657_44">entries</text:span><text:span text:style-name="T657_45">/$</text:span><text:span text:style-name="T657_46">i</text:span><text:span text:style-name="T657_47">"-8</text:span><text:span text:style-name="T657_48">byte</text:span><text:span text:style-name="T657_49">-</text:span><text:span text:style-name="T657_50">entry</text:span><text:span text:style-name="T657_51">"</text:span></text:p>
      <text:p text:style-name="P658"><text:span text:style-name="T658_1"><text:tab/></text:span><text:span text:style-name="T658_2">factom</text:span><text:span text:style-name="T658_3">-</text:span><text:span text:style-name="T658_4">cli</text:span><text:span text:style-name="T658_5"><text:s/></text:span><text:span text:style-name="T658_6">getaddresses</text:span></text:p>
      <text:p text:style-name="P659"><text:span text:style-name="T659_1"><text:tab/></text:span><text:span text:style-name="T659_2">echo</text:span><text:span text:style-name="T659_3"><text:s/>3.2.$((</text:span><text:span text:style-name="T659_4">j</text:span><text:span text:style-name="T659_5">*2+5))<text:s/>"</text:span><text:span text:style-name="T659_6">ADD</text:span><text:span text:style-name="T659_7"><text:s/></text:span><text:span text:style-name="T659_8">ENTRY</text:span><text:span text:style-name="T659_9">"<text:s/>$((</text:span><text:span text:style-name="T659_10">i</text:span><text:span text:style-name="T659_11">+1))<text:s/>"</text:span><text:span text:style-name="T659_12">bytes</text:span><text:span text:style-name="T659_13"><text:s/>\(</text:span><text:span text:style-name="T659_14">INCLUDING</text:span><text:span text:style-name="T659_15"><text:s/></text:span><text:span text:style-name="T659_16">EXTERNAL</text:span><text:span text:style-name="T659_17"><text:s/></text:span><text:span text:style-name="T659_18">IDs</text:span><text:span text:style-name="T659_19">\)<text:s/></text:span><text:span text:style-name="T659_20">TO</text:span><text:span text:style-name="T659_21"><text:s/></text:span><text:span text:style-name="T659_22">CHAIN</text:span><text:span text:style-name="T659_23">"</text:span></text:p>
      <text:p text:style-name="P660"><text:span text:style-name="T660_1"><text:tab/></text:span><text:span text:style-name="T660_2">factom</text:span><text:span text:style-name="T660_3">-</text:span><text:span text:style-name="T660_4">cli</text:span><text:span text:style-name="T660_5"><text:s/></text:span><text:span text:style-name="T660_6">put</text:span><text:span text:style-name="T660_7"><text:s/>-</text:span><text:span text:style-name="T660_8">e</text:span><text:span text:style-name="T660_9"><text:s/>01$</text:span><text:span text:style-name="T660_10">j</text:span><text:span text:style-name="T660_11"><text:s/>-</text:span><text:span text:style-name="T660_12">e</text:span><text:span text:style-name="T660_13"><text:s/>0$</text:span><text:span text:style-name="T660_14">j</text:span><text:span text:style-name="T660_15"><text:s/>-</text:span><text:span text:style-name="T660_16">c</text:span><text:span text:style-name="T660_17"><text:s/>$</text:span><text:span text:style-name="T660_18">CHAINIDGOOD</text:span><text:span text:style-name="T660_19"><text:s/></text:span><text:span text:style-name="T660_20">ec</text:span><text:span text:style-name="T660_21">-</text:span><text:span text:style-name="T660_22">wallet</text:span><text:span text:style-name="T660_23">-</text:span><text:span text:style-name="T660_24">address</text:span><text:span text:style-name="T660_25">-</text:span><text:span text:style-name="T660_26">name</text:span><text:span text:style-name="T660_27">01<text:s/>&lt;~/</text:span><text:span text:style-name="T660_28">robertubuntu</text:span><text:span text:style-name="T660_29">/</text:span><text:span text:style-name="T660_30">testing</text:span><text:span text:style-name="T660_31">/</text:span><text:span text:style-name="T660_32">test</text:span><text:span text:style-name="T660_33">-</text:span><text:span text:style-name="T660_34">plans</text:span><text:span text:style-name="T660_35">-</text:span><text:span text:style-name="T660_36">and</text:span><text:span text:style-name="T660_37">-</text:span><text:span text:style-name="T660_38">scripts</text:span><text:span text:style-name="T660_39">/</text:span><text:span text:style-name="T660_40">Robert</text:span><text:span text:style-name="T660_41">-</text:span><text:span text:style-name="T660_42">API</text:span><text:span text:style-name="T660_43">/</text:span><text:span text:style-name="T660_44">entries</text:span><text:span text:style-name="T660_45">/$</text:span><text:span text:style-name="T660_46">i</text:span><text:span text:style-name="T660_47">"-8</text:span><text:span text:style-name="T660_48">byte</text:span><text:span text:style-name="T660_49">-</text:span><text:span text:style-name="T660_50">entry</text:span><text:span text:style-name="T660_51">"</text:span></text:p>
      <text:p text:style-name="P661"><text:span text:style-name="T661_1"><text:tab/></text:span><text:span text:style-name="T661_2">factom</text:span><text:span text:style-name="T661_3">-</text:span><text:span text:style-name="T661_4">cli</text:span><text:span text:style-name="T661_5"><text:s/></text:span><text:span text:style-name="T661_6">getaddresses</text:span></text:p>
      <text:p text:style-name="P662"><text:span text:style-name="T662_1"><text:s text:c="3"/></text:span><text:span text:style-name="T662_2">echo</text:span></text:p>
      <text:p text:style-name="P663"><text:span text:style-name="T663_1">done</text:span></text:p>
      <text:p text:style-name="P664"><text:span text:style-name="T664_1">echo</text:span></text:p>
      <text:p text:style-name="P665"/>
      <text:p text:style-name="P666"><text:span text:style-name="T666_1">echo</text:span><text:span text:style-name="T666_2"><text:s/>3.2.24<text:s/></text:span><text:span text:style-name="T666_3">TRACE</text:span><text:span text:style-name="T666_4"><text:s/></text:span><text:span text:style-name="T666_5">ENTRY</text:span><text:span text:style-name="T666_6"><text:s/></text:span><text:span text:style-name="T666_7">BLOCK</text:span><text:span text:style-name="T666_8"><text:s/></text:span><text:span text:style-name="T666_9">CHAIN</text:span></text:p>
      <text:p text:style-name="P667"><text:span text:style-name="T667_1">TRACE</text:span><text:span text:style-name="T667_2">-</text:span><text:span text:style-name="T667_3">UPDATED</text:span><text:span text:style-name="T667_4">-</text:span><text:span text:style-name="T667_5">ENTRY</text:span><text:span text:style-name="T667_6">-</text:span><text:span text:style-name="T667_7">BLOCK</text:span><text:span text:style-name="T667_8">-</text:span><text:span text:style-name="T667_9">CHAIN</text:span></text:p>
      <text:p text:style-name="P668"/>
      <text:p text:style-name="P669"><text:span text:style-name="T669_1">:<text:s/>&lt;&lt;'</text:span><text:span text:style-name="T669_2">EOF</text:span><text:span text:style-name="T669_3">1'</text:span></text:p>
      <text:p text:style-name="P670"/>
      <text:p text:style-name="P671"><text:span text:style-name="T671_1">echo</text:span><text:span text:style-name="T671_2"><text:s/>3.2.25<text:s/></text:span><text:span text:style-name="T671_3">MAKE</text:span><text:span text:style-name="T671_4"><text:s/></text:span><text:span text:style-name="T671_5">MANY</text:span><text:span text:style-name="T671_6"><text:s/></text:span><text:span text:style-name="T671_7">ENTRIES</text:span></text:p>
      <text:p text:style-name="P672"><text:span text:style-name="T672_1">echo</text:span></text:p>
      <text:p text:style-name="P673"><text:span text:style-name="T673_1">echo</text:span><text:span text:style-name="T673_2"><text:s/>3.2.4.1<text:s/></text:span><text:span text:style-name="T673_3">ACQUIRE</text:span><text:span text:style-name="T673_4"><text:s/></text:span><text:span text:style-name="T673_5">MANY</text:span><text:span text:style-name="T673_6"><text:s/></text:span><text:span text:style-name="T673_7">ENTRY</text:span><text:span text:style-name="T673_8"><text:s/></text:span><text:span text:style-name="T673_9">CREDITS</text:span></text:p>
      <text:p text:style-name="P674"><text:span text:style-name="T674_1">factom</text:span><text:span text:style-name="T674_2">-</text:span><text:span text:style-name="T674_3">cli</text:span><text:span text:style-name="T674_4"><text:s/></text:span><text:span text:style-name="T674_5">newtransaction</text:span><text:span text:style-name="T674_6"><text:s/></text:span><text:span text:style-name="T674_7">transfertransaction</text:span><text:span text:style-name="T674_8">01</text:span></text:p>
      <text:p text:style-name="P675"><text:span text:style-name="T675_1">factom</text:span><text:span text:style-name="T675_2">-</text:span><text:span text:style-name="T675_3">cli</text:span><text:span text:style-name="T675_4"><text:s/></text:span><text:span text:style-name="T675_5">addinput</text:span><text:span text:style-name="T675_6"><text:s/></text:span><text:span text:style-name="T675_7">transfertransaction</text:span><text:span text:style-name="T675_8">01<text:s/></text:span><text:span text:style-name="T675_9">dummy</text:span><text:span text:style-name="T675_10">4<text:s/>200</text:span></text:p>
      <text:p text:style-name="P676"><text:span text:style-name="T676_1">factom</text:span><text:span text:style-name="T676_2">-</text:span><text:span text:style-name="T676_3">cli</text:span><text:span text:style-name="T676_4"><text:s/></text:span><text:span text:style-name="T676_5">addecoutput</text:span><text:span text:style-name="T676_6"><text:s/></text:span><text:span text:style-name="T676_7">transfertransaction</text:span><text:span text:style-name="T676_8">01<text:s/></text:span><text:span text:style-name="T676_9">ec</text:span><text:span text:style-name="T676_10">-</text:span><text:span text:style-name="T676_11">wallet</text:span><text:span text:style-name="T676_12">-</text:span><text:span text:style-name="T676_13">address</text:span><text:span text:style-name="T676_14">-</text:span><text:span text:style-name="T676_15">name</text:span><text:span text:style-name="T676_16">01<text:s/>199</text:span></text:p>
      <text:p text:style-name="P677"><text:span text:style-name="T677_1">factom</text:span><text:span text:style-name="T677_2">-</text:span><text:span text:style-name="T677_3">cli</text:span><text:span text:style-name="T677_4"><text:s/></text:span><text:span text:style-name="T677_5">sign</text:span><text:span text:style-name="T677_6"><text:s/></text:span><text:span text:style-name="T677_7">transfertransaction</text:span><text:span text:style-name="T677_8">01</text:span></text:p>
      <text:p text:style-name="P678"><text:span text:style-name="T678_1">factom</text:span><text:span text:style-name="T678_2">-</text:span><text:span text:style-name="T678_3">cli</text:span><text:span text:style-name="T678_4"><text:s/></text:span><text:span text:style-name="T678_5">submit</text:span><text:span text:style-name="T678_6"><text:s/></text:span><text:span text:style-name="T678_7">transfertransaction</text:span><text:span text:style-name="T678_8">01</text:span></text:p>
      <text:p text:style-name="P679"><text:span text:style-name="T679_1">factom</text:span><text:span text:style-name="T679_2">-</text:span><text:span text:style-name="T679_3">cli</text:span><text:span text:style-name="T679_4"><text:s/></text:span><text:span text:style-name="T679_5">getaddresses</text:span></text:p>
      <text:p text:style-name="P680"><text:span text:style-name="T680_1">echo</text:span></text:p>
      <text:p text:style-name="P681"/>
      <text:p text:style-name="P682"><text:span text:style-name="T682_1">EOF</text:span><text:span text:style-name="T682_2">1</text:span></text:p>
      <text:p text:style-name="P683"/>
      <text:p text:style-name="P684"><text:span text:style-name="T684_1">echo</text:span><text:span text:style-name="T684_2"><text:s/>3.2.4.1<text:s/></text:span><text:span text:style-name="T684_3">CREATE</text:span><text:span text:style-name="T684_4"><text:s/>10<text:s/></text:span><text:span text:style-name="T684_5">ENTRIES</text:span></text:p>
      <text:p text:style-name="P685"><text:span text:style-name="T685_1">for</text:span><text:span text:style-name="T685_2"><text:s/>((</text:span><text:span text:style-name="T685_3">i</text:span><text:span text:style-name="T685_4">=1;<text:s/></text:span><text:span text:style-name="T685_5">i</text:span><text:span text:style-name="T685_6"><text:s/>&lt;<text:s/>11;<text:s/></text:span><text:span text:style-name="T685_7">i</text:span><text:span text:style-name="T685_8">++));<text:s/></text:span><text:span text:style-name="T685_9">do</text:span></text:p>
      <text:p text:style-name="P686"><text:span text:style-name="T686_1"><text:tab/></text:span><text:span text:style-name="T686_2">echo</text:span><text:span text:style-name="T686_3"><text:s/>$</text:span><text:span text:style-name="T686_4">i</text:span><text:span text:style-name="T686_5"><text:s/>|<text:s/></text:span><text:span text:style-name="T686_6">factom</text:span><text:span text:style-name="T686_7">-</text:span><text:span text:style-name="T686_8">cli</text:span><text:span text:style-name="T686_9"><text:s/></text:span><text:span text:style-name="T686_10">put</text:span><text:span text:style-name="T686_11"><text:s/>-</text:span><text:span text:style-name="T686_12">e</text:span><text:span text:style-name="T686_13"><text:s/>$</text:span><text:span text:style-name="T686_14">i</text:span><text:span text:style-name="T686_15"><text:s/>-</text:span><text:span text:style-name="T686_16">c</text:span><text:span text:style-name="T686_17"><text:s/>$</text:span><text:span text:style-name="T686_18">CHAINIDGOOD</text:span><text:span text:style-name="T686_19"><text:s/></text:span><text:span text:style-name="T686_20">ec</text:span><text:span text:style-name="T686_21">-</text:span><text:span text:style-name="T686_22">wallet</text:span><text:span text:style-name="T686_23">-</text:span><text:span text:style-name="T686_24">address</text:span><text:span text:style-name="T686_25">-</text:span><text:span text:style-name="T686_26">name</text:span><text:span text:style-name="T686_27">01<text:s/>&amp;</text:span></text:p>
      <text:p text:style-name="P687"><text:span text:style-name="T687_1"><text:tab/></text:span><text:span text:style-name="T687_2">sleep</text:span><text:span text:style-name="T687_3"><text:s/>1</text:span></text:p>
      <text:p text:style-name="P688"><text:span text:style-name="T688_1">done</text:span></text:p>
      <text:p text:style-name="P689"><text:span text:style-name="T689_1">echo</text:span></text:p>
      <text:p text:style-name="P690"><text:span text:style-name="T690_1">echo</text:span><text:span text:style-name="T690_2"><text:s/>3.2.4.2<text:s/></text:span><text:span text:style-name="T690_3">TRACE</text:span><text:span text:style-name="T690_4"><text:s/></text:span><text:span text:style-name="T690_5">ENTRY</text:span><text:span text:style-name="T690_6"><text:s/></text:span><text:span text:style-name="T690_7">BLOCK</text:span><text:span text:style-name="T690_8"><text:s/></text:span><text:span text:style-name="T690_9">CHAIN</text:span></text:p>
      <text:p text:style-name="P691"><text:span text:style-name="T691_1">TRACE</text:span><text:span text:style-name="T691_2">-</text:span><text:span text:style-name="T691_3">UPDATED</text:span><text:span text:style-name="T691_4">-</text:span><text:span text:style-name="T691_5">ENTRY</text:span><text:span text:style-name="T691_6">-</text:span><text:span text:style-name="T691_7">BLOCK</text:span><text:span text:style-name="T691_8">-</text:span><text:span text:style-name="T691_9">CHAIN</text:span></text:p>
      <text:p text:style-name="P692"><text:span text:style-name="T692_1">echo</text:span><text:span text:style-name="T692_2"><text:s/>3.2.4.3<text:s/></text:span><text:span text:style-name="T692_3">CHECK</text:span><text:span text:style-name="T692_4"><text:s/></text:span><text:span text:style-name="T692_5">THAT</text:span><text:span text:style-name="T692_6"><text:s/></text:span><text:span text:style-name="T692_7">ENTRY</text:span><text:span text:style-name="T692_8"><text:s/></text:span><text:span text:style-name="T692_9">CREDIT</text:span><text:span text:style-name="T692_10"><text:s/></text:span><text:span text:style-name="T692_11">TIMESTAMPS</text:span><text:span text:style-name="T692_12"><text:s/></text:span><text:span text:style-name="T692_13">ARE</text:span><text:span text:style-name="T692_14"><text:s/></text:span><text:span text:style-name="T692_15">DIFFERENT</text:span><text:span text:style-name="T692_16"><text:s/></text:span><text:span text:style-name="T692_17">FROM</text:span><text:span text:style-name="T692_18"><text:s/></text:span><text:span text:style-name="T692_19">ENTRY</text:span><text:span text:style-name="T692_20"><text:s/></text:span><text:span text:style-name="T692_21">BLOCK</text:span><text:span text:style-name="T692_22"><text:s/></text:span><text:span text:style-name="T692_23">TIMESTAMP</text:span></text:p>
      <text:p text:style-name="P693"/>
      <text:p text:style-name="P694"><text:span text:style-name="T694_1">:<text:s/>&lt;&lt;'</text:span><text:span text:style-name="T694_2">EOF</text:span><text:span text:style-name="T694_3">'</text:span></text:p>
      <text:p text:style-name="P695"/>
      <text:p text:style-name="P696"><text:span text:style-name="T696_1">for</text:span><text:span text:style-name="T696_2"><text:s/>((</text:span><text:span text:style-name="T696_3">i</text:span><text:span text:style-name="T696_4">=1;<text:s/></text:span><text:span text:style-name="T696_5">i</text:span><text:span text:style-name="T696_6"><text:s/>&lt;<text:s/>41;<text:s/></text:span><text:span text:style-name="T696_7">i</text:span><text:span text:style-name="T696_8">++));<text:s/></text:span><text:span text:style-name="T696_9">do</text:span></text:p>
      <text:p text:style-name="P697"><text:span text:style-name="T697_1"><text:tab/></text:span><text:span text:style-name="T697_2">for</text:span><text:span text:style-name="T697_3"><text:s/>((</text:span><text:span text:style-name="T697_4">j</text:span><text:span text:style-name="T697_5">=1;<text:s/></text:span><text:span text:style-name="T697_6">j</text:span><text:span text:style-name="T697_7"><text:s/>&lt;<text:s/>501;<text:s/></text:span><text:span text:style-name="T697_8">j</text:span><text:span text:style-name="T697_9">++));<text:s/></text:span><text:span text:style-name="T697_10">do</text:span></text:p>
      <text:p text:style-name="P698"><text:span text:style-name="T698_1"><text:tab/></text:span><text:span text:style-name="T698_2">echo</text:span><text:span text:style-name="T698_3"><text:s/>$</text:span><text:span text:style-name="T698_4">i</text:span><text:span text:style-name="T698_5"><text:s/>$</text:span><text:span text:style-name="T698_6">j</text:span><text:span text:style-name="T698_7"><text:s/>|<text:s/></text:span><text:span text:style-name="T698_8">factom</text:span><text:span text:style-name="T698_9">-</text:span><text:span text:style-name="T698_10">cli</text:span><text:span text:style-name="T698_11"><text:s/></text:span><text:span text:style-name="T698_12">put</text:span><text:span text:style-name="T698_13"><text:s/>-</text:span><text:span text:style-name="T698_14">c</text:span><text:span text:style-name="T698_15"><text:s/>$</text:span><text:span text:style-name="T698_16">CHAINIDGOOD</text:span><text:span text:style-name="T698_17"><text:s/>-</text:span><text:span text:style-name="T698_18">e</text:span><text:span text:style-name="T698_19"><text:s/>$</text:span><text:span text:style-name="T698_20">i</text:span><text:span text:style-name="T698_21"><text:s/>-</text:span><text:span text:style-name="T698_22">e</text:span><text:span text:style-name="T698_23"><text:s/>$</text:span><text:span text:style-name="T698_24">j</text:span><text:span text:style-name="T698_25"><text:s/></text:span><text:span text:style-name="T698_26">ec</text:span><text:span text:style-name="T698_27">-</text:span><text:span text:style-name="T698_28">wallet</text:span><text:span text:style-name="T698_29">-</text:span><text:span text:style-name="T698_30">address</text:span><text:span text:style-name="T698_31">-</text:span><text:span text:style-name="T698_32">name</text:span><text:span text:style-name="T698_33">02<text:s/>&amp;</text:span></text:p>
      <text:p text:style-name="P699"><text:span text:style-name="T699_1"><text:tab/></text:span><text:span text:style-name="T699_2">done</text:span></text:p>
      <text:p text:style-name="P700"><text:span text:style-name="T700_1">echo</text:span><text:span text:style-name="T700_2"><text:s/>$</text:span><text:span text:style-name="T700_3">i</text:span><text:span text:style-name="T700_4"><text:s/></text:span><text:span text:style-name="T700_5">of</text:span><text:span text:style-name="T700_6"><text:s/>40<text:s/></text:span><text:span text:style-name="T700_7">groups</text:span><text:span text:style-name="T700_8"><text:s/></text:span><text:span text:style-name="T700_9">of</text:span><text:span text:style-name="T700_10"><text:s/>500<text:s/></text:span><text:span text:style-name="T700_11">finished</text:span></text:p>
      <text:p text:style-name="P701"><text:span text:style-name="T701_1">sleep</text:span><text:span text:style-name="T701_2"><text:s/>1</text:span></text:p>
      <text:p text:style-name="P702"><text:span text:style-name="T702_1">done</text:span></text:p>
      <text:p text:style-name="P703"/>
      <text:p text:style-name="P704"><text:span text:style-name="T704_1">EOF</text:span></text:p>
      <text:p text:style-name="P705"/>
      <text:p text:style-name="P706"><text:span text:style-name="T706_1">echo</text:span><text:span text:style-name="T706_2"><text:s/>3.3<text:s/></text:span><text:span text:style-name="T706_3">DIRECTORY</text:span><text:span text:style-name="T706_4"><text:s/></text:span><text:span text:style-name="T706_5">BLOCK</text:span><text:span text:style-name="T706_6"><text:s/></text:span><text:span text:style-name="T706_7">CHAIN</text:span></text:p>
      <text:p text:style-name="P707"><text:span text:style-name="T707_1">echo</text:span></text:p>
      <text:p text:style-name="P708"><text:span text:style-name="T708_1">echo</text:span><text:span text:style-name="T708_2"><text:s/>3.3.1<text:s/></text:span><text:span text:style-name="T708_3">TRACE</text:span><text:span text:style-name="T708_4"><text:s/></text:span><text:span text:style-name="T708_5">DIRECTORY</text:span><text:span text:style-name="T708_6"><text:s/></text:span><text:span text:style-name="T708_7">BLOCK</text:span><text:span text:style-name="T708_8"><text:s/></text:span><text:span text:style-name="T708_9">CHAIN</text:span></text:p>
      <text:p text:style-name="P709"><text:span text:style-name="T709_1">#'</text:span><text:span text:style-name="T709_2">s</text:span><text:span text:style-name="T709_3">/[{}]//</text:span><text:span text:style-name="T709_4">g</text:span><text:span text:style-name="T709_5">'<text:s text:c="2"/>|<text:s/></text:span><text:span text:style-name="T709_6">sed</text:span><text:span text:style-name="T709_7"><text:s/>'</text:span><text:span text:style-name="T709_8">s</text:span><text:span text:style-name="T709_9">/^.//'<text:s text:c="2"/>|<text:s/></text:span><text:span text:style-name="T709_10">sed</text:span><text:span text:style-name="T709_11"><text:s/>'</text:span><text:span text:style-name="T709_12">s</text:span><text:span text:style-name="T709_13">/.$//'</text:span></text:p>
      <text:p text:style-name="P710"><text:span text:style-name="T710_1">HEAD</text:span><text:span text:style-name="T710_2">=$(</text:span><text:span text:style-name="T710_3">factom</text:span><text:span text:style-name="T710_4">-</text:span><text:span text:style-name="T710_5">cli</text:span><text:span text:style-name="T710_6"><text:s/></text:span><text:span text:style-name="T710_7">get</text:span><text:span text:style-name="T710_8"><text:s/></text:span><text:span text:style-name="T710_9">head</text:span><text:span text:style-name="T710_10">)</text:span></text:p>
      <text:p text:style-name="P711"><text:span text:style-name="T711_1">echo</text:span><text:span text:style-name="T711_2"><text:s/>$</text:span><text:span text:style-name="T711_3">HEAD</text:span></text:p>
      <text:p text:style-name="P712"><text:span text:style-name="T712_1">DIRECTORYKEYMERKELROOT</text:span><text:span text:style-name="T712_2">=$</text:span><text:span text:style-name="T712_3">HEAD</text:span></text:p>
      <text:p text:style-name="P713"><text:span text:style-name="T713_1">until</text:span><text:span text:style-name="T713_2"><text:s/>[<text:s/>"$</text:span><text:span text:style-name="T713_3">DIRECTORYKEYMERKELROOT</text:span><text:span text:style-name="T713_4">"<text:s/>=<text:s/>"0000000000000000000000000000000000000000000000000000000000000000"<text:s/>-</text:span><text:span text:style-name="T713_5">o</text:span><text:span text:style-name="T713_6"><text:s/>"$</text:span><text:span text:style-name="T713_7">DIRECTORYKEYMERKELROOT</text:span><text:span text:style-name="T713_8">"<text:s/>=<text:s/>""<text:s/>];<text:s/></text:span><text:span text:style-name="T713_9">do</text:span></text:p>
      <text:p text:style-name="P714"><text:span text:style-name="T714_1"><text:tab/></text:span><text:span text:style-name="T714_2">RESULT</text:span><text:span text:style-name="T714_3">=$(</text:span><text:span text:style-name="T714_4">factom</text:span><text:span text:style-name="T714_5">-</text:span><text:span text:style-name="T714_6">cli</text:span><text:span text:style-name="T714_7"><text:s/></text:span><text:span text:style-name="T714_8">get</text:span><text:span text:style-name="T714_9"><text:s/></text:span><text:span text:style-name="T714_10">dblock</text:span><text:span text:style-name="T714_11"><text:s/>$</text:span><text:span text:style-name="T714_12">DIRECTORYKEYMERKELROOT</text:span><text:span text:style-name="T714_13">)</text:span></text:p>
      <text:p text:style-name="P715"><text:span text:style-name="T715_1">#<text:s text:c="3"/></text:span><text:span text:style-name="T715_2">echo</text:span><text:span text:style-name="T715_3"><text:s/>$</text:span><text:span text:style-name="T715_4">RESULT</text:span></text:p>
      <text:p text:style-name="P716"><text:span text:style-name="T716_1"><text:tab/></text:span><text:span text:style-name="T716_2">DIRECTORYKEYMERKELROOT</text:span><text:span text:style-name="T716_3">=$(</text:span><text:span text:style-name="T716_4">echo</text:span><text:span text:style-name="T716_5"><text:s/>$</text:span><text:span text:style-name="T716_6">RESULT</text:span><text:span text:style-name="T716_7"><text:s/>|<text:s/></text:span><text:span text:style-name="T716_8">awk</text:span><text:span text:style-name="T716_9"><text:s/>'{</text:span><text:span text:style-name="T716_10">printf</text:span><text:span text:style-name="T716_11"><text:s/>$2}')</text:span></text:p>
      <text:p text:style-name="P717"><text:span text:style-name="T717_1"><text:tab/></text:span><text:span text:style-name="T717_2">TIMESTAMP</text:span><text:span text:style-name="T717_3">=$(</text:span><text:span text:style-name="T717_4">echo</text:span><text:span text:style-name="T717_5"><text:s/>$</text:span><text:span text:style-name="T717_6">RESULT</text:span><text:span text:style-name="T717_7"><text:s/>|<text:s/></text:span><text:span text:style-name="T717_8">awk</text:span><text:span text:style-name="T717_9"><text:s/>'{</text:span><text:span text:style-name="T717_10">printf</text:span><text:span text:style-name="T717_11"><text:s/>$4}')<text:s text:c="4"/></text:span></text:p>
      <text:p text:style-name="P718"><text:span text:style-name="T718_1"><text:tab/></text:span><text:span text:style-name="T718_2">SEQNO</text:span><text:span text:style-name="T718_3">=$(</text:span><text:span text:style-name="T718_4">echo</text:span><text:span text:style-name="T718_5"><text:s/>$</text:span><text:span text:style-name="T718_6">RESULT</text:span><text:span text:style-name="T718_7"><text:s/>|<text:s/></text:span><text:span text:style-name="T718_8">awk</text:span><text:span text:style-name="T718_9"><text:s/>'{</text:span><text:span text:style-name="T718_10">printf</text:span><text:span text:style-name="T718_11"><text:s/>$6}')</text:span></text:p>
      <text:p text:style-name="P719"><text:span text:style-name="T719_1"><text:tab/></text:span><text:span text:style-name="T719_2">echo</text:span><text:span text:style-name="T719_3"><text:s/></text:span><text:span text:style-name="T719_4">DIRECTORY</text:span><text:span text:style-name="T719_5"><text:s/></text:span><text:span text:style-name="T719_6">BLOCK</text:span></text:p>
      <text:p text:style-name="P720"><text:span text:style-name="T720_1"><text:tab/></text:span><text:span text:style-name="T720_2">echo</text:span><text:span text:style-name="T720_3"><text:s/>---------------</text:span></text:p>
      <text:p text:style-name="P721"><text:span text:style-name="T721_1"><text:tab/></text:span><text:span text:style-name="T721_2">echo</text:span><text:span text:style-name="T721_3"><text:s/></text:span><text:span text:style-name="T721_4">Previous</text:span><text:span text:style-name="T721_5"><text:s/></text:span><text:span text:style-name="T721_6">Directory</text:span><text:span text:style-name="T721_7"><text:s/></text:span><text:span text:style-name="T721_8">Block</text:span><text:span text:style-name="T721_9"><text:s/></text:span><text:span text:style-name="T721_10">Key</text:span><text:span text:style-name="T721_11"><text:s/></text:span><text:span text:style-name="T721_12">Merkel</text:span><text:span text:style-name="T721_13"><text:s/></text:span><text:span text:style-name="T721_14">Root</text:span><text:span text:style-name="T721_15"><text:s/>-<text:s/></text:span><text:span text:style-name="T721_16">Time</text:span><text:span text:style-name="T721_17"><text:s/></text:span><text:span text:style-name="T721_18">Stamp</text:span><text:span text:style-name="T721_19"><text:s/>-<text:s/></text:span><text:span text:style-name="T721_20">Sequence</text:span><text:span text:style-name="T721_21"><text:s/></text:span><text:span text:style-name="T721_22">Number</text:span></text:p>
      <text:p text:style-name="P722"><text:span text:style-name="T722_1"><text:tab/></text:span><text:span text:style-name="T722_2">echo</text:span><text:span text:style-name="T722_3"><text:s/>$</text:span><text:span text:style-name="T722_4">DIRECTORYKEYMERKELROOT</text:span><text:span text:style-name="T722_5"><text:s/>$</text:span><text:span text:style-name="T722_6">TIMESTAMP</text:span><text:span text:style-name="T722_7"><text:s/>$</text:span><text:span text:style-name="T722_8">SEQNO</text:span></text:p>
      <text:p text:style-name="P723"><text:span text:style-name="T723_1"><text:tab/></text:span><text:span text:style-name="T723_2">echo</text:span></text:p>
      <text:p text:style-name="P724"><text:span text:style-name="T724_1"><text:tab/></text:span><text:span text:style-name="T724_2">EBCHAINIDINDEX</text:span><text:span text:style-name="T724_3">=10</text:span></text:p>
      <text:p text:style-name="P725"><text:span text:style-name="T725_1"><text:tab/></text:span><text:span text:style-name="T725_2">EBCHAINID</text:span><text:span text:style-name="T725_3">=$(</text:span><text:span text:style-name="T725_4">echo</text:span><text:span text:style-name="T725_5"><text:s/>$</text:span><text:span text:style-name="T725_6">RESULT</text:span><text:span text:style-name="T725_7"><text:s/>|<text:s/></text:span><text:span text:style-name="T725_8">awk</text:span><text:span text:style-name="T725_9"><text:s/>'{</text:span><text:span text:style-name="T725_10">printf</text:span><text:span text:style-name="T725_11"><text:s/>$10}')</text:span></text:p>
      <text:p text:style-name="P726"><text:span text:style-name="T726_1"><text:tab/></text:span><text:span text:style-name="T726_2">until</text:span><text:span text:style-name="T726_3"><text:s/>[<text:s/>"$</text:span><text:span text:style-name="T726_4">EBCHAINID</text:span><text:span text:style-name="T726_5">"<text:s/>=<text:s/>""<text:s/>];<text:s/></text:span><text:span text:style-name="T726_6">do</text:span></text:p>
      <text:p text:style-name="P727"><text:span text:style-name="T727_1"><text:s text:c="4"/><text:tab/></text:span><text:span text:style-name="T727_2">EBKEYMERKELROOT</text:span><text:span text:style-name="T727_3">=$(</text:span><text:span text:style-name="T727_4">echo</text:span><text:span text:style-name="T727_5"><text:s/>$</text:span><text:span text:style-name="T727_6">RESULT</text:span><text:span text:style-name="T727_7"><text:s/>|<text:s/></text:span><text:span text:style-name="T727_8">awk</text:span><text:span text:style-name="T727_9"><text:s/>-</text:span><text:span text:style-name="T727_10">v</text:span><text:span text:style-name="T727_11"><text:s/></text:span><text:span text:style-name="T727_12">INDEX</text:span><text:span text:style-name="T727_13">="$(($</text:span><text:span text:style-name="T727_14">EBCHAINIDINDEX</text:span><text:span text:style-name="T727_15"><text:s/>+<text:s/>2))"<text:s/>'{</text:span><text:span text:style-name="T727_16">printf</text:span><text:span text:style-name="T727_17"><text:s/>$</text:span><text:span text:style-name="T727_18">INDEX</text:span><text:span text:style-name="T727_19">}')</text:span></text:p>
      <text:p text:style-name="P728"><text:span text:style-name="T728_1"><text:s text:c="4"/><text:tab/></text:span><text:span text:style-name="T728_2">echo</text:span><text:span text:style-name="T728_3"><text:s/>"<text:tab/>"</text:span><text:span text:style-name="T728_4">ENTRY</text:span><text:span text:style-name="T728_5"><text:s/></text:span><text:span text:style-name="T728_6">BLOCK</text:span></text:p>
      <text:p text:style-name="P729"><text:span text:style-name="T729_1"><text:s text:c="4"/><text:tab/></text:span><text:span text:style-name="T729_2">echo</text:span><text:span text:style-name="T729_3"><text:s/>"<text:tab/>"-----------</text:span></text:p>
      <text:p text:style-name="P730"><text:span text:style-name="T730_1"><text:s text:c="4"/><text:tab/></text:span><text:span text:style-name="T730_2">echo</text:span><text:span text:style-name="T730_3"><text:s/>"<text:tab/>"</text:span><text:span text:style-name="T730_4">Entry</text:span><text:span text:style-name="T730_5"><text:s/></text:span><text:span text:style-name="T730_6">Block</text:span><text:span text:style-name="T730_7"><text:s/></text:span><text:span text:style-name="T730_8">Chain</text:span><text:span text:style-name="T730_9"><text:s/></text:span><text:span text:style-name="T730_10">ID</text:span></text:p>
      <text:p text:style-name="P731"><text:span text:style-name="T731_1"><text:s text:c="4"/><text:tab/></text:span><text:span text:style-name="T731_2">echo</text:span><text:span text:style-name="T731_3"><text:s/>"<text:tab/>"$</text:span><text:span text:style-name="T731_4">EBCHAINID</text:span></text:p>
      <text:p text:style-name="P732"><text:span text:style-name="T732_1"><text:s text:c="4"/><text:tab/></text:span><text:span text:style-name="T732_2">echo</text:span><text:span text:style-name="T732_3"><text:s/>"<text:tab/>"</text:span><text:span text:style-name="T732_4">Entry</text:span><text:span text:style-name="T732_5"><text:s/></text:span><text:span text:style-name="T732_6">Block</text:span><text:span text:style-name="T732_7"><text:s/></text:span><text:span text:style-name="T732_8">Key</text:span><text:span text:style-name="T732_9"><text:s/></text:span><text:span text:style-name="T732_10">Merkel</text:span><text:span text:style-name="T732_11"><text:s/></text:span><text:span text:style-name="T732_12">Root</text:span></text:p>
      <text:p text:style-name="P733"><text:span text:style-name="T733_1"><text:s text:c="4"/><text:tab/></text:span><text:span text:style-name="T733_2">echo</text:span><text:span text:style-name="T733_3"><text:s/>"<text:tab/>"$</text:span><text:span text:style-name="T733_4">EBKEYMERKELROOT</text:span></text:p>
      <text:p text:style-name="P734"><text:span text:style-name="T734_1"><text:s text:c="4"/><text:tab/>((</text:span><text:span text:style-name="T734_2">EBCHAINIDINDEX</text:span><text:span text:style-name="T734_3">+=7))</text:span></text:p>
      <text:p text:style-name="P735"><text:span text:style-name="T735_1"><text:s text:c="4"/><text:tab/></text:span><text:span text:style-name="T735_2">EBCHAINID</text:span><text:span text:style-name="T735_3">=$(</text:span><text:span text:style-name="T735_4">echo</text:span><text:span text:style-name="T735_5"><text:s/>$</text:span><text:span text:style-name="T735_6">RESULT</text:span><text:span text:style-name="T735_7"><text:s/>|<text:s/></text:span><text:span text:style-name="T735_8">awk</text:span><text:span text:style-name="T735_9"><text:s/>-</text:span><text:span text:style-name="T735_10">v</text:span><text:span text:style-name="T735_11"><text:s/></text:span><text:span text:style-name="T735_12">INDEX</text:span><text:span text:style-name="T735_13">="$</text:span><text:span text:style-name="T735_14">EBCHAINIDINDEX</text:span><text:span text:style-name="T735_15">"<text:s/>'{</text:span><text:span text:style-name="T735_16">printf</text:span><text:span text:style-name="T735_17"><text:s/>$</text:span><text:span text:style-name="T735_18">INDEX</text:span><text:span text:style-name="T735_19">}')</text:span></text:p>
      <text:p text:style-name="P736"><text:span text:style-name="T736_1"><text:tab/></text:span><text:span text:style-name="T736_2">echo</text:span></text:p>
      <text:p text:style-name="P737"><text:span text:style-name="T737_1"><text:tab/></text:span><text:span text:style-name="T737_2">done</text:span></text:p>
      <text:p text:style-name="P738"><text:span text:style-name="T738_1">done</text:span></text:p>
      <text:p text:style-name="P739"><text:span text:style-name="T739_1">echo</text:span></text:p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